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_20__28_Web_29_" style:master-page-name="MP0">
      <style:paragraph-properties fo:margin-top="0.212cm" fo:margin-bottom="0cm" style:contextual-spacing="false" fo:text-align="center" style:justify-single-word="false" fo:orphans="0" fo:widows="0" style:page-number="auto" fo:break-before="page"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language-asian="en" style:country-asian="GB" style:font-weight-asian="bold" style:font-name-complex="Vusillus" style:font-size-complex="14pt"/>
    </style:style>
    <style:style style:name="P2" style:family="paragraph" style:parent-style-name="Normal_20__28_Web_29_">
      <style:paragraph-properties fo:margin-top="0.212cm" fo:margin-bottom="0cm" style:contextual-spacing="false" fo:text-align="center" style:justify-single-word="false" fo:orphans="0" fo:widows="0"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language-asian="en" style:country-asian="GB" style:font-weight-asian="bold" style:font-name-complex="Vusillus" style:font-size-complex="14pt"/>
    </style:style>
    <style:style style:name="P3" style:family="paragraph" style:parent-style-name="Normal">
      <style:paragraph-properties fo:margin-top="0.212cm" fo:margin-bottom="0cm" style:contextual-spacing="false" fo:text-align="justify" style:justify-single-word="false" style:writing-mode="rl-tb"/>
    </style:style>
    <style:style style:name="P4" style:family="paragraph" style:parent-style-name="Normal_20__28_Web_29_">
      <style:paragraph-properties fo:margin-top="0.212cm" fo:margin-bottom="0cm" style:contextual-spacing="false" fo:text-align="center" style:justify-single-word="false" fo:orphans="0" fo:widows="0" fo:keep-with-next="always"/>
    </style:style>
    <style:style style:name="T1" style:family="text">
      <style:text-properties fo:color="#ff0000" loext:opacity="100%" style:text-position="super 59%" style:font-name="Vusillus" fo:font-size="16pt" fo:font-weight="bold" fo:background-color="#ffffff" loext:char-shading-value="0" style:font-size-asian="16pt" style:font-weight-asian="bold" style:font-name-complex="Vusillus" style:font-size-complex="16pt" style:font-weight-complex="bold"/>
    </style:style>
    <style:style style:name="T2" style:family="text">
      <style:text-properties fo:color="#4f6228" loext:opacity="100%" style:font-name="Vusillus" fo:font-size="16pt" style:font-size-asian="16pt" style:font-name-complex="Vusillus" style:font-size-complex="16pt"/>
    </style:style>
    <style:style style:name="T3" style:family="text">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language-asian="en" style:country-asian="GB" style:font-weight-asian="bold" style:font-name-complex="Vusillus" style:font-size-complex="14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Exodus 1</text:p>
        <text:p text:style-name="P3"><text:span text:style-name="Default_20_Paragraph_20_Font"><text:span text:style-name="T1">א </text:span></text:span><text:span text:style-name="Default_20_Paragraph_20_Font"><text:span text:style-name="T2">וְאִלֵין שְׁמָהַת בְּנֵי יִשְׂרָאֵל דְעַלוּ לְמִצְרָיִם עִם יַעֲקֹב גְבַר וֶאֱנַשׁ בֵּיתֵהּ עַלוּ׃ </text:span></text:span><text:span text:style-name="Default_20_Paragraph_20_Font"><text:span text:style-name="T1">ב </text:span></text:span><text:span text:style-name="Default_20_Paragraph_20_Font"><text:span text:style-name="T2">רְאוּבֵן שִׁמְעוֹן לֵוִי וִיהוּדָה׃ </text:span></text:span><text:span text:style-name="Default_20_Paragraph_20_Font"><text:span text:style-name="T1">ג </text:span></text:span><text:span text:style-name="Default_20_Paragraph_20_Font"><text:span text:style-name="T2">יִשָׂשׂכָר זְבוּלֻן וּבִנְיָמִין׃ </text:span></text:span><text:span text:style-name="Default_20_Paragraph_20_Font"><text:span text:style-name="T1">ד </text:span></text:span><text:span text:style-name="Default_20_Paragraph_20_Font"><text:span text:style-name="T2">דָן וְנַפְתָּלִי גָד וְאָשֵׁר׃ </text:span></text:span><text:span text:style-name="Default_20_Paragraph_20_Font"><text:span text:style-name="T1">ה </text:span></text:span><text:span text:style-name="Default_20_Paragraph_20_Font"><text:span text:style-name="T2">וַהֲוָה כָּל נַפְשָׁתָא נַפְקֵי יַרְכָּא דְיַעֲקֹב שַׁבְעִין נַפְשָׁן וְיוֹסֵף דַהֲוָה בְּמִצְרָיִם׃ </text:span></text:span><text:span text:style-name="Default_20_Paragraph_20_Font"><text:span text:style-name="T1">ו </text:span></text:span><text:span text:style-name="Default_20_Paragraph_20_Font"><text:span text:style-name="T2">וּמִית יוֹסֵף וְכָל אַחוֹהִי וְכֹל דָרָא הַהוּא׃ </text:span></text:span><text:span text:style-name="Default_20_Paragraph_20_Font"><text:span text:style-name="T1">ז </text:span></text:span><text:span text:style-name="Default_20_Paragraph_20_Font"><text:span text:style-name="T2">וּבְנֵי יִשְׂרָאֵל נְפִישׁוּ וְאִתְיַלָדוּ וּסְגִיאוּ וּתְקִיפוּ לַחֲדָא לַחֲדָא וְאִתְמְלִיאַת אַרְעָא מִנְהוֹן׃ </text:span></text:span><text:span text:style-name="Default_20_Paragraph_20_Font"><text:span text:style-name="T1">ח </text:span></text:span><text:span text:style-name="Default_20_Paragraph_20_Font"><text:span text:style-name="T2">וְקָם מַלְכָּא חַדְתָּא עַל מִצְרָיִם דְלָא מְקַיֵם גְזֵרַת יוֹסֵף׃ </text:span></text:span><text:span text:style-name="Default_20_Paragraph_20_Font"><text:span text:style-name="T1">ט </text:span></text:span><text:span text:style-name="Default_20_Paragraph_20_Font"><text:span text:style-name="T2">וַאֲמַר לְעַמֵהּ הָא עַמָא בְּנֵי יִשְׂרָאֵל סָגָן וְתַקִיפִין מִנָנָא׃ </text:span></text:span><text:span text:style-name="Default_20_Paragraph_20_Font"><text:span text:style-name="T1">י </text:span></text:span><text:span text:style-name="Default_20_Paragraph_20_Font"><text:span text:style-name="T2">הָבוּ נִתְחַכַּם לְהוֹן דִלְמָא יִסְגוּן וִיהֵי אֲרֵי יְעַרְעִנָנָא קְרָב וְיִתּוֹסְפוּן אַף אִנוּן עַל סַנְאָנָא וִיגִיחוּן בָּנָא קְרָב וְיִסְקוּן מִן אַרְעָא׃ </text:span></text:span><text:span text:style-name="Default_20_Paragraph_20_Font"><text:span text:style-name="T1">יא </text:span></text:span><text:span text:style-name="Default_20_Paragraph_20_Font"><text:span text:style-name="T2">וּמַנִיאוּ עֲלֵיהוֹן שִׁלְטוֹנִין מַבְּאִישִׁין בְּדִיל לְעַנוֹאֵהוֹן בְּפָלְחָנְהוֹן וּבְנוֹ קִרְוֵי בֵית אוֹצָרָא לְפַרְעֹה יָת פִּיתוֹם וְיָת רַעַמְסֵס׃ </text:span></text:span><text:span text:style-name="Default_20_Paragraph_20_Font"><text:span text:style-name="T1">יב </text:span></text:span><text:span text:style-name="Default_20_Paragraph_20_Font"><text:span text:style-name="T2">וּכְמָא דִמְעַנַן לְהוֹן כֵּן סָגָן וְכֵן תַּקְפִין וַעֲקַת לְמִצְרָאֵי מִן קֳדָם בְּנֵי יִשְׂרָאֵל׃ </text:span></text:span><text:span text:style-name="Default_20_Paragraph_20_Font"><text:span text:style-name="T1">יג </text:span></text:span><text:span text:style-name="Default_20_Paragraph_20_Font"><text:span text:style-name="T2">וְאַפְלָחוּ מִצְרָאֵי יָת בְּנֵי יִשְׂרָאֵל בְּקַשְׁיוּ׃ </text:span></text:span><text:span text:style-name="Default_20_Paragraph_20_Font"><text:span text:style-name="T1">יד </text:span></text:span><text:span text:style-name="Default_20_Paragraph_20_Font"><text:span text:style-name="T2">וְאַמְרָרוּ יָת חַיֵיהוֹן בְּפָלְחָנָא קָשְׁיָא בְּטִּינָא וּבְלִבְנִין וּבְכָל פָלְחָנָא בְּחַקְלָא יָת כָּל פָּלְחָנְהוֹן דְאַפְלָחוּ בְהוֹן בְּקַשְׁיוּ׃ </text:span></text:span><text:span text:style-name="Default_20_Paragraph_20_Font"><text:span text:style-name="T1">טו </text:span></text:span><text:span text:style-name="Default_20_Paragraph_20_Font"><text:span text:style-name="T2">וַאֲמַר מַלְכָּא דְמִצְרַיִם לְחַיָתָא יְהוּדַיָתָא דְשׁוּם חָדָא שִׁפְרָה וְשּׁוּם תִּנְיֵתָא פּוּעָה׃ </text:span></text:span><text:span text:style-name="Default_20_Paragraph_20_Font"><text:span text:style-name="T1">טז </text:span></text:span><text:span text:style-name="Default_20_Paragraph_20_Font"><text:span text:style-name="T2">וַאֲמַר כַּד תֶּהֶוְיָן מוֹלְדָן יָת יְהוּדַיָתָא וְתֶחְזְיָן עַל מַתְבְּרָא אִם בַּר הוּא תִּקְטְלַן יָתֵהּ וְאִם בְּרַתָּא הִיא ותְקַיְמִנַהּ׃ </text:span></text:span><text:span text:style-name="Default_20_Paragraph_20_Font"><text:span text:style-name="T1">יז </text:span></text:span><text:span text:style-name="Default_20_Paragraph_20_Font"><text:span text:style-name="T2">וּדְחִילָא חַיָתָא מִן קֳדָם יְיָ וְלָא עֲבָדָא כְּמָא דְמַלִיל עִמְהֶן מַלְכָּא דְמִצְרָיִם וְקַיָמָא יָת בְּנַיָא׃ </text:span></text:span><text:span text:style-name="Default_20_Paragraph_20_Font"><text:span text:style-name="T1">יח </text:span></text:span><text:span text:style-name="Default_20_Paragraph_20_Font"><text:span text:style-name="T2">וּקְרָא מַלְכָּא דְמִצְרַיִם לְחַיָתָא וַאֲמַר לְהֶן מָה דֵין עֲבַדְתּוּן יָת פִּתְגָמָא הָדֵין וְקַיֵמְתּוּן יָת בְּנַיָא׃ </text:span></text:span><text:span text:style-name="Default_20_Paragraph_20_Font"><text:span text:style-name="T1">יט </text:span></text:span><text:span text:style-name="Default_20_Paragraph_20_Font"><text:span text:style-name="T2">וַאֲמָרָא חַיָתָא לְפַרְעֹה אֲרֵי לָא כִנְשַׁיָא מִצְרְיָתָא יְהוּדַיָתָא אֲרֵי חֲכִּימָן אִנוּן עַד לָא עַלַת לְוָתְהֶּן חַיָתָא וִילִידָן׃ </text:span></text:span><text:span text:style-name="Default_20_Paragraph_20_Font"><text:span text:style-name="T1">כ </text:span></text:span><text:span text:style-name="Default_20_Paragraph_20_Font"><text:span text:style-name="T2">וְאוֹטֵּיב יְיָ לְחַיָתָא וּסְגִי עַמָא וּתְקִיפוּ לַחֲדָא׃ </text:span></text:span><text:span text:style-name="Default_20_Paragraph_20_Font"><text:span text:style-name="T1">כא </text:span></text:span><text:span text:style-name="Default_20_Paragraph_20_Font"><text:span text:style-name="T2">וַהֲוָה כַּד דְחִילָא חַיָתָא מִן קֳדָם יְיָ וַעֲבַד לְהוֹן בָּתִּין׃ </text:span></text:span><text:span text:style-name="Default_20_Paragraph_20_Font"><text:span text:style-name="T1">כב </text:span></text:span><text:span text:style-name="Default_20_Paragraph_20_Font"><text:span text:style-name="T2">וּפַקִיד פַּרְעֹה לְכָל עַמֵהּ לְמֵימָר כָּל בְּרָא דְיִתְיְלִּיד לִיהוּדָאֵי בְּנַהֲרָא תִּרְמֻנֵהּ וְכָל בְּרַתָּא תְּקַיְמוּן׃ </text:span></text:span></text:p>
      </text:section>
      <text:section text:style-name="Sect1" text:name="Sect2">
        <text:p text:style-name="P2">Exodus 2</text:p>
        <text:p text:style-name="P3"><text:span text:style-name="Default_20_Paragraph_20_Font"><text:span text:style-name="T1">א </text:span></text:span><text:span text:style-name="Default_20_Paragraph_20_Font"><text:span text:style-name="T2">וַאֲזַל גַבְרָא מִדְבֵית לֵוִי וּנְסִיב יָת בַּת לֵוִי׃ </text:span></text:span><text:span text:style-name="Default_20_Paragraph_20_Font"><text:span text:style-name="T1">ב </text:span></text:span><text:span text:style-name="Default_20_Paragraph_20_Font"><text:span text:style-name="T2">וְעַדִיאַת אִתְּתָא וִילִידַת בָּר וַחֲזַת יָתֵהּ אֲרֵי טַּב הוּא וְאַטְמַרְתֵּהּ תְּלָתָא יַרְחִין׃ </text:span></text:span><text:span text:style-name="Default_20_Paragraph_20_Font"><text:span text:style-name="T1">ג </text:span></text:span><text:span text:style-name="Default_20_Paragraph_20_Font"><text:span text:style-name="T2">וְלָא יְכֵילַת עוֹד לְאַטְמָרוּתֵהּ וּנְסֵיבַת לֵהּ תֵּבוּתָא דְגוֹמֶא וְחַפָּתַהּ בְּחֵמָרָא וּבְזִפְתָּא וְשַׁוִיאַת בַּהּ יָת רַבְיָא וְשַׁוִיתַהּ בְּיַעֲרָא עַל כֵּיף נַהֲרָא׃ </text:span></text:span><text:span text:style-name="Default_20_Paragraph_20_Font"><text:span text:style-name="T1">ד </text:span></text:span><text:span text:style-name="Default_20_Paragraph_20_Font"><text:span text:style-name="T2">וְאִתְעַתָּדַת אֲחָתֵהּ מֵרָחִיק לְמִידַע מָה יִתְעֲבֵד לֵהּ׃ </text:span></text:span><text:span text:style-name="Default_20_Paragraph_20_Font"><text:span text:style-name="T1">ה </text:span></text:span><text:span text:style-name="Default_20_Paragraph_20_Font"><text:span text:style-name="T2">וּנְחָתַת בַּת פַּרְעֹה לְמִסְחֵי עַל נַהֲרָא וְעוּלֵימָתָהָא מְהַלְכָן עַל כֵּיף נַהֲרָא וַחֲזַת יָת תֵּבוּתָא בְּגוֹ יַעֲרָא וְאוֹשֵׁטַת יָת אַמְתַהּ וּנְסֵבְתַהּ׃ </text:span></text:span><text:span text:style-name="Default_20_Paragraph_20_Font"><text:span text:style-name="T1">ו </text:span></text:span><text:span text:style-name="Default_20_Paragraph_20_Font"><text:span text:style-name="T2">וּפְתָחַת וַחֲזַת יָת רַבְיָא וְהָא עוּלֵימָא בָּכֵי וְחָסַת עֲלוֹהִי וַאֲמֶרֶת מִבְּנֵי יְהוּדָאֵי הוּא דֵין׃ </text:span></text:span><text:span text:style-name="Default_20_Paragraph_20_Font"><text:span text:style-name="T1">ז </text:span></text:span><text:span text:style-name="Default_20_Paragraph_20_Font"><text:span text:style-name="T2">וַאֲמֶרֶת אֲחָתֵהּ לְבַת פַרְעֹה הַאֵיזִיל וְאִקְרֵי לִיךְ אִתְּתָא מֵינִקְתָּא מִן יְהוּדַיָתָא וְתוֹנִיק לִיךְ יָת רַבְיָא׃ </text:span></text:span><text:span text:style-name="Default_20_Paragraph_20_Font"><text:span text:style-name="T1">ח </text:span></text:span><text:span text:style-name="Default_20_Paragraph_20_Font"><text:span text:style-name="T2">וַאֲמֶרֶת לַהּ בַּת פַּרְעֹה אֵיזִילִי וַאֲזָלַת עוּלֶמְתָּא וּקְרַת יָת אִמֵהּ דְרַבְיָא׃ </text:span></text:span><text:span text:style-name="Default_20_Paragraph_20_Font"><text:span text:style-name="T1">ט </text:span></text:span><text:span text:style-name="Default_20_Paragraph_20_Font"><text:span text:style-name="T2">וַאֲמֶרֶת לַהּ בַּת פַּרְעֹה אוֹבִילִי יָת רַבְיָא הָדֵין וְאוֹנְקִיהִי לִי וַאֲנָא אֶתֵּן יָת אַגְרָךְ וּנְסֵיבַת אִתְּתָא יָת רַבְיָא וְאוֹנִקְתֵּהּ׃ </text:span></text:span><text:span text:style-name="Default_20_Paragraph_20_Font"><text:span text:style-name="T1">י </text:span></text:span><text:span text:style-name="Default_20_Paragraph_20_Font"><text:span text:style-name="T2">וּרְבָא רַבְיָא וְאַיְתִיתֵהּ לְבַת פַּרְעֹה וַהֲוָה לָהּ לְבָר וּקְרַת שְׁמֵהּ משֶׁה וַאֲמֶרֶת אֲרֵי מִן מַיָא שְׁחַלְתֵּהּ׃ </text:span></text:span><text:span text:style-name="Default_20_Paragraph_20_Font"><text:span text:style-name="T1">יא </text:span></text:span><text:span text:style-name="Default_20_Paragraph_20_Font"><text:span text:style-name="T2">וַהֲוָה בְּיוֹמַיָא הָאִנוּן </text:span></text:span><text:soft-page-break/><text:span text:style-name="Default_20_Paragraph_20_Font"><text:span text:style-name="T2">וּרְבָא משֶׁה וּנְפַק לְוָת אַחוֹהִי וַחֲזָא בְּפָלְחַנְהוֹן וַחֲזָא גְבַר מִצְרִי מָחֵי לִגְבַר יְהוּדִי מֵאַחוֹהִי׃ </text:span></text:span><text:span text:style-name="Default_20_Paragraph_20_Font"><text:span text:style-name="T1">יב </text:span></text:span><text:span text:style-name="Default_20_Paragraph_20_Font"><text:span text:style-name="T2">וְאִתְפְּנֵי לְכָא וּלְכָא וַחֲזָא אֲרֵי לֵית גַבְרָא וּמְחָא יָת מִצְרָאָה וְטַמְרֵהּ בְּחָלָא׃ </text:span></text:span><text:span text:style-name="Default_20_Paragraph_20_Font"><text:span text:style-name="T1">יג </text:span></text:span><text:span text:style-name="Default_20_Paragraph_20_Font"><text:span text:style-name="T2">וּנְפַק בְּיוֹמָא תִנְיָנָא וְהָא תְּרֵין גֻבְרִין יְהוּדָאִין נָצָן וַאֲמַר לְחַיָבָא לְמָא אַתְּ מָחֵי לְחַבְרָךְ׃ </text:span></text:span><text:span text:style-name="Default_20_Paragraph_20_Font"><text:span text:style-name="T1">יד </text:span></text:span><text:span text:style-name="Default_20_Paragraph_20_Font"><text:span text:style-name="T2">וַאֲמַר מָן שַׁוְיָךְ לִגְבַר רַב וְדַיָן עֲלָנָא הַלְמִקְטְלִי אַתְּ אָמַר כְּמָא דִקְטַלְתָּ יָת מִצְרָאָה וּדְחִיל משֶׁה וַאֲמַר בְּקוּשְׁטָא אִתְיְדַע פִּתְגָמָא׃ </text:span></text:span><text:span text:style-name="Default_20_Paragraph_20_Font"><text:span text:style-name="T1">טו </text:span></text:span><text:span text:style-name="Default_20_Paragraph_20_Font"><text:span text:style-name="T2">וּשְׁמַע פַּרְעֹה יָת פִּתְגָמָא הָדֵין וּבְעָא לְמִקְטַל יָת משֶׁה וַעֲרַק משֶׁה מִן קֳדָם פַּרְעֹה וִיתֵיב בְּאַרְעָא דְמִדְיָן וִיתֵיב עַל בֵּירָא׃ </text:span></text:span><text:span text:style-name="Default_20_Paragraph_20_Font"><text:span text:style-name="T1">טז </text:span></text:span><text:span text:style-name="Default_20_Paragraph_20_Font"><text:span text:style-name="T2">וּלְרַבָא דְמִדְיָן שְׁבַע בְּנָן וְאָתָאָה וּדְלָאָה וּמְלָאָה יָת רְהָטַיָא לְאַשְׁקָאָה עֲנָא דַאֲבוּהֵן׃ </text:span></text:span><text:span text:style-name="Default_20_Paragraph_20_Font"><text:span text:style-name="T1">יז </text:span></text:span><text:span text:style-name="Default_20_Paragraph_20_Font"><text:span text:style-name="T2">וַאֲתוֹ רָעַיָא וּטְרָדוּנוּן וְקָם משֶׁה וּפְרָקִנוּן וְאַשְׁקֵי יָת עַנְהֵן׃ </text:span></text:span><text:span text:style-name="Default_20_Paragraph_20_Font"><text:span text:style-name="T1">יח </text:span></text:span><text:span text:style-name="Default_20_Paragraph_20_Font"><text:span text:style-name="T2">וַאֲתָאָה לְוַת רְעוּאֵל אֲבוּהֵן וַאֲמַר מָה דֵין אוֹחִיתוּן לְמֵיתֵי יוֹמָא דֵין׃ </text:span></text:span><text:span text:style-name="Default_20_Paragraph_20_Font"><text:span text:style-name="T1">יט </text:span></text:span><text:span text:style-name="Default_20_Paragraph_20_Font"><text:span text:style-name="T2">וַאֲמָרָא גַבְרָא מִצְרָאָה שֵׁזְבָנָא מִיַד רָעַיָא וְאַף מִדְלָא דְלָא לָנָא וְאַשְׁקֵי יָת עָנָא׃ </text:span></text:span><text:span text:style-name="Default_20_Paragraph_20_Font"><text:span text:style-name="T1">כ </text:span></text:span><text:span text:style-name="Default_20_Paragraph_20_Font"><text:span text:style-name="T2">וַאֲמַר לִבְנָתֵיהּ וְאָן הוּא לְמָא דְנַן שְׁבַקְתִּין יָת גַבְרָא קְרַן לֵהּ וְיֵכוּל לַחְמָא׃ </text:span></text:span><text:span text:style-name="Default_20_Paragraph_20_Font"><text:span text:style-name="T1">כא </text:span></text:span><text:span text:style-name="Default_20_Paragraph_20_Font"><text:span text:style-name="T2">וּצְבִי משֶׁה לְמִיתַב עִם גַבְרָא וִיהַב יָת צִפּוֹרָה בְרַתֵּהּ לְמשֶׁה׃ </text:span></text:span><text:span text:style-name="Default_20_Paragraph_20_Font"><text:span text:style-name="T1">כב </text:span></text:span><text:span text:style-name="Default_20_Paragraph_20_Font"><text:span text:style-name="T2">וִילֵדַת בַּר וּקְרָא יָת שְׁמֵהּ גֵרְשֹׁם אֲרֵי אֲמַר דַיָר הֲוֵיתִי בְּאַרַע נוּכְרָאָה׃ </text:span></text:span><text:span text:style-name="Default_20_Paragraph_20_Font"><text:span text:style-name="T1">כג </text:span></text:span><text:span text:style-name="Default_20_Paragraph_20_Font"><text:span text:style-name="T2">וַהֲוָה בְּיוֹמַיָא סַגִיאַיָא הָאִנוּן וּמִית מַלְכָּא דְמִצְרַיִם וְאִתְנָחוּ בְנֵי יִשְׂרָאֵל מִן פָּלְחָנָא דַהֲוָה קְשֵׁי עֲלֵיהוֹן וּזְעִיקוּ וּסְלֵיקָת קְבֶלְתְּהוֹן לָקֳדָם יְיָ מִן פָּלְחָנָא׃ </text:span></text:span><text:span text:style-name="Default_20_Paragraph_20_Font"><text:span text:style-name="T1">כד </text:span></text:span><text:span text:style-name="Default_20_Paragraph_20_Font"><text:span text:style-name="T2">וּשְׁמִיעַ קֳדָם יְיָ יָת קְבֶלְתְּהוֹן וּדְכִיר יְיָ יָת קַיָמֵהּ דְעִם אַבְרָהָם דְעִם יִצְחָק וּדְעִם יַעֲקֹב׃ </text:span></text:span><text:span text:style-name="Default_20_Paragraph_20_Font"><text:span text:style-name="T1">כה </text:span></text:span><text:span text:style-name="Default_20_Paragraph_20_Font"><text:span text:style-name="T2">וּגְלִי קְדָם יְיָ שִׁעְבּוּדָא דִבְנֵי יִשְׂרָאֵל וַאֲמַר בְּמֵימְרֵהּ לְמִפְרַקְהוֹן יְיָ׃ </text:span></text:span></text:p>
      </text:section>
      <text:section text:style-name="Sect1" text:name="Sect3">
        <text:p text:style-name="P2">Exodus 3</text:p>
        <text:p text:style-name="P3"><text:span text:style-name="Default_20_Paragraph_20_Font"><text:span text:style-name="T1">א </text:span></text:span><text:span text:style-name="Default_20_Paragraph_20_Font"><text:span text:style-name="T2">וּמשֶׁה הֲּוָה רָעֵי יָת עָנָא דְיִתְרוֹ חֲמוֹהִי רַבָּא דְמִדְיָן וּדְבַר יָת עָנָא לְבָתַר שְׁפַר רַעֲיָא לְמַדְבְּרָא וְאָתָא לְטוּרָא דְאִתְגְלִי עֲלוֹהִי יְקָרָא דַיְיָ לְחוֹרֵב׃ </text:span></text:span><text:span text:style-name="Default_20_Paragraph_20_Font"><text:span text:style-name="T1">ב </text:span></text:span><text:span text:style-name="Default_20_Paragraph_20_Font"><text:span text:style-name="T2">וְאִתְגְלִי מַלְאָכָא דַיְיָ לֵהּ בְּשַׁלְהוֹבִית אֶשָׁתָא מִגוֹ אַסָנָא וַחֲזָא וְהָא אַסָנָא בָּעֵר בְּאֶשָׁתָא וַאֲסָנָא לֵיתוֹהִי מִתְאָכִיל׃ </text:span></text:span><text:span text:style-name="Default_20_Paragraph_20_Font"><text:span text:style-name="T1">ג </text:span></text:span><text:span text:style-name="Default_20_Paragraph_20_Font"><text:span text:style-name="T2">וַאֲמַר משֶׁה אִתְפְּנֵי כְעַן וְאֶחֱזֵי יָת חָזְוָנָא רַבָּא הָדֵין מָא דֵין לָא מִתּוֹקַד אַסָנָא׃ </text:span></text:span><text:span text:style-name="Default_20_Paragraph_20_Font"><text:span text:style-name="T1">ד </text:span></text:span><text:span text:style-name="Default_20_Paragraph_20_Font"><text:span text:style-name="T2">וַחֲזָא יְיָ אֲרֵי אִתְפְּנֵי לְמֶחֱזֵי וּקְרָא לֵהּ יְיָ מִגוֹ אַסָנָא וַאֲמַר משֶׁה משֶׁה וַאֲמַר הָא אֲנָא׃ </text:span></text:span><text:span text:style-name="Default_20_Paragraph_20_Font"><text:span text:style-name="T1">ה </text:span></text:span><text:span text:style-name="Default_20_Paragraph_20_Font"><text:span text:style-name="T2">וַאֲמַר לָא תִקְרַב הַלְכָא שְׁרִי סֵינָךְ מֵעַל רִגְלָךְ אֲרֵי אַתְרָא דְאַתְּ קָאִים עֲלוֹהִי אֲתַר קַדִישׁ הוּא׃ </text:span></text:span><text:span text:style-name="Default_20_Paragraph_20_Font"><text:span text:style-name="T1">ו </text:span></text:span><text:span text:style-name="Default_20_Paragraph_20_Font"><text:span text:style-name="T2">וַאֲמַר אֲנָא אֱלָהָא דְאָבוּךְ אֱלָהָא דְאַבְרָהָם אֱלָהָא דְיִצְחָק וֵאלָהָא דְיַעֲקֹב וּכְבֵשִׁנּוּן משֶׁה לְאַפּוֹהִי אֲרֵי דָחִיל מִלְאִסְתַּכָּלָא בְּצֵית יְקָרָא דַיְיָ׃ </text:span></text:span><text:span text:style-name="Default_20_Paragraph_20_Font"><text:span text:style-name="T1">ז </text:span></text:span><text:span text:style-name="Default_20_Paragraph_20_Font"><text:span text:style-name="T2">וַאֲמַר יְיָ מִגְלָא גְלִי קֳדָמַי יָת שִׁעְבּוּד עַמִי דִי בְמִצְרָיִם וְיָת קְבֶלְתְּהוֹן שְׁמִיעַ קֳדָמַי מִן קֳדָם מַפְלְחֵיהוֹן אֲרֵי גְלֵי קָדָמַי יָת כֵּיבֵיהוֹן׃ </text:span></text:span><text:span text:style-name="Default_20_Paragraph_20_Font"><text:span text:style-name="T1">ח </text:span></text:span><text:span text:style-name="Default_20_Paragraph_20_Font"><text:span text:style-name="T2">וְאִתְגְלֵיתִי לְשֵׁזָבוּתְהוֹן מִידָא דְמִצְרָאֵי וּלְאַסָקוּתְהוֹן מִן אַרְעָא הַהִיא לְאַרְעָא טָבָא וּפַתְיָא לְאַרְעָא עָבְדָא חֲלָב וּדְבָשׁ לַאֲתַר כְּנַעֲנָאֵי וְחִתָּאֵי וֶאֱמוֹרָאֵי וּפְרִזָאֵי וְחִוָאֵי וִיבוּסָאֵי׃ </text:span></text:span><text:span text:style-name="Default_20_Paragraph_20_Font"><text:span text:style-name="T1">ט </text:span></text:span><text:span text:style-name="Default_20_Paragraph_20_Font"><text:span text:style-name="T2">וּכְעַן הָא קְבֵילַת בְּנֵי יִשְׂרָאֵל עָלַת קֳדָמָי וְאַף גְלֵי קֳדָמַי יָת דוֹחֲקָא דִי מִצְרָאֵי דָחֲקִין לְהוֹן׃ </text:span></text:span><text:span text:style-name="Default_20_Paragraph_20_Font"><text:span text:style-name="T1">י </text:span></text:span><text:span text:style-name="Default_20_Paragraph_20_Font"><text:span text:style-name="T2">וּכְעַן אִיתָא וְאֶשְׁלְחִנָּךְ לְוַת פַּרְעֹה וְאַפֵּיק יָת עַמִי בְנֵי יִשְׂרָאֵל מִמִצְרָיִם׃ </text:span></text:span><text:span text:style-name="Default_20_Paragraph_20_Font"><text:span text:style-name="T1">יא </text:span></text:span><text:span text:style-name="Default_20_Paragraph_20_Font"><text:span text:style-name="T2">וַאֲמַר משֶׁה קֳדָם יְיָ מָן אֲנָא אֲרֵי אֵזִיל לְוָת פַּרְעֹה וַאֲרֵי אַפֵּיק יָת בְּנֵי יִשְׂרָאֵל מִמִצְרָיִם׃ </text:span></text:span><text:span text:style-name="Default_20_Paragraph_20_Font"><text:span text:style-name="T1">יב </text:span></text:span><text:span text:style-name="Default_20_Paragraph_20_Font"><text:span text:style-name="T2">וַאֲמַר אֲרֵי יְהֵי מֵימְרִי בְסַעְדָךְ וְדֵין לָךְ אָתָא אֲרֵי אֲנָא שְׁלַחְתָּךְ בְּאַפָּקוּתָךְ יָת עַמָא מִמִצְרַיִם תִּפְלְחוּן קֳדָם יְיָ עַל טוּרָא הָדֵין׃ </text:span></text:span><text:span text:style-name="Default_20_Paragraph_20_Font"><text:span text:style-name="T1">יג </text:span></text:span><text:span text:style-name="Default_20_Paragraph_20_Font"><text:span text:style-name="T2">וַאֲמַר משֶׁה קֳדָם יְיָ הָא אֲנָא אָתֵי לְוָת בְּנֵי יִשְׂרָאֵל וְאֵימַר לְהוֹן אֱלָהָא דְאַבְהַתְכוֹן שַׁלְחַנִי לְוָתְכוֹן וְיֵימְרוּן לִי מָא שְׁמֵהּ מָא אֵימַר לְהוֹן׃ </text:span></text:span><text:span text:style-name="Default_20_Paragraph_20_Font"><text:span text:style-name="T1">יד </text:span></text:span><text:span text:style-name="Default_20_Paragraph_20_Font"><text:span text:style-name="T2">וַאֲמַר יְיָ לְמשֶׁה אֶהְיֶה אֲשֶׁר אֶהְיֶה וַאֲמַר כִּדְנַן תֵּימַר </text:span></text:span><text:soft-page-break/><text:span text:style-name="Default_20_Paragraph_20_Font"><text:span text:style-name="T2">לִבְנֵי יִשְׂרָאֵל אֶהְיֶה שַׁלְחַנִי לְוָתְכוֹן׃ </text:span></text:span><text:span text:style-name="Default_20_Paragraph_20_Font"><text:span text:style-name="T1">טו </text:span></text:span><text:span text:style-name="Default_20_Paragraph_20_Font"><text:span text:style-name="T2">וַאֲמַר עוֹד יְיָ לְמשֶׁה כִּדְנַן תֵּימַר לִבְנֵי יִשְׂרָאֵל יְיָ אֱלָהָא דְאַבְהַתְכוֹן אֱלָהֵהּ דְאַבְרָהָם אֱלָהֵהּ דְיִצְחָק וֵאלָהֵהּ דְיַעֲקֹב שַׁלְחַנִי לְוָתְכוֹן דֵין שְׁמִי לְעָלַם וְדֵין דָכְרָנִי לְכָל דָר וְדָר׃ </text:span></text:span><text:span text:style-name="Default_20_Paragraph_20_Font"><text:span text:style-name="T1">טז </text:span></text:span><text:span text:style-name="Default_20_Paragraph_20_Font"><text:span text:style-name="T2">אִזֵיל וְתִכְנוֹשׁ יָת סָבֵי יִשְׂרָאֵל וְתֵימַר לְהוֹן יְיָ אֱלָהָא דְאַבְהַתְכוֹן אִתְגְלֵי לִי אֱלָהֵהּ דְאַבְרָהָם יִצְחָק וְיַעֲקֹב לְמֵימָר מִדְכַּר דְכִירְנָא יַתְכוֹן וְיָת דְאִתְעֲבַד לְכוֹן בְּמִצְרַיִם׃ </text:span></text:span><text:span text:style-name="Default_20_Paragraph_20_Font"><text:span text:style-name="T1">יז </text:span></text:span><text:span text:style-name="Default_20_Paragraph_20_Font"><text:span text:style-name="T2">וַאֲמָרִית אַסֵיק יָתְכוֹן מִשִׁעְבּוּד מִצְרָאֵי לַאֲרַע כְּנַעֲנָאֵי וְחִתָּאֵי וֶאֱמוֹרָאֵי וּפְרִזָאֵי וְחִוָאֵי וִיבוּסָאֵי לְאַרְעָא עַבְדָא חֲלָב וּדְבָשׁ׃ </text:span></text:span><text:span text:style-name="Default_20_Paragraph_20_Font"><text:span text:style-name="T1">יח </text:span></text:span><text:span text:style-name="Default_20_Paragraph_20_Font"><text:span text:style-name="T2">וִיקַבְּלוּן לְמֵימְרָךְ וְתֵיתֵי אַתְּ וְסָבֵי יִשְׂרָאֵל לְוָת מַלְכָּא דְמִצְרַיִם וְתֵימְרוּן לֵהּ יְיָ אֱלָהָא דִיהוּדָאֵי אִתְקְרֵי עֲלָנָא וּכְעַן נֵזֵיל כְּעַן מַהֲלַךְ תְּלָתָא יוֹמִין בְּמַדְבְּרָא וּנְדַבַּח קֳדָם יְיָ אֱלָהָנָא׃ </text:span></text:span><text:span text:style-name="Default_20_Paragraph_20_Font"><text:span text:style-name="T1">יט </text:span></text:span><text:span text:style-name="Default_20_Paragraph_20_Font"><text:span text:style-name="T2">וּקְדָמַי גְלֵי אֲרֵי לָא יִשְׁבּוֹק יָתְכוֹן מַלְכָּא דְמִצְרַיִם לְמֵיזָל וְלָא מִן קֳדָם דְחֵילֵהּ תַּקִיף׃ </text:span></text:span><text:span text:style-name="Default_20_Paragraph_20_Font"><text:span text:style-name="T1">כ </text:span></text:span><text:span text:style-name="Default_20_Paragraph_20_Font"><text:span text:style-name="T2">וָאֲשַׁלַח פּוֹן יָת מְחַת גְבֻרְתִּי וְאֶמְחֵי יָת מִצְרָאֵי בְּכֹל פְּרִשְׁוָתִי דִי אַעְבֵּד בֵּינֵיהוֹן וּבָתַר כֵּן יְשַׁלַח יָתְכוֹן׃ </text:span></text:span><text:span text:style-name="Default_20_Paragraph_20_Font"><text:span text:style-name="T1">כא </text:span></text:span><text:span text:style-name="Default_20_Paragraph_20_Font"><text:span text:style-name="T2">וְאֶתֵּן יָת עַמָא הָדֵין לְרַחֲמִין בְּעֵינֵי מִצְרָאֵי וִיהֵי אֲרֵי תְהָכוּן לָא תְהָכוּן רֵיקָנִין׃ </text:span></text:span><text:span text:style-name="Default_20_Paragraph_20_Font"><text:span text:style-name="T1">כב </text:span></text:span><text:span text:style-name="Default_20_Paragraph_20_Font"><text:span text:style-name="T2">וְתִשְׁאַל אִתְּתָא מִשְׁבַבְתַּהּ וּמִקְרִיבַת בֵּיתַהּ מָנִין דִכְסַף וּמָנִין דִדְהַב וּלְבוּשִׁין וּתְשַׁווּן עַל בְּנֵיכוֹן וְעַל בְּנָתֵיכוֹן וּתְרוֹקִנוּן יָת מִצְרָיִם׃ </text:span></text:span></text:p>
      </text:section>
      <text:section text:style-name="Sect1" text:name="Sect4">
        <text:p text:style-name="P2">Exodus 4</text:p>
        <text:p text:style-name="P3"><text:span text:style-name="Default_20_Paragraph_20_Font"><text:span text:style-name="T1">א </text:span></text:span><text:span text:style-name="Default_20_Paragraph_20_Font"><text:span text:style-name="T2">וַאֲתֵיב משֶׁה וַאֲמַר וְהָא לָא יְהֵמְנוּן לִי וְלָא יְקַבְּלוּן מִנִי אֲרֵי יֵימְרוּן לָא אִתְגְלֵי לָךְ יְיָ׃ </text:span></text:span><text:span text:style-name="Default_20_Paragraph_20_Font"><text:span text:style-name="T1">ב </text:span></text:span><text:span text:style-name="Default_20_Paragraph_20_Font"><text:span text:style-name="T2">וַאֲמַר לֵהּ יְיָ מָא דֵין בִּידָךְ וַאֲמַר חוּטְרָא׃ </text:span></text:span><text:span text:style-name="Default_20_Paragraph_20_Font"><text:span text:style-name="T1">ג </text:span></text:span><text:span text:style-name="Default_20_Paragraph_20_Font"><text:span text:style-name="T2">וַאֲמַר רְמִיהִי לְאַרְעָא וּרְמָהִי לְאַרְעָא וַהֲוָה לְחִוֵי וַעֲרַק משֶׁה מִן קֳדָמוֹהִי׃ </text:span></text:span><text:span text:style-name="Default_20_Paragraph_20_Font"><text:span text:style-name="T1">ד </text:span></text:span><text:span text:style-name="Default_20_Paragraph_20_Font"><text:span text:style-name="T2">וַאֲמַר יְיָ לְמשֶׁה אוֹשִׁט יְדָךְ וְאֵחוֹד בְּזַנְבֵהּ וְאוֹשֵׁיט יְדֵהּ וְאַתְקֵף בֵּהּ וַהֲוָה לְחוּטְּרָא בִּידֵהּ׃ </text:span></text:span><text:span text:style-name="Default_20_Paragraph_20_Font"><text:span text:style-name="T1">ה </text:span></text:span><text:span text:style-name="Default_20_Paragraph_20_Font"><text:span text:style-name="T2">בְּדִיל דִיהֵמְנוּן אֲרֵי אִתְגְלִי לָךְ יְיָ אֱלָהָא דְאַבְהַתְהוֹן אֱלָהֵהּ דְאַבְרָהָם אֱלָהֵהּ דְיִצְחָק וֵאֵלָהֵהּ דְיַעֲקֹב׃ </text:span></text:span><text:span text:style-name="Default_20_Paragraph_20_Font"><text:span text:style-name="T1">ו </text:span></text:span><text:span text:style-name="Default_20_Paragraph_20_Font"><text:span text:style-name="T2">וַאֲמַר יְיָ לֵהּ עוֹד אָעֵיל כְּעַן יְדָךְ בְּעִטְּפָךְ וְאָעֵיל יְדֵהּ בְּעִטְפֵהּ וְאַפְקַהּ וְהָא יְדֵהּ חַוְרָא כְתַלְגָא׃ </text:span></text:span><text:span text:style-name="Default_20_Paragraph_20_Font"><text:span text:style-name="T1">ז </text:span></text:span><text:span text:style-name="Default_20_Paragraph_20_Font"><text:span text:style-name="T2">וַאֲמַר אָתֵיב יְדָךְ לְעִטְפָךְ וַאֲתֵיב יְדֵהּ לְעִטְּפֵהּ וְאַפְקַהּ מֵעִטְפֵהּ וְהָא תָבַת הֲוַת כְּבִשְׂרֵהּ׃ </text:span></text:span><text:span text:style-name="Default_20_Paragraph_20_Font"><text:span text:style-name="T1">ח </text:span></text:span><text:span text:style-name="Default_20_Paragraph_20_Font"><text:span text:style-name="T2">וִיהֵי אִם לָא יְהֵמְנוּן לָךְ וְלָא יְקַבְּלוּן לְקַל אָתָא קַדְמָאָה וִיהֵמְנוּן לְקַל אָתָא בַתְרָאָה׃ </text:span></text:span><text:span text:style-name="Default_20_Paragraph_20_Font"><text:span text:style-name="T1">ט </text:span></text:span><text:span text:style-name="Default_20_Paragraph_20_Font"><text:span text:style-name="T2">וִיהֵי אִם לָא יְהֵמְנוּן אַף לִתְרֵין אָתַיָא הָאִלֵּין וְלָא יְקַבְּלוּן מִנָךְ וְתִסַב מִמַיָא דִבְנַהֲרָא וְתֵשׁוֹד לְּיַבֶּשְׁתָּא וִיהוֹן מַיָא דִי תִסַב מִן נַהֲרָא וִיהוֹן לִדְמָא בְּיַבֶּשְׁתָּא׃ </text:span></text:span><text:span text:style-name="Default_20_Paragraph_20_Font"><text:span text:style-name="T1">י </text:span></text:span><text:span text:style-name="Default_20_Paragraph_20_Font"><text:span text:style-name="T2">וַאֲמַר משֶׁה קֳדָם יְיָ בְּבָעוּ יְיָ לָא גְבַר דְמִלוּל אֲנָא אַף מִתְּמַלִי אַף מִדְקָמוֹהִי אַף מֵעִדַן דְמַלֶלְתָּא עִם עַבְדָךְ אֲרֵי יַקִיר מַמְלָל וְעַמִיק לִישָׁן אֲנָא׃ </text:span></text:span><text:span text:style-name="Default_20_Paragraph_20_Font"><text:span text:style-name="T1">יא </text:span></text:span><text:span text:style-name="Default_20_Paragraph_20_Font"><text:span text:style-name="T2">וַאֲמַר יְיָ לֵהּ מָן שַׁוִי פּוּמָא לַאֲנָשָׁא אוֹ מָן שַׁוִי אִלְמָא אוֹ חֵרְשָּׁא אוֹ פִקְחָא אוֹ עַוִירָא הֲלָא אֲנָא יְיָ׃ </text:span></text:span><text:span text:style-name="Default_20_Paragraph_20_Font"><text:span text:style-name="T1">יב </text:span></text:span><text:span text:style-name="Default_20_Paragraph_20_Font"><text:span text:style-name="T2">וּכְעַן אֱזֵיל וּמֵימְרִי יְהֵא עִם פּוּמָךְ וְאַלֵפִנָךְ דִי תְמַלֵל׃ </text:span></text:span><text:span text:style-name="Default_20_Paragraph_20_Font"><text:span text:style-name="T1">יג </text:span></text:span><text:span text:style-name="Default_20_Paragraph_20_Font"><text:span text:style-name="T2">וַאֲמַר בְּבָעוּ יְיָ שְׁלַח כְּעַן בְּיַד מָן דְכָשַׁר דְתִשְׁלַח׃ </text:span></text:span><text:span text:style-name="Default_20_Paragraph_20_Font"><text:span text:style-name="T1">יד </text:span></text:span><text:span text:style-name="Default_20_Paragraph_20_Font"><text:span text:style-name="T2">וּתְקֵיף רוּגְזָא דַיְיָ בְּמשֶׁה וַאֲמַר הֲלָא אַהֲרֹן אָחוּךְ לֵוָאֵי גְלֵי קֳדָמַי אֲרֵי מַלָלָא יְמַלֵל הוּא וְאַף הָא הוּא נָפֵק לְקַדָמוּתָךְ וְיֶחֱזִנָךְ וְיֶחְדֵי בְלִבֵּהּ׃ </text:span></text:span><text:span text:style-name="Default_20_Paragraph_20_Font"><text:span text:style-name="T1">טו </text:span></text:span><text:span text:style-name="Default_20_Paragraph_20_Font"><text:span text:style-name="T2">וּתְמַלֵל עִמֵהּ וּתְשַׁוִי יָת פִּתְגָמַיָא בְּפוּמֵהּ וּמֵימְרִי יְהֵי עִם פּוּמָךְ וְעִם פּוּמֵהּ וְאַלֵיף יָתְכוֹן יָת דִי תַעְבְּדוּן׃ </text:span></text:span><text:span text:style-name="Default_20_Paragraph_20_Font"><text:span text:style-name="T1">טז </text:span></text:span><text:span text:style-name="Default_20_Paragraph_20_Font"><text:span text:style-name="T2">וִימַלֵל הוּא לָךְ לְעַמָא וִיהֵי הוּא יְהֵי לָךְ לִמְתֻרְגְמָן וְאַתְּ תְּהֵי לֵהּ לְרָב׃ </text:span></text:span><text:span text:style-name="Default_20_Paragraph_20_Font"><text:span text:style-name="T1">יז </text:span></text:span><text:span text:style-name="Default_20_Paragraph_20_Font"><text:span text:style-name="T2">וְיָת חֻטְרָא הָדֵין תִּסַב בִּידָךְ דְתַעְבֵּד בֵּהּ יָת אָתַיָא׃ </text:span></text:span><text:span text:style-name="Default_20_Paragraph_20_Font"><text:span text:style-name="T1">יח </text:span></text:span><text:span text:style-name="Default_20_Paragraph_20_Font"><text:span text:style-name="T2">וַאֲזַל משֶׁה וְתָב לְוָת יֶתֶר חֲמוֹהִי וַאֲמַר לֵהּ אֵיזִיל כְּעַן וְאֵיתוּב לְוָת אַחַי דִי בְמִצְרַיִם וְאֶחֱזֵי הַעַד כְּעַן קַיָמִין וַאֲמַר יִתְרוֹ לְמשֶׁה אֱזֵיל לִשְׁלָם׃ </text:span></text:span><text:span text:style-name="Default_20_Paragraph_20_Font"><text:span text:style-name="T1">יט </text:span></text:span><text:span text:style-name="Default_20_Paragraph_20_Font"><text:span text:style-name="T2">וַאֲמַר יְיָ לְמשֶׁה בְּמִדְיָן אֱזֵיל תּוּב לְמִצְרָיִם אֲרֵי מִיתוּ כָּל גֻבְרַיָא דִבְעוֹ לְמִקְטְלָךְ׃ </text:span></text:span><text:soft-page-break/><text:span text:style-name="Default_20_Paragraph_20_Font"><text:span text:style-name="T1">כ </text:span></text:span><text:span text:style-name="Default_20_Paragraph_20_Font"><text:span text:style-name="T2">וּדְבַר משֶׁה יָת אִתְּתֵהּ וְיָת בְּנוֹהִי וְאַרְכְּבִנוּן עַל חֲמָרָא וְתָב לְאַרְעָא דְמִצְרָיִם וּנְסִיב משֶׁה יָת חוּטְרָא דְאִתְעֲבִידוּ בֵּהּ נִסִין מִן קֳדָם יְיָ בִּידֵהּ׃ </text:span></text:span><text:span text:style-name="Default_20_Paragraph_20_Font"><text:span text:style-name="T1">כא </text:span></text:span><text:span text:style-name="Default_20_Paragraph_20_Font"><text:span text:style-name="T2">וַאֲמַר יְיָ לְמשֶׁה בִּמְהָכָךְ לְמִתּוּב לְמִצְרַיִם חֲזֵי כָּל מוֹפְתַיָא דִי שַׁוֵיתִי בִידָךְ וְתַעְבְּדִנוּן קֳדָם פַּרְעֹה וַאֲנָא אַתְקֵיף יָת לִבֵּהּ וְלָא יְשַּׁלַח יָת עַמָא׃ </text:span></text:span><text:span text:style-name="Default_20_Paragraph_20_Font"><text:span text:style-name="T1">כב </text:span></text:span><text:span text:style-name="Default_20_Paragraph_20_Font"><text:span text:style-name="T2">וְתֵימַר לְוָת פַּרְעֹה כִּדְנַן אֲמַר יְיָ בְּרִי בוּכְרִי יִשְׂרָאֵל׃ </text:span></text:span><text:span text:style-name="Default_20_Paragraph_20_Font"><text:span text:style-name="T1">כג </text:span></text:span><text:span text:style-name="Default_20_Paragraph_20_Font"><text:span text:style-name="T2">וַאֲמָרִית לָךְ שַׁלַח יָת בְּרִי וְיִפְלַח קֳדָמַי וְאִם סָרִיב אַתְּ לְשַׁלָחוּתֵהּ הָא אֲנָא קָטִיל יָת בְּרָךְ בּוּכְרָךְ׃ </text:span></text:span><text:span text:style-name="Default_20_Paragraph_20_Font"><text:span text:style-name="T1">כד </text:span></text:span><text:span text:style-name="Default_20_Paragraph_20_Font"><text:span text:style-name="T2">וַהֲוָה בְאָרְחָא בְּבֵית מְבָתָא וַעֲרַע בֵּהּ מַלְאֲכָא דַיְיָ וּבְעָא לְמִקְטְלֵהּ׃ </text:span></text:span><text:span text:style-name="Default_20_Paragraph_20_Font"><text:span text:style-name="T1">כה </text:span></text:span><text:span text:style-name="Default_20_Paragraph_20_Font"><text:span text:style-name="T2">וּנְסֵיבַת צִפּוֹרָה טִנָרָא וּגְזָרַת יָת עָרְלַת בְּרַהּ וּקְרִיבַת לָקֳדָמוֹהִי וַאֲמֶ רֶת אֲרֵי בִדְמָא דִמְהֻלְתָּא הָדֵין אִתְיְהֵב חַתְנָא לָנָא׃ </text:span></text:span><text:span text:style-name="Default_20_Paragraph_20_Font"><text:span text:style-name="T1">כו </text:span></text:span><text:span text:style-name="Default_20_Paragraph_20_Font"><text:span text:style-name="T2">וְנָח מִנֵהּ בְּכֵן אֲמֶרֶת אִלוּלֵי דְמָא דִמְהֻלְתָּא הָדֵין אִתְחַיַב חַתְנָא קְטוֹל׃ </text:span></text:span><text:span text:style-name="Default_20_Paragraph_20_Font"><text:span text:style-name="T1">כז </text:span></text:span><text:span text:style-name="Default_20_Paragraph_20_Font"><text:span text:style-name="T2">וַאֲמַר יְיָ לְאַהֲרֹן אֱזֵיל לְקַדָמוּת משֶׁה לְמַדְבְּרָא וַאֲזַל וְעַרְעֵהּ בְּטוּרָא דְאִתְגְלֵי עֲלוֹהִי יְקָרָא דַיְיָ וּנְשַׁק לֵהּ׃ </text:span></text:span><text:span text:style-name="Default_20_Paragraph_20_Font"><text:span text:style-name="T1">כח </text:span></text:span><text:span text:style-name="Default_20_Paragraph_20_Font"><text:span text:style-name="T2">וְחַוִי משֶׁה לְאַהֲרֹן יָת כָּל פִּתְגָמַיָא דַיְיָ דִי שַׁלְחֵהּ וְיָת כָּל אָתַיָא דִי פַקְדֵהּ׃ </text:span></text:span><text:span text:style-name="Default_20_Paragraph_20_Font"><text:span text:style-name="T1">כט </text:span></text:span><text:span text:style-name="Default_20_Paragraph_20_Font"><text:span text:style-name="T2">וַאֲזַל משֶׁה וְאַהֲרֹן וּכְנָשׁוּ יָת כָּל סָבֵי בְּנֵי יִשְׂרָאֵל׃ </text:span></text:span><text:span text:style-name="Default_20_Paragraph_20_Font"><text:span text:style-name="T1">ל </text:span></text:span><text:span text:style-name="Default_20_Paragraph_20_Font"><text:span text:style-name="T2">וּמַלִיל אַהֲרֹן יָת כָּל פִּתְגָמַיָא דִי מַלִיל יְיָ עִם משֶׁה וַעֲבַד אָתַיָא לְעֵינֵי עַמָא׃ </text:span></text:span><text:span text:style-name="Default_20_Paragraph_20_Font"><text:span text:style-name="T1">לא </text:span></text:span><text:span text:style-name="Default_20_Paragraph_20_Font"><text:span text:style-name="T2">וְהֵימִן עַמָא וּשְׁמָעוּ אֲרֵי דְכִיר יְיָ יָת בְּנֵי יִשְׂרָאֵל וַאֲרֵי גְלֵי קֳדָמוֹהִי יָת שִׁעְבּוּדְהוֹן וּכְרָעוּ וּסְגִידוּ׃ </text:span></text:span></text:p>
      </text:section>
      <text:section text:style-name="Sect1" text:name="Sect5">
        <text:p text:style-name="P2">Exodus 5</text:p>
        <text:p text:style-name="P3"><text:span text:style-name="Default_20_Paragraph_20_Font"><text:span text:style-name="T1">א </text:span></text:span><text:span text:style-name="Default_20_Paragraph_20_Font"><text:span text:style-name="T2">וּבָתַר כֵּן עַלוּ משֶׁה וְאַהֲרֹן וַאֲמָרוּ לְפַרְעֹה כִּדְנַן אֲמַר יְיָ אֱלָהָא דְיִשְׂרָאֵל שַׁלַח יָת עַמִי וִיחַגוּן קֳדָמַי בְּמַדְבְּרָא׃ </text:span></text:span><text:span text:style-name="Default_20_Paragraph_20_Font"><text:span text:style-name="T1">ב </text:span></text:span><text:span text:style-name="Default_20_Paragraph_20_Font"><text:span text:style-name="T2">וַאֲמַר פַּרְעֹה שְׁמָא דַיְיָ לָא אִתְגְלִי לִי דִי אֲקַבֵּל לְמֵמְרֵהּ לְשַׁלָחָא יָת יִשְׂרָאֵל לָא אִתְגְלִי לִי שְׁמָא דַיְיָ וְאַף יָת יִשְׂרָאֵל לָא אֲשַׁלַח׃ </text:span></text:span><text:span text:style-name="Default_20_Paragraph_20_Font"><text:span text:style-name="T1">ג </text:span></text:span><text:span text:style-name="Default_20_Paragraph_20_Font"><text:span text:style-name="T2">וַאֲמָרוּ אֱלָהָא דִיהוּדָאֵי אִתְגְלִי עֲלָנָא נֵיזֵיל כְּעַן מַהֲלַךְ תְּלָתָא יוֹמִין בְּמַדְבְּרָא וּנְדַבַּח קֳדָם יְיָ אֱלָהָנָא דִלְמָא יְעַרְעִנָנָא בְּמוֹתָא אוֹ בִקְטוֹל׃ </text:span></text:span><text:span text:style-name="Default_20_Paragraph_20_Font"><text:span text:style-name="T1">ד </text:span></text:span><text:span text:style-name="Default_20_Paragraph_20_Font"><text:span text:style-name="T2">וַאֲמַר לְהוֹן מַלְכָּא דְמִצְרַיִם לְמָא משֶׁה וְאַהֲרֹן תְּבַטְלוּן יָת עַמָא מֵעוֹבָדֵהוֹן אֱזִילוּ לְפָלְחָנְכוֹן׃ </text:span></text:span><text:span text:style-name="Default_20_Paragraph_20_Font"><text:span text:style-name="T1">ה </text:span></text:span><text:span text:style-name="Default_20_Paragraph_20_Font"><text:span text:style-name="T2">וַאֲמַר פַּרְעֹה הָא סַגִיאִין כְּעַן עַמָא דְאַרְעָא וּתְבַטְלוּן יָתְהוֹן מִפָּלְחָנְהוֹן׃ </text:span></text:span><text:span text:style-name="Default_20_Paragraph_20_Font"><text:span text:style-name="T1">ו </text:span></text:span><text:span text:style-name="Default_20_Paragraph_20_Font"><text:span text:style-name="T2">וּפַקִיד פַּרְעֹה בְּיוֹמָא הַהוּא יָת שִׁלְטוֹנִין דְעַמָא וְיָת סָרְכוֹהִי לְמֵימָר׃ </text:span></text:span><text:span text:style-name="Default_20_Paragraph_20_Font"><text:span text:style-name="T1">ז </text:span></text:span><text:span text:style-name="Default_20_Paragraph_20_Font"><text:span text:style-name="T2">לָא תוֹסְפוּן לְמִיתַּן תִּבְנָא לְעַמָא לְמִרְמֵי לִבְנִין כְּמִתְּמַלֵי וּמִדְקָמוֹהִי אִנוּן יְהָכוּן וִיגַבְּבוּן לְהוֹן תִּבְנָא׃ </text:span></text:span><text:span text:style-name="Default_20_Paragraph_20_Font"><text:span text:style-name="T1">ח </text:span></text:span><text:span text:style-name="Default_20_Paragraph_20_Font"><text:span text:style-name="T2">וְיָת סְכוֹם לְבֵנַיָא דִי אִנוּן עָבְדִין מִתְּמַלֵי וּמִדְקָמוֹהִי תְּמַנוּן עֲלֵיהוֹן לָא תִמְנְעוּן מִנֵהּ אֲרֵי בַטְלָנִין אִנוּן עַל כֵּן אִנוּן צָוְחִין לְמֵימַר נֵיזֵיל נְדַבַּח קֳדָם אֱלָהָנָא׃ </text:span></text:span><text:span text:style-name="Default_20_Paragraph_20_Font"><text:span text:style-name="T1">ט </text:span></text:span><text:span text:style-name="Default_20_Paragraph_20_Font"><text:span text:style-name="T2">תִּתָּקַף פָּלְחָנָא עַל גֻבְרַיָא וְיִתְעַסְקוּן בַּהּ וְלָא יִתְעַסְקוּן בְּפִתְגָמִ ין בְּטֵלִין׃ </text:span></text:span><text:span text:style-name="Default_20_Paragraph_20_Font"><text:span text:style-name="T1">י </text:span></text:span><text:span text:style-name="Default_20_Paragraph_20_Font"><text:span text:style-name="T2">וּנְפָקוּ שִׁלְטוֹנֵי עַמָא וְסָרְכוֹהִי וַאֲמָרוּ לְעַמָא לְמֵימָר כִּדְנַן אֲמַר פַּרְעֹה לֵית אֲנָא יָהֵב לְכוֹן תִּבְנָא׃ </text:span></text:span><text:span text:style-name="Default_20_Paragraph_20_Font"><text:span text:style-name="T1">יא </text:span></text:span><text:span text:style-name="Default_20_Paragraph_20_Font"><text:span text:style-name="T2">אַתּוּן אֱזִילוּ סִיבוּ לְכוֹן תִּבְנָא מֵאֲתַר דְתַשְׁכְּחוּן אֲרֵי לָא יִתִּמְנַע מִפָּלְחָנְכוֹן מִדָעַם׃ </text:span></text:span><text:span text:style-name="Default_20_Paragraph_20_Font"><text:span text:style-name="T1">יב </text:span></text:span><text:span text:style-name="Default_20_Paragraph_20_Font"><text:span text:style-name="T2">וְאִתְבַּדַר עַמָא בְּכָל אַרְעָא דְמִצְרָיִם לְגַבָּבָא גִילֵי לְתִבְנָא׃ </text:span></text:span><text:span text:style-name="Default_20_Paragraph_20_Font"><text:span text:style-name="T1">יג </text:span></text:span><text:span text:style-name="Default_20_Paragraph_20_Font"><text:span text:style-name="T2">וְשִׁלְטוֹנַיָא דָחֲקִין לְמֵימָר אַשְׁלִימוּ עוֹבָדֵיכוֹן פִּתְגַם יוֹם בְּיוֹמֵהּ כְּמָא דַהֲוֵיתוּן עָבְדִין כַּד אִתְיְהֵב לְכוֹן תִּבְנָא׃ </text:span></text:span><text:span text:style-name="Default_20_Paragraph_20_Font"><text:span text:style-name="T1">יד </text:span></text:span><text:span text:style-name="Default_20_Paragraph_20_Font"><text:span text:style-name="T2">וּלְקוֹ סָרְכֵי בְּנֵי יִשְׂרָאֵל דִי מַנִיאוּ עֲלֵיהוֹן שִׁלְטוֹנֵי פַרְעֹה לְמֵימָר מָא דֵין לָא אַשְׁלֶמְתּוּן גְזֵרָתְכוֹן לְמִרְמֵי (לִבְנִין) כְּמֵאִתְמַלֵי וּמִדְקָמוֹהִי אַף תְּמַלֵי אַף יוֹמָא דֵין׃ </text:span></text:span><text:span text:style-name="Default_20_Paragraph_20_Font"><text:span text:style-name="T1">טו </text:span></text:span><text:span text:style-name="Default_20_Paragraph_20_Font"><text:span text:style-name="T2">וַאֲתוֹ סָרְכֵי בְּנֵי יִשְׂרָאֵל וּצְוָחוּ (קֳדָם) לְפַרְעֹה לְמֵימָר לְמָא תַעְבֵּד כְּדֵין לְעַבְדָיךְ׃ </text:span></text:span><text:span text:style-name="Default_20_Paragraph_20_Font"><text:span text:style-name="T1">טז </text:span></text:span><text:span text:style-name="Default_20_Paragraph_20_Font"><text:span text:style-name="T2">תִּבְנָא לָא מִתְיְהֵב לְעַבְדָיךְ וּלְבֵנַיָא אָמְרִין לָנָא עִבִידוּ וְהָא עַבְדָיךְ לָקָן וְחָטָן עֲלֵיהוֹן עַמָךְ׃ </text:span></text:span><text:span text:style-name="Default_20_Paragraph_20_Font"><text:span text:style-name="T1">יז </text:span></text:span><text:span text:style-name="Default_20_Paragraph_20_Font"><text:span text:style-name="T2">וַאֲמַר בַּטְלָנִין אַתּוּן בַּטְלָנִין עַל כֵּן אַתּוּן אָמְרִין נֵזֵיל נְדַבַּח קֳדָם יְיָ׃ </text:span></text:span><text:span text:style-name="Default_20_Paragraph_20_Font"><text:span text:style-name="T1">יח </text:span></text:span><text:span text:style-name="Default_20_Paragraph_20_Font"><text:span text:style-name="T2">וּכְעַן אֱזִילוּ פְלָחוּ וְתִבְנָא לָא יִתְיְהֵב לְכוֹן וּסְכוֹם לְבֵינַיָא תִּתְּנוּן׃ </text:span></text:span><text:span text:style-name="Default_20_Paragraph_20_Font"><text:span text:style-name="T1">יט </text:span></text:span><text:span text:style-name="Default_20_Paragraph_20_Font"><text:span text:style-name="T2">וַחֲזוֹ </text:span></text:span><text:soft-page-break/><text:span text:style-name="Default_20_Paragraph_20_Font"><text:span text:style-name="T2">סָרְכֵי בְנֵי יִשְׂרָאֵל יָתְהוֹן בְּבִישׁ לְמֵימָר לָא תִמְנְעוּן מִלִבְנֵיכוֹן פִּתְגַם יוֹם בְּיוֹמֵהּ׃ </text:span></text:span><text:span text:style-name="Default_20_Paragraph_20_Font"><text:span text:style-name="T1">כ </text:span></text:span><text:span text:style-name="Default_20_Paragraph_20_Font"><text:span text:style-name="T2">וַעֲרָעוּ יָת משֶׁה וְיָת אַהֲּרֹן קָיְמִין לְקַדָמוּתְהוֹן בְּמִפַּקְהוֹן מִקֳדָם פַּרְעֹה׃ </text:span></text:span><text:span text:style-name="Default_20_Paragraph_20_Font"><text:span text:style-name="T1">כא </text:span></text:span><text:span text:style-name="Default_20_Paragraph_20_Font"><text:span text:style-name="T2">וַאֲמָרוּ לְהוֹן יִתְגְלֵי יְיָ עֲלֵיכוֹן וְיִתְפְּרַע דִי אַבְאֶשְׁתּוּן יָת רֵיחָנָא בְּעֵינֵי פַרְעֹה וּבְעֵינֵי עַבְדוֹהִי לְמִתַּן חַרְבָּא בִּידֵיהוֹן לְקַטָלוּתָנָא׃ </text:span></text:span><text:span text:style-name="Default_20_Paragraph_20_Font"><text:span text:style-name="T1">כב </text:span></text:span><text:span text:style-name="Default_20_Paragraph_20_Font"><text:span text:style-name="T2">וְתָב משֶׁה קֳדָם יְיָ וַאֲמַר יְיָ לְמָא אַבְאֵשְׁתָּא לְעַמָא הָדֵין וּלְמָא דְנַן שְׁלַחְתָּנִי׃ </text:span></text:span><text:span text:style-name="Default_20_Paragraph_20_Font"><text:span text:style-name="T1">כג </text:span></text:span><text:span text:style-name="Default_20_Paragraph_20_Font"><text:span text:style-name="T2">וּמֵעִדַן עַלִית לְוָת פַּרְעֹה לְמַלָלָא בִשְׁמָךְ אַבְאֵשׁ לְעַמָּא הָדֵין וְשֵׁזָבָא לָא שֵׁזַבְתָּא יָת עַמָךְ׃ </text:span></text:span></text:p>
      </text:section>
      <text:section text:style-name="Sect1" text:name="Sect6">
        <text:p text:style-name="P2">Exodus 6</text:p>
        <text:p text:style-name="P3"><text:span text:style-name="Default_20_Paragraph_20_Font"><text:span text:style-name="T1">א </text:span></text:span><text:span text:style-name="Default_20_Paragraph_20_Font"><text:span text:style-name="T2">וַאֲמַר יְיָ לְמשֶׁה כְּעַן תֶּחֱזֵי דְאֶעְבֵּד לְפַרְעֹה אֲרֵי בִידָא תַקִיפָא יְשַׁלְחִנוּן וּבִידָא תַקִיפָא יְתָרֵכִנוּן מֵאַרְעֵהּ׃ ססס׃ </text:span></text:span><text:span text:style-name="Default_20_Paragraph_20_Font"><text:span text:style-name="T1">ב </text:span></text:span><text:span text:style-name="Default_20_Paragraph_20_Font"><text:span text:style-name="T2">וּמַלִיל יְיָ עִם משֶׁה וַאֲמַר לֵהּ אֲנָא יְיָ׃ </text:span></text:span><text:span text:style-name="Default_20_Paragraph_20_Font"><text:span text:style-name="T1">ג </text:span></text:span><text:span text:style-name="Default_20_Paragraph_20_Font"><text:span text:style-name="T2">וְאִתְגְלֵיתִי לְאַבְרָהָם לְיִצְחָק וּלְיַעֲקֹב בְּאֵל שַׁדָי וּשְׁמִי יְיָ לָא הוֹדָעִית לְהוֹן׃ </text:span></text:span><text:span text:style-name="Default_20_Paragraph_20_Font"><text:span text:style-name="T1">ד </text:span></text:span><text:span text:style-name="Default_20_Paragraph_20_Font"><text:span text:style-name="T2">וְאַף אֲקֵימִית יָת קְיָמִי עִמְהוֹן לְמִתַּן לְהוֹן יָת אַרְעָא דִכְנָעַן יָת אַרְעָא תּוֹתָבוּתְהוֹן דְאִתּוֹתָבוּ בָהּ׃ </text:span></text:span><text:span text:style-name="Default_20_Paragraph_20_Font"><text:span text:style-name="T1">ה </text:span></text:span><text:span text:style-name="Default_20_Paragraph_20_Font"><text:span text:style-name="T2">וְאַף קֳדָמַי שְׁמִיעַ יָת קְבֵילַת בְּנֵי יִשְׂרָאֵל דִי מִצְרָאֵי מַפְלְחִין בְּהוֹן וְדָכִירְנָא יָת קְיָמִי׃ </text:span></text:span><text:span text:style-name="Default_20_Paragraph_20_Font"><text:span text:style-name="T1">ו </text:span></text:span><text:span text:style-name="Default_20_Paragraph_20_Font"><text:span text:style-name="T2">בְּכֵן אֱמַר לִבְנֵי יִשְׂרָאֵל אֲנָא יְיָ וְאַפֵּיק יָתְכוֹן מִגוֹ דְחוֹק פָּלְחַן מִצְרָאֵי וֶאֱשֵׁיזֵב יָתְכוֹן מִפָּלְחָנְהוֹן וְאֶפְרוֹק יָתְכוֹן בִּדְרָעָה מְרָמָא וּבְדִינִין רַבְרְבִין׃ </text:span></text:span><text:span text:style-name="Default_20_Paragraph_20_Font"><text:span text:style-name="T1">ז </text:span></text:span><text:span text:style-name="Default_20_Paragraph_20_Font"><text:span text:style-name="T2">וֶאֱקָרֵיב יָתְכוֹן קדָמַי לְעַמָא וְאֶהֱוֵי לְכוֹן לֶאֱלָהּ וְתִדְעוּן אֲרֵי אֲנָא יְיָ אֱלָהָכוֹן דְאַפֵּיק יָתְכוֹן מִגוֹ דְחוֹק פָּלְחַן מִצְרָיִם׃ </text:span></text:span><text:span text:style-name="Default_20_Paragraph_20_Font"><text:span text:style-name="T1">ח </text:span></text:span><text:span text:style-name="Default_20_Paragraph_20_Font"><text:span text:style-name="T2">וְאָעֵיל יָתְכוֹן לְאַרְעָא דִי קַיֵמִית בְּמֵימְרִי לְמִתַּן יָתַהּ לְאַבְרָהָם לְיִצְחָק וּלְיַעֲקֹב וְאֶתֵּן יָתַהּ לְכוֹן יְרֻתָּא אֲנָא יְיָ׃ </text:span></text:span><text:span text:style-name="Default_20_Paragraph_20_Font"><text:span text:style-name="T1">ט </text:span></text:span><text:span text:style-name="Default_20_Paragraph_20_Font"><text:span text:style-name="T2">וּמַלֵיל משֶׁה כֵּן לִבְנֵי יִשְׂרָאֵל וְלָא קַבִּילוּ מִן משֶׁה מִמַעְיַק רוּחָא וּמִפָּלְחָנָא דַהֲוָה קָשְׁיָא עֲלֵיהוֹן׃ </text:span></text:span><text:span text:style-name="Default_20_Paragraph_20_Font"><text:span text:style-name="T1">י </text:span></text:span><text:span text:style-name="Default_20_Paragraph_20_Font"><text:span text:style-name="T2">וּמַלִיל יְיָ עִם משֶׁה לְמֵימָר׃ </text:span></text:span><text:span text:style-name="Default_20_Paragraph_20_Font"><text:span text:style-name="T1">יא </text:span></text:span><text:span text:style-name="Default_20_Paragraph_20_Font"><text:span text:style-name="T2">עוּל מַלֵיל לְוָת פַּרְעֹה מַלְכָּא דְמִצְרָיִם וִישַׁלַח יָת בְּנֵי יִשְׂרָאֵל מֵאַרְעֵהּ׃ </text:span></text:span><text:span text:style-name="Default_20_Paragraph_20_Font"><text:span text:style-name="T1">יב </text:span></text:span><text:span text:style-name="Default_20_Paragraph_20_Font"><text:span text:style-name="T2">וּמַלִיל משֶׁה קֳדָם יְיָ לְמֵימָר הָא בְנֵי יִשְׂרָאֵל לָא קַבִּילוּ מִנִי וְאֵכְדֵין יְקַבֵּל מִנִי פַרְעֹה וַאֲנָא יַקִיר מַמְלָל׃ </text:span></text:span><text:span text:style-name="Default_20_Paragraph_20_Font"><text:span text:style-name="T1">יג </text:span></text:span><text:span text:style-name="Default_20_Paragraph_20_Font"><text:span text:style-name="T2">וּמַלִיל יְיָ עִם משֶׁה וְעִם אַהֲרֹן וּפַקֵדִנוּן לְוָת בְּנֵי יִשְׂרָאֵל וּלְוָת פַּרְעֹה מַלְכָּא דְמִצְרָיִם לְאַפָּקָא יָת בְּנֵי יִשְׂרָאֵל מֵאַרְעָא דְמִצְרָיִם׃ </text:span></text:span><text:span text:style-name="Default_20_Paragraph_20_Font"><text:span text:style-name="T1">יד </text:span></text:span><text:span text:style-name="Default_20_Paragraph_20_Font"><text:span text:style-name="T2">אִלֵין רֵישֵׁי בֵית אֲבָהָתְהוֹן בְּנֵי רְאוּבֵן בּוּכְרָא דְיִשְׂרָאֵל חֲנוֹךְ וּפַלוּא חֶצְרוֹן וְכַרְמִי אִלֵין זַרְעֲיַת רְאוּבֵן׃ </text:span></text:span><text:span text:style-name="Default_20_Paragraph_20_Font"><text:span text:style-name="T1">טו </text:span></text:span><text:span text:style-name="Default_20_Paragraph_20_Font"><text:span text:style-name="T2">וּבְנֵי שִׁמְעוֹן יְמוּאֵל וְיָמִין וְאֹהַד וְיָכִין וְצֹחַר וְשָׁאוּל בַּר כְּנַעֲנֵיתָא אִלֵין זַרְעֲיַת שִׁמְעוֹן׃ </text:span></text:span><text:span text:style-name="Default_20_Paragraph_20_Font"><text:span text:style-name="T1">טז </text:span></text:span><text:span text:style-name="Default_20_Paragraph_20_Font"><text:span text:style-name="T2">וְאִלֵין שְׁמָהַת בְּנֵי לֵוִי לְתוּלְדָתְהוֹן גֵרְשׁוֹן וּקְהָת וּמְרָרִי וּשְׁנֵי חַיֵי לֵוִי מְאָה וּתְלָתִין וּשְׁבַע שְׁנִין׃ </text:span></text:span><text:span text:style-name="Default_20_Paragraph_20_Font"><text:span text:style-name="T1">יז </text:span></text:span><text:span text:style-name="Default_20_Paragraph_20_Font"><text:span text:style-name="T2">בְּנֵי גֵרְשׁוֹן לִבְנִי וְשִׁמְעִי לְזַרְעֲיָתְהוֹן׃ </text:span></text:span><text:span text:style-name="Default_20_Paragraph_20_Font"><text:span text:style-name="T1">יח </text:span></text:span><text:span text:style-name="Default_20_Paragraph_20_Font"><text:span text:style-name="T2">וּבְנֵי קְהָת עַמְרָם וְיִצְהָר וְחֶבְרוֹן וְעֻזִיאֵל וּשְׁנֵי חַיֵי קְהָת מְאָה וּתְלָתִין וּתְלַת שְׁנִין׃ </text:span></text:span><text:span text:style-name="Default_20_Paragraph_20_Font"><text:span text:style-name="T1">יט </text:span></text:span><text:span text:style-name="Default_20_Paragraph_20_Font"><text:span text:style-name="T2">וּבְנֵי מְרָרִי מַחְלִי וּמוּשִׁי אִלֵין זַרְעֲיַת לֵוִי לְתוּלְדָתְהוֹן׃ </text:span></text:span><text:span text:style-name="Default_20_Paragraph_20_Font"><text:span text:style-name="T1">כ </text:span></text:span><text:span text:style-name="Default_20_Paragraph_20_Font"><text:span text:style-name="T2">וּנְסִיב עַמְרָם יָת יוֹכֶבֶד אֲחַת אֲבוּהִי לֵהּ לְאִנְתּוּ וִילִידַת לֵהּ יָת אַהֲרֹן וְיָת משֶׁה וּשְׁנֵי חַיֵי עַמְרָם מְאָה וּתְלָתִין וּשְׁבַע שְׁנִין׃ </text:span></text:span><text:span text:style-name="Default_20_Paragraph_20_Font"><text:span text:style-name="T1">כא </text:span></text:span><text:span text:style-name="Default_20_Paragraph_20_Font"><text:span text:style-name="T2">וּבְנֵי יִצְהָר קֹרַח וָנֶפֶג וְזִכְרִי׃ </text:span></text:span><text:span text:style-name="Default_20_Paragraph_20_Font"><text:span text:style-name="T1">כב </text:span></text:span><text:span text:style-name="Default_20_Paragraph_20_Font"><text:span text:style-name="T2">וּבְנֵי עֻזִיאֵל מִישָׁאֵל וְאֶלְצָפָן וְסִתְרִי׃ </text:span></text:span><text:span text:style-name="Default_20_Paragraph_20_Font"><text:span text:style-name="T1">כג </text:span></text:span><text:span text:style-name="Default_20_Paragraph_20_Font"><text:span text:style-name="T2">וּנְסִיב אַהֲרֹן יָת אֱלִישֶׁבַע בַּת עַמִינָדָב אַחָתֵהּ דְנַחְשׁוֹן לֵהּ לְאִנְתּוּ וִילִידַת לֵהּ יָת נָדָב וְיָת אֲבִיהוּא יָת אֶלְעָזָר וְיָת אִיתָמָר׃ </text:span></text:span><text:span text:style-name="Default_20_Paragraph_20_Font"><text:span text:style-name="T1">כד </text:span></text:span><text:span text:style-name="Default_20_Paragraph_20_Font"><text:span text:style-name="T2">וּבְנֵי קֹרַח אַסִיר וְאֶלְקָנָה וַאֲבִיאָסָף אִלֵין זַרְעֲיַת קֹרַח׃ </text:span></text:span><text:span text:style-name="Default_20_Paragraph_20_Font"><text:span text:style-name="T1">כה </text:span></text:span><text:span text:style-name="Default_20_Paragraph_20_Font"><text:span text:style-name="T2">וְאֶלְעָזָר בַּר אַהֲרֹן נְסִיב לֵהּ מִבְּנַת פּוּטִיאֵל לֵהּ לְאִנְתּוּ וִילִידַת לֵהּ יָת פִּינְחָס אִלֵין רֵישֵׁי אֲבָהַת לֵיוָאֵי לְזַרְעֲיָתְהוֹן׃ </text:span></text:span><text:span text:style-name="Default_20_Paragraph_20_Font"><text:span text:style-name="T1">כו </text:span></text:span><text:span text:style-name="Default_20_Paragraph_20_Font"><text:span text:style-name="T2">הוּא אַהֲרֹן וּמשֶׁה דִי אֲמַר יְיָ לְהוֹן אַפִּיקוּ יָת בְּנֵי יִשְׂרָאֵל מֵאַרְעָא דְמִצְרַיִם עַל חֵילֵיהוֹן׃ </text:span></text:span><text:span text:style-name="Default_20_Paragraph_20_Font"><text:span text:style-name="T1">כז </text:span></text:span><text:span text:style-name="Default_20_Paragraph_20_Font"><text:span text:style-name="T2">אִנוּן דְמַלְלִין עִם פַּרְעֹה מַלְכָּא דְמִצְרַיִם לְאַפָּקָא יָת בְּנֵי יִשְׂרָאֵל מִמִצְרָיִם הוּא משֶׁה וְאַהֲרֹן׃ </text:span></text:span><text:span text:style-name="Default_20_Paragraph_20_Font"><text:span text:style-name="T1">כח </text:span></text:span><text:span text:style-name="Default_20_Paragraph_20_Font"><text:span text:style-name="T2">וַהֲוָה </text:span></text:span><text:soft-page-break/><text:span text:style-name="Default_20_Paragraph_20_Font"><text:span text:style-name="T2">בְּיוֹמָא דְמַלִיל יְיָ עִם משֶׁה בְּאַרְעָא דְמִצְרָיִם׃ </text:span></text:span><text:span text:style-name="Default_20_Paragraph_20_Font"><text:span text:style-name="T1">כט </text:span></text:span><text:span text:style-name="Default_20_Paragraph_20_Font"><text:span text:style-name="T2">וּמַלִיל יְיָ עִם משֶׁה לְמֵימַר אֲנָא יְיָ מַלֵל עִם פַּרְעֹה מַלְכָּא דְמִצְרַיִם יָת כָּל דִי אֲנָא מְמַלֵל עִמָךְ׃ </text:span></text:span><text:span text:style-name="Default_20_Paragraph_20_Font"><text:span text:style-name="T1">ל </text:span></text:span><text:span text:style-name="Default_20_Paragraph_20_Font"><text:span text:style-name="T2">וַאֲמַר משֶׁה קֳדָם יְיָ הָא אֲנָא יַקִיר מַמְלָל וְאֶכְדֵין יְקַבֵּל מִנִי פַּרְעֹה׃ </text:span></text:span></text:p>
      </text:section>
      <text:section text:style-name="Sect1" text:name="Sect7">
        <text:p text:style-name="P2">Exodus 7</text:p>
        <text:p text:style-name="P3"><text:span text:style-name="Default_20_Paragraph_20_Font"><text:span text:style-name="T1">א </text:span></text:span><text:span text:style-name="Default_20_Paragraph_20_Font"><text:span text:style-name="T2">וַאֲמַר יְיָ לְמשֶׁה חֲזֵי מַנֵיתָךְ רַב לְפַרְעֹה וְאַהֲרֹן אָחוּךְ יְהֵי מְתֻרְגְמָנָךְ׃ </text:span></text:span><text:span text:style-name="Default_20_Paragraph_20_Font"><text:span text:style-name="T1">ב </text:span></text:span><text:span text:style-name="Default_20_Paragraph_20_Font"><text:span text:style-name="T2">אַתְּ תְּמַלֵל יָת כָּל דִי אֲפַקְדִנָךְ וְאַהֲרֹן אָחוּךְ יְמַלֵל עִם פַּרְעֹה וִישַׁלַח יָת בְּנֵי יִשְׂרָאֵל מֵאַרְעֵהּ׃ </text:span></text:span><text:span text:style-name="Default_20_Paragraph_20_Font"><text:span text:style-name="T1">ג </text:span></text:span><text:span text:style-name="Default_20_Paragraph_20_Font"><text:span text:style-name="T2">וַאֲנָא אַקְשֵׁי יָת לִבָּא דְפַרְעֹה וְאַסְגֵיתִי יָת אַתְוָתַי וְיָת מוֹפְתַי בְּאַרְעָא דְמִצְרָיִם׃ </text:span></text:span><text:span text:style-name="Default_20_Paragraph_20_Font"><text:span text:style-name="T1">ד </text:span></text:span><text:span text:style-name="Default_20_Paragraph_20_Font"><text:span text:style-name="T2">וְלָא יְקַבֵּל מִנְכוֹן פַּרְעֹה וְאֶתֵּן יָת מָחַת גְבֻרְתִּי בְּמִצְרָיִם וְאַפֵּיק יָת חֵילִי יָת עַמִי בְנֵי יִשְׂרָאֵל מֵאַרְעָא דְמִצְרַיִם בְּדִינִין רַבְרְבִין׃ </text:span></text:span><text:span text:style-name="Default_20_Paragraph_20_Font"><text:span text:style-name="T1">ה </text:span></text:span><text:span text:style-name="Default_20_Paragraph_20_Font"><text:span text:style-name="T2">וְיִדְעוּן מִצְרַיִם אֲרֵי אֲנָא יְיָ כַּד אָרֵים יָת מָחַת גְבֻרְתִּי עַל מִצְרָיִם וְאַפֵּיק יָת בְּנֵי יִשְׂרָאֵל מִבֵּינֵיהוֹן׃ </text:span></text:span><text:span text:style-name="Default_20_Paragraph_20_Font"><text:span text:style-name="T1">ו </text:span></text:span><text:span text:style-name="Default_20_Paragraph_20_Font"><text:span text:style-name="T2">וַעֲבַד משֶׁה וְאַהֲרֹן כְּמָא דְפַקִיד יְיָ יָתְהוֹן כֵּן עֲבָדוּ׃ </text:span></text:span><text:span text:style-name="Default_20_Paragraph_20_Font"><text:span text:style-name="T1">ז </text:span></text:span><text:span text:style-name="Default_20_Paragraph_20_Font"><text:span text:style-name="T2">וּמשֶׁה בַּר תְּמָנָן שְׁנִין וְאַהֲרֹן בַּר תְּמָנָן וּתְלָת שְׁנִין בְּמַלָלוּתְהוֹן עִם פַּרְעֹה׃ </text:span></text:span><text:span text:style-name="Default_20_Paragraph_20_Font"><text:span text:style-name="T1">ח </text:span></text:span><text:span text:style-name="Default_20_Paragraph_20_Font"><text:span text:style-name="T2">וַאֲמַר יְיָ לְמשֶׁה וּלְאַהֲרֹן לְמֵימָר׃ </text:span></text:span><text:span text:style-name="Default_20_Paragraph_20_Font"><text:span text:style-name="T1">ט </text:span></text:span><text:span text:style-name="Default_20_Paragraph_20_Font"><text:span text:style-name="T2">אֲרֵי יְמַלֵל לְוָתְכוֹן פַּרְעֹה לְמֵימַר הָבוּ לְכוֹן אָתָא וְתֵימַר לְאַהֲרֹן סַב יָת חוּטְרָךְ וּרְמֵי קֳדָם פַּרְעֹה יְהִי לְתַנִינָא׃ </text:span></text:span><text:span text:style-name="Default_20_Paragraph_20_Font"><text:span text:style-name="T1">י </text:span></text:span><text:span text:style-name="Default_20_Paragraph_20_Font"><text:span text:style-name="T2">וְעַל משֶׁה וְאַהֲרֹן לְוָת פַּרְעֹה וַעֲבָדוּ כֵן כְּמָא דְפַקֵיד יְיָ וּרְמָא אַהֲרֹן יָת חוּטְרֵהּ קֳדָם פַּרְעֹה וְקָדָם עַבְדוֹהִי וַהֲוָה לְתַנִינָא׃ </text:span></text:span><text:span text:style-name="Default_20_Paragraph_20_Font"><text:span text:style-name="T1">יא </text:span></text:span><text:span text:style-name="Default_20_Paragraph_20_Font"><text:span text:style-name="T2">וּקְרָא אַף פַּרְעֹה לְחַכִּימַיָא וּלְחָרָשַׁיָא וַעֲבָדוּ אַף אִנּוּן חָרָשֵׁי מִצְרַיִם בְּלַחֲשֵׁיהוֹן כֵּן׃ </text:span></text:span><text:span text:style-name="Default_20_Paragraph_20_Font"><text:span text:style-name="T1">יב </text:span></text:span><text:span text:style-name="Default_20_Paragraph_20_Font"><text:span text:style-name="T2">וּרְמוֹ גְבַר חוּטְרֵהּ וַהֲווֹ לְתַנִינַיָא וּבְלַע חֻטְרָא דְאַהֲרֹן יָת חֻטְרֵיהוֹן׃ </text:span></text:span><text:span text:style-name="Default_20_Paragraph_20_Font"><text:span text:style-name="T1">יג </text:span></text:span><text:span text:style-name="Default_20_Paragraph_20_Font"><text:span text:style-name="T2">וְאִתַּקַף לִבָּא דְפַרְעֹה וְלָא קַבִּיל מִנְהוֹן כְּמָא דְמַלִיל יְיָ׃ </text:span></text:span><text:span text:style-name="Default_20_Paragraph_20_Font"><text:span text:style-name="T1">יד </text:span></text:span><text:span text:style-name="Default_20_Paragraph_20_Font"><text:span text:style-name="T2">וַאֲמַר יְיָ לְמשׁה אִתְיַקַר )לפרש״‎י יַקִיר( לִבָּא דְפַרְעֹה סָרִיב לְשַׁלָחָא עַמָא׃ </text:span></text:span><text:span text:style-name="Default_20_Paragraph_20_Font"><text:span text:style-name="T1">טו </text:span></text:span><text:span text:style-name="Default_20_Paragraph_20_Font"><text:span text:style-name="T2">אִזֵיל לְוָת פַּרְעֹה בְּצַפְרָא הָא נָפֵיק לְמַיָא וְתִתְעַתַּד לְקַדָמוּתֵהּ עַל כֵּיף נַהֲרָא וְחֻטְרָא דְאִתְהֲפִיךְ לְחִוְיָא תִּסַב בִּידָךְ׃ </text:span></text:span><text:span text:style-name="Default_20_Paragraph_20_Font"><text:span text:style-name="T1">טז </text:span></text:span><text:span text:style-name="Default_20_Paragraph_20_Font"><text:span text:style-name="T2">וְתֵימַר לֵהּ יְיָ אֱלָהָא דִיהוּדָאֵי שַׁלְחַנִי לְוָתָךְ לְמֵימַר שַׁלַח יָת עַמִי וְיִפְלְחוּן קֳדָמַי בְּמַדְבְּרָא וְהָא לָא קַבִּלְתָּא עַד כְּעָן׃ </text:span></text:span><text:span text:style-name="Default_20_Paragraph_20_Font"><text:span text:style-name="T1">יז </text:span></text:span><text:span text:style-name="Default_20_Paragraph_20_Font"><text:span text:style-name="T2">כִּדְנַן אֲמַר יְיָ בְּדָא תִדַע אֲרֵי אֲנָא יְיָ הָא אֲנָא מָחֵי בְּחֻטְרָא דִי בִידִי עַל מַיָא דִי בְנַהֲרָא וְיִתְהַפְּכוּן לִדְמָא׃ </text:span></text:span><text:span text:style-name="Default_20_Paragraph_20_Font"><text:span text:style-name="T1">יח </text:span></text:span><text:span text:style-name="Default_20_Paragraph_20_Font"><text:span text:style-name="T2">וְנוּנֵי דִי בְנַהֲרָא תְּמוּת וּסְרִי נַהֲרָא וְיִלְאוּן מִצְרָאֵי לְמִשְׁתֵּי מַיָא מִן נַהֲרָא׃ </text:span></text:span><text:span text:style-name="Default_20_Paragraph_20_Font"><text:span text:style-name="T1">יט </text:span></text:span><text:span text:style-name="Default_20_Paragraph_20_Font"><text:span text:style-name="T2">וַאֲמַר יְיָ לְמשֶׁה אֱמַר לְאַהֲרֹן טּוֹל חֻטְרָךְ וַאֲרֵים יְדָךְ עַל מַיָא דְמִצְרַיִם עַל נַהֲרֵיהוֹן עַל אֲרִתֵּיהוֹן וְעַל אַגְמֵיהוֹן וְעַל כָּל בֵּית כְּנִישׁוּת מֵימֵיהוֹן וִיהוֹן דְמָא וִיהֵי דְמָא בְּכָל אַרְעָא דְמִצְרַיִם וּבְמָנֵי אָעָא וּבְמָנֵי אַבְנָא׃ </text:span></text:span><text:span text:style-name="Default_20_Paragraph_20_Font"><text:span text:style-name="T1">כ </text:span></text:span><text:span text:style-name="Default_20_Paragraph_20_Font"><text:span text:style-name="T2">וַעֲבָדוּ כֵן משֶׁה וְאַהֲרֹן כְּמָא דְפַקֵיד יְיָ וַאֲרֵים בְּחֻטְרָא וּמְחָא יָת מַיָא דִי בְנַהֲרָא לְעֵינֵי פַּרְעֹה וּלְעֵינֵי עַבְדוֹהִי וְאִתְהַפִיכוּ כָּל מַיָא דִי בְנַהֲרָא לִדְמָא׃ </text:span></text:span><text:span text:style-name="Default_20_Paragraph_20_Font"><text:span text:style-name="T1">כא </text:span></text:span><text:span text:style-name="Default_20_Paragraph_20_Font"><text:span text:style-name="T2">וְנוּנֵי דִי בְנַהֲרָא מִיתוּ וּסְרִי נַהֲרָא וְלָא יְכִילוּ מִצְרָאֵי לְמִשְׁתֵּי מַיָא מִן נַהֲרָא וַהֲוָה דְמָא בְּכָל אַרְעָא דְמִצְרָיִם׃ </text:span></text:span><text:span text:style-name="Default_20_Paragraph_20_Font"><text:span text:style-name="T1">כב </text:span></text:span><text:span text:style-name="Default_20_Paragraph_20_Font"><text:span text:style-name="T2">וַעֲבָדוּ כֵן חָרָשֵׁי מִצְרַיִם בְּלַחֲשֵׁיהוֹן וְאִתַּקַף לִבָּא דְפַרְעֹה וְלָא קַבֵּיל מִנְהוֹן כְּמָא דְמַלִיל יְיָ׃ </text:span></text:span><text:span text:style-name="Default_20_Paragraph_20_Font"><text:span text:style-name="T1">כג </text:span></text:span><text:span text:style-name="Default_20_Paragraph_20_Font"><text:span text:style-name="T2">וְאִתְפְּנִי פַרְעֹה וְעַל לְבֵיתֵהּ וְלָא שַׁוִי לִבֵּהּ אַף לְדָא׃ </text:span></text:span><text:span text:style-name="Default_20_Paragraph_20_Font"><text:span text:style-name="T1">כד </text:span></text:span><text:span text:style-name="Default_20_Paragraph_20_Font"><text:span text:style-name="T2">וַחֲפָרוּ כָל מִצְרָאֵי סַחֲרָנוּת נַהֲרָא מַיָא לְמִשְׁתֵּי אֲרֵי לָא יְכִילוּ לְמִשְׁתֵּי מִמַיָא דְנַהֲרָא׃ </text:span></text:span><text:span text:style-name="Default_20_Paragraph_20_Font"><text:span text:style-name="T1">כה </text:span></text:span><text:span text:style-name="Default_20_Paragraph_20_Font"><text:span text:style-name="T2">וְאַשְׁלֵם שִׁבְעַת יוֹמִין בָּתַר דִמְחָא יְיָ יָת נַהֲרָא׃ </text:span></text:span><text:span text:style-name="Default_20_Paragraph_20_Font"><text:span text:style-name="T1">כו </text:span></text:span><text:span text:style-name="Default_20_Paragraph_20_Font"><text:span text:style-name="T2">וַאֲמַר יְיָ לְמשֶׁה עוּל לְוָת פַּרְעֹה וְתֵימַר לֵהּ כִּדְנַן אֲמַר יְיָ שַׁלַח יָת עַמִי וְיִפְלְחוּן קֳדָמָי׃ </text:span></text:span><text:span text:style-name="Default_20_Paragraph_20_Font"><text:span text:style-name="T1">כז </text:span></text:span><text:span text:style-name="Default_20_Paragraph_20_Font"><text:span text:style-name="T2">וְאִם סָרִיב אַתְּ לְשַׁלָחָא הָא אֲנָא מָחֵי יָת כָּל תְּחוּמָךְ בְּעֻרְדְעָנַיָא׃ </text:span></text:span><text:span text:style-name="Default_20_Paragraph_20_Font"><text:span text:style-name="T1">כח </text:span></text:span><text:span text:style-name="Default_20_Paragraph_20_Font"><text:span text:style-name="T2">וִירַבֵּי נַהֲרָא עֻרְדְעָנַיָא וְיִסְקוּן וְיֶעֱלוּן בְּבֵיתָךְ וּבְאִדְרוֹן בֵּית מִשְׁכְּבָךְ וְעַל עַרְסָךְ וּבְבֵית עַבְדָיךְ וּבְעַמָךְ וּבְתַנוּרָךְ וּבְאַצְוָתָךְ׃ </text:span></text:span><text:span text:style-name="Default_20_Paragraph_20_Font"><text:span text:style-name="T1">כט </text:span></text:span><text:span text:style-name="Default_20_Paragraph_20_Font"><text:span text:style-name="T2">וּבָךְ וּבְעַמָךְ וּבְכָל עַבְדָיךְ יִסְקוּן עֻרְדְעָנַיָא׃ </text:span></text:span></text:p>
      </text:section>
      <text:section text:style-name="Sect1" text:name="Sect8">
        <text:p text:style-name="P4"><text:soft-page-break/><text:span text:style-name="Default_20_Paragraph_20_Font"><text:span text:style-name="T3">Exodus 8</text:span></text:span></text:p>
        <text:p text:style-name="P3"><text:span text:style-name="Default_20_Paragraph_20_Font"><text:span text:style-name="T1">א </text:span></text:span><text:span text:style-name="Default_20_Paragraph_20_Font"><text:span text:style-name="T2">וַאֲמַר יְיָ לְמשֶׁה אֱמַר לְאַהֲרֹן אֲרֵים יָת יְדָךְ בְּחֻטְּרָךְ עַל נַהֲרַיָא עַל אֲרִיתַּיָא וְעַל אַגְמַיָא וְאַסֵיק יָת עֻרְדְעָנַיָא עַל אַרְעָא דְמִצְרָיִם׃ </text:span></text:span><text:span text:style-name="Default_20_Paragraph_20_Font"><text:span text:style-name="T1">ב </text:span></text:span><text:span text:style-name="Default_20_Paragraph_20_Font"><text:span text:style-name="T2">וַאֲרֵים אַהֲרֹן יָת יְדֵהּ עַל מַיָא דְמִצְרָאֵי וּסְלֵיקַת עֻרְדְעָנַיָא וַחֲפַת יָת אַרְעָא דְמִצְרָיִם׃ </text:span></text:span><text:span text:style-name="Default_20_Paragraph_20_Font"><text:span text:style-name="T1">ג </text:span></text:span><text:span text:style-name="Default_20_Paragraph_20_Font"><text:span text:style-name="T2">וַעֲבָדוּ כֵן חָרָשַׁיָא בְּלַחֲשֵׁיהוֹן וְאַסִיקוּ יָת עֻרְדְעָנַיָא עַל אַרְעָא דְמִצְרָיִם׃ </text:span></text:span><text:span text:style-name="Default_20_Paragraph_20_Font"><text:span text:style-name="T1">ד </text:span></text:span><text:span text:style-name="Default_20_Paragraph_20_Font"><text:span text:style-name="T2">וּקְרָא פַרְעֹה לְמשֶׁה וּלְאַהֲרֹן וַאֲמַר צַלוֹ קֳדָם יְיָ וְיַעְדֵי עֻרְדְעָנַיָא מִנִי וּמֵעַמִי וְאֶשְׁלַח יָת עַמָא וְיִדְבְּחוּן קֳדָם יְיָ׃ </text:span></text:span><text:span text:style-name="Default_20_Paragraph_20_Font"><text:span text:style-name="T1">ה </text:span></text:span><text:span text:style-name="Default_20_Paragraph_20_Font"><text:span text:style-name="T2">וַאֲמַר משֶׁה לְפַרְעֹה שְׁאַל לָךְ גְבוּרָא הַב לִי זְמַן לְאִמָתַי אֱצַלֵי עֲלָךְ וְעַל עַבְדָיךְ וְעַל עַמָךְ לְשֵׁיצָאָה עֻרְדְעָנַיָא מִנָךְ וּמִבָּתָּיךְ לְחוֹד בְּנַהֲרָא תִּשְׁתָּאָרָן׃ </text:span></text:span><text:span text:style-name="Default_20_Paragraph_20_Font"><text:span text:style-name="T1">ו </text:span></text:span><text:span text:style-name="Default_20_Paragraph_20_Font"><text:span text:style-name="T2">וַאֲמַר לִמְחָר וַאֲמַר כְּפִתְגָמָךְ בְּדִיל דְתִדַע אֲרֵי לֵית כַּיְיָ אֱלָהָנָא׃ </text:span></text:span><text:span text:style-name="Default_20_Paragraph_20_Font"><text:span text:style-name="T1">ז </text:span></text:span><text:span text:style-name="Default_20_Paragraph_20_Font"><text:span text:style-name="T2">וְיֶעְדוּן עֻרְדְעָנַיָא מִנָךְ וּמִבָּתָּיךְ וּמֵעַבְדָיךְ וּמֵעַמָךְ לְחוֹד בְּנַהֲרָא יִשְׁתָּאָרָן׃ </text:span></text:span><text:span text:style-name="Default_20_Paragraph_20_Font"><text:span text:style-name="T1">ח </text:span></text:span><text:span text:style-name="Default_20_Paragraph_20_Font"><text:span text:style-name="T2">וּנְפַק משֶׁה וְאַהֲרֹן מִלְוָת פַרְעֹה וְצַלִי משֶׁה קֳדָם יְיָ עַל עֵסַק עֻרְדְעָנַיָא דִי שַׁוִי לְפַרְעֹה׃ </text:span></text:span><text:span text:style-name="Default_20_Paragraph_20_Font"><text:span text:style-name="T1">ט </text:span></text:span><text:span text:style-name="Default_20_Paragraph_20_Font"><text:span text:style-name="T2">וַעֲבַד יְיָ כְּפִתְגָמָא דְמשֶׁה וּמִיתוּ עוּרְדְעָנַיָא מִן בָּתַּיָא מִן דָרָתָא וּמִן חַקְלָתָא׃ </text:span></text:span><text:span text:style-name="Default_20_Paragraph_20_Font"><text:span text:style-name="T1">י </text:span></text:span><text:span text:style-name="Default_20_Paragraph_20_Font"><text:span text:style-name="T2">וּכְנָשׁוּ יָתְהוֹן דְגוֹרִין דְגוֹרִין וּסְרִיאוּ עַל אַרְעָא׃ </text:span></text:span><text:span text:style-name="Default_20_Paragraph_20_Font"><text:span text:style-name="T1">יא </text:span></text:span><text:span text:style-name="Default_20_Paragraph_20_Font"><text:span text:style-name="T2">וַחֲזָא פַרְעֹה אֲרֵי הֲוַת רְוַחְתָּא וְיִתְיַקַר יָת לִבֵּהּ וְלָא קַבִּיל מִנְהוֹן כְּמָא דְמַלִיל יְיָ׃ </text:span></text:span><text:span text:style-name="Default_20_Paragraph_20_Font"><text:span text:style-name="T1">יב </text:span></text:span><text:span text:style-name="Default_20_Paragraph_20_Font"><text:span text:style-name="T2">וַאֲמַר יְיָ לְמשֶׁה אֱמַר לְאַהֲרֹן אֲרֵים יָת חֻטְרָךְ וּמְחָא יָת עַפְרָא דְאַרְעָא וִיהֵא לְקַלְמְתָא בְּכָל אַרְעָא דְמִצְרָיִם׃ </text:span></text:span><text:span text:style-name="Default_20_Paragraph_20_Font"><text:span text:style-name="T1">יג </text:span></text:span><text:span text:style-name="Default_20_Paragraph_20_Font"><text:span text:style-name="T2">וַעֲבָדוּ כֵן וַאֲרֵים אַהֲרֹן יָת יְדֵהּ בְחֻטְרֵהּ וּמְחָא יָת עַפְרָא דְאַרְעָא וַהֲוַת קַלְמְתָא בַּאֲנָשָׁא וּבִבְעִירָא כָּל עַפְרָא דְאַרְעָא הֲוַת קַלְמְתָא בְּכָל אַרְעָא דְמִצְרָיִם׃ </text:span></text:span><text:span text:style-name="Default_20_Paragraph_20_Font"><text:span text:style-name="T1">יד </text:span></text:span><text:span text:style-name="Default_20_Paragraph_20_Font"><text:span text:style-name="T2">וַעֲבָדוּ כֵן חָרָשַׁיָא בְּלַחֲשֵׁיהוֹן לְאַפָּקָא יָת קַלְמְתָא וְלָא יָכִילוּ וַהֲוַת קַלְמְתָא בַּאֲנָשָׁא וּבִבְעִירָא׃ </text:span></text:span><text:span text:style-name="Default_20_Paragraph_20_Font"><text:span text:style-name="T1">טו </text:span></text:span><text:span text:style-name="Default_20_Paragraph_20_Font"><text:span text:style-name="T2">וַאֲמָרוּ חָרָשַּׁיָא לְפַרְעֹה הָא מָחָא מִן קֳדָם יְיָ הִיא וְאִתַּקַף לִבָּא דְפַרְעֹה וְלָא קַבִּיל מִנְהוֹן כְּמָא דִמַלִיל יְיָ׃ </text:span></text:span><text:span text:style-name="Default_20_Paragraph_20_Font"><text:span text:style-name="T1">טז </text:span></text:span><text:span text:style-name="Default_20_Paragraph_20_Font"><text:span text:style-name="T2">וַאֲמַר יְיָ לְמשֶׁה אַקְדֵם בְּצַפְרָא וְאִתְעַתַּד קֳדָם פַּרְעֹה הָא נָפֵק לְמַיָא וְתֵימַר לֵהּ כִּדְנַן אֲמַר יְיָ שַׁלַח עַמִי וְיִפְלְחוּן קֳדָמָי׃ </text:span></text:span><text:span text:style-name="Default_20_Paragraph_20_Font"><text:span text:style-name="T1">יז </text:span></text:span><text:span text:style-name="Default_20_Paragraph_20_Font"><text:span text:style-name="T2">אֲרֵי אִם לֵיתָךְ מְשַׁלַח יָת עַמִי הָא אֲנָא מַשְׁלַח בָּךְ וּבְעַבְדָיךְ וּבְעַמָךְ וּבְבָתָּיךְ יָת עָרוֹבָא וְיִמְלוּן בָּתֵּי מִצְרַיִם יָת עָרוֹבָא וְאַף אַרְעָא דְאִנוּן עֲלַהּ׃ </text:span></text:span><text:span text:style-name="Default_20_Paragraph_20_Font"><text:span text:style-name="T1">יח </text:span></text:span><text:span text:style-name="Default_20_Paragraph_20_Font"><text:span text:style-name="T2">וְאַפְרֵישׁ בְּיוֹמָא הַהוּא יָת אַרְעָא דְגשֶׁן דְעַמִי קָאִים עֲלַהּ בְּדִיל דְלָא לְמֶהֱוֵי תַמָן עָרוֹבָא בְּדִיל דְתִדַע אֲרֵי אֲנָא יְיָ שַׁלִיטּ בְּגוֹ אַרְעָא׃ </text:span></text:span><text:span text:style-name="Default_20_Paragraph_20_Font"><text:span text:style-name="T1">יט </text:span></text:span><text:span text:style-name="Default_20_Paragraph_20_Font"><text:span text:style-name="T2">וֶאֱשַׁוֵי פוּרְקַן לְעַמִי וְעַל עַמָךְ אַיְתִי מָחָא לִמְחָר יְהֵא אָתָא הָדֵין׃ </text:span></text:span><text:span text:style-name="Default_20_Paragraph_20_Font"><text:span text:style-name="T1">כ </text:span></text:span><text:span text:style-name="Default_20_Paragraph_20_Font"><text:span text:style-name="T2">וַעֲבַד יְיָ כֵּן וַאֲתָא עָרוֹבָא תַקִיף לְבֵית פַּרְעֹה וּלְבֵית עַבְּדוֹהִי וּבְכָל אַרְעָא דְמִצְרַיִם אִתְחַבָּלַת אַרְעָא מִן קֳדָם עָרוֹבָא׃ </text:span></text:span><text:span text:style-name="Default_20_Paragraph_20_Font"><text:span text:style-name="T1">כא </text:span></text:span><text:span text:style-name="Default_20_Paragraph_20_Font"><text:span text:style-name="T2">וּקְרָא פַרְעֹה לְמשֶׁה וּלְאַהֲרֹן וַאֲמַר אֱזִילוּ דַבָּחוּ קֳדָם אֱלָהָכוֹן בְּאַרְעָא׃ </text:span></text:span><text:span text:style-name="Default_20_Paragraph_20_Font"><text:span text:style-name="T1">כב </text:span></text:span><text:span text:style-name="Default_20_Paragraph_20_Font"><text:span text:style-name="T2">וַאֲמַר משֶׁה לָא תַקֵן לְמֶעְבַּד כֵּן אֲרֵי בְעִירָא דְמִצְרָאֵי דָחֲלִין לֵהּ מִנֵהּ אֲנַחְנָא נָסְבִין לְדַבָּחָא קֳדָם יְיָ אֱלָהָנָא הָא נְדַבַּח יָת בְּעִירָא דְמִצְרָאֵי דָחֲלִין לֵהּ וְאִנוּן יְהוֹן חָזָן הֲלָא יֵימְרוּן לְמִרְגְמָנָא׃ </text:span></text:span><text:span text:style-name="Default_20_Paragraph_20_Font"><text:span text:style-name="T1">כג </text:span></text:span><text:span text:style-name="Default_20_Paragraph_20_Font"><text:span text:style-name="T2">מַהֲלַךְ תְּלָתָא יוֹמִין נֵיזִיל בְּמַדְבְּרָא וּנְדַבַּח קֳדָם יְיָ אֱלָהָנָא כְּמָא דְיֵימַר לָנָא׃ </text:span></text:span><text:span text:style-name="Default_20_Paragraph_20_Font"><text:span text:style-name="T1">כד </text:span></text:span><text:span text:style-name="Default_20_Paragraph_20_Font"><text:span text:style-name="T2">וַאֲמַר פַּרְעֹה אֲנָא אֲשַׁלַח יָתְכוֹן וְתִדְבְּחוּן קֳדָם יְיָ אֱלָהָכוֹן בְּמַדְבְּרָא לְחוֹד אַרְחָקָא לָא תְרַחֲקוּן לְמֵיזַל צַלוֹ אַף עָלָי׃ </text:span></text:span><text:span text:style-name="Default_20_Paragraph_20_Font"><text:span text:style-name="T1">כה </text:span></text:span><text:span text:style-name="Default_20_Paragraph_20_Font"><text:span text:style-name="T2">וַאֲמַר משֶׁה הָא אֲנָא נָפֵק מֵעִמָךְ וֶאֱצַלֵי קֳדָם יְיָ וְיַעְדֵי עָרוֹבָא מִפַּרְעֹה מֵעַבְדוֹהִי וּמֵעַמֵהּ מְחָר לְחוֹד לָא יוֹסֵף פַּרְעֹה לְשַׁקָרָא בְּדִיל דְלָא לְשַׁלָחָא יָת עַמָא לְדַבָּחָא קֳדָם יְיָ׃ </text:span></text:span><text:span text:style-name="Default_20_Paragraph_20_Font"><text:span text:style-name="T1">כו </text:span></text:span><text:span text:style-name="Default_20_Paragraph_20_Font"><text:span text:style-name="T2">וּנְפַק משֶׁה מִן קֳדָם פַּרְעֹה וְצַלִי קֳדָם יְיָ׃ </text:span></text:span><text:span text:style-name="Default_20_Paragraph_20_Font"><text:span text:style-name="T1">כז </text:span></text:span><text:span text:style-name="Default_20_Paragraph_20_Font"><text:span text:style-name="T2">וַעֲבַד יְיָ כְּפִתְגָמָא דְמשֶׁה וְאַעְדִי עָרוֹבָא מִפַּרְעֹה מֵעַבְדוֹהִי וּמֵעַמֵהּ לָא אִשְׁתָּאַר חָד׃ </text:span></text:span><text:span text:style-name="Default_20_Paragraph_20_Font"><text:span text:style-name="T1">כח </text:span></text:span><text:span text:style-name="Default_20_Paragraph_20_Font"><text:span text:style-name="T2">וְיַקַר פַּרְעֹה יָת לִבֵּהּ אַף בְּזִמְנָא הָדָא וְלָא שַׁלַח יָת עַמָא׃ </text:span></text:span></text:p>
      </text:section>
      <text:section text:style-name="Sect1" text:name="Sect9">
        <text:p text:style-name="P2"><text:soft-page-break/>Exodus 9</text:p>
        <text:p text:style-name="P3"><text:span text:style-name="Default_20_Paragraph_20_Font"><text:span text:style-name="T1">א </text:span></text:span><text:span text:style-name="Default_20_Paragraph_20_Font"><text:span text:style-name="T2">וַאֲמַר יְיָ לְמשֶׁה עוּל לְוָת פַּרְעֹה וּתְמַלֵל עִמֵהּ כִּדְנַן אֲמַר יְיָ אֱלָהָא דִיהוּדָאֵי שַׁלַח יָת עַמִי וְיִפְלְחוּן קֳדָמָי׃ </text:span></text:span><text:span text:style-name="Default_20_Paragraph_20_Font"><text:span text:style-name="T1">ב </text:span></text:span><text:span text:style-name="Default_20_Paragraph_20_Font"><text:span text:style-name="T2">אֲרֵי אִם סָרִיב אַתְּ לְשַׁלָחָא וְעַד כְּעַן אַתְּ מַתְקֵף בְּהוֹן׃ </text:span></text:span><text:span text:style-name="Default_20_Paragraph_20_Font"><text:span text:style-name="T1">ג </text:span></text:span><text:span text:style-name="Default_20_Paragraph_20_Font"><text:span text:style-name="T2">הָא מָחָא מִן קֳדָם יְיָ הַוְיָא בִּבְעִירָךְ דִי בְחַקְלָא בְּסוּסְוָתָא בַּחֲמָרֵי בְּגַמְלֵי בְּתוֹרֵי וּבְעָנָא מוֹתָא תַּקִיף לַחֲדָא׃ </text:span></text:span><text:span text:style-name="Default_20_Paragraph_20_Font"><text:span text:style-name="T1">ד </text:span></text:span><text:span text:style-name="Default_20_Paragraph_20_Font"><text:span text:style-name="T2">וְאַפְרֵישׁ יְיָ בֵּין בְּעִירָא דְיִשְׂרָאֵל וּבֵין בְּעִירָא דְמִצְרָיִם וְלָא יְמוּת מִכָּל לִבְנֵי יִשְׂרָאֵל מִדָעַם׃ </text:span></text:span><text:span text:style-name="Default_20_Paragraph_20_Font"><text:span text:style-name="T1">ה </text:span></text:span><text:span text:style-name="Default_20_Paragraph_20_Font"><text:span text:style-name="T2">וְשַׁוִי יְיָ זִמְנָא לְמֵימָר מְחַר יַעְבֵּד יְיָ פִּתְגָמָא הָדֵין בְּאַרְעָא׃ </text:span></text:span><text:span text:style-name="Default_20_Paragraph_20_Font"><text:span text:style-name="T1">ו </text:span></text:span><text:span text:style-name="Default_20_Paragraph_20_Font"><text:span text:style-name="T2">וַעֲבַד יְיָ יָת פִּתְגָמָא הָדֵין בְּיוֹמָא דְבַתְרוֹהִי וּמִית כֹּל בְּעִירָא דְמִצְרָיִם וּמִבְּעִירָא דִבְנֵי יִשְׂרָאֵל לָא מִית חָד׃ </text:span></text:span><text:span text:style-name="Default_20_Paragraph_20_Font"><text:span text:style-name="T1">ז </text:span></text:span><text:span text:style-name="Default_20_Paragraph_20_Font"><text:span text:style-name="T2">וּשְׁלַח פַּרְעֹה וְהָא לָא מִית מִבְּעִירָא דְיִשְׂרָאֵל עַד חָד וְאִתְיַקַר לִבָּא דְפַרְעֹה וְלָא שַׁלַח יָת עַמָא׃ </text:span></text:span><text:span text:style-name="Default_20_Paragraph_20_Font"><text:span text:style-name="T1">ח </text:span></text:span><text:span text:style-name="Default_20_Paragraph_20_Font"><text:span text:style-name="T2">וַאֲמַר יְיָ לְמשֶׁה וּלְאַהֲרֹן סִיבוּ לְכוֹן מְלֵי חָפְנֵיכוֹן פִּיחָא דְאַתּוּנָא וְיִזְרְקִנֵהּ משֶׁה לְצֵית שְׁמַיָא לְעֵינֵי פַרְעֹה׃ </text:span></text:span><text:span text:style-name="Default_20_Paragraph_20_Font"><text:span text:style-name="T1">ט </text:span></text:span><text:span text:style-name="Default_20_Paragraph_20_Font"><text:span text:style-name="T2">וִיהֵי לְאַבְקָא עַל כָּל אַרְעָא דְמִצְרָיִם וִיהֵי עַל אֲנָשָׁא וְעַל בְּעִירָא לְשִׁיחֲנָא סַגִי אֲבַעְבֻּעִין בְּכָל אַרְעָא דְמִצְרָיִם׃ </text:span></text:span><text:span text:style-name="Default_20_Paragraph_20_Font"><text:span text:style-name="T1">י </text:span></text:span><text:span text:style-name="Default_20_Paragraph_20_Font"><text:span text:style-name="T2">וּנְסִיבוּ יָת פִּיחָא דְאַתּוּנָא וְקָמוּ קֳדָם פַּרְעֹה וּזְרַק יָתֵהּ משֶׁה לְצֵית שְׁמַיָא וַהֲוָה שִׁיחֲנָא אֲבַעְבֻּעִין סָגֵי בַּאֲנָשָׁא וּבִבְעִירָא׃ </text:span></text:span><text:span text:style-name="Default_20_Paragraph_20_Font"><text:span text:style-name="T1">יא </text:span></text:span><text:span text:style-name="Default_20_Paragraph_20_Font"><text:span text:style-name="T2">וְלָא יָכִילוּ חָרָשַׁיָא לְמֵיקַם קֳדָם משֶׁה מִן קֳדָם שִׁיחֲנָא אֲרֵי הֲוָה שִׁיחֲנָא בְּחָרָשַׁיָא וּבְכָל מִצְרָאֵי׃ </text:span></text:span><text:span text:style-name="Default_20_Paragraph_20_Font"><text:span text:style-name="T1">יב </text:span></text:span><text:span text:style-name="Default_20_Paragraph_20_Font"><text:span text:style-name="T2">וְתַקִיף יְיָ יָת לִבָּא דְפַרְעֹה וְלָא קַבִּיל מִנְהוֹן כְּמָא דְמַלֵיל יְיָ עִם משֶׁה׃ </text:span></text:span><text:span text:style-name="Default_20_Paragraph_20_Font"><text:span text:style-name="T1">יג </text:span></text:span><text:span text:style-name="Default_20_Paragraph_20_Font"><text:span text:style-name="T2">וַאֲמַר יְיָ לְמשֶׁה אַקְדֵם בְּצַפְרָא וְאִתְעַתַּד קֳדָם פַּרְעֹה וְתֵימַר לֵהּ כִּדְנַן אֲמַר יְיָ אֱלָהָא דִיהוּדָאֵי שַׁלַח יָת עַמִי וְיִפְלְחוּן קֳדָמָי׃ </text:span></text:span><text:span text:style-name="Default_20_Paragraph_20_Font"><text:span text:style-name="T1">יד </text:span></text:span><text:span text:style-name="Default_20_Paragraph_20_Font"><text:span text:style-name="T2">אֲרֵי בְּזִמְנָא הָדָא אֲנָא שָׁלַח יָת כָּל מְחָתַי לְלִבָּךְ וּבְעַבְדָיךְ וּבְעַמָךְ בְּדִיל דְתִדַע אֲרֵי לֵית דִכְוָתִי שַׁלִיט בְּכָל אַרְעָא׃ </text:span></text:span><text:span text:style-name="Default_20_Paragraph_20_Font"><text:span text:style-name="T1">טו </text:span></text:span><text:span text:style-name="Default_20_Paragraph_20_Font"><text:span text:style-name="T2">אֲרֵי כְעַן קְרֵיב קֳדָמַי דְאֶשְׁלַח פּוֹן יָת מַחַת גְבֻרְתִּי וְאֶמְחֵי יָתָךְ וְיָת עַמָךְ בְּמוֹתָא וְשֵׁיצִיאַת מִן אַרְעָא׃ </text:span></text:span><text:span text:style-name="Default_20_Paragraph_20_Font"><text:span text:style-name="T1">טז </text:span></text:span><text:span text:style-name="Default_20_Paragraph_20_Font"><text:span text:style-name="T2">וּבְרַם בְּדִיל דָא קַיֵמְתָּךְ בְּדִיל לְאַחֲזָיוּתָךְ יָת חֵילִי וּבְדִיל דִיהוֹן מִשְׁתָּעַן גְבוּרַת שְׁמִי בְּכָל אַרְעָא׃ </text:span></text:span><text:span text:style-name="Default_20_Paragraph_20_Font"><text:span text:style-name="T1">יז </text:span></text:span><text:span text:style-name="Default_20_Paragraph_20_Font"><text:span text:style-name="T2">עַד כְּעַן אַתְּ כְּבֵישַׁת בֵּהּ בְּעַמִי בְּדִיל דְלָא לְשַׁלָחוּתְהוֹן׃ </text:span></text:span><text:span text:style-name="Default_20_Paragraph_20_Font"><text:span text:style-name="T1">יח </text:span></text:span><text:span text:style-name="Default_20_Paragraph_20_Font"><text:span text:style-name="T2">הָא אֲנָא מָחֵית מִטְרָא בְּעִדָנָא הָדֵין מְחַר בַּרְדָא תַּקִיף לַחֲדָא דִי לָא הֲוָה דִכְוָתֵהּ בְּמִצְרַיִם לְמִן יוֹמָא דְאִשְׁתַּכְלָלַת וְעַד כְּעָן׃ </text:span></text:span><text:span text:style-name="Default_20_Paragraph_20_Font"><text:span text:style-name="T1">יט </text:span></text:span><text:span text:style-name="Default_20_Paragraph_20_Font"><text:span text:style-name="T2">וּכְעַן שְׁלַח כְּנוֹשׁ יָת בְּעִירָךְ וְיָת כָּל דִי לָךְ בְּחַקְלָא כָּל אֲנָשָׁא וּבְעִירָא דְאִשְׁתְּכַח בְּחַקְלָא וְלָא יִתְכְּנֵשׁ לְבֵיתָא וְיֵחוֹת עֲלֵיהוֹן בַּרְדָא וִימוּתוּן׃ </text:span></text:span><text:span text:style-name="Default_20_Paragraph_20_Font"><text:span text:style-name="T1">כ </text:span></text:span><text:span text:style-name="Default_20_Paragraph_20_Font"><text:span text:style-name="T2">דְדָחִיל מִפִּתְגָמָא דַיְיָ מֵעַבְדֵי פַּרְעֹה כְּנַשׁ יָת עַבְדוֹהִי וְיָת גֵיתוֹהִי לְבָתַּיָא׃ </text:span></text:span><text:span text:style-name="Default_20_Paragraph_20_Font"><text:span text:style-name="T1">כא </text:span></text:span><text:span text:style-name="Default_20_Paragraph_20_Font"><text:span text:style-name="T2">וְדִי לָא שַׁוִי לִבֵּהּ לְפִתְגָמָא דַיְיָ שְׁבַק יָת עַבְדוֹהִי וְיָת גֵיתוֹהִי בְּחַקְלָא׃ </text:span></text:span><text:span text:style-name="Default_20_Paragraph_20_Font"><text:span text:style-name="T1">כב </text:span></text:span><text:span text:style-name="Default_20_Paragraph_20_Font"><text:span text:style-name="T2">וַאֲמַר יְיָ לְמשֶׁה אֲרֵים יָת יְדָךְ עַל צֵית שְׁמַיָא וִיהֵי בַרְדָא בְּכָל אַרְעָא דְמִצְרָאֵי עַל אֲנָשָׁא וְעַל בְּעִירָא וְעַל כָּל עֶסְבָּא דְחַקְלָא בְּאַרְעָא דְמִצְרָיִם׃ </text:span></text:span><text:span text:style-name="Default_20_Paragraph_20_Font"><text:span text:style-name="T1">כג </text:span></text:span><text:span text:style-name="Default_20_Paragraph_20_Font"><text:span text:style-name="T2">וַאֲרֵים משֶׁה יָת חֻטְרֵהּ עַל צֵית שְׁמַיָא וַיְיָ יְהַב קָלִין וּבַרְדָא וּמְהַלְכָא אֶשָׁתָא עַל אַרְעָא וְאַמְטַר יְיָ בַּרְדָא עַל אַרְעָא דְמִצְרָיִם׃ </text:span></text:span><text:span text:style-name="Default_20_Paragraph_20_Font"><text:span text:style-name="T1">כד </text:span></text:span><text:span text:style-name="Default_20_Paragraph_20_Font"><text:span text:style-name="T2">וַהֲוָה בַרְדָא וְאֶשָׁתָא מִשְׁתַּלְהָבַת בְּגוֹ בַרְדָא תַּקִיף לַחֲדָא דִי לָא הֲוָה דִכְוָתֵהּ בְּכָל אַרְעָא דְמִצְרַיִם מֵעִדַן דַהֲוַת לְעָם׃ </text:span></text:span><text:span text:style-name="Default_20_Paragraph_20_Font"><text:span text:style-name="T1">כה </text:span></text:span><text:span text:style-name="Default_20_Paragraph_20_Font"><text:span text:style-name="T2">וּמְחָא בַרְדָא בְּכָל אַרְעָא דְמִצְרַיִם יָת כָּל דִי בְחַקְלָא מֵאֲנָשָׁא וְעַד בְּעִירָא וְיָת כָּל עֶסְבָּא דְחַקְלָא מְחָא בַרְדָא וְיָת כָּל אִילַן דִבְחַקְלָא תְּבַר׃ </text:span></text:span><text:span text:style-name="Default_20_Paragraph_20_Font"><text:span text:style-name="T1">כו </text:span></text:span><text:span text:style-name="Default_20_Paragraph_20_Font"><text:span text:style-name="T2">לְחוֹד בְּאַרְעָא דְגשֶׁן דִי תַמָן בְּנֵי יִשְׂרָאֵל לָא הֲוָה בַּרְדָא׃ </text:span></text:span><text:span text:style-name="Default_20_Paragraph_20_Font"><text:span text:style-name="T1">כז </text:span></text:span><text:span text:style-name="Default_20_Paragraph_20_Font"><text:span text:style-name="T2">וּשְׁלַח פַּרְעֹה וּקְרָא לְמשֶׁה וּלְאַהֲרֹן וַאֲמַר לְהוֹן חָבִית זִמְנָא הָדָא יְיָ זַכָּאָה וַאֲנָא וְעַמִי חַיָבִין׃ </text:span></text:span><text:span text:style-name="Default_20_Paragraph_20_Font"><text:span text:style-name="T1">כח </text:span></text:span><text:span text:style-name="Default_20_Paragraph_20_Font"><text:span text:style-name="T2">צַלוֹ קֳדָם יְיָ וְסַגִי קֳדָמוֹהִי רְוַח דְלָא יְהוֹן עֲלָנָא קָלִין דִלְוַט כְּאִלֵין מִן קֳדָם יְיָ וּבַרְדָא וְאֶשְׁלַח יָתְכוֹן וְלָא תוֹסְפוּן לְאִתְעַכָּבָא׃ </text:span></text:span><text:span text:style-name="Default_20_Paragraph_20_Font"><text:span text:style-name="T1">כט </text:span></text:span><text:span text:style-name="Default_20_Paragraph_20_Font"><text:span text:style-name="T2">וַאֲמַר לֵהּ משֶׁה כְּמִפְּקִי מִן קַרְתָּא אֶפְרוֹשׂ יְדַי בִּצְלוֹ קֳדָם יְיָ קָלַיָא יִתְמַנְעוּן וּבַרְדָא לָא יְהֵי עוֹד </text:span></text:span><text:soft-page-break/><text:span text:style-name="Default_20_Paragraph_20_Font"><text:span text:style-name="T2">בְּדִיל דְתִדַע אֲרֵי דַיְיָ אַרְעָא׃ </text:span></text:span><text:span text:style-name="Default_20_Paragraph_20_Font"><text:span text:style-name="T1">ל </text:span></text:span><text:span text:style-name="Default_20_Paragraph_20_Font"><text:span text:style-name="T2">וְאַתְּ וְעַבְדָיךְ יְדַעְנָא אֲרֵי עַד כְּעַן לָא אִתְכְּנַעְתּוּן מִן קֳדָם יְיָ אֱלֹהִים׃ </text:span></text:span><text:span text:style-name="Default_20_Paragraph_20_Font"><text:span text:style-name="T1">לא </text:span></text:span><text:span text:style-name="Default_20_Paragraph_20_Font"><text:span text:style-name="T2">וְכִתָּנָא וְסַעֲרֵי לְקוֹ אֲרֵי סַעְרַנְיָא אַבִּיבִין וְכִתָּנָא גַבְעוֹלִין׃ </text:span></text:span><text:span text:style-name="Default_20_Paragraph_20_Font"><text:span text:style-name="T1">לב </text:span></text:span><text:span text:style-name="Default_20_Paragraph_20_Font"><text:span text:style-name="T2">וְחִטָאָה וְכֻנְתַּיָא לָא לְקוֹ אֲרֵי אֲפֵילָתָא אִנוּן׃ </text:span></text:span><text:span text:style-name="Default_20_Paragraph_20_Font"><text:span text:style-name="T1">לג </text:span></text:span><text:span text:style-name="Default_20_Paragraph_20_Font"><text:span text:style-name="T2">וּנְפַק משֶׁה מִלְוַת פַּרְעֹה יָת קַרְתָּא וּפְרַשׂ יְדוֹהִי בִּצְלוֹ קֳדָם יְיָ וַיִתְמַנְעוּן קָלַיָא וּבַרְדָא וּמִטְרָא דַהֲוָה נָחִית לָא מְטָא עַל אַרְעָא׃ </text:span></text:span><text:span text:style-name="Default_20_Paragraph_20_Font"><text:span text:style-name="T1">לד </text:span></text:span><text:span text:style-name="Default_20_Paragraph_20_Font"><text:span text:style-name="T2">וַחֲזָא פַרְעֹה אֲרֵי אִתְמְנַע מִטְרָא וּבַרְדָא וְקָלַיָא וְאוֹסֵף לְמֶחֱטֵי וְיַקְרֵהּ לְלִבֵּהּ הוּא וְעַבְדוֹהִי׃ </text:span></text:span><text:span text:style-name="Default_20_Paragraph_20_Font"><text:span text:style-name="T1">לה </text:span></text:span><text:span text:style-name="Default_20_Paragraph_20_Font"><text:span text:style-name="T2">וְאִתַּקַף לִבָּא דְפַרְעֹה וְלָא שַׁלַח יָת בְּנֵי יִשְׂרָאֵל כְּמָא דִי מַלֵיל יְיָ בִּידָא דְמשֶׁה׃ </text:span></text:span></text:p>
      </text:section>
      <text:section text:style-name="Sect1" text:name="Sect10">
        <text:p text:style-name="P2">Exodus 10</text:p>
        <text:p text:style-name="P3"><text:span text:style-name="Default_20_Paragraph_20_Font"><text:span text:style-name="T1">א </text:span></text:span><text:span text:style-name="Default_20_Paragraph_20_Font"><text:span text:style-name="T2">וַאֲמַר יְיָ לְמשֶׁה עוּל לְוָת פַּרְעֹה אֲרֵי אֲנָא יַקָרִית יָת לִבֵּהּ וְיָת לִבָּא דְעַבְדוֹהִי בְּדִיל לְשַׁוָאָה אָתַי אִלֵין בֵּינֵיהוֹן׃ </text:span></text:span><text:span text:style-name="Default_20_Paragraph_20_Font"><text:span text:style-name="T1">ב </text:span></text:span><text:span text:style-name="Default_20_Paragraph_20_Font"><text:span text:style-name="T2">וּבְדִיל דְתִשְׁתָּעֵי קֳדָם בְּרָךְ וּבַר בְּרָךְ יָת נִסִין דִי עֲבָדִית בְּמִצְרַיִם וְיָת אַתְוָתַי דִי שַׁוֵיתִי בְהוֹן וְתִדְעוּן אֲרֵי אֲנָא יְיָ׃ </text:span></text:span><text:span text:style-name="Default_20_Paragraph_20_Font"><text:span text:style-name="T1">ג </text:span></text:span><text:span text:style-name="Default_20_Paragraph_20_Font"><text:span text:style-name="T2">וַאֲתָא משֶׁה וְאַהֲרֹן לְוָת פַּרְעֹה וַאֲמָרוּ לֵהּ כִּדְנַן אֲמַר יְיָ אֱלָהָא דִיהוּדָאֵי עַד אִמָתַי מְסָרֵב אַתְּ לְאִתְכְּנָעָא מִן קֳדָמָי שַׁלַח עַמִי וְיִפְלְחוּן קֳדָמָי׃ </text:span></text:span><text:span text:style-name="Default_20_Paragraph_20_Font"><text:span text:style-name="T1">ד </text:span></text:span><text:span text:style-name="Default_20_Paragraph_20_Font"><text:span text:style-name="T2">אֲרֵי אִם סָרֵיב אַתְּ לְשַׁלָחָא יָת עַמִי הָא אֲנָא מַיְיתִי מְחָר גוֹבָא בִּתְחוּמָךְ׃ </text:span></text:span><text:span text:style-name="Default_20_Paragraph_20_Font"><text:span text:style-name="T1">ה </text:span></text:span><text:span text:style-name="Default_20_Paragraph_20_Font"><text:span text:style-name="T2">וַחֲפָא יָת עֵין שִׁמְשָׁא דְאַרְעָא וְלָא יִכּוּל לְמֶחֱזֵי יָת אַרְעָא וְיֵכוּל יָת שְׁאָר שֵׁזַבְתָּא דְאִשְׁתָּאַר לְכוֹן מִן בַּרְדָא וְיֵכוּל יָת כָּל אִילָנָא דְאַצְמַח לְכוֹן מִן חַקְלָא׃ </text:span></text:span><text:span text:style-name="Default_20_Paragraph_20_Font"><text:span text:style-name="T1">ו </text:span></text:span><text:span text:style-name="Default_20_Paragraph_20_Font"><text:span text:style-name="T2">וְיִמְלוּן בָּתָּיךְ וּבָתֵּי כָל עַבְדָיךְ וּבָתֵּי כָל מִצְרַיִם דִי לָא חֲזוֹ אֲבָהָתָךְ וַאֲבָהַת אֲבָהָתָךְ מִיוֹמָא דְמֶהֱוֵיהוֹן עַל אַרְעָא עַד יוֹמָא הָדֵין וְאִתְפְּנִי וּנְפַק מִן קֳדָם פַּרְעֹה׃ </text:span></text:span><text:span text:style-name="Default_20_Paragraph_20_Font"><text:span text:style-name="T1">ז </text:span></text:span><text:span text:style-name="Default_20_Paragraph_20_Font"><text:span text:style-name="T2">וַאֲמָרוּ עַבְדֵי פַרְעֹה לֵהּ עַד אִמָתַי יְהֵי דֵין לָנָא לְתַקְלָא שַׁלַח יָת גֻבְרַיָא וְיִפְלְחוּן קֳדָם יְיָ אֱלָהֲהוֹן הַעַד כְּעַן לָא יְדַעְתָּ אֲרֵי אֲבֵדַת מִצְרָיִם׃ </text:span></text:span><text:span text:style-name="Default_20_Paragraph_20_Font"><text:span text:style-name="T1">ח </text:span></text:span><text:span text:style-name="Default_20_Paragraph_20_Font"><text:span text:style-name="T2">וְאִתּוֹתַב יָת משֶׁה וְיָת אַהֲרֹן לְוָת פַּרְעֹה וַאֲמַר לְהוֹן אֱזִילוּ פְלָחוּ קֳדָם יְיָ אֱלָהֲכוֹן מָן וּמָן דְאָזְלִין׃ </text:span></text:span><text:span text:style-name="Default_20_Paragraph_20_Font"><text:span text:style-name="T1">ט </text:span></text:span><text:span text:style-name="Default_20_Paragraph_20_Font"><text:span text:style-name="T2">וַאֲמַר משֶׁה בְּעוּלֵמָנָּא וּבְסָבָנָּא נֵזֵיל בְּבָנָנָא וּבִבְנָתָנָא בְּעָנָנָא וּבְתוֹרָנָא נֵזֵיל אֲרֵי חַגָא קֳדָם יְיָ לָנָא׃ </text:span></text:span><text:span text:style-name="Default_20_Paragraph_20_Font"><text:span text:style-name="T1">י </text:span></text:span><text:span text:style-name="Default_20_Paragraph_20_Font"><text:span text:style-name="T2">וַאֲמַר לְהוֹן יְהֵי כֵן מֵימְרָא דַיְיָ בְּסַעְדְכוֹן כַּד אֲשַּׁלַח יָתְכוֹן וְיָת טַפְלְכוֹן חֲזוֹ אֲרֵי בִישָׁא דְאַתּוּן סְבִירִין לְמֶעְבַּד לָקֳבֵל אַפֵּיכוֹן לְאִסְתַּחָרָא׃ </text:span></text:span><text:span text:style-name="Default_20_Paragraph_20_Font"><text:span text:style-name="T1">יא </text:span></text:span><text:span text:style-name="Default_20_Paragraph_20_Font"><text:span text:style-name="T2">לָא כֵן אֱזִילוּ כְעַן גֻבְרַיָא וּפְלָחוּ קֳדָם יְיָ אֲרֵי יָתַהּ אַתּוּן בָּעָן וְתָרִיךְ יָתְהוֹן מִן קֳדָם פַּרְעֹה׃ </text:span></text:span><text:span text:style-name="Default_20_Paragraph_20_Font"><text:span text:style-name="T1">יב </text:span></text:span><text:span text:style-name="Default_20_Paragraph_20_Font"><text:span text:style-name="T2">וַאֲמַר יְיָ לְמשֶׁה אֲרֵים יְדָךְ עַל אַרְעָא דְמִצְרָיִם וְיֵתֵי גוֹבָא וְיִסַק עַל אַרְעָא דְמִצְרָיִם וְיֵכוּל יָת כָּל עִסְבָּא דְאַרְעָא יָת כָּל דִי אַשְׁאַר בַּרְדָא׃ </text:span></text:span><text:span text:style-name="Default_20_Paragraph_20_Font"><text:span text:style-name="T1">יג </text:span></text:span><text:span text:style-name="Default_20_Paragraph_20_Font"><text:span text:style-name="T2">וַאֲרֵים משֶׁה יָת חֻטְרֵהּ עַל אַרְעָא דְמִצְרַיִם וַיְיָ דַבַּר רוּחַ קִדוּמָא בְּאַרְעָא כָּל יוֹמָא הַהוּא וְכָל לֵילְיָא צַפְרָא הֲוָה וְרוּחַ קִדוּמָא נְטַּל יָת גוֹבָא׃ </text:span></text:span><text:span text:style-name="Default_20_Paragraph_20_Font"><text:span text:style-name="T1">יד </text:span></text:span><text:span text:style-name="Default_20_Paragraph_20_Font"><text:span text:style-name="T2">וּסְלֵיק גוֹבָא עַל כָּל אַרְעָא דְמִצְרַיִם וּשְׁרָא בְּכָל תְּחוּם מִצְרָיִם תַּקִיף לַחֲדָא קֳדָמוֹהִי לָא הֲוָה כֵן גוֹבָא דִכְוָתֵהּ וּבַתְרוֹהִי לָא יְהֵי כֵן׃ </text:span></text:span><text:span text:style-name="Default_20_Paragraph_20_Font"><text:span text:style-name="T1">טו </text:span></text:span><text:span text:style-name="Default_20_Paragraph_20_Font"><text:span text:style-name="T2">וַחֲפָא יָת עֵין שִׁמְשָׁא דְכָל אַרְעָא וַחֲשׁוֹכַת אַרְעָא וַאֲכַל יָת כָּל עֶסְבָּא דְאַרְעָא וְיָת כָּל פֵּירֵי אִילָנָא דִי אַשְׁאַר בַּרְדָא וְלָא אִשְׁתָּאַר כָּל יָרוֹקָא בְּאִילָנָא וּבְעֶסְבָּא דְחַקְלָא בְּכָל אַרְעָא דְמִצְרָיִם׃ </text:span></text:span><text:span text:style-name="Default_20_Paragraph_20_Font"><text:span text:style-name="T1">טז </text:span></text:span><text:span text:style-name="Default_20_Paragraph_20_Font"><text:span text:style-name="T2">וְאוֹחִי פַרְעֹה לְמִקְרֵי לְמשֶׁה וּלְאַהֲרֹן וַאֲמַר חָבִית קֳדָם יְיָ אֱלָהֲכוֹן וּלְכוֹן׃ </text:span></text:span><text:span text:style-name="Default_20_Paragraph_20_Font"><text:span text:style-name="T1">יז </text:span></text:span><text:span text:style-name="Default_20_Paragraph_20_Font"><text:span text:style-name="T2">וּכְעַן שְׁבוֹק כְּעַן לְחוֹבִי בְּרַם זִמְנָא הָדָא וְצַלוֹ קָדָם יְיָ אֱלָהֲכוֹן וְיַעְדֵי מִנִי לְחוֹד יָת מוֹתָא הָדֵין׃ </text:span></text:span><text:span text:style-name="Default_20_Paragraph_20_Font"><text:span text:style-name="T1">יח </text:span></text:span><text:span text:style-name="Default_20_Paragraph_20_Font"><text:span text:style-name="T2">וּנְפַק מִלְוָת פַּרְעֹה וְצַלִי קֳדָם יְיָ׃ </text:span></text:span><text:span text:style-name="Default_20_Paragraph_20_Font"><text:span text:style-name="T1">יט </text:span></text:span><text:span text:style-name="Default_20_Paragraph_20_Font"><text:span text:style-name="T2">וַהֲפַךְ יְיָ רוּחָא מַעַרְבָא תַּקִיף לַחֲדָא וּנְטַל יָת גוֹבָא וּרְמָהִי לְיַמָא דְסוּף לָא אִשְׁתָּאַר גוֹבָא חַד בְּכֹל תְּחוּם מִצְרָיִם׃ </text:span></text:span><text:span text:style-name="Default_20_Paragraph_20_Font"><text:span text:style-name="T1">כ </text:span></text:span><text:span text:style-name="Default_20_Paragraph_20_Font"><text:span text:style-name="T2">וְאַתְקֵף יְיָ יָת לִבָּא דְפַרְעֹה וְלָא שַׁלַח יָת בְּנֵי יִשְׂרָאֵל׃ </text:span></text:span><text:span text:style-name="Default_20_Paragraph_20_Font"><text:span text:style-name="T1">כא </text:span></text:span><text:span text:style-name="Default_20_Paragraph_20_Font"><text:span text:style-name="T2">וַאֲמַר יְיָ לְמשֶׁה אֲרֵים יְדָךְ עַל צֵית שְׁמַיָא וִיהֵי חֲשׁוֹכָא עַל </text:span></text:span><text:soft-page-break/><text:span text:style-name="Default_20_Paragraph_20_Font"><text:span text:style-name="T2">אַרְעָא דְמִצְרָיִם בָּתַר דְיַעְדֵי קְבֵל לֵילְיָא׃ </text:span></text:span><text:span text:style-name="Default_20_Paragraph_20_Font"><text:span text:style-name="T1">כב </text:span></text:span><text:span text:style-name="Default_20_Paragraph_20_Font"><text:span text:style-name="T2">וַאֲרֵים משֶׁה יָת יְדֵהּ עַל צֵית שְׁמַיָא וַהֲוָה חֲשׁוֹךְ קְבֵל בְּכָל אַרְעָא דְמִצְרַיִם תְּלָתָא יוֹמִין׃ </text:span></text:span><text:span text:style-name="Default_20_Paragraph_20_Font"><text:span text:style-name="T1">כג </text:span></text:span><text:span text:style-name="Default_20_Paragraph_20_Font"><text:span text:style-name="T2">לָא חֲזוֹ אֱנָשׁ יָת אֲחוֹהִי וְלָא קָמוּ אֱנָשׁ מִתְּחוֹתוֹהִי תְּלָתָא יוֹמִין וּלְכָל בְּנֵי יִשְׂרָאֵל הֲוָה נְהוֹרָא בְּמוֹתְבָנְהוֹן׃ </text:span></text:span><text:span text:style-name="Default_20_Paragraph_20_Font"><text:span text:style-name="T1">כד </text:span></text:span><text:span text:style-name="Default_20_Paragraph_20_Font"><text:span text:style-name="T2">וּקְרָא פַרְעֹה לְמשֶׁה וַאֲמַר אֱזִילוּ פְּלָחוּ קֳדָם יְיָ לְחוֹד עָנְכוֹן וְתוֹרְכוֹן שְׁבוּקוּ אַף טַפְלְכוֹן יֵזֵיל עִמְכוֹן׃ </text:span></text:span><text:span text:style-name="Default_20_Paragraph_20_Font"><text:span text:style-name="T1">כה </text:span></text:span><text:span text:style-name="Default_20_Paragraph_20_Font"><text:span text:style-name="T2">וַאֲמַר משֶׁה אַף אַתְּ תִּמְסַר בִּידָנָא נִכְסַת קֻדְשִׁין וַעֲלָוָן וְנַעְבֵּד קֳדָם יְיָ אֱלָהָנָא׃ </text:span></text:span><text:span text:style-name="Default_20_Paragraph_20_Font"><text:span text:style-name="T1">כו </text:span></text:span><text:span text:style-name="Default_20_Paragraph_20_Font"><text:span text:style-name="T2">וְאַף בְּעִירָנָא יֵזֵיל עִמָנָא לָא תִשְׁתָּאַר מִדַעַם אֲרֵי מִנֵהּ אֲנַחְנָא נָסְבִין לְמִפְלַח קֳדָם יְיָ אֱלָהָנָא וַאֲנַחְנָא לֵית אֲנַחְנָא יָדְעִין מָה נִפְלַח קֳדָם יְיָ עַד מֵיתָנָא תַּמָן׃ </text:span></text:span><text:span text:style-name="Default_20_Paragraph_20_Font"><text:span text:style-name="T1">כז </text:span></text:span><text:span text:style-name="Default_20_Paragraph_20_Font"><text:span text:style-name="T2">וְאַתְקֵיף יְיָ יָת לִבָּא דְפַרְעֹה וְלָא אָבָה לְשַׁלָחוּתְהוֹן׃ </text:span></text:span><text:span text:style-name="Default_20_Paragraph_20_Font"><text:span text:style-name="T1">כח </text:span></text:span><text:span text:style-name="Default_20_Paragraph_20_Font"><text:span text:style-name="T2">וַאֲמַר לֵּהּ פַּרְעֹה אִזֵיל מֵעִלָוָי אִסְתַּמַר לָךְ לָא תוֹסִיף לְמֶחֱזֵי אַפַּי אֲרֵי בְּיוֹמָא דְתֶחֱזֵי אַפַּי תְּמוּת׃ </text:span></text:span><text:span text:style-name="Default_20_Paragraph_20_Font"><text:span text:style-name="T1">כט </text:span></text:span><text:span text:style-name="Default_20_Paragraph_20_Font"><text:span text:style-name="T2">וַאֲמַר משֶׁה יָאוּת מַלֵילְתָּא לָא אוֹסִיף עוֹד לְמֶחֱזֵי אַפָּיךְ׃ </text:span></text:span></text:p>
      </text:section>
      <text:section text:style-name="Sect1" text:name="Sect11">
        <text:p text:style-name="P2">Exodus 11</text:p>
        <text:p text:style-name="P3"><text:span text:style-name="Default_20_Paragraph_20_Font"><text:span text:style-name="T1">א </text:span></text:span><text:span text:style-name="Default_20_Paragraph_20_Font"><text:span text:style-name="T2">וַאֲמַר יְיָ לְמשֶׁה עוֹד מַכְתַּשׁ חַד אַיְתִי עַל פַּרְעֹה וְעַל מִצְרַיִם בָּתַר כֵּן יְשַׁלַח יָתְכוֹן מִכָּא כְּשַׁלָחוּתֵהּ גְמֵירָא תָּרָכָא יְתָרֵךְ יָתְכוֹן מִכָּא׃ </text:span></text:span><text:span text:style-name="Default_20_Paragraph_20_Font"><text:span text:style-name="T1">ב </text:span></text:span><text:span text:style-name="Default_20_Paragraph_20_Font"><text:span text:style-name="T2">מַלֵיל כְּעַן קֳדָם עַמָא וּשְׁאִילוּ גְבַר מִן חַבְרֵהּ וְאִתְּתָא מִן חַבְרָתַהּ מָנִין דִכְסַף וּמָנִין דִדְהָב׃ </text:span></text:span><text:span text:style-name="Default_20_Paragraph_20_Font"><text:span text:style-name="T1">ג </text:span></text:span><text:span text:style-name="Default_20_Paragraph_20_Font"><text:span text:style-name="T2">וִיהַב יְיָ יָת עַמָא לְרַחֲמִין בְּעֵינֵי מִצְרָיִם אַף גַבְרָא משֶׁה רַב לַחֲדָא בְּאַרְעָא דְמִצְרַיִם בְּעֵינֵי עַבְדֵי פַרְעֹה וּבְעֵינֵי עַמָא׃ </text:span></text:span><text:span text:style-name="Default_20_Paragraph_20_Font"><text:span text:style-name="T1">ד </text:span></text:span><text:span text:style-name="Default_20_Paragraph_20_Font"><text:span text:style-name="T2">וַאֲמַר משֶׁה כִּדְנַן אֲמַר יְיָ כְּפַלְגוּת לֵילְיָא אֲנָא מִתְגְלִי בְּגוֹ מִצְרָיִם׃ </text:span></text:span><text:span text:style-name="Default_20_Paragraph_20_Font"><text:span text:style-name="T1">ה </text:span></text:span><text:span text:style-name="Default_20_Paragraph_20_Font"><text:span text:style-name="T2">וִימוּת כָּל בּוּכְרָא בְּאַרְעָא דְמִצְרַיִם מִבּוּכְרָא דְפַרְעֹה דְעָתִיד לְמִתַּב עַל כָּרְסֵי מַלְכוּתֵהּ עַד בּוּכְרָא דְאַמְתָא דִי בָּתַר רֵיחְיָא וְכֹל בּוּכְרָא דִבְעִירָא׃ </text:span></text:span><text:span text:style-name="Default_20_Paragraph_20_Font"><text:span text:style-name="T1">ו </text:span></text:span><text:span text:style-name="Default_20_Paragraph_20_Font"><text:span text:style-name="T2">וּתְהֵי צְוַחְתָּא רַבָּא בְּכָל אַרְעָא דְמִצְרָיִם דִכְוָתֵהּ לָא הֲוַת וְדִכְוָתֵהּ לָא תוֹסֵף׃ </text:span></text:span><text:span text:style-name="Default_20_Paragraph_20_Font"><text:span text:style-name="T1">ז </text:span></text:span><text:span text:style-name="Default_20_Paragraph_20_Font"><text:span text:style-name="T2">וּלְכֹל בְּנֵי יִשְׂרָאֵל לָא יַנְזֵק כַּלְבָּא בְּלִישְׁנֵהּ לְמִנְבַּח לְמֵאֲנָשָׁא וְעַד בְּעִירָא בְּדִיל דְתִדְעוּן דְיַפְרֵישׁ יְיָ בֵּין מִצְרַיִם וּבֵין יִשְׂרָאֵל׃ </text:span></text:span><text:span text:style-name="Default_20_Paragraph_20_Font"><text:span text:style-name="T1">ח </text:span></text:span><text:span text:style-name="Default_20_Paragraph_20_Font"><text:span text:style-name="T2">וְיֶחֱתוּן כָּל עַבְדָיךְ אִלֵין לְוָתִי וְיִבְעוֹן מִנִי לְמֵימָר פּוּק אַתְּ וְכָל עַמָא דִי עִמָךְ וּבָתַר כֵּן אֶפּוֹק וּנְפַק מִלְוָת פַּרְעֹה בִּתְקוֹף רְגָז׃ </text:span></text:span><text:span text:style-name="Default_20_Paragraph_20_Font"><text:span text:style-name="T1">ט </text:span></text:span><text:span text:style-name="Default_20_Paragraph_20_Font"><text:span text:style-name="T2">וַאֲמַר יְיָ לְמשֶׁה לָא יְקַבֵּל מִנְכוֹן פַּרְעֹה בְּדִיל לְאַסְגָאָה מוֹפְתַי בְּאַרְעָא דְמִצְרָיִם׃ </text:span></text:span><text:span text:style-name="Default_20_Paragraph_20_Font"><text:span text:style-name="T1">י </text:span></text:span><text:span text:style-name="Default_20_Paragraph_20_Font"><text:span text:style-name="T2">וּמשֶׁה וְאַהֲרֹן עֲבָדוּ יָת כָּל מוֹפְתַיָא הָאִלֵין קֳדָם פַּרְעֹה וְתַקַף יְיָ יָת לִבָּא דְפַרְעֹה וְלָא שַׁלַח יָת בְּנֵי יִשְׂרָאֵל מֵאַרְעֵהּ׃ </text:span></text:span></text:p>
      </text:section>
      <text:section text:style-name="Sect1" text:name="Sect12">
        <text:p text:style-name="P2">Exodus 12</text:p>
        <text:p text:style-name="P3"><text:span text:style-name="Default_20_Paragraph_20_Font"><text:span text:style-name="T1">א </text:span></text:span><text:span text:style-name="Default_20_Paragraph_20_Font"><text:span text:style-name="T2">וַאֲמַר יְיָ לְמשֶׁה וּלְאַהֲרֹן בְּאַרְעָא דְמִצְרַיִם לְמֵימָר׃ </text:span></text:span><text:span text:style-name="Default_20_Paragraph_20_Font"><text:span text:style-name="T1">ב </text:span></text:span><text:span text:style-name="Default_20_Paragraph_20_Font"><text:span text:style-name="T2">יַרְחָא הָדֵין לְכוֹן רֵישׁ יַרְחִין קַדְמַאי הוּא לְכוֹן לְיַרְחֵי שַׁתָּא׃ </text:span></text:span><text:span text:style-name="Default_20_Paragraph_20_Font"><text:span text:style-name="T1">ג </text:span></text:span><text:span text:style-name="Default_20_Paragraph_20_Font"><text:span text:style-name="T2">מַלִילוּ עִם כָּל כְּנִשְׁתָּא דְיִשְׂרָאֵל לְמֵימַר בְּעַסְרָא לְיַרְחָא הָדֵין וְיִסְבוּן לְהוֹן גְבַר אִמָר לְבֵית אַבָּא אִמָר לְבֵיתָא׃ </text:span></text:span><text:span text:style-name="Default_20_Paragraph_20_Font"><text:span text:style-name="T1">ד </text:span></text:span><text:span text:style-name="Default_20_Paragraph_20_Font"><text:span text:style-name="T2">וְאִם יִזְעֵיר בֵּיתָא מִלְאִתְמְנָאָה עַל אִמְרָא וְיִסַב הוּא וְשֵׁיבָבֵהּ דְקָרִיב לְבֵיתֵהּ בְּמִנְיַן נַפְשָׁתָא גְבַר לְפוּם מֵיכְלֵהּ תִּתְמְנוּן עַל אִמְרָא׃ </text:span></text:span><text:span text:style-name="Default_20_Paragraph_20_Font"><text:span text:style-name="T1">ה </text:span></text:span><text:span text:style-name="Default_20_Paragraph_20_Font"><text:span text:style-name="T2">אִמַר שְׁלִים דְכַר בַּר שַׁתֵּהּ יְהֵי לְכוֹן מִן אִמְרַיָא וּמִן עִזַיָא תִּסְבוּן׃ </text:span></text:span><text:span text:style-name="Default_20_Paragraph_20_Font"><text:span text:style-name="T1">ו </text:span></text:span><text:span text:style-name="Default_20_Paragraph_20_Font"><text:span text:style-name="T2">וִיהֵי לְכוֹן לְמַטְרָא עַד אַרְבְּעָא עַסְרָא יוֹמָא לְיַרְחָא הָדֵין וְיִכְּסוּן יָתֵהּ כֹּל קְהָלָא כְנִשְׁתָּא דְיִשְׂרָאֵל בֵּין שִׁמְשַּׁיָא׃ </text:span></text:span><text:span text:style-name="Default_20_Paragraph_20_Font"><text:span text:style-name="T1">ז </text:span></text:span><text:span text:style-name="Default_20_Paragraph_20_Font"><text:span text:style-name="T2">וְיִסְבוּן מִן דְמָא וְיִתְּנוּן עַל תְּרֵין סִפַּיָא וְעַל שַׁקְפָא עַל בָּתַּיָא דְיֵכְלוּן יָתֵהּ בְּהוֹן׃ </text:span></text:span><text:span text:style-name="Default_20_Paragraph_20_Font"><text:span text:style-name="T1">ח </text:span></text:span><text:span text:style-name="Default_20_Paragraph_20_Font"><text:span text:style-name="T2">וְיֵכְלוּן יָת בִּסְרָא בְּלֵילָא הַהוּא טְּוֵי נוּר וּפַטִיר עַל מְרָרִין יֵכְלֻנֵהּ׃ </text:span></text:span><text:span text:style-name="Default_20_Paragraph_20_Font"><text:span text:style-name="T1">ט </text:span></text:span><text:span text:style-name="Default_20_Paragraph_20_Font"><text:span text:style-name="T2">לָא תֵיכְלוּן מִנֵהּ כַּד חַי </text:span></text:span><text:soft-page-break/><text:span text:style-name="Default_20_Paragraph_20_Font"><text:span text:style-name="T2">וְאַף לָא בַשָׁלָא מְבֻשָׁל בְּמַיָא אֱלָהֵן טְוֵי נוּר רֵישֵׁיה עַל כְּרָעוֹהִי וְעַל גַוֵהּ׃ </text:span></text:span><text:span text:style-name="Default_20_Paragraph_20_Font"><text:span text:style-name="T1">י </text:span></text:span><text:span text:style-name="Default_20_Paragraph_20_Font"><text:span text:style-name="T2">וְלָא תַשְׁאֲרוּן מִנֵהּ עַד צַפְרָא וּדְיִשְׁתָּאַר מִנֵהּ עַד צַפְרָא בְּנוּרָא תוֹקְדוּן׃ </text:span></text:span><text:span text:style-name="Default_20_Paragraph_20_Font"><text:span text:style-name="T1">יא </text:span></text:span><text:span text:style-name="Default_20_Paragraph_20_Font"><text:span text:style-name="T2">וּכְדֵין תֵּיכְלוּן יָתֵהּ חַרְצֵיכוֹן יְהוֹן אֲסִירִין מְסָנֵיכוֹן בְּרִגְלֵיכוֹן וְחוּטְרֵיכוֹן בִּידֵיכוֹן וְתֵיכְלוּן יָתֵהּ בִּבְהִילוּ פִּסְחָא הוּא קֳדָם יְיָ׃ </text:span></text:span><text:span text:style-name="Default_20_Paragraph_20_Font"><text:span text:style-name="T1">יב </text:span></text:span><text:span text:style-name="Default_20_Paragraph_20_Font"><text:span text:style-name="T2">וְאִתְגְלֵיתִי בְאַרְעָא דְמִצְרַיִם בְּלֵילְיָא הָדֵין וְאֶקְטוֹל כָּל בּוּכְרָא בְּאַרְעָא דְמִצְרַיִם מֵאֲנָשָׁא וְעַד בְּעִירָא וּבְכָל טַעֲוַת מִצְרַיִם אַעְבֵּד דִינִין אֲנָא יְיָ׃ </text:span></text:span><text:span text:style-name="Default_20_Paragraph_20_Font"><text:span text:style-name="T1">יג </text:span></text:span><text:span text:style-name="Default_20_Paragraph_20_Font"><text:span text:style-name="T2">וִיהֵי דְמָא לְכוֹן לְאָת עַל בָּתַּיָא דִי אַתּוּן תַּמָן וְאֶחֱזֵי יָת דְמָא וְאֵיחוֹס עֲלֵיכוֹן וְלָא יְהֵי בְכוֹן מוֹתָא לְחַבָּלָא בְּמִקְטְלִי בְּאַרְעָא דְמִצְרָיִם׃ </text:span></text:span><text:span text:style-name="Default_20_Paragraph_20_Font"><text:span text:style-name="T1">יד </text:span></text:span><text:span text:style-name="Default_20_Paragraph_20_Font"><text:span text:style-name="T2">וִיהֵי יוֹמָא הָדֵין לְכוֹן לְדוּכְרָנָא וּתְחַגוּן יָתֵהּ חַגָא קָדָם יְיָ לְדָרֵיכוֹן קְיָם עָלָם תְּחַגֻנֵהּ׃ </text:span></text:span><text:span text:style-name="Default_20_Paragraph_20_Font"><text:span text:style-name="T1">טו </text:span></text:span><text:span text:style-name="Default_20_Paragraph_20_Font"><text:span text:style-name="T2">שִׁבְעַת יוֹמִין פַּטִיר תֵּיכְלוּן בְּרַם בְּיוֹמָא קַדְמָאָה תְּבַטְלוּן חֲמִיעַ מִבָּתֵּיכוֹן אֲרֵי כָּל דְיֵכוּל חֲמִיעַ וְיִשְׁתֵּצֵי אֱנָשָׁא הַהוּא מִיִשְׂרָאֵל מִיוֹמָא קַדְמָאָה עַד יוֹמָא שְׁבִיעָאָה׃ </text:span></text:span><text:span text:style-name="Default_20_Paragraph_20_Font"><text:span text:style-name="T1">טז </text:span></text:span><text:span text:style-name="Default_20_Paragraph_20_Font"><text:span text:style-name="T2">וּבְיוֹמָא קַדְמָאָה מְעָרַע קַדִישׁ וּבְיוֹמָא שְׁבִיעָאָה מְעָרַע קַדִישׁ יְהֵי לְכוֹן כָּל עִיבִידָא לָא יִתְעֲבֵד בְּהוֹן בְּרַם דִי מִתְאֲכֵל לְכָל נְפַשׁ הוּא בִלְחוֹדוֹהִי יִתְעֲבֵד לְכוֹן׃ </text:span></text:span><text:span text:style-name="Default_20_Paragraph_20_Font"><text:span text:style-name="T1">יז </text:span></text:span><text:span text:style-name="Default_20_Paragraph_20_Font"><text:span text:style-name="T2">וְתִטְרוּן יָת פַּטִירָא אֲרֵי בִּכְרַן יוֹמָא הָדֵין אַפֵּיקִית יָת חֵילֵיכוֹן מֵאַרְעָא דְמִצְרָיִם וְתִטְּרוּן יָת יוֹמָא הָדֵין לְדָרֵיכוֹן קְיָם עָלָם׃ </text:span></text:span><text:span text:style-name="Default_20_Paragraph_20_Font"><text:span text:style-name="T1">יח </text:span></text:span><text:span text:style-name="Default_20_Paragraph_20_Font"><text:span text:style-name="T2">בְּנִיסָן בְּאַרְבְּעָא עַסְרָא יוֹמָא לְיַרְחָא בְּרַמְשָׁא תֵּיכְלוּן פַּטִירָא עַד יוֹמָא עֶסְרִין וְחַד לְיַרְחָא בְּרַמְשָׁא׃ </text:span></text:span><text:span text:style-name="Default_20_Paragraph_20_Font"><text:span text:style-name="T1">יט </text:span></text:span><text:span text:style-name="Default_20_Paragraph_20_Font"><text:span text:style-name="T2">שִׁבְעַת יוֹמִין חֲמִיר לָא יִשְׁתְּכַח בְּבָתֵּיכוֹן אֲרֵי כָּל דְיֵכוּל מַחְמְעָא וְיִשְׁתֵּצֵי אֱנָשָׁא הַהוּא מִכְּנִשְׁתָּא דְיִשְׂרָאֵל בְּגִיוֹרָא וּבְיַצִיבָא דְאַרְעָא׃ </text:span></text:span><text:span text:style-name="Default_20_Paragraph_20_Font"><text:span text:style-name="T1">כ </text:span></text:span><text:span text:style-name="Default_20_Paragraph_20_Font"><text:span text:style-name="T2">כָּל מַחְמְעָא לָא תֵיכְלוּן בְּכֹל מוֹתְבָנֵיכוֹן תֵּיכְלוּן פַּטִירָא׃ </text:span></text:span><text:span text:style-name="Default_20_Paragraph_20_Font"><text:span text:style-name="T1">כא </text:span></text:span><text:span text:style-name="Default_20_Paragraph_20_Font"><text:span text:style-name="T2">וּקְרָא משֶׁה לְכָל סָבֵי יִשְׂרָאֵל וַאֲמַר לְהוֹן אִתְנְגִידוּ וְסִיבוּ לְכוֹן (מִן בְּנֵי) עָנָא לְזַרְעֲיָתְכוֹן וְכוּסוּ פִסְחָא׃ </text:span></text:span><text:span text:style-name="Default_20_Paragraph_20_Font"><text:span text:style-name="T1">כב </text:span></text:span><text:span text:style-name="Default_20_Paragraph_20_Font"><text:span text:style-name="T2">וְתִסְבּוּן אֱסָרַת אֵזוֹבָא וְתִטְבְּלוּן בִּדְמָא דִבְמָנָא וְתַדוּן לְשַׁקְפָא וְלִתְרֵין סִפַּיָא מִן דְמָא דִבְמָנָא וְאַתּוּן לָא תִפְּקוּן אֱנַשׁ מִתְּרַע בֵּיתֵהּ עַד צַפְרָא׃ </text:span></text:span><text:span text:style-name="Default_20_Paragraph_20_Font"><text:span text:style-name="T1">כג </text:span></text:span><text:span text:style-name="Default_20_Paragraph_20_Font"><text:span text:style-name="T2">וְיִתְגְלֵי יְיָ לְמִמְחֵי יָת מִצְרַיִם וְיֶחֱזֵי יָת דְמָא עַל שַׁקְפָא וְעַל תְּרֵין סִפַּיָא וְיֵחוֹס יְיָ עַל תַּרְעָא וְלָא יִשְׁבּוֹק לְחַבָּלָא לְמֵיעַל לְבָתֵּיכוֹן לְמִמְחֵי׃ </text:span></text:span><text:span text:style-name="Default_20_Paragraph_20_Font"><text:span text:style-name="T1">כד </text:span></text:span><text:span text:style-name="Default_20_Paragraph_20_Font"><text:span text:style-name="T2">וְתִטְרוּן יָת פִּתְגָמָא הָדֵין לִקְיָם לָךְ וְלִבְנָיךְ עַד עָלָם׃ </text:span></text:span><text:span text:style-name="Default_20_Paragraph_20_Font"><text:span text:style-name="T1">כה </text:span></text:span><text:span text:style-name="Default_20_Paragraph_20_Font"><text:span text:style-name="T2">וִיהֵי אֲרֵי תֵעֲלוּן לְאַרְעָא דְיִתֵּן יְיָ לְכוֹן כְּמָא דִי מַלִיל וְתִטְּרוּן יָת פָּלְחָנָא הָדֵין׃ </text:span></text:span><text:span text:style-name="Default_20_Paragraph_20_Font"><text:span text:style-name="T1">כו </text:span></text:span><text:span text:style-name="Default_20_Paragraph_20_Font"><text:span text:style-name="T2">וִיהֵי אֲרֵי יֵימְרוּן לְכוֹן בְּנֵיכוֹן מָא פָּלְחָנָא הָדֵין לְכוֹן׃ </text:span></text:span><text:span text:style-name="Default_20_Paragraph_20_Font"><text:span text:style-name="T1">כז </text:span></text:span><text:span text:style-name="Default_20_Paragraph_20_Font"><text:span text:style-name="T2">וְתֵימְרוּן דַבַּח חֲיָס הוּא קֳדָם יְיָ דִי חָס עַל בָּתֵּי בְנֵי יִשְׂרָאֵל בְּמִצְרַיִם כַּד הֲוָה מָחֵי יָת מִצְרָאֵי וְיָת בָּתָּנָא שֵׁזִיב וּכְרַע עַמָא וּסְגִידוּ׃ </text:span></text:span><text:span text:style-name="Default_20_Paragraph_20_Font"><text:span text:style-name="T1">כח </text:span></text:span><text:span text:style-name="Default_20_Paragraph_20_Font"><text:span text:style-name="T2">וַאֲזָלוּ וַעֲבָדוּ בְּנֵי יִשְׂרָאֵל כְּמָא דְפַקִיד יְיָ יָת משֶׁה וְאַהֲרֹן כֵּן עֲבָדוּ׃ </text:span></text:span><text:span text:style-name="Default_20_Paragraph_20_Font"><text:span text:style-name="T1">כט </text:span></text:span><text:span text:style-name="Default_20_Paragraph_20_Font"><text:span text:style-name="T2">וַהֲוָה בְּפַלְגוּת לֵילְיָא וַיְיָ קְטַל כָּל בּוּכְרָא בְּאַרְעָא דְמִצְרַיִם מִבּוּכְרָא דְפַרְעֹה דְעָתִיד לְמִתַּב עַל כָּרְסֵי מַלְכוּתֵהּ עַד בּוּכְרָא דְשִׁבְיָא דִי בְּבֵית אֲסִירֵי וְכֹל בּוּכְרָא דִבְעִירָא׃ </text:span></text:span><text:span text:style-name="Default_20_Paragraph_20_Font"><text:span text:style-name="T1">ל </text:span></text:span><text:span text:style-name="Default_20_Paragraph_20_Font"><text:span text:style-name="T2">וְקָם פַּרְעֹה לֵילְיָא הוּא וְכָל עַבְדוֹהִי וְכָל מִצְרַיִם וַהֲוַת צְוַחְתָּא רַבְּתָא בְּמִצְרָיִם אֲרֵי לֵית בֵּיתָא דִי לֵית הֲוָה בֵהּ תַּמָן מֵתָא׃ </text:span></text:span><text:span text:style-name="Default_20_Paragraph_20_Font"><text:span text:style-name="T1">לא </text:span></text:span><text:span text:style-name="Default_20_Paragraph_20_Font"><text:span text:style-name="T2">וּקְרָא לְמשֶׁה וּלְאַהֲרֹן לֵילְיָא וַאֲמַר קוּמוּ פּוּקוּ מִגוֹ עַמִי אַף אַתּוּן אַף בְּנֵי יִשְׂרָאֵל וֶאֱזִילוּ פְלָחוּ קֳדָם יְיָ כְּמָא דִהֲוֵתוּן אָמְרִין׃ </text:span></text:span><text:span text:style-name="Default_20_Paragraph_20_Font"><text:span text:style-name="T1">לב </text:span></text:span><text:span text:style-name="Default_20_Paragraph_20_Font"><text:span text:style-name="T2">אַף עַנְכוֹן אַף תּוֹרְכוֹן דְבָרוּ כְּמָא דִי מַלֵלְתֻּן וֶאֱזִילוּ וְצַלוֹ אַף עָלָי׃ </text:span></text:span><text:span text:style-name="Default_20_Paragraph_20_Font"><text:span text:style-name="T1">לג </text:span></text:span><text:span text:style-name="Default_20_Paragraph_20_Font"><text:span text:style-name="T2">וּתְקֵיפַת מִצְרַיִם עַל עַמָא לְאוֹחָאָה לְשַׁלָחוּתְהוֹן מִן אַרְעָא אֲרֵי אֲמָרוּ כֻּלָנָא מָיְתִין׃ </text:span></text:span><text:span text:style-name="Default_20_Paragraph_20_Font"><text:span text:style-name="T1">לד </text:span></text:span><text:span text:style-name="Default_20_Paragraph_20_Font"><text:span text:style-name="T2">וּנְטַל עַמָא יָת לַיְשֵׁיהוֹן עַד לָא חֲמָע מוֹתַר אַצְוָתְהוֹן צְרִיר בִּלְבָשֵׁהוֹן עַל כַּתְפֵּיהוֹן׃ </text:span></text:span><text:span text:style-name="Default_20_Paragraph_20_Font"><text:span text:style-name="T1">לה </text:span></text:span><text:span text:style-name="Default_20_Paragraph_20_Font"><text:span text:style-name="T2">וּבְנֵי יִשְׂרָאֵל עֲבָדוּ כְּפִתְגָמָא דְמשֶׁה וּשְׁאִילוּ מִמִצְרַיִם מָנִין דִכְסַף וּמָנִין דִדְהַב וּלְבוּשִׁין׃ </text:span></text:span><text:span text:style-name="Default_20_Paragraph_20_Font"><text:span text:style-name="T1">לו </text:span></text:span><text:span text:style-name="Default_20_Paragraph_20_Font"><text:span text:style-name="T2">וַייָ יְהַב יָת עַמָא לְרַחֲמִין בְּעֵינֵי מִצְרַיִם וּשְׁאֵילִנוּן וְרוֹקִינוּ יָת מִצְרַיִם׃ </text:span></text:span><text:span text:style-name="Default_20_Paragraph_20_Font"><text:span text:style-name="T1">לז </text:span></text:span><text:span text:style-name="Default_20_Paragraph_20_Font"><text:span text:style-name="T2">וּנְטָלוּ בְנֵי יִשְׂרָאֵל מֵרַעְמְסֵס לְסֻכּוֹת כְּשִׁתְּ מֵאָה אַלְפִין רִגְלָאִין גֻבְרַיָא בַּר מִטַפְלָא׃ </text:span></text:span><text:span text:style-name="Default_20_Paragraph_20_Font"><text:span text:style-name="T1">לח </text:span></text:span><text:span text:style-name="Default_20_Paragraph_20_Font"><text:span text:style-name="T2">וְאַף </text:span></text:span><text:soft-page-break/><text:span text:style-name="Default_20_Paragraph_20_Font"><text:span text:style-name="T2">נוּכְרָאִין סַגִיאִין סְלִיקוּ עִמְהוֹן וְעָנָא וְתוֹרִין בְּעִירָא סַגִי לַחֲדָא׃ </text:span></text:span><text:span text:style-name="Default_20_Paragraph_20_Font"><text:span text:style-name="T1">לט </text:span></text:span><text:span text:style-name="Default_20_Paragraph_20_Font"><text:span text:style-name="T2">וַאֲפוֹ יָת לַיְשָׁא דִי אַפִּיקוּ מִמִצְרַיִם גְרִיצָן פַּטִירָן אֲרֵי לָא חֲמָע אֲרֵי אִתָּרָכוּ מִמִצְרַיִם וְלָא יָכִילוּ לְאִתְעַכָּבָא וְאַף זְוָדִין לָא עֲבָדוּ לְהוֹן׃ </text:span></text:span><text:span text:style-name="Default_20_Paragraph_20_Font"><text:span text:style-name="T1">מ </text:span></text:span><text:span text:style-name="Default_20_Paragraph_20_Font"><text:span text:style-name="T2">וּמוֹתַב בְּנֵי יִשְׂרָאֵל דִי יְתִיבוּ בְּמִצְרָיִם אַרְבַּע מְאָה וּתְלָתִין שְׁנִין׃ </text:span></text:span><text:span text:style-name="Default_20_Paragraph_20_Font"><text:span text:style-name="T1">מא </text:span></text:span><text:span text:style-name="Default_20_Paragraph_20_Font"><text:span text:style-name="T2">וַהֲוָה מִסוֹף אַרְבַּע מְאָה וּתְלָתִין שְׁנִין וַהֲוָה בִּכְרַן יוֹמָא הָדֵין נְפָקוּ כָּל חֵילַיָא דַיְיָ מֵאַרְעָא דְמִצְרָיִם׃ </text:span></text:span><text:span text:style-name="Default_20_Paragraph_20_Font"><text:span text:style-name="T1">מב </text:span></text:span><text:span text:style-name="Default_20_Paragraph_20_Font"><text:span text:style-name="T2">לֵילֵי נְטִּיר הוּא קֳדָם יְיָ לְאַפָּקוּתְהוֹן מֵאַרְעָא דְמִצְרַיִם הוּא לֵילְיָא הָדֵין קֳדָם יְיָ נְטִירִין לְכָל בְּנֵי יִשְׂרָאֵל לְדָרֵיהוֹן׃ </text:span></text:span><text:span text:style-name="Default_20_Paragraph_20_Font"><text:span text:style-name="T1">מג </text:span></text:span><text:span text:style-name="Default_20_Paragraph_20_Font"><text:span text:style-name="T2">וַאֲמַר יְיָ לְמשֶׁה וּלְאַהֲרֹן דָא גְזֵירַת פִּסְחָא כָּל בַּר יִשְׂרָאֵל דְיִשְׁתַּמַד לָא יֵכוּל בֵּהּ׃ </text:span></text:span><text:span text:style-name="Default_20_Paragraph_20_Font"><text:span text:style-name="T1">מד </text:span></text:span><text:span text:style-name="Default_20_Paragraph_20_Font"><text:span text:style-name="T2">וְכָל עָבֵד גְבַר זְבִינֵי כַסְפָּא וְתִגְזַר יָתֵהּ בְּכֵן יֵכוּל בֵּהּ׃ </text:span></text:span><text:span text:style-name="Default_20_Paragraph_20_Font"><text:span text:style-name="T1">מה </text:span></text:span><text:span text:style-name="Default_20_Paragraph_20_Font"><text:span text:style-name="T2">תּוֹתָבָא וַאֲגִירָא לָא יֵכוּל בֵּהּ׃ </text:span></text:span><text:span text:style-name="Default_20_Paragraph_20_Font"><text:span text:style-name="T1">מו </text:span></text:span><text:span text:style-name="Default_20_Paragraph_20_Font"><text:span text:style-name="T2">בַּחֲבוּרָא חֲדָא יִתְאָכֵל לָא תַפֵּיק מִן בֵּיתָא מִן בִּסְרָא לְבָרָא וְגַרְמָא לָא תִתְבְּרוּן בֵּהּ׃ </text:span></text:span><text:span text:style-name="Default_20_Paragraph_20_Font"><text:span text:style-name="T1">מז </text:span></text:span><text:span text:style-name="Default_20_Paragraph_20_Font"><text:span text:style-name="T2">כָּל כְּנִשְׁתָּא דְיִשְׂרָאֵל יַעְבְדוּן יָתֵהּ׃ </text:span></text:span><text:span text:style-name="Default_20_Paragraph_20_Font"><text:span text:style-name="T1">מח </text:span></text:span><text:span text:style-name="Default_20_Paragraph_20_Font"><text:span text:style-name="T2">וַאֲרֵי יִתְגַיַר עִמָךְ גִיוֹרָא וְיַעְבֵּד פִּסְחָא קֳדָם יְיָ מִגְזַר לֵהּ כָּל דְכוּרָא וּבְכֵן יִקְרַב לְמֶעְבְּדֵהּ וִיהֵי כְּיַצִיבָא דְאַרְעָא וְכָל עַרְלָא לָא יֵכוּל בֵּהּ׃ </text:span></text:span><text:span text:style-name="Default_20_Paragraph_20_Font"><text:span text:style-name="T1">מט </text:span></text:span><text:span text:style-name="Default_20_Paragraph_20_Font"><text:span text:style-name="T2">אוֹרַיְתָא חֲדָא יְהֵא לְיַצִיבָא וּלְגִיוֹרָא דְיִתְגַיְרוּן בֵּינֵיכוֹן׃ </text:span></text:span><text:span text:style-name="Default_20_Paragraph_20_Font"><text:span text:style-name="T1">נ </text:span></text:span><text:span text:style-name="Default_20_Paragraph_20_Font"><text:span text:style-name="T2">וַעֲבָדוּ כָּל בְּנֵי יִשְׂרָאֵל כְּמָא דִי פַקִיד יְיָ יָת משֶׁה וְיָת אַהֲרֹן כֵּן עֲבָדוּ׃ </text:span></text:span><text:span text:style-name="Default_20_Paragraph_20_Font"><text:span text:style-name="T1">נא </text:span></text:span><text:span text:style-name="Default_20_Paragraph_20_Font"><text:span text:style-name="T2">וַהֲוָה בִּכְרַן יוֹמָא הָדֵין אַפֵּיק יְיָ יָת בְּנֵי יִשְׂרָאֵל מֵאַרְעָא דְמִצְרַיִם עַל חֵילֵיהוֹן׃ </text:span></text:span></text:p>
      </text:section>
      <text:section text:style-name="Sect1" text:name="Sect13">
        <text:p text:style-name="P2">Exodus 13</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אַקְדֵשׁ קֳדָמַי כָּל בּוּכְרָא פָּתַח כָּל וַלְדָא בִּבְנֵי יִשְׂרָאֵל בֶּאֱנָשָׁא וּבִבְעִירָא דִילִי הוּא׃ </text:span></text:span><text:span text:style-name="Default_20_Paragraph_20_Font"><text:span text:style-name="T1">ג </text:span></text:span><text:span text:style-name="Default_20_Paragraph_20_Font"><text:span text:style-name="T2">וַאֲמַר משֶׁה לְעַמָא הֲווֹ דְכִירִין יָת יוֹמָא הָדֵין דִי נְפַקְתּוּן מִמִצְרַיִם מִבֵּית עַבְדוּתָא אֲרֵי בִּתְקוֹף יְדָא אַפֵּיק יְיָ יָתְכוֹן מִכָּא וְלָא יִתְאֲכֵל חֲמִיעַ׃ </text:span></text:span><text:span text:style-name="Default_20_Paragraph_20_Font"><text:span text:style-name="T1">ד </text:span></text:span><text:span text:style-name="Default_20_Paragraph_20_Font"><text:span text:style-name="T2">יוֹמָא דֵין אַתּוּן נָפְקִין בְּיַרְחָא דְאַבִּיבָא׃ </text:span></text:span><text:span text:style-name="Default_20_Paragraph_20_Font"><text:span text:style-name="T1">ה </text:span></text:span><text:span text:style-name="Default_20_Paragraph_20_Font"><text:span text:style-name="T2">וִיהֵי אֲרֵי יָעֵלִנָךְ יְיָ לְאַרְעָא דִכְנַעֲנָאֵי וְחִתָּאֵי וֶאֱמוֹרָאֵי וְחִוָאֵי וִיבוּסָאֵי דִי קַיִים לַאֲבָהָתָךְ לְמִתַּן לָךְ אַרְעָא עַבְדָא חֲלָב וּדְבָשׁ וְתִפְלַח יָת פָּלְחָנָא הָדָא בְּיַרְחָא הָדֵין׃ </text:span></text:span><text:span text:style-name="Default_20_Paragraph_20_Font"><text:span text:style-name="T1">ו </text:span></text:span><text:span text:style-name="Default_20_Paragraph_20_Font"><text:span text:style-name="T2">שִׁבְעָה יוֹמִין תֵּיכוּל פַּטִירָא וּבְיוֹמָא שְׁבִיעָאָה חַגָא קֳדָם יְיָ׃ </text:span></text:span><text:span text:style-name="Default_20_Paragraph_20_Font"><text:span text:style-name="T1">ז </text:span></text:span><text:span text:style-name="Default_20_Paragraph_20_Font"><text:span text:style-name="T2">פַּטִיר יִתְאֲכֵל יָת שִׁבְעַת יוֹמִין וְלָא יִתְחֲזֵי לָךְ חֲמִיעַ וְלָא יִתְחֲזֵי לָךְ חֲמִיר בְּכָל תְּחוּמָךְ׃ </text:span></text:span><text:span text:style-name="Default_20_Paragraph_20_Font"><text:span text:style-name="T1">ח </text:span></text:span><text:span text:style-name="Default_20_Paragraph_20_Font"><text:span text:style-name="T2">וּתְחַוֵי לִבְנָךְ בְּיוֹמָא הַהוּא לְמֵימָר בְּדִיל דֵין עֲבַד יְיָ לִי בְּמִפְּקִי מִמִצְרָיִם׃ </text:span></text:span><text:span text:style-name="Default_20_Paragraph_20_Font"><text:span text:style-name="T1">ט </text:span></text:span><text:span text:style-name="Default_20_Paragraph_20_Font"><text:span text:style-name="T2">וִיהֵי לָךְ לְאָת עַל יְדָךְ וּלְדָכְרָנָא בֵּין עֵינָיךְ בְּדִיל תְּהֵי אוֹרַיְתָא דַיְיָ בְּפוּמָךְ אֲרֵי בִּידָא תַקִיפָא אַפְּקָךְ יְיָ מִמִצְרָיִם׃ </text:span></text:span><text:span text:style-name="Default_20_Paragraph_20_Font"><text:span text:style-name="T1">י </text:span></text:span><text:span text:style-name="Default_20_Paragraph_20_Font"><text:span text:style-name="T2">וְתִטַּר יָת קְיָמָא הָדָא לְזִמְנַהּ מִזְמַן לִזְמָן׃ </text:span></text:span><text:span text:style-name="Default_20_Paragraph_20_Font"><text:span text:style-name="T1">יא </text:span></text:span><text:span text:style-name="Default_20_Paragraph_20_Font"><text:span text:style-name="T2">וִיהֵי אֲרֵי יָעֵלִנָךְ יְיָ לְאַרְעָא דִכְנַעֲנָאֵי כְּמָא דִי קַיִים לָךְ וְלַאֲבָהָתָךְ וְיִתְּנִנַהּ לָךְ׃ </text:span></text:span><text:span text:style-name="Default_20_Paragraph_20_Font"><text:span text:style-name="T1">יב </text:span></text:span><text:span text:style-name="Default_20_Paragraph_20_Font"><text:span text:style-name="T2">וְתַעְבַּר כָּל פָּתַח וַלְדָא קֳדָם יְיָ וְכָל פָּתַח וְלַד בְּעִירָא דִי יְהֵי לָךְ דִכְרִין תַּקְדֵשׁ קֳדָם יְיָ׃ </text:span></text:span><text:span text:style-name="Default_20_Paragraph_20_Font"><text:span text:style-name="T1">יג </text:span></text:span><text:span text:style-name="Default_20_Paragraph_20_Font"><text:span text:style-name="T2">וְכָל פָּתַח (בּוּכְרָא) דַחֲמָרָא תִּפְרוֹק בְּאִמְרָא וְאִם לָא תִפְרוֹק וְתִנְקְפֵהּ וְכָל בּוּכְרָא דַאֲנָשָׁא בִּבְנָיךְ תִּפְרוֹק׃ </text:span></text:span><text:span text:style-name="Default_20_Paragraph_20_Font"><text:span text:style-name="T1">יד </text:span></text:span><text:span text:style-name="Default_20_Paragraph_20_Font"><text:span text:style-name="T2">וִיהֵי אֲרֵי יִשְׁאֲלִנָךְ בְּנָךְ מְחָר לְמֵימַר מָא דָא וְתֵימַר לֵהּ בִּתְקוֹף יְדָא אַפְּקָנָא יְיָ מִמִצְרַיִם מִבֵּית עַבְדוּתָא׃ </text:span></text:span><text:span text:style-name="Default_20_Paragraph_20_Font"><text:span text:style-name="T1">טו </text:span></text:span><text:span text:style-name="Default_20_Paragraph_20_Font"><text:span text:style-name="T2">וַהֲוָה אֲרֵי אַקְשֵׁי פַרְעֹה לְשַׁלָחוּתָנָא וּקְטַל יְיָ כָּל בּוּכְרָא בְּאַרְעָא דְמִצְרַיִם מִבּוּכְרָא דַאֲנָשָׁא וְעַד בּוּכְרָא דִבְעִירָא עַל כֵּן אֲנָא דָבַח קֳדָם יְיָ כָּל פָּתַח וַלְדָא דִכְרִין וְכָל בּוּכְרָא דִבְנַי אֶפְרוֹק׃ </text:span></text:span><text:span text:style-name="Default_20_Paragraph_20_Font"><text:span text:style-name="T1">טז </text:span></text:span><text:span text:style-name="Default_20_Paragraph_20_Font"><text:span text:style-name="T2">וִיהֵי לְאָת עַל יְדָךְ וְלִתְפִלִין בֵּין עֵינָיךְ אֲרֵי בִּתְקוֹף יְדָא אַפְּקָנָא יְיָ מִמִצְרָיִם׃ ססס׃ </text:span></text:span><text:span text:style-name="Default_20_Paragraph_20_Font"><text:span text:style-name="T1">יז </text:span></text:span><text:span text:style-name="Default_20_Paragraph_20_Font"><text:span text:style-name="T2">וַהֲוָה כַּד שַׁלַח פַּרְעֹה יָת עַמָא וְלָא דַבָּרִינוּן יְיָ אֹרַח אַרְעָא פְלִשְׁתָּאֵי אֲרֵי קָרִיבָא הוּא אֲרֵי אֲמַר יְיָ דִילְמָא יְזוּעוּן עַמָא בְּמֶחֱזֵיהוֹן קְרָבָא וִיתוּבוּן לְמִצְרָיִם׃ </text:span></text:span><text:span text:style-name="Default_20_Paragraph_20_Font"><text:span text:style-name="T1">יח </text:span></text:span><text:span text:style-name="Default_20_Paragraph_20_Font"><text:span text:style-name="T2">וְאַסְחַר יְיָ יָת עַמָא אֹרַח מַדְבְּרָא יַמָא דְסוּף וּמְזָרְזִין סְלִיקוּ בְּנֵי יִשְׂרָאֵל מֵאַרְעָא דְמִצְרָיִם׃ </text:span></text:span><text:span text:style-name="Default_20_Paragraph_20_Font"><text:span text:style-name="T1">יט </text:span></text:span><text:span text:style-name="Default_20_Paragraph_20_Font"><text:span text:style-name="T2">וְאַסִיק משֶׁה יָת גַרְמֵי </text:span></text:span><text:soft-page-break/><text:span text:style-name="Default_20_Paragraph_20_Font"><text:span text:style-name="T2">יוֹסֵף עִמֵהּ אֲרֵי אוֹמָאָה אוֹמִי יָת בְּנֵי יִשְׂרָאֵל לְמֵימָר מִדְכַּר דְכִיר יְיָ יָתְכוֹן וְתַסְקוּן יָת גַרְמַי מִכָּא עִמְכוֹן׃ </text:span></text:span><text:span text:style-name="Default_20_Paragraph_20_Font"><text:span text:style-name="T1">כ </text:span></text:span><text:span text:style-name="Default_20_Paragraph_20_Font"><text:span text:style-name="T2">וּנְטָלוּ מִסֻכּוֹת וּשְׁרוֹ בְאֵתָם בִּסְטַר מַדְבְּרָא׃ </text:span></text:span><text:span text:style-name="Default_20_Paragraph_20_Font"><text:span text:style-name="T1">כא </text:span></text:span><text:span text:style-name="Default_20_Paragraph_20_Font"><text:span text:style-name="T2">וַיְיָ מְדַבַּר קָדָמֵיהוֹן בִּימָמָא בְּעַמוּדָא דַעֲנָנָא לְדַבָּרוּתְהוֹן בְּאוֹרְחָא וְלֵילְיָא בְּעַמוּדָא דְאֶשָׁתָא לְאַנְהָרָא לְהוֹן לְמֵיזַל בִּימָמָא וּבְלֵילְיָא׃ </text:span></text:span><text:span text:style-name="Default_20_Paragraph_20_Font"><text:span text:style-name="T1">כב </text:span></text:span><text:span text:style-name="Default_20_Paragraph_20_Font"><text:span text:style-name="T2">לָא יַעֲדֵי עַמוּדָא דַעֲנָנָא בִּימָמָא וְאַף לָא עַמוּדָא דְאֶשָׁתָא בְּלֵילְיָא קֳדָם עַמָא׃ </text:span></text:span></text:p>
      </text:section>
      <text:section text:style-name="Sect1" text:name="Sect14">
        <text:p text:style-name="P2">Exodus 14</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יל עִם בְּנֵי יִשְׂרָאֵל וִיתוּבּוּן וְיִשְׁרוּן קֳדָם פּוּם חִירָתָא בֵּין מִגְדוֹל וּבֵין יַמָא קֳדָם בְּעֵיל צְפוֹן לְקִבְלֵהּ תִּשְׁרוּן עַל יַמָא׃ </text:span></text:span><text:span text:style-name="Default_20_Paragraph_20_Font"><text:span text:style-name="T1">ג </text:span></text:span><text:span text:style-name="Default_20_Paragraph_20_Font"><text:span text:style-name="T2">וְיֵימַר פַּרְעֹה עַל בְּנֵי יִשְׂרָאֵל מְעַרְבְּלִין אִנוּן בְּאַרְעָא אֲחַד עֲלֵיהוֹן מַדְבְּרָא׃ </text:span></text:span><text:span text:style-name="Default_20_Paragraph_20_Font"><text:span text:style-name="T1">ד </text:span></text:span><text:span text:style-name="Default_20_Paragraph_20_Font"><text:span text:style-name="T2">וְאַתְקֵף יָת לִבָּא דְפַרְעֹה וְיִרְדַף בַּתְרֵיהוֹן וְאֶתְיַקַר בְּפַרְעֹה וּבְכָל מַשִׁרְיָתֵהּ וְיִדְעוּן מִצְרָאֵי אֲרֵי אֲנָא יְיָ וַעֲבָדוּ כֵן׃ </text:span></text:span><text:span text:style-name="Default_20_Paragraph_20_Font"><text:span text:style-name="T1">ה </text:span></text:span><text:span text:style-name="Default_20_Paragraph_20_Font"><text:span text:style-name="T2">וְאִתְחַוָא לְמַלְכָּא דְמִצְרַיִם אֲרֵי אֲזַל עַמָא וְאִתְהֲפִיךְ לִבָּא דְפַרְעֹה וְעַבְדוֹהִי לְעַמָא וַאֲמָרוּ מָא דָא עֲבַדְנָא אֲרֵי שַׁלַחְנָא יָת יִשְׂרָאֵל מִפָּלְחָנָנָא׃ </text:span></text:span><text:span text:style-name="Default_20_Paragraph_20_Font"><text:span text:style-name="T1">ו </text:span></text:span><text:span text:style-name="Default_20_Paragraph_20_Font"><text:span text:style-name="T2">וְטַקִיס יָת רְתִכֵּהּ וְיָת עַמֵהּ דַבַּר עִמֵהּ׃ </text:span></text:span><text:span text:style-name="Default_20_Paragraph_20_Font"><text:span text:style-name="T1">ז </text:span></text:span><text:span text:style-name="Default_20_Paragraph_20_Font"><text:span text:style-name="T2">וּדְבַר שִׁתְּ מְאָה רְתִכִּין בְּחִירָן וְכֹל רְתִכֵּי מִצְרָאֵי וְגִבָּרִין מְמַנָן עַל כֻּלְהוֹן׃ </text:span></text:span><text:span text:style-name="Default_20_Paragraph_20_Font"><text:span text:style-name="T1">ח </text:span></text:span><text:span text:style-name="Default_20_Paragraph_20_Font"><text:span text:style-name="T2">וְתַקִיף יְיָ יָת לִבָּא דְפַרְעֹה מַלְכָּא דְמִצְרַיִם וּרְדַף בָּתַר בְּנֵי יִשְׂרָאֵל וּבְנֵי יִשְׂרָאֵל נְפָקוּ בְּרֵישׁ גְלִי׃ </text:span></text:span><text:span text:style-name="Default_20_Paragraph_20_Font"><text:span text:style-name="T1">ט </text:span></text:span><text:span text:style-name="Default_20_Paragraph_20_Font"><text:span text:style-name="T2">וּרְדָפוּ מִצְרָאֵי בַּתְרֵיהוֹן וְאַדְבִּיקוּ יָתְהוֹן כַּד שָׁרָן עַל יַמָא כָּל סוּסָוַת רְתִכֵּי פַרְעֹה וּפָרָשׁוֹהִי וּמַשִׁרְיָתֵהּ עַל פּוּם חִירָתָא קֳדָם בְּעֵיל צְפוֹן׃ </text:span></text:span><text:span text:style-name="Default_20_Paragraph_20_Font"><text:span text:style-name="T1">י </text:span></text:span><text:span text:style-name="Default_20_Paragraph_20_Font"><text:span text:style-name="T2">וּפַרְעֹה קְרֵיב וּזְקָפוּ בְנֵי יִשְׂרָאֵל יָת עֵינֵיהוֹן וְהָא מִצְרָאֵי נַטְלִין בַּתְרֵיהוֹן וּדְחִילוּ לַחֲדָא וּזְעִיקוּ בְּנֵי יִשְׂרָאֵל קֳדָם יְיָ׃ </text:span></text:span><text:span text:style-name="Default_20_Paragraph_20_Font"><text:span text:style-name="T1">יא </text:span></text:span><text:span text:style-name="Default_20_Paragraph_20_Font"><text:span text:style-name="T2">וַאֲמָרוּ לְמשֶׁה הֲמִדְלֵית קְבָרִין בְּמִצְרַיִם דְבַרְתָּנָא לִמְמַת בְּמַדְבְּרָא מָא דָא עֲבַדְתָּא לָנָא לְאַפָּקוּתָנָא מִמִצְרָיִם׃ </text:span></text:span><text:span text:style-name="Default_20_Paragraph_20_Font"><text:span text:style-name="T1">יב </text:span></text:span><text:span text:style-name="Default_20_Paragraph_20_Font"><text:span text:style-name="T2">הֲלָא דֵין פִּתְגָמָא דִי מַלֵלְנָא עִמָךְ בְמִצְרַיִם לְמֵימַר שְׁבוֹק מִנָנָא וְנִפְלַח יָת מִצְרָאֵי אֲרֵי טַב לָנָא דְנִפְלַח יָת מִצְרָאֵי מִדִנְמוּת בְּמַדְבְּרָא׃ </text:span></text:span><text:span text:style-name="Default_20_Paragraph_20_Font"><text:span text:style-name="T1">יג </text:span></text:span><text:span text:style-name="Default_20_Paragraph_20_Font"><text:span text:style-name="T2">וַאֲמַר משֶׁה לְעַמָא לָא תִדְחֲלוּן אִתְעַתָּדוּ וַחֲזוֹ יָת פּוּרְקָנָא דַיְיָ דְיַעְבֵּד לְכוֹן יוֹמָא דֵין אֲרֵי כְּמָא דִחֲזֵיתוּן יַת מִצְרָאֵי יוֹמָא דֵין לָא תוֹסְפוּן לְמֶחֱזֵיהוֹן עוֹד עַד עָלְמָא׃ </text:span></text:span><text:span text:style-name="Default_20_Paragraph_20_Font"><text:span text:style-name="T1">יד </text:span></text:span><text:span text:style-name="Default_20_Paragraph_20_Font"><text:span text:style-name="T2">יְיָ יְגִיחַ לְכוֹן קְרָב וְאַתּוּן תִּשְׁתְּקוּן׃ </text:span></text:span><text:span text:style-name="Default_20_Paragraph_20_Font"><text:span text:style-name="T1">טו </text:span></text:span><text:span text:style-name="Default_20_Paragraph_20_Font"><text:span text:style-name="T2">וַאֲמַר יְיָ לְמשֶׁה קַבֵּלִית צְלוֹתָךְ מַלֵיל עִם בְּנֵי יִשְׂרָאֵל וְיִטְלוּן׃ </text:span></text:span><text:span text:style-name="Default_20_Paragraph_20_Font"><text:span text:style-name="T1">טז </text:span></text:span><text:span text:style-name="Default_20_Paragraph_20_Font"><text:span text:style-name="T2">וְאַתְּ טוֹל יָת חֻטְרָךְ וַאֲרֵים יָת יְדָךְ עַל יַמָא וּבְזָעוֹהִי וְיֵעֲלוּן בְּנֵי יִשְׂרָאֵל בְּגוֹ יַמָא בְּיַבֶּשְׁתָּא׃ </text:span></text:span><text:span text:style-name="Default_20_Paragraph_20_Font"><text:span text:style-name="T1">יז </text:span></text:span><text:span text:style-name="Default_20_Paragraph_20_Font"><text:span text:style-name="T2">וַאֲנָא הָא אֲנָא מְתַקֵף יָת לִבָּא דְמִצְרָאֵי וְיֵעֲלוּן בַּתְרֵיהוֹן וְאֶתְיַקַר בְּפַרְעֹה וּבְכָל מַשִׁרְיָתֵהּ בִּרְתִכּוֹהִי וּבְפָרָשׁוֹהִי׃ </text:span></text:span><text:span text:style-name="Default_20_Paragraph_20_Font"><text:span text:style-name="T1">יח </text:span></text:span><text:span text:style-name="Default_20_Paragraph_20_Font"><text:span text:style-name="T2">וְיִדְּעוּן מִצְרָאֵי אֲרֵי אֲנָא יְיָ בְּאִתְיַקָרוּתִי בְּפַרְעֹה בִּרְתִכּוֹהִי וּבְפָרָשׁוֹהִי׃ </text:span></text:span><text:span text:style-name="Default_20_Paragraph_20_Font"><text:span text:style-name="T1">יט </text:span></text:span><text:span text:style-name="Default_20_Paragraph_20_Font"><text:span text:style-name="T2">וּנְטַל מַלְאֲכָא דַיְיָ דִמְדַבַּר קֳדָם מַשְׁרִיתָא דְיִשְׂרָאֵל וַאֲתָא מִבַּתְרֵיהוֹן וּנְטַל עַמּוּדָא דַעֲנָנָא מִן קֳדָמֵיהוֹן וּשְׁרָא מִבַּתְרֵיהוֹן׃ </text:span></text:span><text:span text:style-name="Default_20_Paragraph_20_Font"><text:span text:style-name="T1">כ </text:span></text:span><text:span text:style-name="Default_20_Paragraph_20_Font"><text:span text:style-name="T2">וְעַל בֵּין מַשְׁרִיתָא דְמִצְרָאֵי וּבֵין מַשְׁרִיתָא דְיִשְׂרָאֵל וַהֲוָה עֲנָנָא וְקַבְלָא לְמִצְרָאֵי וּלְיִשְׂרָאֵל נְהַר כָּל לֵילְיָא וְלָא אִתְקְרִיבוּ דֵין לְוָת דֵין כָּל לֵילְיָא׃ </text:span></text:span><text:span text:style-name="Default_20_Paragraph_20_Font"><text:span text:style-name="T1">כא </text:span></text:span><text:span text:style-name="Default_20_Paragraph_20_Font"><text:span text:style-name="T2">וַאֲרֵים משֶׁה יָת יְדֵהּ עַל יַמָּא וְדַבַּר יְיָ יָת יַמָּא בְּרוּחַ קִדוּמָא תַקִיף כָּל לֵילְיָא וְשַׁוִי יָת יַמָּא לְיַבֶּשְׁתָּא וְאִתְבְּזָעוּ מַיָּא׃ </text:span></text:span><text:span text:style-name="Default_20_Paragraph_20_Font"><text:span text:style-name="T1">כב </text:span></text:span><text:span text:style-name="Default_20_Paragraph_20_Font"><text:span text:style-name="T2">וְעַלוּ בְנֵי יִשְׂרָאֵל בְּגוֹ יַמָא בְּיַבֶּשְׁתָּא וּמַיָּא לְהוֹן שׁוּרִין מִיַּמִינֵהוֹן וּמִסְמָאלֵהוֹן׃ </text:span></text:span><text:span text:style-name="Default_20_Paragraph_20_Font"><text:span text:style-name="T1">כג </text:span></text:span><text:span text:style-name="Default_20_Paragraph_20_Font"><text:span text:style-name="T2">וּרְדָפוּ מִצְרָאֵי וְעַלוּ בַתְרֵיהוֹן כֹּל סוּסָוַת פַּרְעֹה רְתִכּוֹהִי וּפָרָשׁוֹהִי לְגוֹ יַמָא׃ </text:span></text:span><text:span text:style-name="Default_20_Paragraph_20_Font"><text:span text:style-name="T1">כד </text:span></text:span><text:span text:style-name="Default_20_Paragraph_20_Font"><text:span text:style-name="T2">וַהֲוָה בְּמַטְרַת צַפְרָא וְאִסְתְּכֵי יְיָ לְמַשְׁרִיתָא דְמִצְרָאֵי בְּעַמוּדָא דְאֶשָׁתָא וַעֲנָנָא וְשַׁגִישׁ יָת מַשְׁרִיתָא דְמִצְרָאֵי׃ </text:span></text:span><text:span text:style-name="Default_20_Paragraph_20_Font"><text:span text:style-name="T1">כה </text:span></text:span><text:span text:style-name="Default_20_Paragraph_20_Font"><text:span text:style-name="T2">וְאַעְדִי יָת גַלְגַלֵי רְתִכּוֹהִי וּמְדַבְּרִין לְהוֹן בִּתְקוֹף וַאֲמַר מִצְרָאֵי נֵעִירוֹק מִן </text:span></text:span><text:soft-page-break/><text:span text:style-name="Default_20_Paragraph_20_Font"><text:span text:style-name="T2">קֳדָם יִשְׂרָאֵל אֲרֵי דָא הִיא גְבֻרְתָּא דַיְיָ דַעֲבֵד לְהוֹן קְרָבִין בְּמִצְרָיִם׃ </text:span></text:span><text:span text:style-name="Default_20_Paragraph_20_Font"><text:span text:style-name="T1">כו </text:span></text:span><text:span text:style-name="Default_20_Paragraph_20_Font"><text:span text:style-name="T2">וַאֲמַר יְיָ לְמשֶׁה אֲרֵים יָת יְדָךְ עַל יַמָא וִיתוּבוּן מַיָא עַל מִצְרָאֵי עַל רְתִכֵּיהוֹן וְעַל פָּרָשֵׁיהוֹן׃ </text:span></text:span><text:span text:style-name="Default_20_Paragraph_20_Font"><text:span text:style-name="T1">כז </text:span></text:span><text:span text:style-name="Default_20_Paragraph_20_Font"><text:span text:style-name="T2">וַאֲרֵים משֶׁה יָת יְדֵהּ עַל יַמָא וְתָב יַמָא לְעִדַן צַפְרָא לְתָקְפֵּהּ וּמִצְרָאֵי עָרְקִין לְקַדָמוּתֵהּ וְשַׁנִיק יְיָ יָת מִצְרָאֵי בְּגוֹ יַמָא׃ </text:span></text:span><text:span text:style-name="Default_20_Paragraph_20_Font"><text:span text:style-name="T1">כח </text:span></text:span><text:span text:style-name="Default_20_Paragraph_20_Font"><text:span text:style-name="T2">וְתָבוּ מַיָא וַחֲפוֹ יָת רְתִכַּיָא וְיָת פָּרָשַׁיָא לְכֹל מַשִׁרְיַת פַּרְעֹה דְעַלוּ בַתְרֵיהוֹן בְּיַמָא לָא אִשְׁתָּאַר בְּהוֹן עַד חָד׃ </text:span></text:span><text:span text:style-name="Default_20_Paragraph_20_Font"><text:span text:style-name="T1">כט </text:span></text:span><text:span text:style-name="Default_20_Paragraph_20_Font"><text:span text:style-name="T2">וּבְנֵי יִשְׂרָאֵל הַלִיכוּ בְיַבֶּשְׁתָּא בְּגוֹ יַמָא וּמַיָא לְהוֹן שׁוּרִין מִיַמִינֵהוֹן וּמִסְמָאלֵהוֹן׃ </text:span></text:span><text:span text:style-name="Default_20_Paragraph_20_Font"><text:span text:style-name="T1">ל </text:span></text:span><text:span text:style-name="Default_20_Paragraph_20_Font"><text:span text:style-name="T2">וּפְרַק יְיָ בְּיוֹמָא הַהוּא יָת יִשְׂרָאֵל מִידָא דְמִצְרָאֵי וַחֲזוֹ יִשְׂרָאֵל יָת מִצְרָאֵי מַיְתִין עַל כֵּיף יַמָא׃ </text:span></text:span><text:span text:style-name="Default_20_Paragraph_20_Font"><text:span text:style-name="T1">לא </text:span></text:span><text:span text:style-name="Default_20_Paragraph_20_Font"><text:span text:style-name="T2">וַחֲזָא יִשְׂרָאֵל יָת גְבוּרְתָּא יְדָא רַבְּתָא דִי עֲבַד יְיָ בְּמִצְרַיִם וּדְחִילוּ עַמָא מִן קֳדָם יְיָ וְהֵמִינוּ בְּמֵימְרָא דַיְיָ וּבִנְבִיאוּת משֶׁה עַבְדֵהּ׃ </text:span></text:span></text:p>
      </text:section>
      <text:section text:style-name="Sect1" text:name="Sect15">
        <text:p text:style-name="P2">Exodus 15</text:p>
        <text:p text:style-name="P3"><text:span text:style-name="Default_20_Paragraph_20_Font"><text:span text:style-name="T1">א </text:span></text:span><text:span text:style-name="Default_20_Paragraph_20_Font"><text:span text:style-name="T2">בְּכֵן שַׁבַּח משֶׁה וּבְנֵי יִשְׂרָאֵל יָת תִּשְׁבַּחְתָּא הָדָא קֳדָם יְיָ וַאֲמָרוּ לְמֵימָר נְשַׁבַּח וְנוֹדֶה קָדָם יְיָ אֲרֵי אִתְגָאֵי עַל גֵוְתָנַיָא וְגֵאוּתָא דִילֵהּ הִיא סוּסְיָא וְרָכְבֵהּ רְמָא בְיַמָא׃ </text:span></text:span><text:span text:style-name="Default_20_Paragraph_20_Font"><text:span text:style-name="T1">ב </text:span></text:span><text:span text:style-name="Default_20_Paragraph_20_Font"><text:span text:style-name="T2">תָּקְפִּי וְתִשְׁבַּחְתִּי דְחִילָא יְיָ וַאֲמַר בְּמֵימְרֵהּ וַהֲוָה לִי לְפָרָק דֵין אֱלָהַי וְאֶבְנֵי לֵהּ מַקְדְשָׁא אֱלָהָא דַאֲבָהָתַי וְאֶפְלַח קֳדָמוֹהִי׃ </text:span></text:span><text:span text:style-name="Default_20_Paragraph_20_Font"><text:span text:style-name="T1">ג </text:span></text:span><text:span text:style-name="Default_20_Paragraph_20_Font"><text:span text:style-name="T2">יְיָ מָרֵי נִצְחָן קְרָבַיָא יְיָ שְׁמֵהּ׃ </text:span></text:span><text:span text:style-name="Default_20_Paragraph_20_Font"><text:span text:style-name="T1">ד </text:span></text:span><text:span text:style-name="Default_20_Paragraph_20_Font"><text:span text:style-name="T2">רְתִכֵּי פַּרְעֹה וּמַשִׁרְיָתֵהּ שְׁדִי בְיַמָא וּשְׁפַר גִבָּרוֹהִי אִטְבָּעוּ בְּיַמָא דְסוּף׃ </text:span></text:span><text:span text:style-name="Default_20_Paragraph_20_Font"><text:span text:style-name="T1">ה </text:span></text:span><text:span text:style-name="Default_20_Paragraph_20_Font"><text:span text:style-name="T2">תְּהוֹמַיָא חֲפוֹ עֲלֵיהוֹן נְחָתוּ לְעוּמְקַיָא כְּאַבְנָא׃ </text:span></text:span><text:span text:style-name="Default_20_Paragraph_20_Font"><text:span text:style-name="T1">ו </text:span></text:span><text:span text:style-name="Default_20_Paragraph_20_Font"><text:span text:style-name="T2">יַמִינָךְ יְיָ אַדִיר בְּחֵילָא יַמִינָךְ יְיָ תְּבָּרַת סָנְאָה׃ </text:span></text:span><text:span text:style-name="Default_20_Paragraph_20_Font"><text:span text:style-name="T1">ז </text:span></text:span><text:span text:style-name="Default_20_Paragraph_20_Font"><text:span text:style-name="T2">וּבִסְגֵי תָקְפָּךְ תְּבַרְתָּנוּן לִדְקָמוּ עַל עַמָךְ שַׁלַחְתָּ רוּגְזָךְ שֵׁיצִנוּן כְּנוּרָא לְקַשָׁא׃ </text:span></text:span><text:span text:style-name="Default_20_Paragraph_20_Font"><text:span text:style-name="T1">ח </text:span></text:span><text:span text:style-name="Default_20_Paragraph_20_Font"><text:span text:style-name="T2">וּבְמֵימַר פּוּמָךְ חַכִּימוּ מַיָא קָמוּ כְשׁוּר אֲזָלַיָא קָפוּ תְהוֹמִין בְּלִבָּא דְיַמָא׃ </text:span></text:span><text:span text:style-name="Default_20_Paragraph_20_Font"><text:span text:style-name="T1">ט </text:span></text:span><text:span text:style-name="Default_20_Paragraph_20_Font"><text:span text:style-name="T2">דַהֲוָה אֲמַר סָנְאָה אֶרְדוֹף אַדְבֵּק אֲפַלֵג בִּזְתָא תִּשְׂבַּע מִנְהוֹן נַפְשִׁי אֶשְׁלוֹף חַרְבִּי תְּשֵׁיצִינוּן יְדִי׃ </text:span></text:span><text:span text:style-name="Default_20_Paragraph_20_Font"><text:span text:style-name="T1">י </text:span></text:span><text:span text:style-name="Default_20_Paragraph_20_Font"><text:span text:style-name="T2">אֲמַרְתָּ בְּמֵימְרָךְ חֲפָא עֲלֵיהוֹן יַמָא אִשְׁתְּקָעוּ כַּאֲבָרָא בְּמַיִן תַּקִיפִין׃ </text:span></text:span><text:span text:style-name="Default_20_Paragraph_20_Font"><text:span text:style-name="T1">יא </text:span></text:span><text:span text:style-name="Default_20_Paragraph_20_Font"><text:span text:style-name="T2">לֵית בַּר מִנָךְ דְאַתְּ הוּא אֱלָהָא יְיָ לֵית בַּר מִנָךְ אֱלָהָא אַתְּ אַדִיר בְּקוּדְשָׁא דָחֵל תֻּשְׁבְּחָן עָבֵד פָּרִישָׁן׃ </text:span></text:span><text:span text:style-name="Default_20_Paragraph_20_Font"><text:span text:style-name="T1">יב </text:span></text:span><text:span text:style-name="Default_20_Paragraph_20_Font"><text:span text:style-name="T2">אֲרֵמְתָּ יַמִינָךְ בְּלַעְתְּנוּן אַרְעָא׃ </text:span></text:span><text:span text:style-name="Default_20_Paragraph_20_Font"><text:span text:style-name="T1">יג </text:span></text:span><text:span text:style-name="Default_20_Paragraph_20_Font"><text:span text:style-name="T2">דַבַּרְהִי בְטַבְוָתָךְ עַמָא דְנַן דִפְרָקְתָּ סוֹבַרְהִי בְתָקְפָּךְ לְדִירָא דְקֻדְשָׁךְ׃ </text:span></text:span><text:span text:style-name="Default_20_Paragraph_20_Font"><text:span text:style-name="T1">יד </text:span></text:span><text:span text:style-name="Default_20_Paragraph_20_Font"><text:span text:style-name="T2">שְׁמָעוּ עַמְמַיָא וְזָעוּ דַחֲלָא אַחֲדָתְנוּן דַהֲווֹ יָתְבִין בִּפְלָשֶׁת׃ </text:span></text:span><text:span text:style-name="Default_20_Paragraph_20_Font"><text:span text:style-name="T1">טו </text:span></text:span><text:span text:style-name="Default_20_Paragraph_20_Font"><text:span text:style-name="T2">בְּכֵן אִתְבְּהִילוּ רַבְרְבֵי אֱדוֹם תַּקִיפֵי מוֹאָב אֲחַדָתְנוּן רְתֵיתָא אִתְבָּרוּ כֹּל דַהֲווֹ יָתְבִין בִּכְנָעַן׃ </text:span></text:span><text:span text:style-name="Default_20_Paragraph_20_Font"><text:span text:style-name="T1">טז </text:span></text:span><text:span text:style-name="Default_20_Paragraph_20_Font"><text:span text:style-name="T2">תַּפִּיל עֲלֵיהוֹן אֵימְתָא וְדַחַלְתָּא בִּסְגֵי תָקְפָּךְ יִשְׁתְּקוּן כְּאַבְנָא עַד דְיֵעִבַּר עַמָךְ יְיָ יָת אַרְנוֹנָא עַד דְיֵעִבַּר עַמָא דְנַן דִי פְרַקְתָּא יָת יַרְדְנָא׃ </text:span></text:span><text:span text:style-name="Default_20_Paragraph_20_Font"><text:span text:style-name="T1">יז </text:span></text:span><text:span text:style-name="Default_20_Paragraph_20_Font"><text:span text:style-name="T2">תָּעֵלִנוּן וְתַשְׁרִינוּן בְּטוּרָא דְאַחְסַנְתָּךְ אֲתַר מְתַקֵן לְבֵית שְׁכִנְתָּךְ אַתְקֵנְתָּא יְיָ מַקְדְשָׁא יְיָ אַתְקְנוֹהִי יְדָיךְ׃ </text:span></text:span><text:span text:style-name="Default_20_Paragraph_20_Font"><text:span text:style-name="T1">יח </text:span></text:span><text:span text:style-name="Default_20_Paragraph_20_Font"><text:span text:style-name="T2">יְיָ מַלְכוּתֵהּ קָאֵם לְעָלַם וּלְעָלְמֵי עָלְמַיָא׃ </text:span></text:span><text:span text:style-name="Default_20_Paragraph_20_Font"><text:span text:style-name="T1">יט </text:span></text:span><text:span text:style-name="Default_20_Paragraph_20_Font"><text:span text:style-name="T2">אֲרֵי עַלוּ סוּסָוַת פַּרְעֹה בִּרְתִכּוֹהִי וּבְפָרָשׁוֹהִי בְּיַמָא וַאֲתֵיב יְיָ עֲלֵיהוֹן יָת מֵי יַמָא וּבְנֵי יִשְׂרָאֵל הַלִיכוּ בְיַבֶּשְׁתָּא בְּגוֹ יַמָא׃ </text:span></text:span><text:span text:style-name="Default_20_Paragraph_20_Font"><text:span text:style-name="T1">כ </text:span></text:span><text:span text:style-name="Default_20_Paragraph_20_Font"><text:span text:style-name="T2">וּנְסֵיבַת מִרְיָם נְבִיאֲתָא אֲחָתֵהּ דְאַהֲרֹן יָת תֻּפָּא בִּידַהּ וּנְפָקוּ כָל נְשַׁיָא בַּתְרָהָא בְּתֻפִּין וּבְחִנְגִין׃ </text:span></text:span><text:span text:style-name="Default_20_Paragraph_20_Font"><text:span text:style-name="T1">כא </text:span></text:span><text:span text:style-name="Default_20_Paragraph_20_Font"><text:span text:style-name="T2">וּמְעַנְיָא לְהוֹן מִרְיָם שַׁבָּחוּ וְאוֹדוּ קֳדָם יְיָ אֲרֵי אִתְגָאֵי עַל גֵוְתָנַיָא וְגֵאוּתָא דִילֵהּ הִיא סוּסְיָא וְרָכְבֵהּ רְמָא בְיַמָא׃ </text:span></text:span><text:span text:style-name="Default_20_Paragraph_20_Font"><text:span text:style-name="T1">כב </text:span></text:span><text:span text:style-name="Default_20_Paragraph_20_Font"><text:span text:style-name="T2">וְאַטֵּל משֶׁה יָת יִשְׂרָאֵל מִיַמָא דְסוּף וּנְפָקוּ לְמַדְבְּרָא דְחַגְרָא וַאֲזָלוּ תְלָתָא יוֹמִין בְּמַדְבְּרָא וְלָא אַשְׁכָּחוּ מַיָא׃ </text:span></text:span><text:span text:style-name="Default_20_Paragraph_20_Font"><text:span text:style-name="T1">כג </text:span></text:span><text:span text:style-name="Default_20_Paragraph_20_Font"><text:span text:style-name="T2">וַאֲתוֹ לְמָרָה וְלָא יְכִילוּ לְמִשְׁתֵּי מַיָא מִמָרָה אֲרֵי מְרִירִין אִנוּן עַל כֵּן קְרָא שְׁמַהּ מָרָה׃ </text:span></text:span><text:span text:style-name="Default_20_Paragraph_20_Font"><text:span text:style-name="T1">כד </text:span></text:span><text:span text:style-name="Default_20_Paragraph_20_Font"><text:span text:style-name="T2">וְאִתְרָעָמוּ עַמָא עַל משֶׁה לְמֵימַר מָה נִשְׁתֵּי׃ </text:span></text:span><text:span text:style-name="Default_20_Paragraph_20_Font"><text:span text:style-name="T1">כה </text:span></text:span><text:span text:style-name="Default_20_Paragraph_20_Font"><text:span text:style-name="T2">וְצַלִי קֳדָם יְיָ וְאַלְפֵהּ יְיָ אָעָא וּרְמָא לְמַיָא וּבַסִימוּ מַיָא תַּמָן גְזַר לֵהּ קְיָם וְדִין וְתַמָן נַסְיֵהּ׃ </text:span></text:span><text:span text:style-name="Default_20_Paragraph_20_Font"><text:span text:style-name="T1">כו </text:span></text:span><text:span text:style-name="Default_20_Paragraph_20_Font"><text:span text:style-name="T2">וַאֲמַר </text:span></text:span><text:soft-page-break/><text:span text:style-name="Default_20_Paragraph_20_Font"><text:span text:style-name="T2">אִם קַבָּלָא תְקַבֵּל לְמֵימְרָא דַיְיָ אֱלָהָךְ וּדְכָשַׁר קֳדָמוֹהִי תַעְבֵּד וְתַצֵית לִפִקוּדוֹהִי וְתִטַר כָּל קְיָמוֹהִי כָּל מַרְעִין דִי שַׁוֵיתִי בְמִצְרַיִם לָא אֲשַׁוִנוּן עֲלָךְ אֲרֵי אֲנָא יְיָ אַסָךְ׃ </text:span></text:span><text:span text:style-name="Default_20_Paragraph_20_Font"><text:span text:style-name="T1">כז </text:span></text:span><text:span text:style-name="Default_20_Paragraph_20_Font"><text:span text:style-name="T2">וַאֲתוֹ לְאֵילִם וְתַמָן תְּרֵי עֲסַר מַבּוּעִין דְמַיִן וְשִׁבְעִין דִקְלִין וּשְׁרוֹ תַמָן עַל מַיָא׃ </text:span></text:span></text:p>
      </text:section>
      <text:section text:style-name="Sect1" text:name="Sect16">
        <text:p text:style-name="P2">Exodus 16</text:p>
        <text:p text:style-name="P3"><text:span text:style-name="Default_20_Paragraph_20_Font"><text:span text:style-name="T1">א </text:span></text:span><text:span text:style-name="Default_20_Paragraph_20_Font"><text:span text:style-name="T2">וּנְטָלוּ מֵאֵילִם וַאֲתוֹ כָּל כְּנִשְׁתָּא דִבְנֵי יִשְׂרָאֵל לְּמַדְבְּרָא דְסִין דִי בֵין אֵילִם וּבֵין סִינָי בְּחַמְשַׁת עַסְרָא יוֹמָא לְיַרְחָא תִנְיָנָא לְמִפָּקְהוֹן מֵאַרְעָא דְמִצְרַיִם׃ </text:span></text:span><text:span text:style-name="Default_20_Paragraph_20_Font"><text:span text:style-name="T1">ב </text:span></text:span><text:span text:style-name="Default_20_Paragraph_20_Font"><text:span text:style-name="T2">וְאִתְרָעָמוּ כָּל כְּנִשְׁתָּא דִבְנֵי יִשְׂרָאֵל עַל משֶׁה וְעַל אַהֲרֹן בְּמַדְבְּרָא׃ </text:span></text:span><text:span text:style-name="Default_20_Paragraph_20_Font"><text:span text:style-name="T1">ג </text:span></text:span><text:span text:style-name="Default_20_Paragraph_20_Font"><text:span text:style-name="T2">וַאֲמָרוּ לְהוֹן בְּנֵי יִשְׂרָאֵל לְוַי דְמִיתְנָא קֳדָם יְיָ בְּאַרְעָא דְמִצְרַיִם כַּד הֲוֵינָא יָתְבִין עַל דוּדֵי בִסְרָא כַּד הֲוֵינָא אָכְלִין לַחְמָא וְשָׂבְעִין אֲרֵי אַפֶּקְתּוּן יָתָנָא לְמַדְבְּרָא הָדֵין לְקַטָּלָא יָת כָּל קְהָלָא הָדֵין בְּכַפְנָא׃ </text:span></text:span><text:span text:style-name="Default_20_Paragraph_20_Font"><text:span text:style-name="T1">ד </text:span></text:span><text:span text:style-name="Default_20_Paragraph_20_Font"><text:span text:style-name="T2">וַאֲמַר יְיָ לְמשֶׁה הָא אֲנָא מָחֵית לְכוֹן לַחְמָא מִן שְׁמַיָא וְיִפְקוּן עַמָא וְיִלְקְטוּן פִּתְגַם יוֹם בְּיוֹמֵהּ בְּדִיל דַאֲנַסִנוּן הַיְהָכוּן בְּאוֹרַיְתִי אִם לָא׃ </text:span></text:span><text:span text:style-name="Default_20_Paragraph_20_Font"><text:span text:style-name="T1">ה </text:span></text:span><text:span text:style-name="Default_20_Paragraph_20_Font"><text:span text:style-name="T2">וִיהֵי בְּיוֹמָא שְׁתִיתָאָה וִיתַקְנוּן יָת דְיַיְתוּן וִיהֵי עַל חַד תְּרֵין עַל דְיִלְקְטוּן יוֹם יוֹם׃ </text:span></text:span><text:span text:style-name="Default_20_Paragraph_20_Font"><text:span text:style-name="T1">ו </text:span></text:span><text:span text:style-name="Default_20_Paragraph_20_Font"><text:span text:style-name="T2">וַאֲמַר משֶׁה וְאַהֲרֹן לְכָל בְּנֵי יִשְׂרָאֵל בְּרַמְשָׁא וְתִדְעוּן אֲרֵי יְיָ אַפֵּיק יָתְכוֹן מֵאַרְעָא דְמִצְרָיִם׃ </text:span></text:span><text:span text:style-name="Default_20_Paragraph_20_Font"><text:span text:style-name="T1">ז </text:span></text:span><text:span text:style-name="Default_20_Paragraph_20_Font"><text:span text:style-name="T2">וּבְצַפְרָא וְתֶחֱזוּן יָת יְקָרָא דַיְיָ כַּד שְׁמִיעַ (קֳדָמוֹהִי) יָת תֻּרְעֲמוּתְכוֹן עַל מֵימְרָא דַיְיָ וְנַחְנָא מָא אֲרֵי אַתְרַעַמְתּוּן עֲלָנָא׃ </text:span></text:span><text:span text:style-name="Default_20_Paragraph_20_Font"><text:span text:style-name="T1">ח </text:span></text:span><text:span text:style-name="Default_20_Paragraph_20_Font"><text:span text:style-name="T2">וַאֲמַר משֶׁה בִּדְיִתֵּן יְיָ לְכוֹן בְּרַמְשָׁא בִּסְרָא לְמֵיכַל וְלַחְמָא בְּצַפְרָא לְמִסְבַּע בְּדִשְׁמִיעַן קֳדָם יְיָ יָת תֻּרְעֲמוּתְכוֹן דִי אַתּוּן מִתְרַעֲמִין עֲלוֹהִי וְנַחְנָא מָא לָא עֲלָנָא תֻּרְעֲמוּתְכוֹן אֶלָהֵן עַל מֵימְרָא דַיְיָ׃ </text:span></text:span><text:span text:style-name="Default_20_Paragraph_20_Font"><text:span text:style-name="T1">ט </text:span></text:span><text:span text:style-name="Default_20_Paragraph_20_Font"><text:span text:style-name="T2">וַאֲמַר משֶׁה לְאַהֲרֹן אֱמַר לְכָל כְּנִשְׁתָּא דִבְנֵי יִשְׂרָאֵל קְרִיבוּ קֳדָם יְיָ אֲרֵי שְׁמִיעַן קֳדָמוֹהִי יָת תֻּרְעֲמוּתְכוֹן׃ </text:span></text:span><text:span text:style-name="Default_20_Paragraph_20_Font"><text:span text:style-name="T1">י </text:span></text:span><text:span text:style-name="Default_20_Paragraph_20_Font"><text:span text:style-name="T2">וַהֲוָה כַּד מַלִיל אַהֲרֹן עִם כָּל כְּנִשְׁתָּא דִבְנֵי יִשְׂרָאֵלּ וְאִתְפְּנִיוּ לְמַדְבְּרָא וְהָא יְקָרָא דַיְיָ אִתְגְלִי בַּעֲנָנָא׃ </text:span></text:span><text:span text:style-name="Default_20_Paragraph_20_Font"><text:span text:style-name="T1">יא </text:span></text:span><text:span text:style-name="Default_20_Paragraph_20_Font"><text:span text:style-name="T2">וּמַלֵיל יְיָ עִם משֶׁה לְמֵימָר׃ </text:span></text:span><text:span text:style-name="Default_20_Paragraph_20_Font"><text:span text:style-name="T1">יב </text:span></text:span><text:span text:style-name="Default_20_Paragraph_20_Font"><text:span text:style-name="T2">שְׁמִיעַ קֳדָמַי יָת תֻּרְעֲמַת בְּנֵי יִשְּׂרָאֵל מַלֵיל עִמְהוֹן לְמֵימַר בֵּין שִׁמְשַׁיָא תֵּיכְלּוּן בִּסְרָא וּבְצַפְרָא תִּשְׂבְּעוּן לַחְמָא וְתִדְעוּן אֲרֵי אֲנָא יְיָ אֱלָהָכוֹן׃ </text:span></text:span><text:span text:style-name="Default_20_Paragraph_20_Font"><text:span text:style-name="T1">יג </text:span></text:span><text:span text:style-name="Default_20_Paragraph_20_Font"><text:span text:style-name="T2">וַהֲוָה בְרַמְשָׁא וּסְלֵיקַת סְלָיו וַחֲפַת יָת מַשְׁרִיתָא וּבְצַפְרָא הֲוַת נְחָתַת טַלָא סְחוֹר סְחוֹר לְמַשְׁרִיתָא׃ </text:span></text:span><text:span text:style-name="Default_20_Paragraph_20_Font"><text:span text:style-name="T1">יד </text:span></text:span><text:span text:style-name="Default_20_Paragraph_20_Font"><text:span text:style-name="T2">וּסְלֵיקַת נְחָתַת טַלָא וְהָא עַל אַפֵּי מַדְבְּרָא דַעְדַק מְקַלַף דַעְדַק כְּגִיר כִּגְלִידָא עַל אַרְעָא׃ </text:span></text:span><text:span text:style-name="Default_20_Paragraph_20_Font"><text:span text:style-name="T1">טו </text:span></text:span><text:span text:style-name="Default_20_Paragraph_20_Font"><text:span text:style-name="T2">וַחֲזוֹ בְנֵי יִשְׂרָאֵל וַאֲמָרוּ גְבַר לַאֲחוּהִי מַנָא הוּא אֲרֵי לָא יְדָעוּ מָא הוּא וַאֲמַר משֶׁה לְהוֹן הוּא לַחְמָא דִי יְהַב יְיָ לְכוֹן לְמֵיכַל׃ </text:span></text:span><text:span text:style-name="Default_20_Paragraph_20_Font"><text:span text:style-name="T1">טז </text:span></text:span><text:span text:style-name="Default_20_Paragraph_20_Font"><text:span text:style-name="T2">דֵין פִּתְגָמָא דִי פַקֵיד יְיָ לְקוּטוּ מִנֵהּ גְבַר לְפוּם מֵיכְלֵהּ עֻמְרָא לְגֻלְגַלְתָּא מִנְיַן נַפְשָׁתֵיכוֹן גְבַר לְדִי בְמַשְׁכְּנֵהּ תִּסְבוּן׃ </text:span></text:span><text:span text:style-name="Default_20_Paragraph_20_Font"><text:span text:style-name="T1">יז </text:span></text:span><text:span text:style-name="Default_20_Paragraph_20_Font"><text:span text:style-name="T2">וַעַבָדוּ כֵן בְּנֵי יִשְׂרָאֵל וּלְקָטוּ דְאַסְגֵי וּדְאַזְעֵר׃ </text:span></text:span><text:span text:style-name="Default_20_Paragraph_20_Font"><text:span text:style-name="T1">יח </text:span></text:span><text:span text:style-name="Default_20_Paragraph_20_Font"><text:span text:style-name="T2">וּכְלוֹ בְעוּמְרָא וְלָא אוֹתַר דְאַסְגֵי וּדְאַזְעֵר לָא חַסִיר גְבַר לְפוּם מֵיכְלֵהּ לְקָטוּ׃ </text:span></text:span><text:span text:style-name="Default_20_Paragraph_20_Font"><text:span text:style-name="T1">יט </text:span></text:span><text:span text:style-name="Default_20_Paragraph_20_Font"><text:span text:style-name="T2">וַאֲמַר משֶׁה לְהוֹן אֱנַשׁ לָא יַשְׁאַר מִנֵהּ עַד צַפְרָא׃ </text:span></text:span><text:span text:style-name="Default_20_Paragraph_20_Font"><text:span text:style-name="T1">כ </text:span></text:span><text:span text:style-name="Default_20_Paragraph_20_Font"><text:span text:style-name="T2">וְלָא קַבִּילוּ מִן משֶׁה וְאַשְׁאָרוּ גֻבְרַיָא מִנֵה עַד צַפְרָא וּרְחֵשׁ רִיחֲשָׁא וּסְרִי וּרְגַז עֲלֵיהוֹן משֶׁה׃ </text:span></text:span><text:span text:style-name="Default_20_Paragraph_20_Font"><text:span text:style-name="T1">כא </text:span></text:span><text:span text:style-name="Default_20_Paragraph_20_Font"><text:span text:style-name="T2">וּלְקָטוּ יָתֵהּ בִּצְפַר בִּצְפָר גְבַר לְפוּם מֵיכְלֵהּ וּמָא דְמִשְׁתָּאַר מִנֵהּ עַל אַפֵּי חַקְלָא כַּד חֲמָא עֲלוֹהִי שִׁמְשָׁא פָּשָׁר׃ </text:span></text:span><text:span text:style-name="Default_20_Paragraph_20_Font"><text:span text:style-name="T1">כב </text:span></text:span><text:span text:style-name="Default_20_Paragraph_20_Font"><text:span text:style-name="T2">וַהֲוָה בְּיוֹמָא שְׁתִיתָאָה לְקָטוּ לַחְמָא עַל חַד תְּרֵין תְּרֵין עֻמְרִין לְחָד וַאֲתוֹ כָּל רַבְרְבֵי כְנִשְׁתָּא וְחַוִיאוּ לְמשֶׁה׃ </text:span></text:span><text:span text:style-name="Default_20_Paragraph_20_Font"><text:span text:style-name="T1">כג </text:span></text:span><text:span text:style-name="Default_20_Paragraph_20_Font"><text:span text:style-name="T2">וַאֲמַר לְהוֹן הוּא דִי מַלִיל יְיָ שְׁבָתָא שְׁבַת קוּדְשָׁא קֳדָם יְיָ מְחָר יָת דִי אַתּוּן עֲתִידִין לְמֵפָא אֲפוֹ וְיָת דִי אַתּוּן עֲתִידִין לְבַשָׁלָא בַּשִׁילוּ וְיָת כָּל מוֹתָרָא אַצְנָעוּ לְכוֹן לְמַטְּרַת עַד צַפְרָא׃ </text:span></text:span><text:span text:style-name="Default_20_Paragraph_20_Font"><text:span text:style-name="T1">כד </text:span></text:span><text:span text:style-name="Default_20_Paragraph_20_Font"><text:span text:style-name="T2">וְאַצְנָעוּ יָתֵהּ עַד צַפְרָא כְּמָא דְפַקִיד משֶׁה וְלָא סְרִי וְרִיחֲשָׁא לָא הֲוָה בֵהּ׃ </text:span></text:span><text:soft-page-break/><text:span text:style-name="Default_20_Paragraph_20_Font"><text:span text:style-name="T1">כה </text:span></text:span><text:span text:style-name="Default_20_Paragraph_20_Font"><text:span text:style-name="T2">וַאֲמַר משֶׁה אִכְלוּהִי יוֹמָא דֵין אֲרֵי שַׁבְּתָא יוֹמָא דֵין קֳדָם יְיָ יוֹמָא דֵין לָא תַשְׁכְּחֻנֵהּ בְּחַקְלָא׃ </text:span></text:span><text:span text:style-name="Default_20_Paragraph_20_Font"><text:span text:style-name="T1">כו </text:span></text:span><text:span text:style-name="Default_20_Paragraph_20_Font"><text:span text:style-name="T2">שִׁתָּא יוֹמִין תִּלְקְטֻנֵהּ וּבְיוֹמָא שְׁבִיעָאָה שַׁבְּתָא לָא יְהֵי בֵהּ׃ </text:span></text:span><text:span text:style-name="Default_20_Paragraph_20_Font"><text:span text:style-name="T1">כז </text:span></text:span><text:span text:style-name="Default_20_Paragraph_20_Font"><text:span text:style-name="T2">וַהֲוָה בְּיוֹמָא שְׁבִיעָאָה נְפָקוּ מִן עַמָא לְמִלְקָטּ וְלָא אַשְׁכָּחוּ׃ </text:span></text:span><text:span text:style-name="Default_20_Paragraph_20_Font"><text:span text:style-name="T1">כח </text:span></text:span><text:span text:style-name="Default_20_Paragraph_20_Font"><text:span text:style-name="T2">וַאֲמַר יְיָ לְמשֶׁה עַד אֵימָתַי אַתּוּן מְסָרְבִין לְמִטַר פִּקוּדַי וְאוֹרָיָתַי׃ </text:span></text:span><text:span text:style-name="Default_20_Paragraph_20_Font"><text:span text:style-name="T1">כט </text:span></text:span><text:span text:style-name="Default_20_Paragraph_20_Font"><text:span text:style-name="T2">חֲזוֹ אֲרֵי יְיָ יְהַב לְכוֹן שַׁבְּתָא עַל כֵּן הוּא יָהֵב לְכוֹן בְּיוֹמָא שְׁתִיתָאָה לְחֵם תְּרֵין יוֹמִין תִּיבוּ אֲנַשׁ תְּחוֹתוֹהִי לָא יִפּוֹק אֲנַשׁ מֵאַתְרֵהּ בְּיוֹמָא שְׁבִיעָאָה׃ </text:span></text:span><text:span text:style-name="Default_20_Paragraph_20_Font"><text:span text:style-name="T1">ל </text:span></text:span><text:span text:style-name="Default_20_Paragraph_20_Font"><text:span text:style-name="T2">וְנָחוּ עַמָא בְּיוֹמָא שְׁבִיעָאָה׃ </text:span></text:span><text:span text:style-name="Default_20_Paragraph_20_Font"><text:span text:style-name="T1">לא </text:span></text:span><text:span text:style-name="Default_20_Paragraph_20_Font"><text:span text:style-name="T2">וּקְרוֹ בֵית יִשְׂרָאֵל יָת שְׁמֵהּ מָן וְהוּא כְּבַר זְרַע גִדָא חִוָר וְטַעְמֵה כְּאִסְקְרֵיטָוָן בִּדְבָשׁ׃ </text:span></text:span><text:span text:style-name="Default_20_Paragraph_20_Font"><text:span text:style-name="T1">לב </text:span></text:span><text:span text:style-name="Default_20_Paragraph_20_Font"><text:span text:style-name="T2">וַאֲמַר משֶׁה דֵין פִּתְגָמָא דִי פַקִיד יְיָ מִלֵי עֻמְרָא מִנֵהּ לְמַטְרָא לְדָרֵיכוֹן בְּדִיל דְיֶחְזוּן יָת לַחְמָא דִי אוֹכָלִית יָתְכוֹן בְּמַדְבְּרָא בְּאַפָּקוּתִי יָתְכוֹן מֵאַרְעָא דְמִצְרָיִם׃ </text:span></text:span><text:span text:style-name="Default_20_Paragraph_20_Font"><text:span text:style-name="T1">לג </text:span></text:span><text:span text:style-name="Default_20_Paragraph_20_Font"><text:span text:style-name="T2">וַאֲמַר משֶׁה לְאַהֲרֹן סַב צְלוֹחִית חֲדָא וְהַב תַמָן מְלֵי עֻמְרָא מָן וְאַצְנַע יָתֵהּ קֳדָם יְיָ לְמַטְרָא לְדָרֵיכוֹן׃ </text:span></text:span><text:span text:style-name="Default_20_Paragraph_20_Font"><text:span text:style-name="T1">לד </text:span></text:span><text:span text:style-name="Default_20_Paragraph_20_Font"><text:span text:style-name="T2">כְּמָא דִי פַקִיד יְיָ לְמשֶׁה וְאַצְנְעֵהּ אַהֲרֹן קֳדָם סַהֲדוּתָא לְמַטְרָא׃ </text:span></text:span><text:span text:style-name="Default_20_Paragraph_20_Font"><text:span text:style-name="T1">לה </text:span></text:span><text:span text:style-name="Default_20_Paragraph_20_Font"><text:span text:style-name="T2">וּבְנֵי יִשְׂרָאֵל אֲכָלוּ יָת מַנָא אַרְבְּעִין שְׁנִין עַד דְמֵיתֵיהוֹן לְאַרְעָא יָתְבָתָא יָת מַנָא אֲכָלוּ עַד דְאָתוֹ לִסְיָפֵי אַרְעָא דִכְנָעַן׃ </text:span></text:span><text:span text:style-name="Default_20_Paragraph_20_Font"><text:span text:style-name="T1">לו </text:span></text:span><text:span text:style-name="Default_20_Paragraph_20_Font"><text:span text:style-name="T2">וְעֻמְרָא חַד מִן עַסְרָא בִּתְלָת סְאִין הוּא׃ </text:span></text:span></text:p>
      </text:section>
      <text:section text:style-name="Sect1" text:name="Sect17">
        <text:p text:style-name="P2">Exodus 17</text:p>
        <text:p text:style-name="P3"><text:span text:style-name="Default_20_Paragraph_20_Font"><text:span text:style-name="T1">א </text:span></text:span><text:span text:style-name="Default_20_Paragraph_20_Font"><text:span text:style-name="T2">וּנְטָלוּ כָּל כְּנִשְׁתָּא דִבְנֵי יִשְׂרָאֵל מִמַדְבְּרָא דְסִין לְמַטְלָנֵיהוֹן עַל מֵימְרָא דַיְיָ וּשְׁרוֹ בִּרְפִידִים וְלֵית מַיָא לְמִשְׁתֵּי עַמָא׃ </text:span></text:span><text:span text:style-name="Default_20_Paragraph_20_Font"><text:span text:style-name="T1">ב </text:span></text:span><text:span text:style-name="Default_20_Paragraph_20_Font"><text:span text:style-name="T2">וּנְצָא עַמָא עִם משֶׁה וַאֲמָרוּ הָבוּ לָנָא מַיָא וְנִשְׁתֵּי וַאֲמַר לְהוֹן משֶׁה מָא אַתּוּן נָצָן עִמִי מָא מְנַסוּן אַתּוּן קֳדָם יְיָ׃ </text:span></text:span><text:span text:style-name="Default_20_Paragraph_20_Font"><text:span text:style-name="T1">ג </text:span></text:span><text:span text:style-name="Default_20_Paragraph_20_Font"><text:span text:style-name="T2">וּצְחִי תַמָן עַמָא לְמַיָא וְאִתְרַעַם עַמָא עַל משֶׁה וַאֲמַר לְמָא דְנַן אַסֶקְתָּנָא מִמִצְרַיִם לְקַטָלָא יָתִי וְיָת בָּנַי וְיָת בְּעִירַי בְּצָחוּתָא׃ </text:span></text:span><text:span text:style-name="Default_20_Paragraph_20_Font"><text:span text:style-name="T1">ד </text:span></text:span><text:span text:style-name="Default_20_Paragraph_20_Font"><text:span text:style-name="T2">וְצַלִי משֶׁה קֳדָם יְיָ לְמֵימַר מָא אֶעְבֵּד לְעַמָא הָדֵין עוֹד זְעֵיר פּוֹן וְיִרְגְמֻנִי׃ </text:span></text:span><text:span text:style-name="Default_20_Paragraph_20_Font"><text:span text:style-name="T1">ה </text:span></text:span><text:span text:style-name="Default_20_Paragraph_20_Font"><text:span text:style-name="T2">וַאֲמַר יְיָ לְמשֶׁה עִבַּר קֳדָם עַמָא וּדְבַר עִמָךְ מִסָבֵי יִשְׂרָאֵל וְחֻטְרָךְ דִי מָחֵיתָא בֵהּ יָת נַהֲרָא סַב בִּידָךְ וְתֵיזִל׃ </text:span></text:span><text:span text:style-name="Default_20_Paragraph_20_Font"><text:span text:style-name="T1">ו </text:span></text:span><text:span text:style-name="Default_20_Paragraph_20_Font"><text:span text:style-name="T2">הָא אֲנָא קָאֵם קֳדָמָךְ תַּמָן עַל טִנָרָא בְּחוֹרֵב וְתִמְחֵי בְטִנָרָא וְיִפְּקוּן מִנֵהּ מַיָא וְיִשְׁתֵּי עַמָא וַעֲבַד כֵּן משֶׁה לְעֵינֵי סָבֵי יִשְׂרָאֵל׃ </text:span></text:span><text:span text:style-name="Default_20_Paragraph_20_Font"><text:span text:style-name="T1">ז </text:span></text:span><text:span text:style-name="Default_20_Paragraph_20_Font"><text:span text:style-name="T2">וּקְרָא שְׁמָא דְאַתְרָא נִסֵיתָא וּמַצוּתָא עַל דִנְצוֹ בְּנֵי יִשְׂרָאֵל וְעַל דְנַסִיאוּ קֳדָם יְיָ לְמֵימַר הֲאִית שְׁכִינְתָּא דַיְיָ בֵּינָנָא אִם לָא׃ </text:span></text:span><text:span text:style-name="Default_20_Paragraph_20_Font"><text:span text:style-name="T1">ח </text:span></text:span><text:span text:style-name="Default_20_Paragraph_20_Font"><text:span text:style-name="T2">וַאֲתָא עֲמָלֵק וַאֲגַח קְרָבָא עִם יִשְׂרָאֵל בִּרְפִידִם׃ </text:span></text:span><text:span text:style-name="Default_20_Paragraph_20_Font"><text:span text:style-name="T1">ט </text:span></text:span><text:span text:style-name="Default_20_Paragraph_20_Font"><text:span text:style-name="T2">וַאֲמַר משֶׁה לִיהוֹשֻׁעַ בְּחַר לָנָא גֻבְרַיָא וּפוּק אֲגַח קְרָבָא בַּעֲמָלֵק מְחָר אֲנָא קָאֵם עַל רֵישׁ רָמָתָא וְחוּטְרָא דְאִתְעֲבִידוּ בֵהּ נִסִין מִן קֳדָם יְיָ בִּידִי׃ </text:span></text:span><text:span text:style-name="Default_20_Paragraph_20_Font"><text:span text:style-name="T1">י </text:span></text:span><text:span text:style-name="Default_20_Paragraph_20_Font"><text:span text:style-name="T2">וַעֲבַד יְהוֹשֻׁעַ כְּמָא דְאֲמַר לֵהּ משֶׁה לְאַגָחָא קְרָבָא בַּעֲמָלֵק וּמשֶׁה אַהֲרֹן וְחוּר סְלִיקוּ לְרֵישׁ רָמָתָא׃ </text:span></text:span><text:span text:style-name="Default_20_Paragraph_20_Font"><text:span text:style-name="T1">יא </text:span></text:span><text:span text:style-name="Default_20_Paragraph_20_Font"><text:span text:style-name="T2">וַהֲוִי כַּד יְרִים משֶׁה יְדוֹהִי וּמִתְגַבְּרִין דְבֵית יִשְׂרָאֵל וְכַד מַנַח יְדוֹהִי וּמִתְגַבְּרִין דְבֵית עֲמָלֵק׃ </text:span></text:span><text:span text:style-name="Default_20_Paragraph_20_Font"><text:span text:style-name="T1">יב </text:span></text:span><text:span text:style-name="Default_20_Paragraph_20_Font"><text:span text:style-name="T2">וִידֵי משֶׁה יְקָרָן וּנְסִיבוּ אַבְנָא וְשַׁוִיאוּ תְחוֹתוֹהִי וִיתֵב עֲלַהּ וְאַהֲרֹן וְחוּר סַעְדָן בִּידוֹהִי מִכָּא חַד וּמִכָּא חַד וַהֲוָה יְדוֹהִי פְּרִיסָן בִּצְלוֹ עַד דְעַל שִׁמְשָׁא׃ </text:span></text:span><text:span text:style-name="Default_20_Paragraph_20_Font"><text:span text:style-name="T1">יג </text:span></text:span><text:span text:style-name="Default_20_Paragraph_20_Font"><text:span text:style-name="T2">וְתַבַּר יְהוֹשֻׁעַ יָת עֲמָלֵק וְיָת עַמֵהּ לְפִתְגָם דְחָרֶב׃ </text:span></text:span><text:span text:style-name="Default_20_Paragraph_20_Font"><text:span text:style-name="T1">יד </text:span></text:span><text:span text:style-name="Default_20_Paragraph_20_Font"><text:span text:style-name="T2">וַאֲמַר יְיָ לְמשֶׁה כְּתָב דָא דוּכְרָנָא בְּסִפְרָא וְשַׁוִי קֳדָם יְהוֹשֻׁעַ אֲרֵי מִמְחָא אֶמְחֵי יָת דוּכְרָנָא דַעֲמָלֵק מִתְּחוֹת שְׁמַיָא׃ </text:span></text:span><text:span text:style-name="Default_20_Paragraph_20_Font"><text:span text:style-name="T1">טו </text:span></text:span><text:span text:style-name="Default_20_Paragraph_20_Font"><text:span text:style-name="T2">וּבְנָא משֶׁה מַדְבְּחָא וּפְלַח עֲלוֹהִי קֳדָם יְיָ דַעֲבַד לֵהּ נִסִין׃ </text:span></text:span><text:span text:style-name="Default_20_Paragraph_20_Font"><text:span text:style-name="T1">טז </text:span></text:span><text:span text:style-name="Default_20_Paragraph_20_Font"><text:span text:style-name="T2">וַאֲמַר בִּשְׁבוּעָה אֲמִירָא דָא מִן קֳדָם דְחֵילָא דִשְׁכִנְתֵּהּ עַל כָּרְסֵהּ יְקָרֵהּ דְעָתִיד דְאִתָּגַח קְרָבָא קֳדָם יְיָ בִּדְבֵית עֲמָּ לֵק לְשֵׁצָיוּתְהוֹן מִדָרֵי עָלְמָא׃ </text:span></text:span></text:p>
      </text:section>
      <text:section text:style-name="Sect1" text:name="Sect18">
        <text:p text:style-name="P2"><text:soft-page-break/>Exodus 18</text:p>
        <text:p text:style-name="P3"><text:span text:style-name="Default_20_Paragraph_20_Font"><text:span text:style-name="T1">א </text:span></text:span><text:span text:style-name="Default_20_Paragraph_20_Font"><text:span text:style-name="T2">וּשְׁמַע יִתְרוֹ רַבָּא דְמִדְיָן חֲמוּהִי דְמשֶׁה יַת כָּל דִי עֲבַד יְיָ לְמשֶׁה וּלְיִשְׂרָאֵל עַמֵהּ אֲרֵי אַפִּיק יְיָ יָת יִשְׂרָאֵל מִמִצְרָיִם׃ </text:span></text:span><text:span text:style-name="Default_20_Paragraph_20_Font"><text:span text:style-name="T1">ב </text:span></text:span><text:span text:style-name="Default_20_Paragraph_20_Font"><text:span text:style-name="T2">וּדְבַר יִתְרוֹ חֲמוּהִי דְמשֶׁה יָת צִפֹּרָה אִתַּת משֶׁה בָּתַר דְפַטְרַהּ׃ </text:span></text:span><text:span text:style-name="Default_20_Paragraph_20_Font"><text:span text:style-name="T1">ג </text:span></text:span><text:span text:style-name="Default_20_Paragraph_20_Font"><text:span text:style-name="T2">וְיָת תְּרֵין בְּנָהָא דִי שׁוּם חַד גֵרְשֹׁם אֲרֵי אֲמַר דַיָר הֲוֵיתִי בְּאַרְעָא נוּכְרָאָה׃ </text:span></text:span><text:span text:style-name="Default_20_Paragraph_20_Font"><text:span text:style-name="T1">ד </text:span></text:span><text:span text:style-name="Default_20_Paragraph_20_Font"><text:span text:style-name="T2">וְשׁוּם חַד אֱלִיעֶזֶר אֲרֵי אֱלָהָא דְאַבָּא הֲוָה בְסַעְדִי וְשֵׁזְבַנִי מֵחַרְבָּא דְפַרְעֹה׃ </text:span></text:span><text:span text:style-name="Default_20_Paragraph_20_Font"><text:span text:style-name="T1">ה </text:span></text:span><text:span text:style-name="Default_20_Paragraph_20_Font"><text:span text:style-name="T2">וַאֲתָא יִתְרוֹ חֲמוּהִי דְמשֶׁה וּבְנוֹהִי וְאִתְּתֵהּ לְוָת משֶׁה לְמַדְבְּרָא דִי הוּא שָׁרֵי תַמָן לְטוּרָא דְאִתְגְלֵי עֲלוֹהִי יְקָרָא דַיְיָ׃ </text:span></text:span><text:span text:style-name="Default_20_Paragraph_20_Font"><text:span text:style-name="T1">ו </text:span></text:span><text:span text:style-name="Default_20_Paragraph_20_Font"><text:span text:style-name="T2">וַאֲמַר לְמשֶׁה אֲנָא חֲמוּךְ יִתְרוֹ אָתֵי לְוָתָךְ וְאִתְּתָךְ וּתְרֵין בְּנָהָא עִמַהּ׃ </text:span></text:span><text:span text:style-name="Default_20_Paragraph_20_Font"><text:span text:style-name="T1">ז </text:span></text:span><text:span text:style-name="Default_20_Paragraph_20_Font"><text:span text:style-name="T2">וּנְפַק משֶׁה לְקַדָמוּת חֲמוּהִי וּסְגִיד וּנְשִׁיק לֵהּ וּשְׁאִילוּ גְבַר לְחַבְרֵהּ לִשְׁלָם וְעַלוּ לְמַשְׁכְּנָא׃ </text:span></text:span><text:span text:style-name="Default_20_Paragraph_20_Font"><text:span text:style-name="T1">ח </text:span></text:span><text:span text:style-name="Default_20_Paragraph_20_Font"><text:span text:style-name="T2">וְאִשְׁתָּעִי משֶׁה לַחֲמוּהִי יָת כָּל דִי עֲבַד יְיָ לְפַרְעֹה וּלְמִצְרָאֵי עַל עֵסַק יִשְׂרָאֵל יָת כָּל עַקְתָא דִי אַשְׁכַּחְתִּנוּן בְּאָרְחָא וְשֵׁזְבָנוּן יְיָ׃ </text:span></text:span><text:span text:style-name="Default_20_Paragraph_20_Font"><text:span text:style-name="T1">ט </text:span></text:span><text:span text:style-name="Default_20_Paragraph_20_Font"><text:span text:style-name="T2">וַחֲדִי יִתְרוֹ עַל כָּל טַבְתָא דִי עֲבַד יְיָ לְיִשְׂרָאֵל דִי שֵׁזְבָנוּן מִידָא דְמִצְרָאֵי׃ </text:span></text:span><text:span text:style-name="Default_20_Paragraph_20_Font"><text:span text:style-name="T1">י </text:span></text:span><text:span text:style-name="Default_20_Paragraph_20_Font"><text:span text:style-name="T2">וַאֲמַר יִתְרוֹ בְּרִיךְ יְיָ דִי שֵׁזִיב יָתְכוֹן מִידָא דְמִצְרָאֵי וּמִידָא דְפַרְעֹה דִי שֵׁזִיב יָת עַמָא מִתְּחוֹת מַרְוַת מִצְרָאֵי׃ </text:span></text:span><text:span text:style-name="Default_20_Paragraph_20_Font"><text:span text:style-name="T1">יא </text:span></text:span><text:span text:style-name="Default_20_Paragraph_20_Font"><text:span text:style-name="T2">כְּעַן יְדַעְנָא אֲרֵי רַב יְיָ וְלֵית אֱלָּהּ בַּר מִנֵהּ אֲרֵי בְּפִתְגָמָא דִי חַשִׁיבוּ מִצְרָאֵי לְמִדַן יָת יִשְׂרָאֵל בֵּהּ דָנִנוּן׃ </text:span></text:span><text:span text:style-name="Default_20_Paragraph_20_Font"><text:span text:style-name="T1">יב </text:span></text:span><text:span text:style-name="Default_20_Paragraph_20_Font"><text:span text:style-name="T2">וְקָרִיב יִתְרוֹ חֲמוּהִי דְמשֶׁה עֲלָוָן וְנִכְסַת קוּדְשִׁין קֳדָם יְיָ וַאֲתָא אַהֲרֹן וְכֹל סָבֵי יִשְׂרָאֵל לְמֵיכַל לַחְמָא עִם חֲמוּהִי דְמשֶׁה קֳדָם יְיָ׃ </text:span></text:span><text:span text:style-name="Default_20_Paragraph_20_Font"><text:span text:style-name="T1">יג </text:span></text:span><text:span text:style-name="Default_20_Paragraph_20_Font"><text:span text:style-name="T2">וַהֲוָה מִיוֹמָא דְבַתְרוֹהִי וִיתֵיב משֶׁה לְמִדַן יָת עַמָא וְקָם עַמָא עִלָוֹהִי דְמשֶׁה מִן צַפְרָא עַד רַמְשָׁא׃ </text:span></text:span><text:span text:style-name="Default_20_Paragraph_20_Font"><text:span text:style-name="T1">יד </text:span></text:span><text:span text:style-name="Default_20_Paragraph_20_Font"><text:span text:style-name="T2">וַחֲזָא חֲמוּהִי דְמשֶׁה יָת כָּל דִי הוּא עָבֵד לְעַמָא וַאֲמַר מָא פִתְגָמָא הָדֵין דִי אַתְּ עָבֵד לְּעַמָא מָה דֵין אַתְּ יָתֵב בִּלְחוֹדָךְ וְכָל עַמָא קָיְמִין עִלָוָךְ מִן צַפְרָא עַד רַמְשָׁא׃ </text:span></text:span><text:span text:style-name="Default_20_Paragraph_20_Font"><text:span text:style-name="T1">טו </text:span></text:span><text:span text:style-name="Default_20_Paragraph_20_Font"><text:span text:style-name="T2">וַאֲמַר משֶׁה לַחֲמוּהִי אֲרֵי אָתָן לְוָתִי עַמָא לְמִתְבַּע אוּלְפַן מִן קֳדָם יְיָ׃ </text:span></text:span><text:span text:style-name="Default_20_Paragraph_20_Font"><text:span text:style-name="T1">טז </text:span></text:span><text:span text:style-name="Default_20_Paragraph_20_Font"><text:span text:style-name="T2">כַּד הֲוֵי לְהוֹן דִינָא אָתָן לְוָתִי וְדָאִינְנָא בֵּין גַבְרָא וּבֵין חַבְרֵהּ וּמְהוֹדַעְנָא לְהוֹן יָת קְיָמַיָא דַיְיָ וְיָת אוֹרָיָתֵהּ׃ </text:span></text:span><text:span text:style-name="Default_20_Paragraph_20_Font"><text:span text:style-name="T1">יז </text:span></text:span><text:span text:style-name="Default_20_Paragraph_20_Font"><text:span text:style-name="T2">וַאֲמַר חֲמוּהִי דְמשֶׁה לֵהּ לָא תַקִין פִּתְגָמָא דְאַתְּ עָבֵד׃ </text:span></text:span><text:span text:style-name="Default_20_Paragraph_20_Font"><text:span text:style-name="T1">יח </text:span></text:span><text:span text:style-name="Default_20_Paragraph_20_Font"><text:span text:style-name="T2">מִלְאָה תִלְאֶה אַף אַתְּ אַף עַמָא הָדֵין דִעִמָךְ אֲרֵי יַקִיר מִנָךְ פִּתְגָמָא לָא תִכּוֹל לְמֶעְבְּדֵהּ בִּלְחוֹדָךְ׃ </text:span></text:span><text:span text:style-name="Default_20_Paragraph_20_Font"><text:span text:style-name="T1">יט </text:span></text:span><text:span text:style-name="Default_20_Paragraph_20_Font"><text:span text:style-name="T2">כְּעַן קַבֵּל מִנִי אֲמַלְכִנָךְ וִיהֵי מֵימְרָא דַיְיָ בְּסַעְדָךְ הֱוֵי אַתְּ לְעַמָא (תְּבַע) אוּלְפַן מִן קֳדָם יְיָ וּתְהֵי מַיְתִי אַתְּ יָת פִּתְגָמַיָא לִקֳדָם יְיָ׃ </text:span></text:span><text:span text:style-name="Default_20_Paragraph_20_Font"><text:span text:style-name="T1">כ </text:span></text:span><text:span text:style-name="Default_20_Paragraph_20_Font"><text:span text:style-name="T2">וְתַזְהַר יָתְהוֹן יָת קְיָמַיָא וְיָת אוֹרַיְתָא וּתְהוֹדַע לְהוֹן יָת אוֹרְחָא דִיְהָכוּן בַּהּ וְיָת עוֹבָדָא דִיַעְבְּדוּן׃ </text:span></text:span><text:span text:style-name="Default_20_Paragraph_20_Font"><text:span text:style-name="T1">כא </text:span></text:span><text:span text:style-name="Default_20_Paragraph_20_Font"><text:span text:style-name="T2">וְאַתְּ תֶּחֶזֵי מִכָּל עַמָא גֻבְרִין דְחֵילָא דַחֲלַיָא דַיְיָ גֻבְרִין דִקְשׁוֹט דְסָנָן לְקַבָּלָא מָמוֹן וּתְמַנֵי עֲלֵיהוֹן רַבָּנֵי אַלְפִין רַבָּנֵי מָאוָתָא רַבָּנֵי חַמְשִׁין וְרַבָּנֵי עִשׂוֹרְיָתָא׃ </text:span></text:span><text:span text:style-name="Default_20_Paragraph_20_Font"><text:span text:style-name="T1">כב </text:span></text:span><text:span text:style-name="Default_20_Paragraph_20_Font"><text:span text:style-name="T2">וִידוּנוּן יָת עַמָא בְּכָל עִדַן וִיהֵי כָּל פִּתְגַם רַב יַיְתוּן לְוָתָךְ וְכָל פִּתְגַם זְעֵיר יְדוּנוּן אִנוּן וְיִקְלוּן מִנָךְ וִיסוֹבְרוּן עִמָךְ׃ </text:span></text:span><text:span text:style-name="Default_20_Paragraph_20_Font"><text:span text:style-name="T1">כג </text:span></text:span><text:span text:style-name="Default_20_Paragraph_20_Font"><text:span text:style-name="T2">אִם יָת פִּתְגָמָא הָדֵין תַּעְבֵּד וִיפַקְדִנָךְ יְיָ וְתִכּוֹל לְמֵיקָם וְאַף כָּל עַמָא הָדֵין עַל אַתְרֵהּ יְהַךְ בִּשְׁלָם׃ </text:span></text:span><text:span text:style-name="Default_20_Paragraph_20_Font"><text:span text:style-name="T1">כד </text:span></text:span><text:span text:style-name="Default_20_Paragraph_20_Font"><text:span text:style-name="T2">וְקַבִּיל משֶׁה לְמֵימְרָא דַחֲמוּהִי וַעֲבַד כֹּל דִי אֲמָר׃ </text:span></text:span><text:span text:style-name="Default_20_Paragraph_20_Font"><text:span text:style-name="T1">כה </text:span></text:span><text:span text:style-name="Default_20_Paragraph_20_Font"><text:span text:style-name="T2">וּבְחַר משֶׁה גֻבְרִין דְחֵילָא מִכָּל יִשְׂרָאֵל וּמַנִי יָתְהוֹן רֵישִׁין עַל עַמָא רַבָּנֵי אַלְפִין רַבָּנֵי מָאוָתָא רַבָּנֵי חַמְשִׁין וְרַבָּנֵי עִשׂוֹרְיָתָא׃ </text:span></text:span><text:span text:style-name="Default_20_Paragraph_20_Font"><text:span text:style-name="T1">כו </text:span></text:span><text:span text:style-name="Default_20_Paragraph_20_Font"><text:span text:style-name="T2">וְדַיְנִין יָת עַמָא בְּכָל עִדָן יָת פִתְגַם קָשֵׁי מַיְתִין לְוָת משֶׁה וְכָל פִּתְגַם זְעֵיר דָיְנִין אִנוּן׃ </text:span></text:span><text:span text:style-name="Default_20_Paragraph_20_Font"><text:span text:style-name="T1">כז </text:span></text:span><text:span text:style-name="Default_20_Paragraph_20_Font"><text:span text:style-name="T2">וְשַׁלַח משֶׁה יָת חֲמוּהִי וַאֲזַל לֵהּ לְאַרְעֵהּ׃ </text:span></text:span></text:p>
      </text:section>
      <text:section text:style-name="Sect1" text:name="Sect19">
        <text:p text:style-name="P2"><text:soft-page-break/>Exodus 19</text:p>
        <text:p text:style-name="P3"><text:span text:style-name="Default_20_Paragraph_20_Font"><text:span text:style-name="T1">א </text:span></text:span><text:span text:style-name="Default_20_Paragraph_20_Font"><text:span text:style-name="T2">בְּיַרְחָא תְּלִיתָאָה לְמִפַּק בְּנֵי יִשְׂרָאֵל מֵאַרְעָא דְמִצְרָיִם בְּיוֹמָא הָדֵין אֲתוֹ לְמַדְבְּרָא דְסִינָי׃ </text:span></text:span><text:span text:style-name="Default_20_Paragraph_20_Font"><text:span text:style-name="T1">ב </text:span></text:span><text:span text:style-name="Default_20_Paragraph_20_Font"><text:span text:style-name="T2">וּנְטָלוּ מֵרְפִידִים וַאֲתוֹ לְמַדְבְּרָא דְסִינָי וּשְׁרוֹ בְּמַדְבְּרָא וּשְׁרָא תַמָן יִשְׂרָאֵל לָקֳבֵל טוּרָא׃ </text:span></text:span><text:span text:style-name="Default_20_Paragraph_20_Font"><text:span text:style-name="T1">ג </text:span></text:span><text:span text:style-name="Default_20_Paragraph_20_Font"><text:span text:style-name="T2">וּמשֶׁה סְלֵק לִקֳדָם יְיָ וּקְרָא לֵהּ יְיָ מִן טוּרָא לְמֵימַר כִּדְנַן תֵּימַר לְבֵית יַעֲקֹב וּתְחַוִי לִבְנֵי יִשְׂרָאֵל׃ </text:span></text:span><text:span text:style-name="Default_20_Paragraph_20_Font"><text:span text:style-name="T1">ד </text:span></text:span><text:span text:style-name="Default_20_Paragraph_20_Font"><text:span text:style-name="T2">אַתּוּן חֲזִתּוּן דִי עֲבָדִית לְמִצְרָיִם וּנְטָלִית )נ״‎א וְאַטְּלִית( יָתְכוֹן כִּדְעַל גַדְפֵי נִשְׁרִין וְקָרֵבִית יָתְכוֹן לְפָלְחָנִי׃ </text:span></text:span><text:span text:style-name="Default_20_Paragraph_20_Font"><text:span text:style-name="T1">ה </text:span></text:span><text:span text:style-name="Default_20_Paragraph_20_Font"><text:span text:style-name="T2">וּכְעַן אִם קַבָּלָא תְקַבְּלוּן לְמֵימְרִי וְתִטְרוּן יָת קְיָמִי וּתְהוֹן קֳדָמַי חַבִּיבִין מִכָּל עַמְמַיָא אֲרֵי דִי לִי כָּל אַרְעָא׃ </text:span></text:span><text:span text:style-name="Default_20_Paragraph_20_Font"><text:span text:style-name="T1">ו </text:span></text:span><text:span text:style-name="Default_20_Paragraph_20_Font"><text:span text:style-name="T2">וְאַתּוּן תְּהוֹן קֳדָמַי מַלְכִין כָּהֲנִין וְעַם קַדִישׁ אִלֵין פִּתְגָמַיָא דִי תְמַלֵל עִם בְּנֵי יִשְׂרָאֵל׃ </text:span></text:span><text:span text:style-name="Default_20_Paragraph_20_Font"><text:span text:style-name="T1">ז </text:span></text:span><text:span text:style-name="Default_20_Paragraph_20_Font"><text:span text:style-name="T2">וַאֲתָא משֶׁה וּקְרָא לְסָבֵי עַמָא וְסַדַר קֳדָמֵיהוֹן יָת כָּל פִּתְגָמַיָא הָאִלֵין דִפַקְדֵיהּ יְיָ׃ </text:span></text:span><text:span text:style-name="Default_20_Paragraph_20_Font"><text:span text:style-name="T1">ח </text:span></text:span><text:span text:style-name="Default_20_Paragraph_20_Font"><text:span text:style-name="T2">וַאֲתִיבוּ כָל עַמָא כַּחֲדָא וַאֲמָרוּ כֹּל דִי מַלִיל יְיָ נַעְבֵּד וַאֲתֵיב משֶׁה יָת פִּתְגָמֵי עַמָא קֳדָם יְיָ׃ </text:span></text:span><text:span text:style-name="Default_20_Paragraph_20_Font"><text:span text:style-name="T1">ט </text:span></text:span><text:span text:style-name="Default_20_Paragraph_20_Font"><text:span text:style-name="T2">וַאֲמַר יְיָ לְמשֶׁה הָא אֲנָא מִתְגְלִי לָךְ בְּעֵיבָא דַעֲנָנָא בְּדִיל דְיִשְׁמַע עַמָא בְּמַלָלוּתִי עִמָךְ וְאַף בָּךְ יְהֵימְנוּן לְעָלָם וְחַוִי משֶׁה יָת פִּתְגָמֵי עַמָא קֳדָם יְיָ׃ </text:span></text:span><text:span text:style-name="Default_20_Paragraph_20_Font"><text:span text:style-name="T1">י </text:span></text:span><text:span text:style-name="Default_20_Paragraph_20_Font"><text:span text:style-name="T2">וַאֲמַר יְיָ לְמשֶׁה אִזֵיל לְוָת עַמָא וּתְזַמִנוּן יוֹמָא דֵין וּמְחָר וִיחַוְרוּן לְבוּשֵׁיהוֹן׃ </text:span></text:span><text:span text:style-name="Default_20_Paragraph_20_Font"><text:span text:style-name="T1">יא </text:span></text:span><text:span text:style-name="Default_20_Paragraph_20_Font"><text:span text:style-name="T2">וִיהוֹן זְמִינִין לְיוֹמָא תְלִיתָאָה אֲרֵי בְּיוֹמָא תְלִיתָאָה יִתְגְלִי יְיָ לְעֵינֵי כָל עַמָא עַל טוּרָא דְסִינָי׃ </text:span></text:span><text:span text:style-name="Default_20_Paragraph_20_Font"><text:span text:style-name="T1">יב </text:span></text:span><text:span text:style-name="Default_20_Paragraph_20_Font"><text:span text:style-name="T2">וּתְתַחֵם יָת עַמָא סְחוֹר סְחוֹר לְמֵימַר אִסְתַּמָרוּ לְכוֹן מִלְמִסַק בְּטוּרָא וּלְמִקְרַב בְּסוֹפֵהּ כָּל דְיִקְרַב בְּטוּרָא אִתְקְטָלָא יִתְקְטֵל׃ </text:span></text:span><text:span text:style-name="Default_20_Paragraph_20_Font"><text:span text:style-name="T1">יג </text:span></text:span><text:span text:style-name="Default_20_Paragraph_20_Font"><text:span text:style-name="T2">לָא תִקְרַב בֵּהּ יְדָא אֲרֵי אִתְרְגָמָא יִתְרְגֵם אוֹ אִשְׁתְּדָאָה יִשְׁתְּדִי אִם בְּעִירָא אִם אֱנָשָׁא לָא יִתְקַיָם בְּמֵיגַד שׁוֹפָרָא אִנוּן מְרָשָׁן לְמִסַק בְּטוּרָא׃ </text:span></text:span><text:span text:style-name="Default_20_Paragraph_20_Font"><text:span text:style-name="T1">יד </text:span></text:span><text:span text:style-name="Default_20_Paragraph_20_Font"><text:span text:style-name="T2">וּנְחַת משֶׁה מִן טוּרָא לְוָת עַמָא וְזַמִין יָת עַמָא וְחַוָרוּ לְבוּשֵׁיהוֹן׃ </text:span></text:span><text:span text:style-name="Default_20_Paragraph_20_Font"><text:span text:style-name="T1">טו </text:span></text:span><text:span text:style-name="Default_20_Paragraph_20_Font"><text:span text:style-name="T2">וַאֲמַר לְעַמָא הֱווֹ זְמִינִין לִתְלָתָא יוֹמִין לָא תִקְרְבוּן לְצַד אִתְּתָא׃ </text:span></text:span><text:span text:style-name="Default_20_Paragraph_20_Font"><text:span text:style-name="T1">טז </text:span></text:span><text:span text:style-name="Default_20_Paragraph_20_Font"><text:span text:style-name="T2">וַהֲוָה בְיוֹמָא תְלִיתָאָה בְּמֶהֱוֵי צַפְרָא וַהֲוָה קָלִין וּבַרְקִין וַעֲנָנָא תַקִיף עַל טוּרָא וְקַל שׁוֹפָרָא תַּקִיף לַחֲדָא וְזָע כָּל עַמָא דִי בְמַשְׁרִיתָא׃ </text:span></text:span><text:span text:style-name="Default_20_Paragraph_20_Font"><text:span text:style-name="T1">יז </text:span></text:span><text:span text:style-name="Default_20_Paragraph_20_Font"><text:span text:style-name="T2">וְאַפֵיק משֶׁה יָת עַמָא לְקַדָמוּת מֵימְרָא דַיְיָ מִן מַשְׁרִיתָא וְאִתְעַתָּדוּ בְּשִׁפּוֹלֵי טוּרָא׃ </text:span></text:span><text:span text:style-name="Default_20_Paragraph_20_Font"><text:span text:style-name="T1">יח </text:span></text:span><text:span text:style-name="Default_20_Paragraph_20_Font"><text:span text:style-name="T2">וְטוּרָא דְסִינַי תָּנַן כֻּלֵהּ מִן קֳדָם דְאִתְגְלִי עֲלוֹהִי יְיָ בְּאֶשָׁתָא וּסְלִיק תְּנָנֵהּ כִּתְנָנָא דְאַתּוּנָא וְזָע כָּל טוּרָא לַחֲדָא׃ </text:span></text:span><text:span text:style-name="Default_20_Paragraph_20_Font"><text:span text:style-name="T1">יט </text:span></text:span><text:span text:style-name="Default_20_Paragraph_20_Font"><text:span text:style-name="T2">וַהֲוָה קַל שׁוֹפָרָא אָזֵל וְתָקֵף לַחֲדָא משֶׁה מְמַלֵל וּמִן קֳדָם יְיָ מִתְעֲנֵי לֵהּ בְקָל׃ </text:span></text:span><text:span text:style-name="Default_20_Paragraph_20_Font"><text:span text:style-name="T1">כ </text:span></text:span><text:span text:style-name="Default_20_Paragraph_20_Font"><text:span text:style-name="T2">וְאִתְגְלִי יְיָ עַל טוּרָא דְסִינַי לְרֵישׁ טוּרָא וּקְרָא יְיָ לְמשֶׁה לְרֵישׁ טוּרָא וּסְלִיק משֶׁה׃ </text:span></text:span><text:span text:style-name="Default_20_Paragraph_20_Font"><text:span text:style-name="T1">כא </text:span></text:span><text:span text:style-name="Default_20_Paragraph_20_Font"><text:span text:style-name="T2">וַאֲמַר יְיָ לְמשֶׁה חוּת אַסְהֵיד בְּעַמָא דִילְמָא יְפַגְרוּן קֳדָם יְיָ לְמֶחֱזֵי וְיִפֵּל מִנְהוֹן סַגִי׃ </text:span></text:span><text:span text:style-name="Default_20_Paragraph_20_Font"><text:span text:style-name="T1">כב </text:span></text:span><text:span text:style-name="Default_20_Paragraph_20_Font"><text:span text:style-name="T2">וְאַף כָּהֲנַיָא דִקְרִיבִין לְשַׁמָשָׁא קֳדָם יְיָ יִתְקַדְשׁוּן דִילְמָא יִקְטוֹל בְּהוֹן יְיָ׃ </text:span></text:span><text:span text:style-name="Default_20_Paragraph_20_Font"><text:span text:style-name="T1">כג </text:span></text:span><text:span text:style-name="Default_20_Paragraph_20_Font"><text:span text:style-name="T2">וַאֲמַר משֶׁה קֳדָם יְיָ לָא יִכּוֹל עַמָא לְמִסַק לְטוּרָא דְסִינַי אֲרֵי אַתְּ אַסְהֵדְתָּ בָּנָא לְמֵימַר תַּחִים יָת טוּרָא וְקַדְשֵׁהּ׃ </text:span></text:span><text:span text:style-name="Default_20_Paragraph_20_Font"><text:span text:style-name="T1">כד </text:span></text:span><text:span text:style-name="Default_20_Paragraph_20_Font"><text:span text:style-name="T2">וַאֲמַר לֵהּ יְיָ אִזֵיל חוּת וְתִסַק אַתְּ וְאַהֲרֹן עִמָךְ וְכָהֲנַיָא וְעַמָא לָא יְפַגְרוּן לְמִסַק לִקֳדָם יְיָ דִילְמָא יִקְטוֹל בְּהוֹן׃ </text:span></text:span><text:span text:style-name="Default_20_Paragraph_20_Font"><text:span text:style-name="T1">כה </text:span></text:span><text:span text:style-name="Default_20_Paragraph_20_Font"><text:span text:style-name="T2">וּנְחַת משֶׁה לְעַמָא וַאֲמַר לְהוֹן׃ </text:span></text:span></text:p>
      </text:section>
      <text:section text:style-name="Sect1" text:name="Sect20">
        <text:p text:style-name="P2">Exodus 20</text:p>
        <text:p text:style-name="P3"><text:span text:style-name="Default_20_Paragraph_20_Font"><text:span text:style-name="T1">א </text:span></text:span><text:span text:style-name="Default_20_Paragraph_20_Font"><text:span text:style-name="T2">וּמַלִיל יְיָ יָת כָּל פִּתְגָמַיָא הָאִלֵין לְמֵימָר׃ </text:span></text:span><text:span text:style-name="Default_20_Paragraph_20_Font"><text:span text:style-name="T1">ב </text:span></text:span><text:span text:style-name="Default_20_Paragraph_20_Font"><text:span text:style-name="T2">אֲנָא יְיָ אֱלָהָךְ דִי אַפֵּיקְתָּךְ מֵאַרְעָא דְמִצְרַיִם מִבֵּית עַבְדוּתָא׃ </text:span></text:span><text:span text:style-name="Default_20_Paragraph_20_Font"><text:span text:style-name="T1">ג </text:span></text:span><text:span text:style-name="Default_20_Paragraph_20_Font"><text:span text:style-name="T2">לָא יְהֵי לָךְ אֱלָהּ אָחֳרָן בַּר מִנִי׃ </text:span></text:span><text:span text:style-name="Default_20_Paragraph_20_Font"><text:span text:style-name="T1">ד </text:span></text:span><text:span text:style-name="Default_20_Paragraph_20_Font"><text:span text:style-name="T2">לָא תַעְבֵּד לָךְ צֶלֶם וְכָל דְמוּת דִי בִשְׁמַיָא מִלְעֵלָא וְדִי בְאַרְעָא מִלְרָע וְדִי בְמַיָא מִלְרַע לְאַרְעָא׃ </text:span></text:span><text:soft-page-break/><text:span text:style-name="Default_20_Paragraph_20_Font"><text:span text:style-name="T1">ה </text:span></text:span><text:span text:style-name="Default_20_Paragraph_20_Font"><text:span text:style-name="T2">לָא תִסְגֻד לְהוֹן וְלָא תִפְלְחִנוּן אֲרֵי אֲנָא יְיָ אֱלָהָךְ אֵל קַנָא מַסְעַר חוֹבֵי אֲבָהָן עַל בְּנִין מָרָדִין עַל דַר תְּלִיתַי וְעַל דַר רְבִיעַי לְשָׂנְאָי כַּד מְשַׁלְמִין בְּנַיָא לְמֶחֱטֵי בָּתַר אֲבָהָתְהוֹן׃ </text:span></text:span><text:span text:style-name="Default_20_Paragraph_20_Font"><text:span text:style-name="T1">ו </text:span></text:span><text:span text:style-name="Default_20_Paragraph_20_Font"><text:span text:style-name="T2">וְעָבֵד טִּיבוּ לְאַלְפֵי דָרִין לְרַחֲמַי וּלְנָטְרֵי פִקוֹדָי׃ </text:span></text:span><text:span text:style-name="Default_20_Paragraph_20_Font"><text:span text:style-name="T1">ז </text:span></text:span><text:span text:style-name="Default_20_Paragraph_20_Font"><text:span text:style-name="T2">לָא תֵימֵי יָת שְׁמָא דַיְיָ אֱלָהָךְ לְמַגָנָא אֲרֵי לָא יִזַכֵּי יְיָ יָת דִיֵימֵי בִשְׁמֵהּ לְשִׁקְרָא׃ </text:span></text:span><text:span text:style-name="Default_20_Paragraph_20_Font"><text:span text:style-name="T1">ח </text:span></text:span><text:span text:style-name="Default_20_Paragraph_20_Font"><text:span text:style-name="T2">הֲוֵי דְכִיר יָת יוֹמָא דְשַׁבְּתָא לְקַדָשׁוּתֵהּ׃ </text:span></text:span><text:span text:style-name="Default_20_Paragraph_20_Font"><text:span text:style-name="T1">ט </text:span></text:span><text:span text:style-name="Default_20_Paragraph_20_Font"><text:span text:style-name="T2">שִׁתָּא יוֹמִין תִּפְלָח וְתַעְבֵּד כָּל עִבִדְתָּךְ׃ </text:span></text:span><text:span text:style-name="Default_20_Paragraph_20_Font"><text:span text:style-name="T1">י </text:span></text:span><text:span text:style-name="Default_20_Paragraph_20_Font"><text:span text:style-name="T2">וְיוֹמָא שְׁבִיעָאָה שַׁבְּתָא קֳדָם יְיָ אֱלָהָךְ לָא תַעְבֵּד כָּל עִבִדְתָּא אַתְּ וּבְרָךְ וּבְרַתָּךְ עַבְדָךְ וְאַמְתָךְ וּבְעִירָךְ וְגִיוֹרָךְ דִי בְקִרְוָךְ׃ </text:span></text:span><text:span text:style-name="Default_20_Paragraph_20_Font"><text:span text:style-name="T1">יא </text:span></text:span><text:span text:style-name="Default_20_Paragraph_20_Font"><text:span text:style-name="T2">אֲרֵי שִׁתָּא יוֹמִין עֲבַד יְיָ יָת שְׁמַיָא וְיָת אַרְעָא יָת יַמָא וְיָת כָּל דִי בְהוֹן וְנָח בְּיוֹמָא שְׁבִיעָאָה עַל כֵּן בָּרִיךְ יְיָ יָת יוֹמָא דְשַׁבְּתָא וְקַדְשֵׁהּ׃ </text:span></text:span><text:span text:style-name="Default_20_Paragraph_20_Font"><text:span text:style-name="T1">יב </text:span></text:span><text:span text:style-name="Default_20_Paragraph_20_Font"><text:span text:style-name="T2">יַקַר יָת אָבוּךְ וְיָת אִמָךְ בְּדִיל דְיוֹרְכוּן יוֹמָיךְ עַל אַרְעָא דַיְיָ אֱלָהָךְ יָהֵב לָךְ׃ </text:span></text:span><text:span text:style-name="Default_20_Paragraph_20_Font"><text:span text:style-name="T1">יג </text:span></text:span><text:span text:style-name="Default_20_Paragraph_20_Font"><text:span text:style-name="T2">לָא תִקְטוֹל נְפָשׁ לָא תְגוּף לָא תִגְנוּב לָא תַסְהֵד בְּחַבְרָךְ סַהֲדוּתָא דְשִׁקְרָא׃ </text:span></text:span><text:span text:style-name="Default_20_Paragraph_20_Font"><text:span text:style-name="T1">יד </text:span></text:span><text:span text:style-name="Default_20_Paragraph_20_Font"><text:span text:style-name="T2">לָא תַחְמֵד בֵּית חַבְרָךְ לָא תַחְמֵד אִתַּת חַבְרָךְ וְעַבְדֵהּ וְאַמְתֵהּ וְתוֹרֵהּ וַחֲמָרֵהּ וְכֹל דִי לְחַבְרָךְ׃ </text:span></text:span><text:span text:style-name="Default_20_Paragraph_20_Font"><text:span text:style-name="T1">טו </text:span></text:span><text:span text:style-name="Default_20_Paragraph_20_Font"><text:span text:style-name="T2">וְכָל עַמָא חָזָן יָת קָלַיָא וְיָת בָּעוֹרַיָא וְיָת קַל שׁוֹפָרָא וְיָת טוּרָא תָּנֵן וַחֲזָא עַמָא וְזָעוּ וְקָמוּ מֵרָחִיק׃ </text:span></text:span><text:span text:style-name="Default_20_Paragraph_20_Font"><text:span text:style-name="T1">טז </text:span></text:span><text:span text:style-name="Default_20_Paragraph_20_Font"><text:span text:style-name="T2">וַאֲמָרוּ לְמשֶׁה מַלֵל אַתְּ עִמָנָא וּנְקַבֵּל וְלָא יִתְמַלֵל עִמָנָא מִן קֳדָם יְיָ דִילְּמָא נְמוּת׃ </text:span></text:span><text:span text:style-name="Default_20_Paragraph_20_Font"><text:span text:style-name="T1">יז </text:span></text:span><text:span text:style-name="Default_20_Paragraph_20_Font"><text:span text:style-name="T2">וַאֲמַר משֶׁה לְעַמָא לָא תִדְחֲלוּן אֲרֵי בְּדִיל לְנַסָאָה יָתְכוֹן אִתְגְלִי לְכוֹן יְקָרָא דַיְיָ וּבְדִיל דִתְהֵי דַחַלְתֵּהּ עַל אַפֵּיכוֹן בְּדִיל דְלָא תְחוּבוּן׃ </text:span></text:span><text:span text:style-name="Default_20_Paragraph_20_Font"><text:span text:style-name="T1">יח </text:span></text:span><text:span text:style-name="Default_20_Paragraph_20_Font"><text:span text:style-name="T2">וְקָם עַמָא מֵרָחִיק וּמשֶׁה קָרֵב לְצַד אַמִיטְּתָא דִתַמָן יְקָרָא דַיְיָ׃ </text:span></text:span><text:span text:style-name="Default_20_Paragraph_20_Font"><text:span text:style-name="T1">יט </text:span></text:span><text:span text:style-name="Default_20_Paragraph_20_Font"><text:span text:style-name="T2">וַאֲמַר יְיָ לְמשֶׁה כִּדְנַן תֵּימַר לִבְנֵי יִשְׂרָאֵל אַתּוּן חֲזִיתּוּן אֲרֵי מִן שְׁמַיָא מַלֵילִית עִמְכוֹן׃ </text:span></text:span><text:span text:style-name="Default_20_Paragraph_20_Font"><text:span text:style-name="T1">כ </text:span></text:span><text:span text:style-name="Default_20_Paragraph_20_Font"><text:span text:style-name="T2">לָא תַעְבְּדוּן קֳדָמָי דַחֲלָן דִכְסַף וְדַחֲלָן דִדְהַב לָא תַעְבְּדוּן לְכוֹן׃ </text:span></text:span><text:span text:style-name="Default_20_Paragraph_20_Font"><text:span text:style-name="T1">כא </text:span></text:span><text:span text:style-name="Default_20_Paragraph_20_Font"><text:span text:style-name="T2">מַדְבַּח אַדְמְתָא תַּעְבֵּד קֳדָמַי וּתְהֵי דַבָּח עֲלוֹהִי יָת עֲלָוָתָךְ וְיָת נְכַס קוּדְשָׁךְ מִן עָנָךְ וּמִן תּוֹרָךְ בְּכָל אַתְרָא דִי אַשְׁרֵי יָת שְׁכִנְתִּי לְתַמָן אֶשְׁלַח בִּרְכְּתִי לָךְ וֶאֱבָרֵכִנָךְ׃ </text:span></text:span><text:span text:style-name="Default_20_Paragraph_20_Font"><text:span text:style-name="T1">כב </text:span></text:span><text:span text:style-name="Default_20_Paragraph_20_Font"><text:span text:style-name="T2">וְאִם מַדְבַּח אַבְנִין תַּעְבֵּד קֳדָמַי לָא תִבְנֵי יָתְהוֹן פְּסִילָן לָא תְרִים חַרְבָּךְ עֲלַהּ וּתְחַלְלִנַהּ׃ </text:span></text:span><text:span text:style-name="Default_20_Paragraph_20_Font"><text:span text:style-name="T1">כג </text:span></text:span><text:span text:style-name="Default_20_Paragraph_20_Font"><text:span text:style-name="T2">וְלָא תִסַק בְּדַרְגִין עַל מַדְבְּחִי דְלָא תִתְגְלֵי עֶרְיְתָךְ עֲלוֹהִי׃ </text:span></text:span></text:p>
      </text:section>
      <text:section text:style-name="Sect1" text:name="Sect21">
        <text:p text:style-name="P2">Exodus 21</text:p>
        <text:p text:style-name="P3"><text:span text:style-name="Default_20_Paragraph_20_Font"><text:span text:style-name="T1">א </text:span></text:span><text:span text:style-name="Default_20_Paragraph_20_Font"><text:span text:style-name="T2">וְאִלֵין דִינַיָא דִי תַסְדַר קֳדָמֵיהוֹן׃ </text:span></text:span><text:span text:style-name="Default_20_Paragraph_20_Font"><text:span text:style-name="T1">ב </text:span></text:span><text:span text:style-name="Default_20_Paragraph_20_Font"><text:span text:style-name="T2">אֲרֵי תִזְבַּן עַבְדָא בַר יִשְׂרָאֵל שִׁתְּ שְׁנִין יִפְלָח וּבַשְׁבִיעֵתָא יִפּוֹק לְבַר חוֹרִין מַגָן׃ </text:span></text:span><text:span text:style-name="Default_20_Paragraph_20_Font"><text:span text:style-name="T1">ג </text:span></text:span><text:span text:style-name="Default_20_Paragraph_20_Font"><text:span text:style-name="T2">אִם בִּלְחוֹדוֹהִי יֵיעוֹל בִּלְחוֹדוֹהִי יִפּוֹק אִם בְּעֵל אִתְּתָא הוּא וְתִפּוֹק אִתְּתֵהּ עִמֵהּ׃ </text:span></text:span><text:span text:style-name="Default_20_Paragraph_20_Font"><text:span text:style-name="T1">ד </text:span></text:span><text:span text:style-name="Default_20_Paragraph_20_Font"><text:span text:style-name="T2">אִם רִבּוֹנֵהּ יִתֶּן לֵהּ אִתְּתָא וּתְלִיד לֵהּ בְּנִין אוֹ בְנָן אִתְּתָא וּבְנָהָא תְּהֵי לְרִבּוֹנָהָא וְהוּא יִפּוֹק בִּלְחוֹדוֹהִי׃ </text:span></text:span><text:span text:style-name="Default_20_Paragraph_20_Font"><text:span text:style-name="T1">ה </text:span></text:span><text:span text:style-name="Default_20_Paragraph_20_Font"><text:span text:style-name="T2">וְאִם מֵימַר יֵימַר עַבְדָא רָחֵימְנָא יָת רִבּוֹנִי יָת אִתְּתִי וְיָת בְּנָי לָא אֶפּוֹק לְבַר חוֹרִין׃ </text:span></text:span><text:span text:style-name="Default_20_Paragraph_20_Font"><text:span text:style-name="T1">ו </text:span></text:span><text:span text:style-name="Default_20_Paragraph_20_Font"><text:span text:style-name="T2">וִיקָרְבִנֵהּ רִבּוֹנֵהּ לִקֳדָם דַיָנַיָא וִיקָרְבִנֵהּ לְוָת דָשָׁא אוֹ לְוָת )נ״‎א דִילְוָת( מְזְזֶתָּא וְיַרְצַע רִבּוֹנֵהּ יָת אוּדְנֵהּ בְּמַרְצְעָא וִיהֵי לֵהּ עֲבַד פָּלַח לְעָלָם׃ </text:span></text:span><text:span text:style-name="Default_20_Paragraph_20_Font"><text:span text:style-name="T1">ז </text:span></text:span><text:span text:style-name="Default_20_Paragraph_20_Font"><text:span text:style-name="T2">וַאֲרֵי יְזַבֵּן גְבַר יָת בְּרַתֵּהּ לְאַמְהוּ לָא תִפּוֹק כְּמַפְקָנוּת עַבְדַיָא׃ </text:span></text:span><text:span text:style-name="Default_20_Paragraph_20_Font"><text:span text:style-name="T1">ח </text:span></text:span><text:span text:style-name="Default_20_Paragraph_20_Font"><text:span text:style-name="T2">אִם בִּישָׁא בְּעֵינֵי רִבּוֹנַהּ דִיקַיְמַהּ לֵהּ וְיִפְרְקִנַהּ לִגְבַר אָחֳרָן לֵית לֵהּ רְשׁוּ לְזַבּוֹנַהּ בְּמִשְׁלְטֵהּ בַהּ׃ </text:span></text:span><text:span text:style-name="Default_20_Paragraph_20_Font"><text:span text:style-name="T1">ט </text:span></text:span><text:span text:style-name="Default_20_Paragraph_20_Font"><text:span text:style-name="T2">וְאִם לִבְרֵהּ יְקַיְמִנַהּ כְּהִלְכַת בְּנַת יִשְׂרָאֵל יַעְבֵּד לַהּ׃ </text:span></text:span><text:span text:style-name="Default_20_Paragraph_20_Font"><text:span text:style-name="T1">י </text:span></text:span><text:span text:style-name="Default_20_Paragraph_20_Font"><text:span text:style-name="T2">אִם אָחֳרַנְתָּא יִסַב לֵהּ זִיוּנַהּ כְּסוּתַהּ וְעוֹנָתַהּ לָא יִתְמְנָע׃ </text:span></text:span><text:span text:style-name="Default_20_Paragraph_20_Font"><text:span text:style-name="T1">יא </text:span></text:span><text:span text:style-name="Default_20_Paragraph_20_Font"><text:span text:style-name="T2">וְאִם תְּלָת אִלֵין לָא יַעְבֵּד לַהּ וְתִפּוֹק מַגָן בְּלָא כְסַף׃ </text:span></text:span><text:span text:style-name="Default_20_Paragraph_20_Font"><text:span text:style-name="T1">יב </text:span></text:span><text:span text:style-name="Default_20_Paragraph_20_Font"><text:span text:style-name="T2">דְיִמְחֵי לֶאֱנַשׁ וְיִקְטְלִנֵהּ אִתְקְטָלָא יִתְקְטֵל׃ </text:span></text:span><text:span text:style-name="Default_20_Paragraph_20_Font"><text:span text:style-name="T1">יג </text:span></text:span><text:span text:style-name="Default_20_Paragraph_20_Font"><text:span text:style-name="T2">וּדְלָא כְמַן לֵהּ וּמִן קֳדָם יְיָ אִתִּמְסַר לִידֵהּ וֶאֱשַׁוִי לָךְ אֲתַר דִי יֵעִרוֹק לְתַמָן׃ </text:span></text:span><text:span text:style-name="Default_20_Paragraph_20_Font"><text:span text:style-name="T1">יד </text:span></text:span><text:span text:style-name="Default_20_Paragraph_20_Font"><text:span text:style-name="T2">וַאֲרֵי יַרְשַׁע גְבַר עַל חַבְרֵהּ לְמִקְטְלֵהּ בִנְכִילוּ מִן מַדְבְּחִי תִּדְבְּרִנֵהּ לִמְמָת׃ </text:span></text:span><text:span text:style-name="Default_20_Paragraph_20_Font"><text:span text:style-name="T1">טו </text:span></text:span><text:span text:style-name="Default_20_Paragraph_20_Font"><text:span text:style-name="T2">וּדְיִמְחֵי אֲבוּהִי וְאִמֵהּ אִתְקְטָלָא יִתְקְטֵל׃ </text:span></text:span><text:span text:style-name="Default_20_Paragraph_20_Font"><text:span text:style-name="T1">טז </text:span></text:span><text:span text:style-name="Default_20_Paragraph_20_Font"><text:span text:style-name="T2">וְדִיִגְנוּב נַפְשָׁא מִן בְּנֵי יִשְׂרָאֵל וִיזַבְּנִנֵהּ וְיִשְׁתְּכַח בִּידֵהּ אִתְקְטָלָא יִתְקְטֵל׃ </text:span></text:span><text:span text:style-name="Default_20_Paragraph_20_Font"><text:span text:style-name="T1">יז </text:span></text:span><text:span text:style-name="Default_20_Paragraph_20_Font"><text:span text:style-name="T2">וְדִיְלוּט אֲבוּהִי וְאִמֵהּ </text:span></text:span><text:soft-page-break/><text:span text:style-name="Default_20_Paragraph_20_Font"><text:span text:style-name="T2">אִתְקְטָלָא יִתְקְטֵל׃ </text:span></text:span><text:span text:style-name="Default_20_Paragraph_20_Font"><text:span text:style-name="T1">יח </text:span></text:span><text:span text:style-name="Default_20_Paragraph_20_Font"><text:span text:style-name="T2">וַאֲרֵי יִנְצוּן גֻבְרִין וְיִמְחֵי גְבַר יָת חַבְרֵהּ בְּאַבְנָא אוֹ בְכוּרְמֵיזָא וְלָא יְמוּת וְיִפּוֹל לְבוּטְלָן׃ </text:span></text:span><text:span text:style-name="Default_20_Paragraph_20_Font"><text:span text:style-name="T1">יט </text:span></text:span><text:span text:style-name="Default_20_Paragraph_20_Font"><text:span text:style-name="T2">אִם יְקוּם וִיהַלִיךְ בְּבָרָא עַל בּוּרְיֵהּ וִיהֵי זַכָּאָה מָחַיָא לְחוֹד בּוּטְּלָנֵהּ יִתֵּן וַאֲגַר אַסְיָא יְשַׁלֵם׃ </text:span></text:span><text:span text:style-name="Default_20_Paragraph_20_Font"><text:span text:style-name="T1">כ </text:span></text:span><text:span text:style-name="Default_20_Paragraph_20_Font"><text:span text:style-name="T2">וַאֲרֵי יִמְחֵי גְבַר יָת עַבְדֵהּ אוֹ יָת אַמְתֵהּ בְּשָׁלְטָּן וִימוּת תְּחוֹת יְדֵהּ אִתְדָנָא יִתְּדָן׃ </text:span></text:span><text:span text:style-name="Default_20_Paragraph_20_Font"><text:span text:style-name="T1">כא </text:span></text:span><text:span text:style-name="Default_20_Paragraph_20_Font"><text:span text:style-name="T2">בְּרַם אִם יוֹמָא אוֹ תְרֵין יוֹמִין יִתְקַיָם לָא יִתְּדָן אֲרֵי כַסְפֵּהּ הוּא׃ </text:span></text:span><text:span text:style-name="Default_20_Paragraph_20_Font"><text:span text:style-name="T1">כב </text:span></text:span><text:span text:style-name="Default_20_Paragraph_20_Font"><text:span text:style-name="T2">וַאֲרֵי יִנְצוּן גֻבְרִין וְיִמְחוּן אִתְּתָא מַעַדְיָא וְיִפְּקוּן וַלְדָהָא וְלָא יְהֵי מוֹתָא אִתְגְבָאָה יִתְגְבֵי כְּמָא דִי יְשַׁוִי עֲלוֹהִי בַּעֲלַהּ דְאִתְּתָא וְיִתֵּן עַל מֵימַר דַיָנַיָא׃ </text:span></text:span><text:span text:style-name="Default_20_Paragraph_20_Font"><text:span text:style-name="T1">כג </text:span></text:span><text:span text:style-name="Default_20_Paragraph_20_Font"><text:span text:style-name="T2">וְאִם מוֹתָא יְהֵא וְתִתֵּן נַפְשָׁא חֳלָף נַפְשָׁא׃ </text:span></text:span><text:span text:style-name="Default_20_Paragraph_20_Font"><text:span text:style-name="T1">כד </text:span></text:span><text:span text:style-name="Default_20_Paragraph_20_Font"><text:span text:style-name="T2">עֵינָא חֳלָף עֵינָא שִׁנָא חֳלָף שִׁנָא יְדָא חֳלָף יְדָא רַגְלָא חֳלָף רַגְלָא׃ </text:span></text:span><text:span text:style-name="Default_20_Paragraph_20_Font"><text:span text:style-name="T1">כה </text:span></text:span><text:span text:style-name="Default_20_Paragraph_20_Font"><text:span text:style-name="T2">כְּוָאָה חֳלָף כְּוָאָה פִּדְעָא חֳלָף פִּדְעָא מַשְׁקוֹפֵי חֳלָף מַשְׁקוֹפֵי׃ </text:span></text:span><text:span text:style-name="Default_20_Paragraph_20_Font"><text:span text:style-name="T1">כו </text:span></text:span><text:span text:style-name="Default_20_Paragraph_20_Font"><text:span text:style-name="T2">וַאֲרֵי יִמְחֵי גְבַר יָת עֵינָא דְעַבְדֵהּ אוֹ יָת עֵינָא דְאַמְתֵהּ וִיחַבְּלִנַהּ לְבַר חוֹרִין יִפְטְּרִנֵהּ חֳלָף עֵינֵהּ׃ </text:span></text:span><text:span text:style-name="Default_20_Paragraph_20_Font"><text:span text:style-name="T1">כז </text:span></text:span><text:span text:style-name="Default_20_Paragraph_20_Font"><text:span text:style-name="T2">וְאִם שִׁנָא דְעַבְדֵהּ אוֹ שִּׁנָא דְאַמְתֵהּ יַפֵּל לְבַר חוֹרִין יִפְטְרִנֵהּ חֳלָף שִׁנֵהּ׃ </text:span></text:span><text:span text:style-name="Default_20_Paragraph_20_Font"><text:span text:style-name="T1">כח </text:span></text:span><text:span text:style-name="Default_20_Paragraph_20_Font"><text:span text:style-name="T2">וַאֲרֵי יַגַח תּוֹרָא יָת גַבְרָא אוֹ יָת אִתְּתָא וִימוּת אִתְרְגְמָא יִתְרְגֵם תּוֹרָא וְלָא יִתְאָכֵל יָת בִּסְרֵהּ וּמָרֵהּ דְתוֹרָא יְהֵי זַכָּאָה׃ </text:span></text:span><text:span text:style-name="Default_20_Paragraph_20_Font"><text:span text:style-name="T1">כט </text:span></text:span><text:span text:style-name="Default_20_Paragraph_20_Font"><text:span text:style-name="T2">וְאִם תּוֹר נַגַח הוּא מֵאִתְּמַלֵי וּמִדְקַמוֹהִי וְיִתַּסְהֵד בְּמָרֵהּ וְלָא נַטְרֵהּ וְיִקְטוֹל גַבְרָא אוֹ אִתְּתָא תּוֹרָא יִתְרְגֵם וְאַף מָרֵהּ יִתְקְטֵל׃ </text:span></text:span><text:span text:style-name="Default_20_Paragraph_20_Font"><text:span text:style-name="T1">ל </text:span></text:span><text:span text:style-name="Default_20_Paragraph_20_Font"><text:span text:style-name="T2">אִם מָמוֹן יְשַׁווּן עֲלוֹהִי וְיִתֵּן פּוּרְקַן נַפְשֵׁהּ כְּכֹל דִי יְשַׁווּן עֲלוֹהִי׃ </text:span></text:span><text:span text:style-name="Default_20_Paragraph_20_Font"><text:span text:style-name="T1">לא </text:span></text:span><text:span text:style-name="Default_20_Paragraph_20_Font"><text:span text:style-name="T2">אוֹ לְבַר יִשְׂרָאֵל יַגַח תּוֹרָא אוֹ לְבַת יִשְׂרָאֵל יַגָח כְּדִינָא הָדֵין יִתְעֲבֵד לֵהּ׃ </text:span></text:span><text:span text:style-name="Default_20_Paragraph_20_Font"><text:span text:style-name="T1">לב </text:span></text:span><text:span text:style-name="Default_20_Paragraph_20_Font"><text:span text:style-name="T2">אִם לְעַבְדָא יַגַח תּוֹרָא אוֹ לְאַמְתָא כְּסַף תְּלָתִין סִלְעִין יִתֵּן לְרִבּוֹנֵהּ וְתוֹרָא יִתְרְגֵם׃ </text:span></text:span><text:span text:style-name="Default_20_Paragraph_20_Font"><text:span text:style-name="T1">לג </text:span></text:span><text:span text:style-name="Default_20_Paragraph_20_Font"><text:span text:style-name="T2">וַאֲרֵי יִפְתַּח גְבַר גוֹב אוֹ אֲרֵי יִכְרֶה גְבַר גוֹב וְלָא יְכַסִנֵהּ וְיִפֵּל תַּמָן תּוֹרָא אוֹ חֲמָרָא׃ </text:span></text:span><text:span text:style-name="Default_20_Paragraph_20_Font"><text:span text:style-name="T1">לד </text:span></text:span><text:span text:style-name="Default_20_Paragraph_20_Font"><text:span text:style-name="T2">מָרֵי דְגֻבָּא יְשַׁלֵם כַּסְפָּא יָתִיב לְמָרוֹהִי וּמֵיתָא יְהֵי דִילֵהּ׃ </text:span></text:span><text:span text:style-name="Default_20_Paragraph_20_Font"><text:span text:style-name="T1">לה </text:span></text:span><text:span text:style-name="Default_20_Paragraph_20_Font"><text:span text:style-name="T2">וַאֲרֵי יִגוֹף תּוֹר דִגְבַר יָת תּוֹרָא דְחַבְרֵהּ וִימוּת וִזַבְּנוּן יָת תּוֹרָא חַיָא וִיפַלְגוּן יָת כַּסְפֵּהּ וְאַף יָת דְמֵי מֵיתָא יְפַלְגוּן׃ </text:span></text:span><text:span text:style-name="Default_20_Paragraph_20_Font"><text:span text:style-name="T1">לו </text:span></text:span><text:span text:style-name="Default_20_Paragraph_20_Font"><text:span text:style-name="T2">אוֹ אִתְיְדַע אֲרֵי תוֹר נַגַח הוּא מֵאִתְּמַלֵי וּמִדְקַמוֹהִי וְלָא נָטְרֵהּ מָרֵהּ שַׁלָמָא יְשַׁלֵם תּוֹרָא חֲלַף תּוֹרָא וּמֵיתָא יְהֵא דִילֵהּ׃ </text:span></text:span><text:span text:style-name="Default_20_Paragraph_20_Font"><text:span text:style-name="T1">לז </text:span></text:span><text:span text:style-name="Default_20_Paragraph_20_Font"><text:span text:style-name="T2">אֲרֵי יִגְנוּב גְבַר תּוֹר אוֹ אִמָר וְיִכְּסִנֵהּ אוֹ זַבְּנִנֵהּ חַמְשָׁא תוֹרִין יְשַׁלֵם חָלָף תּוֹרָא וְאַרְבַּע עָנָא חֳלָף אִמְרָא׃ </text:span></text:span></text:p>
      </text:section>
      <text:section text:style-name="Sect1" text:name="Sect22">
        <text:p text:style-name="P2">Exodus 22</text:p>
        <text:p text:style-name="P3"><text:span text:style-name="Default_20_Paragraph_20_Font"><text:span text:style-name="T1">א </text:span></text:span><text:span text:style-name="Default_20_Paragraph_20_Font"><text:span text:style-name="T2">אִם בְּמַחְתַּרְתָּא יִשְׁתְּכַח גַנָבָא וְיִתְמְחֵי וִימוּת לֵית לֵהּ דָם׃ </text:span></text:span><text:span text:style-name="Default_20_Paragraph_20_Font"><text:span text:style-name="T1">ב </text:span></text:span><text:span text:style-name="Default_20_Paragraph_20_Font"><text:span text:style-name="T2">אִם עֵינָא דְסַהֲדַיָא נְפָלַת עֲלוֹהִי דְמָא לֵהּ שַׁלָמָא יְשַׁלֵם אִם לֵית לֵהּ וְיִזְדַבַּן בִּגְנֻבְתֵּהּ׃ </text:span></text:span><text:span text:style-name="Default_20_Paragraph_20_Font"><text:span text:style-name="T1">ג </text:span></text:span><text:span text:style-name="Default_20_Paragraph_20_Font"><text:span text:style-name="T2">אִם אִשְׁתְּכָחָא יִשְׁתְּכַח בִּידֵהּ גְנֻבְתָּא מִתּוֹר עַד חֲמַר עַד אִמַר דְאִנוּן חַיִין עַל חַד תְּרֵין יְשַׁלֵם׃ </text:span></text:span><text:span text:style-name="Default_20_Paragraph_20_Font"><text:span text:style-name="T1">ד </text:span></text:span><text:span text:style-name="Default_20_Paragraph_20_Font"><text:span text:style-name="T2">אֲרֵי יאכִיל גְבַר חֲקַל אוֹ כְרָם וִישַׁלַח יָת בְּעִירֵהּ וְיֵיכוּל בַּחֲקַל אָחֳרָן שְׁפַר חַקְלֵהּ וּשְׁפַר כַּרְמֵהּ יְשַׁלֵם׃ </text:span></text:span><text:span text:style-name="Default_20_Paragraph_20_Font"><text:span text:style-name="T1">ה </text:span></text:span><text:span text:style-name="Default_20_Paragraph_20_Font"><text:span text:style-name="T2">אֲרֵי תִתַּפַּק נוּר וְיַשְׁכַּח כּוּבִין וְיֵיכוּל גְדִישִׁין אוֹ קֳמָא אוֹ חַקְלָא שַׁלָמָא יְשַׁלֵם דְאַדְלֵק יָת דְלֶקְתָּא׃ </text:span></text:span><text:span text:style-name="Default_20_Paragraph_20_Font"><text:span text:style-name="T1">ו </text:span></text:span><text:span text:style-name="Default_20_Paragraph_20_Font"><text:span text:style-name="T2">אֲרֵי יִתֵּן גְבַר לְחַבְרֵהּ כְּסַף אוֹ מָנִין לְמִטַר וְיִתְגַנְבוּן מִבֵּית גַבְרָא אִם יִשְׁתְּכַח גַנָבָא יְשַׁלֵם עַל חַד תְּרֵין׃ </text:span></text:span><text:span text:style-name="Default_20_Paragraph_20_Font"><text:span text:style-name="T1">ז </text:span></text:span><text:span text:style-name="Default_20_Paragraph_20_Font"><text:span text:style-name="T2">אִם לָא יִשְׁתְּכַח גַנָבָא וְיִתְקָרֵב מָרֵי דְבֵיתָא לִקֳדָם דַיָנַיָא אִם לָא אוֹשִׁיט יְדֵהּ בְּמָא דִמְסַר לֵהּ חַבְרֵהּ׃ </text:span></text:span><text:span text:style-name="Default_20_Paragraph_20_Font"><text:span text:style-name="T1">ח </text:span></text:span><text:span text:style-name="Default_20_Paragraph_20_Font"><text:span text:style-name="T2">עַל כָּל פִּתְגַם דְחוֹב עַל תּוֹר עַל חֲמַר עַל אִמָר עַל כְּסוּ עַל כָּל אֲבֶדְתָּא דִי יֵימַר אֲרֵי הוּא דֵין לִקֳדָם דַיָנַיָא יֵיעוֹל דִין תַּרְוֵיהוֹן דִי יְחַיְבוּן דַיָנַיָא יְשַׁלֵם עַל חַד תְּרֵין לְחַבְרֵהּ׃ </text:span></text:span><text:span text:style-name="Default_20_Paragraph_20_Font"><text:span text:style-name="T1">ט </text:span></text:span><text:span text:style-name="Default_20_Paragraph_20_Font"><text:span text:style-name="T2">אֲרֵי יִתֵּן גְבַר לְחַבְרֵהּ חֲמַר אוֹ תוֹר אוֹ אִמָר וְכָל בְּעִירָא לְמִטָּר וּמִית אוֹ אִתְּבַר אוֹ אִשְׁתְּבִי לֵית דְחָזֵי׃ </text:span></text:span><text:span text:style-name="Default_20_Paragraph_20_Font"><text:span text:style-name="T1">י </text:span></text:span><text:span text:style-name="Default_20_Paragraph_20_Font"><text:span text:style-name="T2">מוֹמָתָא דַיְיָ תְּהֵי בֵּין תַּרְוֵיהוֹן אִם לָא אוֹשִׁיט יְדֵהּ בְּמָא דִמְסַר לֵהּ חַבְרֵהּ וִיקַבֵּל מָרֵהּ מִנֵהּ מוֹמָתָא וְלָא יְשַׁלֵם׃ </text:span></text:span><text:span text:style-name="Default_20_Paragraph_20_Font"><text:span text:style-name="T1">יא </text:span></text:span><text:span text:style-name="Default_20_Paragraph_20_Font"><text:span text:style-name="T2">וְאִם אִתְגְנָבָא יִתְגְנֵב מֵעִמֵהּ </text:span></text:span><text:soft-page-break/><text:span text:style-name="Default_20_Paragraph_20_Font"><text:span text:style-name="T2">יְשַׁלֵם לְמָרוֹהִי׃ </text:span></text:span><text:span text:style-name="Default_20_Paragraph_20_Font"><text:span text:style-name="T1">יב </text:span></text:span><text:span text:style-name="Default_20_Paragraph_20_Font"><text:span text:style-name="T2">אִם אִתְּבָרָא יִתְּבַר יַיְתִי סַהֲדִין דִתְבִירָא לָא יְשַׁלֵם׃ </text:span></text:span><text:span text:style-name="Default_20_Paragraph_20_Font"><text:span text:style-name="T1">יג </text:span></text:span><text:span text:style-name="Default_20_Paragraph_20_Font"><text:span text:style-name="T2">וַאֲרֵי יִשְׁאַל גְבַר מִן חַבְרֵהּ וְיִתְּבַר אוֹ מִית מָרֵהּ לֵית עִמֵהּ שַׁלָמָא יְשַׁלֵם׃ </text:span></text:span><text:span text:style-name="Default_20_Paragraph_20_Font"><text:span text:style-name="T1">יד </text:span></text:span><text:span text:style-name="Default_20_Paragraph_20_Font"><text:span text:style-name="T2">אִם מָרֵהּ עִמֵהּ לָא יְשַׁלֵם אִם אֲגִירָא הוּא עַל בְּאַגְרֵהּ׃ </text:span></text:span><text:span text:style-name="Default_20_Paragraph_20_Font"><text:span text:style-name="T1">טו </text:span></text:span><text:span text:style-name="Default_20_Paragraph_20_Font"><text:span text:style-name="T2">וַאֲרֵי יְשַׁדֵל גְבַר בְּתֻלְתָּא דִּי לָא מְאַרְסָא וְיִשְׁכּוּב עִמַהּ קַיָמָא יְקַיְמִנַהּ לֵהּ לְאִנְתּוּ׃ </text:span></text:span><text:span text:style-name="Default_20_Paragraph_20_Font"><text:span text:style-name="T1">טז </text:span></text:span><text:span text:style-name="Default_20_Paragraph_20_Font"><text:span text:style-name="T2">אִם מִצְבָּא לָא יִצְבֵּי אֲבוּהָא לְמִתְּנַהּ לֵהּ כַּסְפָּא יִתְקוֹל כְּמוֹהֲרֵי בְּתֻלְתָּא׃ </text:span></text:span><text:span text:style-name="Default_20_Paragraph_20_Font"><text:span text:style-name="T1">יז </text:span></text:span><text:span text:style-name="Default_20_Paragraph_20_Font"><text:span text:style-name="T2">חָרָשָׁא לָא תָחֵי׃ </text:span></text:span><text:span text:style-name="Default_20_Paragraph_20_Font"><text:span text:style-name="T1">יח </text:span></text:span><text:span text:style-name="Default_20_Paragraph_20_Font"><text:span text:style-name="T2">כָּל דְיִשְׁכּוּב עִם בְּעִירָא אִתְקְטָלָא יִתְקְטֵל׃ </text:span></text:span><text:span text:style-name="Default_20_Paragraph_20_Font"><text:span text:style-name="T1">יט </text:span></text:span><text:span text:style-name="Default_20_Paragraph_20_Font"><text:span text:style-name="T2">דְדַבַּח לְטַעְוַת עַמְמַיָא יִתְקְטֵל אֶלָהֵן לִשְׁמָא דַיְיָ בִּלְחוֹדוֹהִי׃ </text:span></text:span><text:span text:style-name="Default_20_Paragraph_20_Font"><text:span text:style-name="T1">כ </text:span></text:span><text:span text:style-name="Default_20_Paragraph_20_Font"><text:span text:style-name="T2">וְגִיוֹרָא לָא תוֹנוּן וְלָא תְעִיקוּן לֵהּ אֲרֵי דַיָרִין הֱוֵיתוּן בְּאַרְעָא דְמִצְרָיִם׃ </text:span></text:span><text:span text:style-name="Default_20_Paragraph_20_Font"><text:span text:style-name="T1">כא </text:span></text:span><text:span text:style-name="Default_20_Paragraph_20_Font"><text:span text:style-name="T2">כָּל אַרְמְלָא וְיִתָּם לָא תְעַנוּן׃ </text:span></text:span><text:span text:style-name="Default_20_Paragraph_20_Font"><text:span text:style-name="T1">כב </text:span></text:span><text:span text:style-name="Default_20_Paragraph_20_Font"><text:span text:style-name="T2">אִם עַנָאָה תְעַנֵי יָתֵהּ אֲרֵי אִם מִקְבַל יִקְבֵל קֳדָמַי קַבָּלָא אֱקַבֵּל קְבִלְתֵּהּ׃ </text:span></text:span><text:span text:style-name="Default_20_Paragraph_20_Font"><text:span text:style-name="T1">כג </text:span></text:span><text:span text:style-name="Default_20_Paragraph_20_Font"><text:span text:style-name="T2">וְיִתְקֵף רוּגְזִי וְאֶקְטוֹל יָתְכוֹן בְּחַרְבָּא וִיהֶוְיָן נְשֵׁיכוֹן אַרְמְלִין וּבְנֵיכוֹן יַתְמִין׃ </text:span></text:span><text:span text:style-name="Default_20_Paragraph_20_Font"><text:span text:style-name="T1">כד </text:span></text:span><text:span text:style-name="Default_20_Paragraph_20_Font"><text:span text:style-name="T2">אִם כַּסְפָּא תּוֹזֵף בְּעַמִי לְּעַנְיָא דִי עִמָךְ לָא תְהֵי לֵהּ כְּרַשְׁיָא לָא תְשַׁוּוֹן עֲלוֹהִי חִבּוּלְיָא׃ </text:span></text:span><text:span text:style-name="Default_20_Paragraph_20_Font"><text:span text:style-name="T1">כה </text:span></text:span><text:span text:style-name="Default_20_Paragraph_20_Font"><text:span text:style-name="T2">אִם מַשְׁכּוֹנָא תִסַב כְּסוּתָא דְחַבְרָךְ עַד מֵעַל שִׁמְשָׁא תְּתִיבִנֵהּ לֵהּ׃ </text:span></text:span><text:span text:style-name="Default_20_Paragraph_20_Font"><text:span text:style-name="T1">כו </text:span></text:span><text:span text:style-name="Default_20_Paragraph_20_Font"><text:span text:style-name="T2">אֲרֵי הִיא כְסוּתֵהּ בִּלְחוֹדַהּ הִיא תוֹתְבֵהּ לְמַשְׁכֵּיהּ בְּמָא יִשְׁכּוּב וִיהֵי אֲרֵי יִקְבֵל קֳדָמַי וֶאֱקַבֵּל קְבִלְתֵּהּ אֲרֵי חַנָנָא אֲנָא׃ </text:span></text:span><text:span text:style-name="Default_20_Paragraph_20_Font"><text:span text:style-name="T1">כז </text:span></text:span><text:span text:style-name="Default_20_Paragraph_20_Font"><text:span text:style-name="T2">דַיָנָא לָא תְקִיל וְרַבָּא בְעַמָךְ לָא תְלוּט׃ </text:span></text:span><text:span text:style-name="Default_20_Paragraph_20_Font"><text:span text:style-name="T1">כח </text:span></text:span><text:span text:style-name="Default_20_Paragraph_20_Font"><text:span text:style-name="T2">בִּכּוּרָךְ וְדִמְעָךְ לָא תְאַחֵר בּוּכְרָא דִבְנָיךְ תַּפְרֵשׁ קֳדָמָי׃ </text:span></text:span><text:span text:style-name="Default_20_Paragraph_20_Font"><text:span text:style-name="T1">כט </text:span></text:span><text:span text:style-name="Default_20_Paragraph_20_Font"><text:span text:style-name="T2">כֵּן תַּעְבֵּד לְתוֹרָךְ לְעָנָךְ שִׁבְעָא יוֹמִין יְהֵי עִם אִמֵהּ בְּיוֹמָא תְמִינָאָה תִּפְרְשִׁנֵהּ קֳדָמָי׃ </text:span></text:span><text:span text:style-name="Default_20_Paragraph_20_Font"><text:span text:style-name="T1">ל </text:span></text:span><text:span text:style-name="Default_20_Paragraph_20_Font"><text:span text:style-name="T2">וֶאֱנָשִׁין קַדִישִׁין תְּהוֹן קֳדָמָי וּבְשַׂר תְּלִישׁ מִן חֵיוָא חַיְתָא לָא תֵיכְלוּן לְכַלְבָּא תִּרְמוּן יָתֵהּ׃ </text:span></text:span></text:p>
      </text:section>
      <text:section text:style-name="Sect1" text:name="Sect23">
        <text:p text:style-name="P2">Exodus 23</text:p>
        <text:p text:style-name="P3"><text:span text:style-name="Default_20_Paragraph_20_Font"><text:span text:style-name="T1">א </text:span></text:span><text:span text:style-name="Default_20_Paragraph_20_Font"><text:span text:style-name="T2">לָא תְקַבֵּל שְׁמַע דִשְׁקָר לָא תְשַׁוִי יְדָךְ עִם חַיָבָא לְמֶהֱוֵי לֵהּ סָהִיד שְׁקָר׃ </text:span></text:span><text:span text:style-name="Default_20_Paragraph_20_Font"><text:span text:style-name="T1">ב </text:span></text:span><text:span text:style-name="Default_20_Paragraph_20_Font"><text:span text:style-name="T2">לָא תְהֵי בָּתַר סַגִיאִין לְאַבְאָשָׁא וְלָא תִתִּמְנַע מִלְאַלָפָא מָא דִבְעֵינָךְ עַל דִינָא בָּתַר סַגִיאֵי שְׁלַם דִינָא׃ </text:span></text:span><text:span text:style-name="Default_20_Paragraph_20_Font"><text:span text:style-name="T1">ג </text:span></text:span><text:span text:style-name="Default_20_Paragraph_20_Font"><text:span text:style-name="T2">וְעַל מִסְכֵּינָא לָא תְרַחֵם בְּדִינֵהּ׃ </text:span></text:span><text:span text:style-name="Default_20_Paragraph_20_Font"><text:span text:style-name="T1">ד </text:span></text:span><text:span text:style-name="Default_20_Paragraph_20_Font"><text:span text:style-name="T2">אֲרֵי תִפְגַע תּוֹרָא דְסָנְאָךְ אוֹ חֲמָרֵהּ דְטָּעֵי אָתָבָא תְּתִיבִנֵהּ לֵהּ׃ </text:span></text:span><text:span text:style-name="Default_20_Paragraph_20_Font"><text:span text:style-name="T1">ה </text:span></text:span><text:span text:style-name="Default_20_Paragraph_20_Font"><text:span text:style-name="T2">אֲרֵי תֶחֱזֵי חֲמָרָא דְסָנְאָךְ רְבִיעַ תְּחוֹת טוֹעֲנֵיהּ וְתִתִּמְנַע מִלְמִשְׁבַּק לֵהּ מִשְׁבַּק תִּשְׁבּוֹק מָא דִבְלִבָּךְ עֲלוֹהִי וּתְפָרֵק עִמֵהּ׃ </text:span></text:span><text:span text:style-name="Default_20_Paragraph_20_Font"><text:span text:style-name="T1">ו </text:span></text:span><text:span text:style-name="Default_20_Paragraph_20_Font"><text:span text:style-name="T2">לָא תַצְלֵי דִין מִסְכֵּינָךְ בְּדִינֵהּ׃ </text:span></text:span><text:span text:style-name="Default_20_Paragraph_20_Font"><text:span text:style-name="T1">ז </text:span></text:span><text:span text:style-name="Default_20_Paragraph_20_Font"><text:span text:style-name="T2">מִפִּתְגָמָא דְשִׁקְרָא הֱוֵי רָחִיק וְדִזְכֵי וְדִי נְפַק (דְכֵי) מִן דִינָא לָא תִקְטוֹל אֲרֵי לָא אֱזַכֵּי חַיָבָא׃ </text:span></text:span><text:span text:style-name="Default_20_Paragraph_20_Font"><text:span text:style-name="T1">ח </text:span></text:span><text:span text:style-name="Default_20_Paragraph_20_Font"><text:span text:style-name="T2">וְשׁוֹחֲדָא לָא תְקַבֵּל אֲרֵי שׁוֹחֲדָא מְעַוֵר עֵינֵי חַכִּימִין וּמְקַלְקֵל פִּתְגָמִין תְּרִיצִין׃ </text:span></text:span><text:span text:style-name="Default_20_Paragraph_20_Font"><text:span text:style-name="T1">ט </text:span></text:span><text:span text:style-name="Default_20_Paragraph_20_Font"><text:span text:style-name="T2">וְגִיוֹרָא לָא תְעִיקוּן וְאַתּוּן יְדַעְתּוּן יָת נַפְשָׁא דְגִיוֹרָא אֲרֵי דַיָרִין הֲוֵיתוּן בְּאַרְעָא דְמִצְרָיִם׃ </text:span></text:span><text:span text:style-name="Default_20_Paragraph_20_Font"><text:span text:style-name="T1">י </text:span></text:span><text:span text:style-name="Default_20_Paragraph_20_Font"><text:span text:style-name="T2">וְשִׁית שְׁנִין תִּזְרַע יָת אַרְעָךְ וְתִכְנוֹשׁ יָת עֲלַלְתַּהּ׃ </text:span></text:span><text:span text:style-name="Default_20_Paragraph_20_Font"><text:span text:style-name="T1">יא </text:span></text:span><text:span text:style-name="Default_20_Paragraph_20_Font"><text:span text:style-name="T2">וּשְׁבִעֵתָא תַּשְׁמְטִּנַהּ וְתַרְטְשִׁנַהּ וְיֵיכְלוּן מִסְכְּנֵי עַמָךְ וּשְׁאָרְהוֹן תֵּיכוּל חֵיוַת בָּרָא כֵּן תַּעְבֵּד לְכַרְמָךְ לְזֵיתָךְ׃ </text:span></text:span><text:span text:style-name="Default_20_Paragraph_20_Font"><text:span text:style-name="T1">יב </text:span></text:span><text:span text:style-name="Default_20_Paragraph_20_Font"><text:span text:style-name="T2">שִׁתָּא יוֹמִין תַּעְבֵּד עוֹבָדָיךְ וּבְיוֹמָא שְׁבִיעָאָה תָּנוּחַ בְּדִיל דִינוּחַ תּוֹרָךְ וְחַמָרָךְ וְיִשְּׁקוֹט בַּר אַמְתָךְ וְגִיוֹרָא׃ </text:span></text:span><text:span text:style-name="Default_20_Paragraph_20_Font"><text:span text:style-name="T1">יג </text:span></text:span><text:span text:style-name="Default_20_Paragraph_20_Font"><text:span text:style-name="T2">וּבְכֹל דִי אֲמָרִית לְכוֹן תִּסְתַּמְרוּן וְשׁוּם טַעֲוַת עַמְמַיָא לָא תִדְכְּרוּן לָא יִשְׁתְּמַע עַל פּוּמְכוֹן׃ </text:span></text:span><text:span text:style-name="Default_20_Paragraph_20_Font"><text:span text:style-name="T1">יד </text:span></text:span><text:span text:style-name="Default_20_Paragraph_20_Font"><text:span text:style-name="T2">תְּלַת זִמְנִין תֵּחוֹג קֳדָמַי בְּשַׁתָּא׃ </text:span></text:span><text:span text:style-name="Default_20_Paragraph_20_Font"><text:span text:style-name="T1">טו </text:span></text:span><text:span text:style-name="Default_20_Paragraph_20_Font"><text:span text:style-name="T2">יָת חַגָא דְפַטִירַיָא תִּטַר שִׁבְעָא יוֹמִין תֵּיכוּל פַּטִירָא כְּמָא דִפַקֵידִתָּךְ לִזְמַן יַרְחָא דַאֲבִיבָא אֲרֵי בֵהּ נְפַקְתָּ מִמִצְרָיִם וְלָא יִתְחֲזוּן קֳדָמַי רֵיקָנוּן׃ </text:span></text:span><text:span text:style-name="Default_20_Paragraph_20_Font"><text:span text:style-name="T1">טז </text:span></text:span><text:span text:style-name="Default_20_Paragraph_20_Font"><text:span text:style-name="T2">וְחַגָא דַחֲצָדָא בִּכּוּרֵי עוֹבָדָיךְ דִי תִזְרַע בְּחַקְלָא וְחַגָא דִכְנָשָׁא בְּמִפְּקָא דְשַׁתָּא בְּמִכְנְשָׁךְ יָת עוֹבָדָיךְ מִן חַקְלָא׃ </text:span></text:span><text:span text:style-name="Default_20_Paragraph_20_Font"><text:span text:style-name="T1">יז </text:span></text:span><text:span text:style-name="Default_20_Paragraph_20_Font"><text:span text:style-name="T2">תְּלַת זִמְנִין בְּשַׁתָּא יִתְחֲזוּן כָּל דְכוּרָךְ קֳדָם רִבּוֹן עָלְמָא יְיָ׃ </text:span></text:span><text:span text:style-name="Default_20_Paragraph_20_Font"><text:span text:style-name="T1">יח </text:span></text:span><text:span text:style-name="Default_20_Paragraph_20_Font"><text:span text:style-name="T2">לָא תִכּוֹס עַל חֲמִיעַ דַם פִּסְחִי וְלָא יְבִיתוּן בַּר מִן מַדְבְּחָא תַּרְבֵּי נִכְסַת חַגָא עַד צַפְרָא׃ </text:span></text:span><text:span text:style-name="Default_20_Paragraph_20_Font"><text:span text:style-name="T1">יט </text:span></text:span><text:span text:style-name="Default_20_Paragraph_20_Font"><text:span text:style-name="T2">רֵישׁ בִּכּוּרֵי אַרְעָךְ תַּיְתִי לְבֵית מִקְדְשָׁא דַיְיָ אֱלָהָךְ לָא תֵיכְלוּן בְּשַׂר בַּחֲלָב׃ </text:span></text:span><text:span text:style-name="Default_20_Paragraph_20_Font"><text:span text:style-name="T1">כ </text:span></text:span><text:span text:style-name="Default_20_Paragraph_20_Font"><text:span text:style-name="T2">הָא אֲנָא שָׁלַח מַלְאָכָא קֳדָמָךְ לְמִטְרָךְ בְּאָרְחָא וּלְאָעֳלוּתָךְ לְאַתְרָא דִאַתְקֵנִית׃ </text:span></text:span><text:span text:style-name="Default_20_Paragraph_20_Font"><text:span text:style-name="T1">כא </text:span></text:span><text:span text:style-name="Default_20_Paragraph_20_Font"><text:span text:style-name="T2">אִסְתַּמַּר מִן </text:span></text:span><text:soft-page-break/><text:span text:style-name="Default_20_Paragraph_20_Font"><text:span text:style-name="T2">קֳדָמוֹהִי וְקַבֵּל לְמֵימְרֵהּ לָא תְסָרֵב לְקִבְלֵהּ אֲרֵי לָא יִשְׁבּוֹק לְחוֹבֵיכוֹן אֲרֵי בִשְׁמִי מֵימְרֵהּ׃ </text:span></text:span><text:span text:style-name="Default_20_Paragraph_20_Font"><text:span text:style-name="T1">כב </text:span></text:span><text:span text:style-name="Default_20_Paragraph_20_Font"><text:span text:style-name="T2">אֲרֵי אִם קַבָּלָא תְקַבֵּל לְמֵימְרֵהּ וְתַעְבֵּד כֹּל דִאֱמַלֵל וְאֶסְנֵי יָת סָנְאָךְ וְאָעִיק לְדִמְעִיקִין לָךְ׃ </text:span></text:span><text:span text:style-name="Default_20_Paragraph_20_Font"><text:span text:style-name="T1">כג </text:span></text:span><text:span text:style-name="Default_20_Paragraph_20_Font"><text:span text:style-name="T2">אֲרֵי יְהַךְ מַלְאָכִי קֳדָמָךְ וְיָעֵלִנָךְ לְוָת אֱמוֹרָאֵי וְחִתָּאֵי וּפְרִיזָאֵי וּכְנַעֲנָאֵי חִוָאֵי וִיבוּסָאֵי וֶאֱשֵׁצִנוּן׃ </text:span></text:span><text:span text:style-name="Default_20_Paragraph_20_Font"><text:span text:style-name="T1">כד </text:span></text:span><text:span text:style-name="Default_20_Paragraph_20_Font"><text:span text:style-name="T2">לָא תִסְגוּד לְטַעֲוָתְהוֹן וְלָא תִפְלְחִנוּן וְלָא תַעְבֵּד כְּעוֹבָדֵיהוֹן אֲרֵי פַגָרָא תְּפַגְרִנוּן וְתַבָּרָא תְתַבַּר קָמָתְהוֹן׃ </text:span></text:span><text:span text:style-name="Default_20_Paragraph_20_Font"><text:span text:style-name="T1">כה </text:span></text:span><text:span text:style-name="Default_20_Paragraph_20_Font"><text:span text:style-name="T2">וְתִפְלְחוּן קֳדָם יְיָ אֱלָהֲכוֹן וִיבָרֵךְ יָת מֵיכְלָךְ וְיָת מִשְׁתְּיָךְ וְאַעְדִי מַרְעִין בִּישִׁין מִבֵּינָךְ׃ </text:span></text:span><text:span text:style-name="Default_20_Paragraph_20_Font"><text:span text:style-name="T1">כו </text:span></text:span><text:span text:style-name="Default_20_Paragraph_20_Font"><text:span text:style-name="T2">לָא תְהֵי מְתַכְּלָא וְעַקְרָא בְּאַרְעָךְ יָת מִנְיַן יוֹמָיךְ אַשְׁלִים׃ </text:span></text:span><text:span text:style-name="Default_20_Paragraph_20_Font"><text:span text:style-name="T1">כז </text:span></text:span><text:span text:style-name="Default_20_Paragraph_20_Font"><text:span text:style-name="T2">יָת אֵימְתִי אֲשַׁלַח קֳדָמָךְ ואֶתְּפַר )נ״‎א וֶאֱשַׁגֵשׁ( יָת כָּל עַמָא דְאַתְּ אָתֵי לַאֲגָחָא בְּהוֹן וְאֶמְסַר יָת כָּל בַּעֲלֵי דְבָבָךְ קֳדָמָךְ מְחַזְרֵי קְדָל׃ </text:span></text:span><text:span text:style-name="Default_20_Paragraph_20_Font"><text:span text:style-name="T1">כח </text:span></text:span><text:span text:style-name="Default_20_Paragraph_20_Font"><text:span text:style-name="T2">וְאֶשְׁלַח יָת עֲרָעִיתָא קֳדָמָךְ וּתְתָרֵךְ יָת חִוָאֵי יָת כְּנַעֲנָאֵי וְיָת חִתָּאֵי מִן קֳדָמָךְ׃ </text:span></text:span><text:span text:style-name="Default_20_Paragraph_20_Font"><text:span text:style-name="T1">כט </text:span></text:span><text:span text:style-name="Default_20_Paragraph_20_Font"><text:span text:style-name="T2">לָא אֱתָרֵכִנוּן מִן קֳדָמָךְ בְּשַׁתָּא חֲדָא דִילְמָא תְהֵי אַרְעָא צַדְיָא וְתִסְגֵי עֲלָךְ חֵיוַת בָּרָא׃ </text:span></text:span><text:span text:style-name="Default_20_Paragraph_20_Font"><text:span text:style-name="T1">ל </text:span></text:span><text:span text:style-name="Default_20_Paragraph_20_Font"><text:span text:style-name="T2">זְעֵיר זְעֵיר אֱתָרֵכִנוּן מִן קֳדָמָךְ עַד דְתִסְגֵי וְתַחְסֵן יָת אַרְעָא׃ </text:span></text:span><text:span text:style-name="Default_20_Paragraph_20_Font"><text:span text:style-name="T1">לא </text:span></text:span><text:span text:style-name="Default_20_Paragraph_20_Font"><text:span text:style-name="T2">וֶאֱשַׁוֵי יָת תְּחוּמָךְ מִיַמָא דְסוּף וְעַד יַמָא דִפְלִשְׁתָּאֵי וּמִמַדְבְּרָא עַד פְּרָת אֲרֵי אֶמְסַר בִּידֵיכוֹן יָת יָתְבֵי אַרְעָא וּתְתָרֵכִנוּן מִן קֳדָמָךְ׃ </text:span></text:span><text:span text:style-name="Default_20_Paragraph_20_Font"><text:span text:style-name="T1">לב </text:span></text:span><text:span text:style-name="Default_20_Paragraph_20_Font"><text:span text:style-name="T2">לָא תִגְזַר לְהוֹן וּלְּטַעֲוָתְהוֹן קְיָם׃ </text:span></text:span><text:span text:style-name="Default_20_Paragraph_20_Font"><text:span text:style-name="T1">לג </text:span></text:span><text:span text:style-name="Default_20_Paragraph_20_Font"><text:span text:style-name="T2">לָא יֵתְבוּן בְּאַרְעָךְ דִילְמָא יְחַיְבוּן יָתָךְ קֳדָמָי אֲרֵי תִפְלַח יָת טַעֲוָתְהוֹן אֲרֵי יְהוֹן לָךְ לְתַקְלָא׃ </text:span></text:span></text:p>
      </text:section>
      <text:section text:style-name="Sect1" text:name="Sect24">
        <text:p text:style-name="P2">Exodus 24</text:p>
        <text:p text:style-name="P3"><text:span text:style-name="Default_20_Paragraph_20_Font"><text:span text:style-name="T1">א </text:span></text:span><text:span text:style-name="Default_20_Paragraph_20_Font"><text:span text:style-name="T2">וּלְמשֶׁה אֲמַר סַק לִקֳדָם יְיָ אַתְּ וְאַהֲרֹן נָדָב וַאֲבִיהוּא וְשִׁבְעִין מִסָבֵי יִשְׂרָאֵל וְתִסְגְדוּן מֵרָחִיק׃ </text:span></text:span><text:span text:style-name="Default_20_Paragraph_20_Font"><text:span text:style-name="T1">ב </text:span></text:span><text:span text:style-name="Default_20_Paragraph_20_Font"><text:span text:style-name="T2">וְיִתְקְרֵב משֶׁה בִלְחוֹדוֹהִי לִקֳדָם יְיָ וְאִנוּן לָא יִתְקָרְבוּן וְעַמָא לָא יִסְקוּן עִמֵהּ׃ </text:span></text:span><text:span text:style-name="Default_20_Paragraph_20_Font"><text:span text:style-name="T1">ג </text:span></text:span><text:span text:style-name="Default_20_Paragraph_20_Font"><text:span text:style-name="T2">וַאֲתָא משֶׁה וְאִשְׁתָּעִי לְעַמָא יָת כָּל פִּתְגָמַיָא דַיְיָ וְיָת כָּל דִינַיָא וַאֲתֵיב כָּל עַמָא קָלָא חַד וַאֲמָרוּ כָּל פִּתְגָמַיָא דִי מַלִיל יְיָ נַעְבֵּד׃ </text:span></text:span><text:span text:style-name="Default_20_Paragraph_20_Font"><text:span text:style-name="T1">ד </text:span></text:span><text:span text:style-name="Default_20_Paragraph_20_Font"><text:span text:style-name="T2">וּכְתַב משֶׁה יָת כָּל פִּתְגָמַיָא דַיְיָ וְאַקְדֵם בְּצַפְרָא וּבְנָא מַדְבְּחָא בְּשִׁפּוֹלֵי טוּרָא וְתַרְתָּא עֶשְׂרֵי קָמָן לִתְרֵי עֲסַר שִׁבְטַיָא דְיִשְׂרָאֵל׃ </text:span></text:span><text:span text:style-name="Default_20_Paragraph_20_Font"><text:span text:style-name="T1">ה </text:span></text:span><text:span text:style-name="Default_20_Paragraph_20_Font"><text:span text:style-name="T2">וּשְׁלַח יָת בּוּכְרֵי בְּנֵי יִשְׂרָאֵל וְאַסִיקוּ עֲלָוָן וְקָרִיבוּ נִכְסַת קוּדְשִׁין קֳדָם יְיָ תּוֹרִין׃ </text:span></text:span><text:span text:style-name="Default_20_Paragraph_20_Font"><text:span text:style-name="T1">ו </text:span></text:span><text:span text:style-name="Default_20_Paragraph_20_Font"><text:span text:style-name="T2">וּנְסִיב משֶׁה פַּלְגוּת דְמָא וְשַׁוִי בְּמִזְרְקַיָא וּפַלְגוּת דְמָא זְרַק עַל מַדְבְּחָא׃ </text:span></text:span><text:span text:style-name="Default_20_Paragraph_20_Font"><text:span text:style-name="T1">ז </text:span></text:span><text:span text:style-name="Default_20_Paragraph_20_Font"><text:span text:style-name="T2">וּנְסִיב סִפְרָא דִקְיָמָא וּקְרָא קֳדָם עַמָא וַאֲמָרוּ כֹּל דִי מַלִיל יְיָ נַעְבֵּד וּנְקַבֵּל׃ </text:span></text:span><text:span text:style-name="Default_20_Paragraph_20_Font"><text:span text:style-name="T1">ח </text:span></text:span><text:span text:style-name="Default_20_Paragraph_20_Font"><text:span text:style-name="T2">וּנְסִיב משֶׁה יָת דְמָא וּזְרַק עַל מַדְבְּחָא לְכַפָּרָא עַל עַמָא וַאֲמַר הָא דֵין דָם קְיָמָא דִגְזַר יְיָ עִמְכוֹן עַל כָּל פִּתְגָמַיָא הָאִלֵין׃ </text:span></text:span><text:span text:style-name="Default_20_Paragraph_20_Font"><text:span text:style-name="T1">ט </text:span></text:span><text:span text:style-name="Default_20_Paragraph_20_Font"><text:span text:style-name="T2">וּסְלֵיק משֶׁה וְאַהֲרֹן נָדָב וַאֲבִיהוּא וְשִׁבְעִין מִסָבֵי יִשְׂרָאֵל׃ </text:span></text:span><text:span text:style-name="Default_20_Paragraph_20_Font"><text:span text:style-name="T1">י </text:span></text:span><text:span text:style-name="Default_20_Paragraph_20_Font"><text:span text:style-name="T2">וַחֲזוֹ יָת יְקַר אֱלָהָא דְיִשְׂרָאֵל וּתְחוֹת כָּרְסָא יְקָרֵהּ כְּעוֹבַד אֶבֶן טָבָא וּכְמֶחֱזֵי שְׁמַיָא לְבָרִירוּ׃ </text:span></text:span><text:span text:style-name="Default_20_Paragraph_20_Font"><text:span text:style-name="T1">יא </text:span></text:span><text:span text:style-name="Default_20_Paragraph_20_Font"><text:span text:style-name="T2">וּלְרַבְרְבֵי בְּנֵי יִשְׂרָאֵל לָא הֲוָה נִזְקָא וַחֲזוֹ יָת יְקָרָא דַיְיָ וַהֲווֹ חָדָן בְּקָרְבָּנֵיהוֹן דְאִתְקַבָּלוּ בְּרַעֲוָא כְּאִלוּ אָכְלִין וְשָׁתָן׃ </text:span></text:span><text:span text:style-name="Default_20_Paragraph_20_Font"><text:span text:style-name="T1">יב </text:span></text:span><text:span text:style-name="Default_20_Paragraph_20_Font"><text:span text:style-name="T2">וַאֲמַר יְיָ לְמשֶׁה סַק לִקֳדָמַי לְטוּרָא וֶהֱוֵי תַמָן וְאֶתֵּן לָךְ יָת לוּחֵי אַבְנָא וְאוֹרַיְתָא וְתַפְקֶדְתָּא דִכְתָבִית לְאַלוּפֵיהוֹן׃ </text:span></text:span><text:span text:style-name="Default_20_Paragraph_20_Font"><text:span text:style-name="T1">יג </text:span></text:span><text:span text:style-name="Default_20_Paragraph_20_Font"><text:span text:style-name="T2">וְקָם משֶׁה וִיהוֹשֻׁעַ מְשֻׁמְשָׁנֵהּ וּסְלֵיק משֶׁה לְטוּרָא דְאִתְגְלִי עֲלוֹהִי יְקָרָא דַיְיָ׃ </text:span></text:span><text:span text:style-name="Default_20_Paragraph_20_Font"><text:span text:style-name="T1">יד </text:span></text:span><text:span text:style-name="Default_20_Paragraph_20_Font"><text:span text:style-name="T2">וּלְסָבַיָא אֲמַר אוֹרִיכוּ לָנָא הָכָא עַד דִנְתוּב לְוָתְכוֹן וְהָא אַהֲרֹן וְחוּר עִמְכוֹן מָן דְאִית לֵהּ דִינָא יִתְקְרֵב לִקֳדָמֵיהוֹן׃ </text:span></text:span><text:span text:style-name="Default_20_Paragraph_20_Font"><text:span text:style-name="T1">טו </text:span></text:span><text:span text:style-name="Default_20_Paragraph_20_Font"><text:span text:style-name="T2">וּסְלֵק משֶׁה לְטוּרָא וַחֲפָא עֲנָנָא יָת טוּרָא׃ </text:span></text:span><text:span text:style-name="Default_20_Paragraph_20_Font"><text:span text:style-name="T1">טז </text:span></text:span><text:span text:style-name="Default_20_Paragraph_20_Font"><text:span text:style-name="T2">וּשְׁרָא יְקָרָא דַיְיָ עַל טוּרָא דְסִינַי וַחֲפָהִי עֲנָנָא שִׁתָּא יוֹמִין וּקְרָא לְמשֶׁה בְּיוֹמָא שְׁבִיעָאָה מִגוֹ עֲנָנָא׃ </text:span></text:span><text:span text:style-name="Default_20_Paragraph_20_Font"><text:span text:style-name="T1">יז </text:span></text:span><text:span text:style-name="Default_20_Paragraph_20_Font"><text:span text:style-name="T2">וְחֵיזוּ יְקָרָא דַיְיָ כְּחֵיזוּ אֶשָׁא אָכְלָא בְּרֵישׁ טוּרָא לְעֵינֵי בְּנֵי יִשְׂרָאֵל׃ </text:span></text:span><text:span text:style-name="Default_20_Paragraph_20_Font"><text:span text:style-name="T1">יח </text:span></text:span><text:span text:style-name="Default_20_Paragraph_20_Font"><text:span text:style-name="T2">וְעַל משֶׁה בְּגוֹ עֲנָנָא וּסְלֵיק לְטוּרָא וַהֲוָה משֶׁה בְּטּוּרָא אַרְבְּעִין יְמָמִין וְאַרְבְּעִין לֵילָוָן׃ </text:span></text:span></text:p>
      </text:section>
      <text:section text:style-name="Sect1" text:name="Sect25">
        <text:p text:style-name="P2"><text:soft-page-break/>Exodus 25</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יל עִם בְּנֵי יִשְׂרָאֵל וְיַפְרְשׁוּן קֳדָמַי אַפְרָשׁוּתָא מִן כָּל גְבַר דִי יִתִּרְעֵי לִבֵּהּ תִּסְבוּן יָת אַפְרָשׁוּתִי׃ </text:span></text:span><text:span text:style-name="Default_20_Paragraph_20_Font"><text:span text:style-name="T1">ג </text:span></text:span><text:span text:style-name="Default_20_Paragraph_20_Font"><text:span text:style-name="T2">וְדָא אַפְרָשׁוּתָא דִתִסְבוּן מִנְהוֹן דַהֲבָא וְכַסְפָּא וּנְחָשָׁא׃ </text:span></text:span><text:span text:style-name="Default_20_Paragraph_20_Font"><text:span text:style-name="T1">ד </text:span></text:span><text:span text:style-name="Default_20_Paragraph_20_Font"><text:span text:style-name="T2">וְתִכְלָא וְאַרְגְוָנָא וּצְבַע זְהוֹרִי וּבוּץ וּמֵעַזֵי׃ </text:span></text:span><text:span text:style-name="Default_20_Paragraph_20_Font"><text:span text:style-name="T1">ה </text:span></text:span><text:span text:style-name="Default_20_Paragraph_20_Font"><text:span text:style-name="T2">וּמַשְׁכֵי דְדִכְרֵי מְסַמְקֵי וּמַשְׁכֵי סַסְגוֹנָא וְאָעֵי שִׁטִין׃ </text:span></text:span><text:span text:style-name="Default_20_Paragraph_20_Font"><text:span text:style-name="T1">ו </text:span></text:span><text:span text:style-name="Default_20_Paragraph_20_Font"><text:span text:style-name="T2">מִשְׁחָא לְאַנְהָרוּתָא בּוּסְמַיָא לְמִשְׁחָא דִרְבוּתָא וְלִקְטוֹרֶת בּוּסְמַיָא׃ </text:span></text:span><text:span text:style-name="Default_20_Paragraph_20_Font"><text:span text:style-name="T1">ז </text:span></text:span><text:span text:style-name="Default_20_Paragraph_20_Font"><text:span text:style-name="T2">אַבְנֵי בוּרְלָא וְאַבְנֵי אַשְׁלָמוּתָא לְשַׁקָעָא בְאֵפוֹדָא וּבְחוּשְׁנָא׃ </text:span></text:span><text:span text:style-name="Default_20_Paragraph_20_Font"><text:span text:style-name="T1">ח </text:span></text:span><text:span text:style-name="Default_20_Paragraph_20_Font"><text:span text:style-name="T2">וְיַעְבְּדוּן קֳדָמַי מִקְדְשָׁא וְאַשְׁרֵי שְׁכִנְתִּי בֵּינֵיהוֹן׃ </text:span></text:span><text:span text:style-name="Default_20_Paragraph_20_Font"><text:span text:style-name="T1">ט </text:span></text:span><text:span text:style-name="Default_20_Paragraph_20_Font"><text:span text:style-name="T2">כְּכֹל דִי אֲנָא מַחֲזֵי יָתָךְ יָת דְמוּת מַשְׁכְּנָא וְיָת דְמוּת כָּל מָנוֹהִי וְכֵן תַּעְבְּדוּן׃ </text:span></text:span><text:span text:style-name="Default_20_Paragraph_20_Font"><text:span text:style-name="T1">י </text:span></text:span><text:span text:style-name="Default_20_Paragraph_20_Font"><text:span text:style-name="T2">וְיַעְבְּדוּן אֲרוֹנָא דְאָעֵי שִׁטִּין תַּרְתֵּין אַמִין וּפַלְגָא אֻרְכֵּהּ וְאַמְתָא וּפַלְגָא פְּתָיֵהּ וְאַמְתָא וּפַלְגָא רוּמֵה׃ </text:span></text:span><text:span text:style-name="Default_20_Paragraph_20_Font"><text:span text:style-name="T1">יא </text:span></text:span><text:span text:style-name="Default_20_Paragraph_20_Font"><text:span text:style-name="T2">וְתֶחֱפֵי יָתֵהּ דְהַב דְכֵי מִגָו וּמִבָּרָא תַּחֲפִנֵהּ וְתַעְבֵּד עֲלוֹהִי זֵיר דִדְהַב סְחוֹר סְחוֹר׃ </text:span></text:span><text:span text:style-name="Default_20_Paragraph_20_Font"><text:span text:style-name="T1">יב </text:span></text:span><text:span text:style-name="Default_20_Paragraph_20_Font"><text:span text:style-name="T2">וְתַתִּיךְ לֵהּ אַרְבַּע עִזְקָן דִדְהַב וְתִתֵּן עַל אַרְבַּע זִוְיָתֵהּ וְתַרְתֵּין עִזְקָן עַל סִטְרֵהּ חַד וְתַרְתֵּן עִזְקָן עַל סִטְרֵהּ תִּנְיֵתָא׃ </text:span></text:span><text:span text:style-name="Default_20_Paragraph_20_Font"><text:span text:style-name="T1">יג </text:span></text:span><text:span text:style-name="Default_20_Paragraph_20_Font"><text:span text:style-name="T2">וְתַעְבֵּד אֲרִיחֵי דְאָעֵי שִׁטִּין וְתַחֲפֵי יָתְהוֹן דַהֲבָא׃ </text:span></text:span><text:span text:style-name="Default_20_Paragraph_20_Font"><text:span text:style-name="T1">יד </text:span></text:span><text:span text:style-name="Default_20_Paragraph_20_Font"><text:span text:style-name="T2">וְתָעֵל יָת אֲרִיחֲיָא בְּעִזְקָתָא עַל סִטְרֵי אֲרוֹנָא לְמִטַל יָת אֲרוֹנָא בְּהוֹן׃ </text:span></text:span><text:span text:style-name="Default_20_Paragraph_20_Font"><text:span text:style-name="T1">טו </text:span></text:span><text:span text:style-name="Default_20_Paragraph_20_Font"><text:span text:style-name="T2">בְּעִזְקְתָא דַאֲרוֹנָא יְהוֹן אֲרִיחַיָא לָא יְעִדוּן מִנֵהּ׃ </text:span></text:span><text:span text:style-name="Default_20_Paragraph_20_Font"><text:span text:style-name="T1">טז </text:span></text:span><text:span text:style-name="Default_20_Paragraph_20_Font"><text:span text:style-name="T2">וְתִתֵּן בַּאֲרוֹנָא יָת סַהֲדוּתָא דִי אֶתֵּן לָךְ׃ </text:span></text:span><text:span text:style-name="Default_20_Paragraph_20_Font"><text:span text:style-name="T1">יז </text:span></text:span><text:span text:style-name="Default_20_Paragraph_20_Font"><text:span text:style-name="T2">וְתַעְבֵּד כַּפֻּרְתָּא דִדְהַב דְכֵי תַּרְתֵּין אַמִין וּפַלְגָא אֻרְכַּהּ וְאַמְתָא וּפַלְגָא פְּתָיַהּ׃ </text:span></text:span><text:span text:style-name="Default_20_Paragraph_20_Font"><text:span text:style-name="T1">יח </text:span></text:span><text:span text:style-name="Default_20_Paragraph_20_Font"><text:span text:style-name="T2">וְתַעְבֵּד תְּרֵין כְּרוּבִין דִדְהָב נְגִיד תַּעְבֵּד יָתְהוֹן מִתְּרֵין סִטְרֵי כַפֻּרְתָּא׃ </text:span></text:span><text:span text:style-name="Default_20_Paragraph_20_Font"><text:span text:style-name="T1">יט </text:span></text:span><text:span text:style-name="Default_20_Paragraph_20_Font"><text:span text:style-name="T2">וְעִבֵּד כְּרוּבָא חַד מִסִטְרָא מִכָּא וּכְרוּבָא חַד מִסִטְרָא מִכָּא מִן כַּפֻּרְתָּא תַּעְבְּדוּן יָת כְּרוּבַיָא עַל תְּרֵין סִטְרוֹהִי׃ </text:span></text:span><text:span text:style-name="Default_20_Paragraph_20_Font"><text:span text:style-name="T1">כ </text:span></text:span><text:span text:style-name="Default_20_Paragraph_20_Font"><text:span text:style-name="T2">וִיהוֹן כְּרוּבַיָא פְּרִיסָן גַדְפֵיהוֹן לְעֵלָא מְטַלִין בְּגַדְפֵהוֹן עַל כַּפֻּרְתָּא וְאַפֵּיהוֹן חַד לָקֳבֵל חַד לָקֳבֵל כַּפֻּרְתָּא יְהוֹן אַפֵי כְרוּבַיָא׃ </text:span></text:span><text:span text:style-name="Default_20_Paragraph_20_Font"><text:span text:style-name="T1">כא </text:span></text:span><text:span text:style-name="Default_20_Paragraph_20_Font"><text:span text:style-name="T2">וְתִתֵּן יָת כַּפֻּרְתָּא עַל אֲרוֹנָא מִלְעֵלָא וּבַאֲרוֹנָא תִּתֵּן יָת סַהֲדוּתָא דִי אֶתֵּן לָךְ׃ </text:span></text:span><text:span text:style-name="Default_20_Paragraph_20_Font"><text:span text:style-name="T1">כב </text:span></text:span><text:span text:style-name="Default_20_Paragraph_20_Font"><text:span text:style-name="T2">וֶאֱזַמֵן מֵימְרִי לָךְ תַּמָן וֶאֱמַלֵל עִמָךְ מֵעִלָוֵי כַפֻּרְתָּא מִבֵּין תְּרֵין כְּרוּבַיָא דִי עַל אֲרוֹנָא דְסַהֲדוּתָא יָת כָּל דִי אֲפַקֵד יָתָךְ לְוָת בְּנֵי יִשְׂרָאֵל׃ </text:span></text:span><text:span text:style-name="Default_20_Paragraph_20_Font"><text:span text:style-name="T1">כג </text:span></text:span><text:span text:style-name="Default_20_Paragraph_20_Font"><text:span text:style-name="T2">וְתַעְבֵּד פָּתוֹרָא דְאָעֵי שִׁטִּין תַּרְתֵּין אַמִין אֻרְכֵּהּ וְאַמְתָא פְתָיֵהּ וְאַמְתָא וּפַלְגָא רוּמֵהּ׃ </text:span></text:span><text:span text:style-name="Default_20_Paragraph_20_Font"><text:span text:style-name="T1">כד </text:span></text:span><text:span text:style-name="Default_20_Paragraph_20_Font"><text:span text:style-name="T2">וְתַחֲפֵי יָתֵהּ דְהַב דְכֵי וְתַעְבֵּד לֵהּ זֵיר דִדְהַב סְחוֹר סְחוֹר׃ </text:span></text:span><text:span text:style-name="Default_20_Paragraph_20_Font"><text:span text:style-name="T1">כה </text:span></text:span><text:span text:style-name="Default_20_Paragraph_20_Font"><text:span text:style-name="T2">וְתַעְבֵּד לֵהּ גְדַנְפָא רוּמֵהּ פֻּשְׁכָּא סְחוֹר סְחוֹר וְתַעְבֵּד זֵיר דִדְהַב לִגְדַנְפֵהּ סְחוֹר סְחוֹר׃ </text:span></text:span><text:span text:style-name="Default_20_Paragraph_20_Font"><text:span text:style-name="T1">כו </text:span></text:span><text:span text:style-name="Default_20_Paragraph_20_Font"><text:span text:style-name="T2">וְתַעְבֵּד לֵהּ אַרְבַּע עִזְקָן דִדְהָב וְתִתֵּן יָת עִזְקָתָא עַל אַרְבַּע זִיוְיָתָא דִי לְאַרְבַּע רַגְלוֹהִי׃ </text:span></text:span><text:span text:style-name="Default_20_Paragraph_20_Font"><text:span text:style-name="T1">כז </text:span></text:span><text:span text:style-name="Default_20_Paragraph_20_Font"><text:span text:style-name="T2">לָקֳבֵל גְדַנְפָא יְהֶוְיָן עִזְקָתָא לְאַתְרָא לַאֲרִיחַיָא לְמִטַל יָת פָּתוֹרָא׃ </text:span></text:span><text:span text:style-name="Default_20_Paragraph_20_Font"><text:span text:style-name="T1">כח </text:span></text:span><text:span text:style-name="Default_20_Paragraph_20_Font"><text:span text:style-name="T2">וְתַעְבֵּד יָת אֲרִיחַיָא דְאָעֵי שִׁיטִין וְתַחֲפֵי יָתְהוֹן דַהֲבָא וִיהוֹן נָטְלִין בְּהוֹן יָת פָּתוֹרָא׃ </text:span></text:span><text:span text:style-name="Default_20_Paragraph_20_Font"><text:span text:style-name="T1">כט </text:span></text:span><text:span text:style-name="Default_20_Paragraph_20_Font"><text:span text:style-name="T2">וְתַעְבֵּד מָגִיסוֹהִי וּבָזִכּוֹהִי וְקַסְוָתֵהּ וּמְכִילָתֵהּ דְיִתְנַסַךְ בְּהֵן דְהַב דְכֵי תַּעְבֵּד יָתְהוֹן׃ </text:span></text:span><text:span text:style-name="Default_20_Paragraph_20_Font"><text:span text:style-name="T1">ל </text:span></text:span><text:span text:style-name="Default_20_Paragraph_20_Font"><text:span text:style-name="T2">וְתִתֵּן עַל פָּתוֹרָא לְחֵם אַפַּיָא קֳדָמַי תְּדִירָא׃ </text:span></text:span><text:span text:style-name="Default_20_Paragraph_20_Font"><text:span text:style-name="T1">לא </text:span></text:span><text:span text:style-name="Default_20_Paragraph_20_Font"><text:span text:style-name="T2">וְתַעְבֵּד מְנַרְתָּא דִדְהַב דְכֵי נְגִיד תִּתְעֲבֵד מְנַרְתָּא שִׁדַהּ וּקְנַהּ כַּלִידָהָא חֵזוּרָהָא וְשׁוֹשַׁנָהָא מִנַהּ יְהוֹן׃ </text:span></text:span><text:span text:style-name="Default_20_Paragraph_20_Font"><text:span text:style-name="T1">לב </text:span></text:span><text:span text:style-name="Default_20_Paragraph_20_Font"><text:span text:style-name="T2">וְשִׁתָּא קְנִין נָפְקִין מִסִטְרָהָא תְּלָתָא קְנֵי מְנַרְתָּא מִסִטְרַהּ חַד וּתְלָתָא קְנֵי מְנַרְתָּא מִסִטְרַהּ תִּנְיָנָא׃ </text:span></text:span><text:span text:style-name="Default_20_Paragraph_20_Font"><text:span text:style-name="T1">לג </text:span></text:span><text:span text:style-name="Default_20_Paragraph_20_Font"><text:span text:style-name="T2">תְּלָתָא כַלִידִין מְצַיְרִין בְּקַנְיָא חַד חֵזוּר וְשׁוֹשַׁן וּתְלָתָא כַלִידִין מְצַיְרִין בְּקַנְיָא חַד חֵזוּר וְשׁוֹשָׁן כֵּן לְשִׁתָּא קְנִין דְנָפְקִין מִן מְנַרְתָּא׃ </text:span></text:span><text:span text:style-name="Default_20_Paragraph_20_Font"><text:span text:style-name="T1">לד </text:span></text:span><text:span text:style-name="Default_20_Paragraph_20_Font"><text:span text:style-name="T2">וּבִמְנַרְתָּא אַרְבְּעָא כַלִידִין מְצַיְרִין חֵזוּרָהָא וְשׁוֹשַׁנָהָא׃ </text:span></text:span><text:span text:style-name="Default_20_Paragraph_20_Font"><text:span text:style-name="T1">לה </text:span></text:span><text:span text:style-name="Default_20_Paragraph_20_Font"><text:span text:style-name="T2">וְחֵזוּר תְּחוֹת תְּרֵין קְנִין מִנַהּ וְחֵזוּר תְּחוֹת תְּרֵין קְנִין מִנַהּ וְחֵזוּר תְּחוֹת תְּרֵין קְנִין מִנַהּ לְשִׁתָּא קְנִין דְנָפְקִין מִן מְנַרְתָּא׃ </text:span></text:span><text:span text:style-name="Default_20_Paragraph_20_Font"><text:span text:style-name="T1">לו </text:span></text:span><text:span text:style-name="Default_20_Paragraph_20_Font"><text:span text:style-name="T2">חֵזוּרֵיהוֹן וּקְנֵיהוֹן מִנַהּ יְהוֹן כֻּלַהּ נְגִידָא חֲדָא דִדְהַב דְכֵי׃ </text:span></text:span><text:soft-page-break/><text:span text:style-name="Default_20_Paragraph_20_Font"><text:span text:style-name="T1">לז </text:span></text:span><text:span text:style-name="Default_20_Paragraph_20_Font"><text:span text:style-name="T2">וְתַעְבֵּד יָת בּוֹצִינָהָא שִׁבְעָא וְתַדְלֵק יָת בּוֹצִינָהָא וִיהוֹן מְנַהֲרִין עַל קֳבֵל אַפָּהָא׃ </text:span></text:span><text:span text:style-name="Default_20_Paragraph_20_Font"><text:span text:style-name="T1">לח </text:span></text:span><text:span text:style-name="Default_20_Paragraph_20_Font"><text:span text:style-name="T2">וְצִבְיְתָהָא וּמַחְתְּיָתָהָא דִדְהַב דְכֵי׃ </text:span></text:span><text:span text:style-name="Default_20_Paragraph_20_Font"><text:span text:style-name="T1">לט </text:span></text:span><text:span text:style-name="Default_20_Paragraph_20_Font"><text:span text:style-name="T2">כִּכְּרָא דִדְהַב דְכֵי יַעְבֵּד יָתַהּ יָת כָּל מָנַיָא הָאִלֵין׃ </text:span></text:span><text:span text:style-name="Default_20_Paragraph_20_Font"><text:span text:style-name="T1">מ </text:span></text:span><text:span text:style-name="Default_20_Paragraph_20_Font"><text:span text:style-name="T2">וַחֲזֵי וַעֲבֵיד כִּדְמוּתְהוֹן דִאַתְּ מִתְחֲזִי בְּטוּרָא׃ </text:span></text:span></text:p>
      </text:section>
      <text:section text:style-name="Sect1" text:name="Sect26">
        <text:p text:style-name="P2">Exodus 26</text:p>
        <text:p text:style-name="P3"><text:span text:style-name="Default_20_Paragraph_20_Font"><text:span text:style-name="T1">א </text:span></text:span><text:span text:style-name="Default_20_Paragraph_20_Font"><text:span text:style-name="T2">וְיָת מַשְׁכְּנָא תַּעְבֵּד עֲשַׂר יְרִיעָן דְבוּץ שְׁזִיר וְתִכְלָא וְאַרְגְּוָנָא וּצְבַע זְהוֹרִי צוּרַת כְּרוּבִין עוֹבַד אֳמָן תַּעְבֵּד יָתְהוֹן׃ </text:span></text:span><text:span text:style-name="Default_20_Paragraph_20_Font"><text:span text:style-name="T1">ב </text:span></text:span><text:span text:style-name="Default_20_Paragraph_20_Font"><text:span text:style-name="T2">אֻרְכָּא דִירִיעֲתָא חֲדָא עַשְׂרִין וְתַמְנֵי אַמִין וּפוּתְיָא אַרְבַּע אַמִין דִירִיעֲתָא חֲדָא מְשַׁחְתָּא חֲדָא לְכָל יְרִיעֲתָא׃ </text:span></text:span><text:span text:style-name="Default_20_Paragraph_20_Font"><text:span text:style-name="T1">ג </text:span></text:span><text:span text:style-name="Default_20_Paragraph_20_Font"><text:span text:style-name="T2">חֲמֵשׁ יְרִיעָן יְהֶוְיָן מְלַפְּפָן חֲדָא עִם חֲדָא וַחֲמֵשׁ יְרִיעָן מְלַפְּפָן חֲדָא עִם חֲדָא׃ </text:span></text:span><text:span text:style-name="Default_20_Paragraph_20_Font"><text:span text:style-name="T1">ד </text:span></text:span><text:span text:style-name="Default_20_Paragraph_20_Font"><text:span text:style-name="T2">וְתַעְבֵּד עֲנוּבִין דְתִכְלָא עַל שִׂפְתָא דִירִיעֲתָא חֲדָא מִסִטְרָא בֵּית לוֹפֵי וְכֵן תַּעְבֵּד בְּשִׂפְתָא דִירִיעֲתָא בְּסִטְרָא דְבֵית לוֹפֵי תִּנְיֵתָא׃ </text:span></text:span><text:span text:style-name="Default_20_Paragraph_20_Font"><text:span text:style-name="T1">ה </text:span></text:span><text:span text:style-name="Default_20_Paragraph_20_Font"><text:span text:style-name="T2">חַמְשִׁין עֲנוּבִין תַּעְבֵּד בִּירִיעֲתָא חֲדָא וְחַמְשִׁין עֲנוּבִין תַּעְבֵּד בְּסִטְרָא דִירִיעֲתָא דְבֵית לוֹפֵי תִּנְיָנָא מְכַוְנָן עֲנוּבַיָא חֲדָא לָקֳבֵל חֲדָא׃ </text:span></text:span><text:span text:style-name="Default_20_Paragraph_20_Font"><text:span text:style-name="T1">ו </text:span></text:span><text:span text:style-name="Default_20_Paragraph_20_Font"><text:span text:style-name="T2">וְתַעְבֵּד חַמְשִׁין פּוּרְפִין דִדְהָב וּתְלָפֵף יָת יְרִיעֲתָא חֲדָא עִם חֲדָא בְּפּוּרְפַיָא וִיהֵי מַשְׁכְּנָא חָד׃ </text:span></text:span><text:span text:style-name="Default_20_Paragraph_20_Font"><text:span text:style-name="T1">ז </text:span></text:span><text:span text:style-name="Default_20_Paragraph_20_Font"><text:span text:style-name="T2">וְתַעְבֵּד יְרִיעָן מְעַזֵי לִפְרָסָא עַל מַשְׁכְּנָא חֲדָא עֶסְרֵי יְרִיעָן תַּעְבֵּד יָתְהוֹן׃ </text:span></text:span><text:span text:style-name="Default_20_Paragraph_20_Font"><text:span text:style-name="T1">ח </text:span></text:span><text:span text:style-name="Default_20_Paragraph_20_Font"><text:span text:style-name="T2">אֻרְכָּא דִירִיעֲתָא חֲדָא תְּלָתִין אַמִין וּפוּתְיָא אַרְבַּע אַמִין דִירִיעֲתָא חֲדָא מְשַׁחְתָּא חֲדָא לַחֲדָא עֶסְרֵי יְרִיעָן׃ </text:span></text:span><text:span text:style-name="Default_20_Paragraph_20_Font"><text:span text:style-name="T1">ט </text:span></text:span><text:span text:style-name="Default_20_Paragraph_20_Font"><text:span text:style-name="T2">וּתְלָפֵף יָת חֲמֵשׁ יְרִיעָן לְחוֹד וְיָת שִׁית יְרִיעָן לְחוֹד וְתֵיעוּף יָת יְרִיעֲתָא שְׁתִיתֵיתָא לָקֳבֵל אַפֵּי מַשְׁכְּנָא׃ </text:span></text:span><text:span text:style-name="Default_20_Paragraph_20_Font"><text:span text:style-name="T1">י </text:span></text:span><text:span text:style-name="Default_20_Paragraph_20_Font"><text:span text:style-name="T2">וְתַעְבֵּד חַמְשִׁין עֲנוּבִין עַל שִׂפְתָא דִירִיעֲתָא חֲדָא בְּסִטְּרָא בֵּית לוֹפֵי וְחַמְשִׁין עֲנוּבִין עַל שִׂפְתָא דִירִיעֲתָא דְבֵית לוֹפֵי תִּנְיֵתָא׃ </text:span></text:span><text:span text:style-name="Default_20_Paragraph_20_Font"><text:span text:style-name="T1">יא </text:span></text:span><text:span text:style-name="Default_20_Paragraph_20_Font"><text:span text:style-name="T2">וְתַעְבֵּד פּוּרְפִין דִנְחָשָׁא חַמְשִׁין וְתָעֵיל יָת פּוּרְפַיָא בַּעֲנוּבַיָא וּתְלָפֵף יָת מַשְׁכְּנָא וִיהֵי חָד׃ </text:span></text:span><text:span text:style-name="Default_20_Paragraph_20_Font"><text:span text:style-name="T1">יב </text:span></text:span><text:span text:style-name="Default_20_Paragraph_20_Font"><text:span text:style-name="T2">וְסִרְחָא דְיַתִּירָא בִּירִיעַת מַשְׁכְּנָא פַּלְגוּת יְרִיעֲתָא דְיַתִּירָא תִּסְרַח עַל אֲחוֹרֵי מַשְׁכְּנָא׃ </text:span></text:span><text:span text:style-name="Default_20_Paragraph_20_Font"><text:span text:style-name="T1">יג </text:span></text:span><text:span text:style-name="Default_20_Paragraph_20_Font"><text:span text:style-name="T2">וְאַמְתָא מִכָּא וְאַמְתָא מִכָּא בִּדְיַתִּירָא בְּאֻרְכָּא יְרִיעֲתָא דְמַשְׁכְּנָא יְהֵי סְרִיחַ עַל סִטְרֵי מַשְׁכְּנָא מִכָּא וּמִכָּא לְכַסָיוּתֵהּ׃ </text:span></text:span><text:span text:style-name="Default_20_Paragraph_20_Font"><text:span text:style-name="T1">יד </text:span></text:span><text:span text:style-name="Default_20_Paragraph_20_Font"><text:span text:style-name="T2">וְתַעְבֵּד חוֹפָאָה לִפְרָסָא מַשְׁכֵי דְדִכְרֵי מְסַמְקֵי וְחוֹפָאָה מַשְׁכֵי דְסַסְגוֹנָא מִלְעֵלָא׃ </text:span></text:span><text:span text:style-name="Default_20_Paragraph_20_Font"><text:span text:style-name="T1">טו </text:span></text:span><text:span text:style-name="Default_20_Paragraph_20_Font"><text:span text:style-name="T2">וְתַעְבֵּד יָת דַפַּיָא לְמַשְׁכְּנָא דְאָעֵי שִטִין קָיְמִין׃ </text:span></text:span><text:span text:style-name="Default_20_Paragraph_20_Font"><text:span text:style-name="T1">טז </text:span></text:span><text:span text:style-name="Default_20_Paragraph_20_Font"><text:span text:style-name="T2">עֲשַׂר אַמִין אֻרְכָּא דְדַפָּא וְאַמְתָא וּפַלְגוּת אַמְתָא פּוּתְיָא דְדַפָּא חָד׃ </text:span></text:span><text:span text:style-name="Default_20_Paragraph_20_Font"><text:span text:style-name="T1">יז </text:span></text:span><text:span text:style-name="Default_20_Paragraph_20_Font"><text:span text:style-name="T2">תַּרְתֵּין צִירִין לְדַפָּא חַד מְשַׁלְבִין חֲדָא לָקֳבֵל חֲדָא כֵּן תַּעְבֵּד לְכֹל דַפֵּי מַשְׁכְּנָא׃ </text:span></text:span><text:span text:style-name="Default_20_Paragraph_20_Font"><text:span text:style-name="T1">יח </text:span></text:span><text:span text:style-name="Default_20_Paragraph_20_Font"><text:span text:style-name="T2">וְתַעְבֵּד יָת דַפַּיָא לְמַשְׁכְּנָא עַסְרִין דַפִּין לְרוּחַ עֵבַר דְרוֹמָא׃ </text:span></text:span><text:span text:style-name="Default_20_Paragraph_20_Font"><text:span text:style-name="T1">יט </text:span></text:span><text:span text:style-name="Default_20_Paragraph_20_Font"><text:span text:style-name="T2">וְאַרְבְּעִין סַמְכִין דִכְסַף תַּעְבֵּד תְּחוֹת עַסְרִין דַפִּין תְּרֵין סַמְכִין תְּחוֹת דַפָּא חַד לִתְרֵין צִירוֹהִי וּתְרֵין סַמְכִין תְּחוֹת דַפָּא חַד לִתְרֵין צִירוֹהִי׃ </text:span></text:span><text:span text:style-name="Default_20_Paragraph_20_Font"><text:span text:style-name="T1">כ </text:span></text:span><text:span text:style-name="Default_20_Paragraph_20_Font"><text:span text:style-name="T2">וְלִסְטַר מַשְׁכְּנָא תִּנְיֵתָא לְרוּחַ צִפּוּנָא עֶסְרִין דַפִּין׃ </text:span></text:span><text:span text:style-name="Default_20_Paragraph_20_Font"><text:span text:style-name="T1">כא </text:span></text:span><text:span text:style-name="Default_20_Paragraph_20_Font"><text:span text:style-name="T2">וְאַרְבְּעִין סַמְכֵיהוֹן דִכְסַף תְּרֵין סַמְכִין תְּחוֹת דַפָּא חַד וּתְרֵין סַמְכִין תְּחוֹת דַפָּא חָד׃ </text:span></text:span><text:span text:style-name="Default_20_Paragraph_20_Font"><text:span text:style-name="T1">כב </text:span></text:span><text:span text:style-name="Default_20_Paragraph_20_Font"><text:span text:style-name="T2">וְלִסְיָפֵי מַשְׁכְּנָא מַעַרְבָא תַּעְבֵּד שִׁתָּא דַפִּין׃ </text:span></text:span><text:span text:style-name="Default_20_Paragraph_20_Font"><text:span text:style-name="T1">כג </text:span></text:span><text:span text:style-name="Default_20_Paragraph_20_Font"><text:span text:style-name="T2">וּתְרֵין דַפִּין תַּעְבֵּד לְזָוְיַת מַשְׁכְּנָא בְּסוֹפֵיהוֹן׃ </text:span></text:span><text:span text:style-name="Default_20_Paragraph_20_Font"><text:span text:style-name="T1">כד </text:span></text:span><text:span text:style-name="Default_20_Paragraph_20_Font"><text:span text:style-name="T2">וִיהוֹן מְכַוְנִין מִלְרַע וְכַחֲדָא יְהוֹן מְכַוְנִין עַל רֵישֵׁהּ לְעִזְקְתָא חֲדָא כֵּן יְהֵי לְתַרְוֵיהוֹן לִתְרֵין זָוְיָן יְהוֹן׃ </text:span></text:span><text:span text:style-name="Default_20_Paragraph_20_Font"><text:span text:style-name="T1">כה </text:span></text:span><text:span text:style-name="Default_20_Paragraph_20_Font"><text:span text:style-name="T2">וִיהוֹן תְּמַנְיָא דַפִּין וְסַמְכֵיהוֹן דִכְסַף שִׁתָּא עֲשַׂר סַמְכִין תְּרֵין סַמְכִין תְּחוֹת דַפָּא חַד וּתְרֵין סַמְכִין תְּחוֹת דַפָּא חָד׃ </text:span></text:span><text:span text:style-name="Default_20_Paragraph_20_Font"><text:span text:style-name="T1">כו </text:span></text:span><text:span text:style-name="Default_20_Paragraph_20_Font"><text:span text:style-name="T2">וְתַעְבֵּד עַבְּרֵי דְאָעֵי שִׁטִין חַמְשָׁא לְדַפֵּי סְטַּר מַשְׁכְּנָא חָד׃ </text:span></text:span><text:span text:style-name="Default_20_Paragraph_20_Font"><text:span text:style-name="T1">כז </text:span></text:span><text:span text:style-name="Default_20_Paragraph_20_Font"><text:span text:style-name="T2">וְחַמְשָׁא עַבְּרִין לְדַפֵּי סְטַר מַשְׁכְּנָא תִּנְיֵתָא וְחַמְשָׁא עַבְּרִין לְדַפֵּי סְטַּר מַשְׁכְּנָא לְסוֹפֵיהוֹן מַעַרְבָא׃ </text:span></text:span><text:span text:style-name="Default_20_Paragraph_20_Font"><text:span text:style-name="T1">כח </text:span></text:span><text:span text:style-name="Default_20_Paragraph_20_Font"><text:span text:style-name="T2">וְעַבְּרָא מְצִיעָאָה בְּגוֹ דַפַּיָא מַעְבַר מִן סְיָפֵי לִסְיָפֵי׃ </text:span></text:span><text:span text:style-name="Default_20_Paragraph_20_Font"><text:span text:style-name="T1">כט </text:span></text:span><text:span text:style-name="Default_20_Paragraph_20_Font"><text:span text:style-name="T2">וְיָת דַפַּיָא תַּחְפֵּי דַהֲבָא וְיָת עִזְקָתְהוֹן תַּעְבֵּד דַהֲבָא אַתְרָא לְעַבְרַיָא וְתַחְפֵּי יָת עַבְּרַיָא דַהֲבָא׃ </text:span></text:span><text:span text:style-name="Default_20_Paragraph_20_Font"><text:span text:style-name="T1">ל </text:span></text:span><text:span text:style-name="Default_20_Paragraph_20_Font"><text:span text:style-name="T2">וּתְקִים יָת מַשְׁכְּנָא כְּהִלְכְתֵהּ דִי אִתְחֲזֵיתָא בְּטוּרָא׃ </text:span></text:span><text:span text:style-name="Default_20_Paragraph_20_Font"><text:span text:style-name="T1">לא </text:span></text:span><text:span text:style-name="Default_20_Paragraph_20_Font"><text:span text:style-name="T2">וְתַעְבֵּד פָּרֻכְתָּא תִּכְלָא וְאַרְגְוָנָא וּצְבַע זְהוֹרִי וּבוּץ </text:span></text:span><text:soft-page-break/><text:span text:style-name="Default_20_Paragraph_20_Font"><text:span text:style-name="T2">שְׁזִיר עוֹבַד אֳמָן יַעְבֵּד יָתַהּ צוּרַת כְּרוּבִין׃ </text:span></text:span><text:span text:style-name="Default_20_Paragraph_20_Font"><text:span text:style-name="T1">לב </text:span></text:span><text:span text:style-name="Default_20_Paragraph_20_Font"><text:span text:style-name="T2">וְתִתֵּן יָתַהּ עַל אַרְבְּעָא עַמוּדֵי שִׁטִין מְחַפְּיָן דַהֲבָא וָוֵיהוֹן דַהֲבָא עַל אַרְבְּעָא סַמְכֵי דִכְסָף׃ </text:span></text:span><text:span text:style-name="Default_20_Paragraph_20_Font"><text:span text:style-name="T1">לג </text:span></text:span><text:span text:style-name="Default_20_Paragraph_20_Font"><text:span text:style-name="T2">וְתִתֵּן יָת פָּרֻכְתָּא תְּחוֹת פּוּרְפַיָא וְתָעֵיל תַּמָן מִגָּו לְפָרֻכְתָּא יָת אֲרוֹנָא דְסַהֲדוּתָא וְתַפְרֵשׁ פָּרֻכְתָּא לְכוֹן בֵּין קוּדְשָׁא וּבֵין קֹדֶשׁ קוּדְשַׁיָא׃ </text:span></text:span><text:span text:style-name="Default_20_Paragraph_20_Font"><text:span text:style-name="T1">לד </text:span></text:span><text:span text:style-name="Default_20_Paragraph_20_Font"><text:span text:style-name="T2">וְתִתֵּן יָת כַּפֻּרְתָּא עַל אֲרוֹנָא דְסַהֲדוּתָא בְּקֹדֶשׁ קוּדְשַׁיָא׃ </text:span></text:span><text:span text:style-name="Default_20_Paragraph_20_Font"><text:span text:style-name="T1">לה </text:span></text:span><text:span text:style-name="Default_20_Paragraph_20_Font"><text:span text:style-name="T2">וּתְשַׁוִי יָת פָּתוֹרָא מִבָּרָא לְפָרֻכְתָּא וְיָת מְנַרְתָּא לָקֳבֵל פָּתוֹרָא עַל צִדָּא דְמַשְּׁכְּנָא דָרוֹמָא וּפָתוֹרָא תִתֵּן עַל סְטַר צִפּוּנָא׃ </text:span></text:span><text:span text:style-name="Default_20_Paragraph_20_Font"><text:span text:style-name="T1">לו </text:span></text:span><text:span text:style-name="Default_20_Paragraph_20_Font"><text:span text:style-name="T2">וְתַעְבֵּד פְּרָסָא לִתְרַע מַשְׁכְּנָא תִּכְלָא וְאַרְגְוָנָא וּצְבַע זְהוֹרִי וּבוּץ שְׁזִיר עוֹבַד צַיָר׃ </text:span></text:span><text:span text:style-name="Default_20_Paragraph_20_Font"><text:span text:style-name="T1">לז </text:span></text:span><text:span text:style-name="Default_20_Paragraph_20_Font"><text:span text:style-name="T2">וְתַעְבֵּד לִפְרָסָא חַמְשָׁא עַמוּדֵי שִׁטִין וְתַחֲפֵי יָתְהוֹן דַהֲבָא וָוֵיהוֹן דַהֲבָא וְתַתִּיךְ לְהוֹן חַמְשָׁא סַמְכֵי נְחָשָׁא׃ </text:span></text:span></text:p>
      </text:section>
      <text:section text:style-name="Sect1" text:name="Sect27">
        <text:p text:style-name="P2">Exodus 27</text:p>
        <text:p text:style-name="P3"><text:span text:style-name="Default_20_Paragraph_20_Font"><text:span text:style-name="T1">א </text:span></text:span><text:span text:style-name="Default_20_Paragraph_20_Font"><text:span text:style-name="T2">וְתַעְבֵּד יָת מַדְבְּחָא דְאָעֵי שִׁטִין חֲמֵשׁ אַמִין אֻרְכָּא וַחֲמֵשׁ אַמִין פּוּתְיָא מְרַבַּע יְהֵי מַדְבְּחָא וּתְלַת אַמִין רוּמֵהּ׃ </text:span></text:span><text:span text:style-name="Default_20_Paragraph_20_Font"><text:span text:style-name="T1">ב </text:span></text:span><text:span text:style-name="Default_20_Paragraph_20_Font"><text:span text:style-name="T2">וְתַעְבֵּד קַרְנוֹהִי עַל אַרְבַּע זִוְיָתֵהּ מִנֵהּ תְּהֶוְיָן קַרְנוֹהִי וְתַחֲפֵי יָתֵהּ נְחָשָׁא׃ </text:span></text:span><text:span text:style-name="Default_20_Paragraph_20_Font"><text:span text:style-name="T1">ג </text:span></text:span><text:span text:style-name="Default_20_Paragraph_20_Font"><text:span text:style-name="T2">וְתַעְבֵּד פְּסַכְתְּרָוָתֵהּ לְמִסְפֵי קִטְּמֵיהּ וּמַגְרוֹפְיָתֵהּ וּמִזְרְקָתֵהּ וְצִנוּרְיָתֵהּ וּמַחְתְּיָתֵהּ לְכָל מָנוֹהִי תַּעְבֵּד נְחָשָׁא׃ </text:span></text:span><text:span text:style-name="Default_20_Paragraph_20_Font"><text:span text:style-name="T1">ד </text:span></text:span><text:span text:style-name="Default_20_Paragraph_20_Font"><text:span text:style-name="T2">וְתַעְבֵּד לֵהּ סְרָדָא עוֹבַד מְצַדְתָּא דִנְחָשָׁא וְתַעְבֵּד עַל מְצַדְתָּא אַרְבַּע עִזְקָן דִנְחָשָׁא עַל אַרְבַּע סִטְּרוֹהִי׃ </text:span></text:span><text:span text:style-name="Default_20_Paragraph_20_Font"><text:span text:style-name="T1">ה </text:span></text:span><text:span text:style-name="Default_20_Paragraph_20_Font"><text:span text:style-name="T2">וְתִתֵּן יָתַהּ תְּחוֹת סוֹבָבֵי מַדְבְּחָא מִלְרָע וּתְהֵי מְצַדְתָּא עַד פַּלְגוּת מַדְבְּחָא׃ </text:span></text:span><text:span text:style-name="Default_20_Paragraph_20_Font"><text:span text:style-name="T1">ו </text:span></text:span><text:span text:style-name="Default_20_Paragraph_20_Font"><text:span text:style-name="T2">וְתַעְבֵּד אֲרִיחַיָא לְמַדְבְּחָא אֲרִיחֵי דְאָעֵי שִׁטִין וְתַחֲפֵי יָתְהוֹן נְחָשָׁא׃ </text:span></text:span><text:span text:style-name="Default_20_Paragraph_20_Font"><text:span text:style-name="T1">ז </text:span></text:span><text:span text:style-name="Default_20_Paragraph_20_Font"><text:span text:style-name="T2">וְיָעֵל יָת אֲרִיחוֹהִי בְּעִזְקָתָא וִיהוֹן אֲרִיחַיָא עַל תְּרֵין סִטְרֵי מַדְבְּחָא בְּמִטַל יָתֵהּ׃ </text:span></text:span><text:span text:style-name="Default_20_Paragraph_20_Font"><text:span text:style-name="T1">ח </text:span></text:span><text:span text:style-name="Default_20_Paragraph_20_Font"><text:span text:style-name="T2">חֲלִיל לוּחֵי תַּעְבֵּד יָתֵהּ כְּמָא דִי אַחֲזִי יָתָךְ בְּטוּרָא כֵּן יַעְבְּדוּן׃ </text:span></text:span><text:span text:style-name="Default_20_Paragraph_20_Font"><text:span text:style-name="T1">ט </text:span></text:span><text:span text:style-name="Default_20_Paragraph_20_Font"><text:span text:style-name="T2">וְתַעְבֵּד יָת דָרַת מַשְׁכְּנָא לְרוּחַ עֵבַר דָרוֹמָא סְרָדִין לְדָרְתָּא דְבוּץ שְׁזִיר מְאָה בְאַמִין אֻרְכָּא לְעֵבֶר חָד׃ </text:span></text:span><text:span text:style-name="Default_20_Paragraph_20_Font"><text:span text:style-name="T1">י </text:span></text:span><text:span text:style-name="Default_20_Paragraph_20_Font"><text:span text:style-name="T2">וְעַמוּדוֹהִי עֶשְׂרִין וְסַמְכֵיהוֹן עֶשְׂרִין נְחָשָׁא וָוֵי עַמוּדַיָא וְכִבּוּשֵׁיהוֹן כְּסָף׃ </text:span></text:span><text:span text:style-name="Default_20_Paragraph_20_Font"><text:span text:style-name="T1">יא </text:span></text:span><text:span text:style-name="Default_20_Paragraph_20_Font"><text:span text:style-name="T2">וְכֵן לְרוּחַ צִפּוּנָא בְּאֻרְכָּא סְרָדִין מְאָה אֻרְכָּא וְעַמוּדוֹהִי עֶשְׂרִין וְסַמְכֵיהוֹן עֶשְׂרִין נְחָשָׁא וָוֵי עַמוּדַיָא וְכִבּוּשֵׁהוֹן דִכְסָף׃ </text:span></text:span><text:span text:style-name="Default_20_Paragraph_20_Font"><text:span text:style-name="T1">יב </text:span></text:span><text:span text:style-name="Default_20_Paragraph_20_Font"><text:span text:style-name="T2">וּפוּתְיָא דְדַרְתָּא לְרוּחַ מַעַרְבָא סְרָדִין חַמְשִׁין אַמִין עַמוּדֵיהוֹן עַשְׂרָא וְסַמְכֵיהוֹן עַשְׂרָא׃ </text:span></text:span><text:span text:style-name="Default_20_Paragraph_20_Font"><text:span text:style-name="T1">יג </text:span></text:span><text:span text:style-name="Default_20_Paragraph_20_Font"><text:span text:style-name="T2">וּפוּתְיָא דְדַרְתָּא לְרוּחַ קִדוּמָא מַדִינְחָא חַמְשִׁין אַמִין׃ </text:span></text:span><text:span text:style-name="Default_20_Paragraph_20_Font"><text:span text:style-name="T1">יד </text:span></text:span><text:span text:style-name="Default_20_Paragraph_20_Font"><text:span text:style-name="T2">וַחֲמֵשׁ עֶשְׂרֵי אַמִין סְרָדִין לְעִבְרָא עַמוּדֵיהוֹן תְּלָתָא וְסַמְכֵיהוֹן תְּלָתָא׃ </text:span></text:span><text:span text:style-name="Default_20_Paragraph_20_Font"><text:span text:style-name="T1">טו </text:span></text:span><text:span text:style-name="Default_20_Paragraph_20_Font"><text:span text:style-name="T2">וּלְעִבְרָא תִּנְיָנָא חֲמֵשׁ עֶשְׂרֵי סְרָדִין עֲמוּדֵיהוֹן תְּלָתָא וְסַמְכֵיהוֹן תְּלָתָא׃ </text:span></text:span><text:span text:style-name="Default_20_Paragraph_20_Font"><text:span text:style-name="T1">טז </text:span></text:span><text:span text:style-name="Default_20_Paragraph_20_Font"><text:span text:style-name="T2">וְלִתְרַע דַרְתָּא פְּרָסָא עֶשְׂרִין אַמִין תִּכְלָא וְאַרְגְוָנָא וּצְבַע זְהוֹרִי וּבוּץ שְׁזִיר עוֹבַד צַיָר עַמוּדֵיהוֹן אַרְבְּעָא וְסַמְכֵיהוֹן אַרְבְּעָא׃ </text:span></text:span><text:span text:style-name="Default_20_Paragraph_20_Font"><text:span text:style-name="T1">יז </text:span></text:span><text:span text:style-name="Default_20_Paragraph_20_Font"><text:span text:style-name="T2">כָּל עַמוּדֵי דַרְתָּא סְחוֹר סְחוֹר מְכַבְּשִׁין כְּסַף וָוֵיהוֹן כְּסַף וְסַמְכֵיהוֹן נְחָשָׁא׃ </text:span></text:span><text:span text:style-name="Default_20_Paragraph_20_Font"><text:span text:style-name="T1">יח </text:span></text:span><text:span text:style-name="Default_20_Paragraph_20_Font"><text:span text:style-name="T2">אֻרְכָּא דְדַרְתָּא מְאָהּ בְאַמִין וּפוּתְיָא חַמְשִׁין בְּחַמְשִׁין וְרוּמָא חֲמֵשׁ אַמִין דְבוּץ שְׁזִיר וְסַמְכֵיהוֹן נְחָשָׁא׃ </text:span></text:span><text:span text:style-name="Default_20_Paragraph_20_Font"><text:span text:style-name="T1">יט </text:span></text:span><text:span text:style-name="Default_20_Paragraph_20_Font"><text:span text:style-name="T2">לְכֹל מָאנֵי מַשְׁכְּנָא בְּכֹל פָּלְחָנֵהּ וְכָל סִכּוֹהִי וְכָל סִכֵּי דְדַרְתָּא נְחָשָׁא׃ ססס׃ </text:span></text:span><text:span text:style-name="Default_20_Paragraph_20_Font"><text:span text:style-name="T1">כ </text:span></text:span><text:span text:style-name="Default_20_Paragraph_20_Font"><text:span text:style-name="T2">וְאַתְּ תְּפַקֵד יָת בְּנֵי יִשְׂרָאֵל וְיִסְבוּן לָךְ מִשְׁחָא זֵיתָא דַכְיָא כָּתִישָׁא לְאַנְהָרָא לְאַדְלָקָא בוֹצִינַיָא תְּדִירָא׃ </text:span></text:span><text:span text:style-name="Default_20_Paragraph_20_Font"><text:span text:style-name="T1">כא </text:span></text:span><text:span text:style-name="Default_20_Paragraph_20_Font"><text:span text:style-name="T2">בְּמַשְׁכַּן זִמְנָא מִבָּרָא לְפָרֻכְתָּא דְעַל סַהֲדוּתָא יְסַדַר יָתֵהּ אַהֲרֹן וּבְנוֹהִי מֵרַמְשָׁא עַד צַפְרָא קָדָם יְיָ קְיָם עֲלָם לְדָרֵיהוֹן מִן בְּנֵי יִשְׂרָאֵל׃ </text:span></text:span></text:p>
      </text:section>
      <text:section text:style-name="Sect1" text:name="Sect28">
        <text:p text:style-name="P2"><text:soft-page-break/>Exodus 28</text:p>
        <text:p text:style-name="P3"><text:span text:style-name="Default_20_Paragraph_20_Font"><text:span text:style-name="T1">א </text:span></text:span><text:span text:style-name="Default_20_Paragraph_20_Font"><text:span text:style-name="T2">וְאַתְּ קָרֵב לְוָתָךְ יָת אַהֲרֹן אָחוּךְ וְיָת בְּנוֹהִי עִמֵהּ מִגוֹ בְּנֵי יִשְׂרָאֵל לְשַׁמָשָׁא קֳדָמַי אַהֲרֹן נָדָב וַאֲבִיהוּא אֶלְעָזָר וְאִיתָמָר בְּנֵי אַהֲרֹן׃ </text:span></text:span><text:span text:style-name="Default_20_Paragraph_20_Font"><text:span text:style-name="T1">ב </text:span></text:span><text:span text:style-name="Default_20_Paragraph_20_Font"><text:span text:style-name="T2">וְתַעְבֵּד לְבוּשֵׁי קוּדְשָׁא לְאַהֲרֹן אָחוּךְ לִיקָר וּלְתֻשְׁבְּחָן׃ </text:span></text:span><text:span text:style-name="Default_20_Paragraph_20_Font"><text:span text:style-name="T1">ג </text:span></text:span><text:span text:style-name="Default_20_Paragraph_20_Font"><text:span text:style-name="T2">וְאַתְּ תְּמַלֵל עִם כָּל חַכִּימֵי לִבָּא דְאַשְׁלֵמִית עִמֵהּ רוּחַ חָכְמְתָא וְיַעְבְּדוּן יָת לְבוּשֵׁי אַהֲרֹן לְקַדָשׁוּתֵהּ לְשַׁמָשָׁא קֳדָמַי׃ </text:span></text:span><text:span text:style-name="Default_20_Paragraph_20_Font"><text:span text:style-name="T1">ד </text:span></text:span><text:span text:style-name="Default_20_Paragraph_20_Font"><text:span text:style-name="T2">וְאִלֵין לְבוּשַׁיָא דִי יַעְבְּדוּן חוּשְׁנָא וְאֵפוֹדָא וּמְעִילָא וְכִתּוּנָא מְרַמְצָא מִצְנֶפְתָּא וְהֶמְיָנָא וְיַעְבְּדוּן לְבוּשֵׁי קוּדְשָׁא לְאַהֲרֹן אָחוּךְ וְלִבְנוֹהִי לְשַׁמָשָׁא קֳדָמַי׃ </text:span></text:span><text:span text:style-name="Default_20_Paragraph_20_Font"><text:span text:style-name="T1">ה </text:span></text:span><text:span text:style-name="Default_20_Paragraph_20_Font"><text:span text:style-name="T2">וְאִנוּן יִסְבוּן יָת דַהֲבָא וְיָת תִּכְלָא וְיָת אַרְגְוָנָא וְיָת צְבַע זְהוֹרִי וְיָת בּוּצָא׃ </text:span></text:span><text:span text:style-name="Default_20_Paragraph_20_Font"><text:span text:style-name="T1">ו </text:span></text:span><text:span text:style-name="Default_20_Paragraph_20_Font"><text:span text:style-name="T2">וְיַעְבְּדוּן יָת אֵפוֹדָא דַהֲבָא תִּכְלָא וְאַרְגְוָנָא צְבַע זְהוֹרִי וּבוּץ שְׁזִיר עוֹבַד אֳמָן׃ </text:span></text:span><text:span text:style-name="Default_20_Paragraph_20_Font"><text:span text:style-name="T1">ז </text:span></text:span><text:span text:style-name="Default_20_Paragraph_20_Font"><text:span text:style-name="T2">תַּרְתֵּין כַּתְפִּין מְלַפְּפָן יְהוֹן לֵהּ עַל תְּרֵין סִטְרוֹהִי וְיִתְלָפַף׃ </text:span></text:span><text:span text:style-name="Default_20_Paragraph_20_Font"><text:span text:style-name="T1">ח </text:span></text:span><text:span text:style-name="Default_20_Paragraph_20_Font"><text:span text:style-name="T2">וְהֶמְיַן תִּקוּנֵי דִי עֲלוֹהִי כְּעוֹבָדוֹהִי מִנֵהּ יְהֵי דַהֲבָא תִּכְלָא וְאַרְגְּוָנָא וּצְבַע זְהוֹרִי וּבוּץ שְׁזִיר׃ </text:span></text:span><text:span text:style-name="Default_20_Paragraph_20_Font"><text:span text:style-name="T1">ט </text:span></text:span><text:span text:style-name="Default_20_Paragraph_20_Font"><text:span text:style-name="T2">וְתִסַב יָת תַּרְתֵּין אַבְנֵי בוּרְלָא וְתִגְלוֹף עֲלֵיהֶן שְׁמָהַת בְּנֵי יִשְׂרָאֵל׃ </text:span></text:span><text:span text:style-name="Default_20_Paragraph_20_Font"><text:span text:style-name="T1">י </text:span></text:span><text:span text:style-name="Default_20_Paragraph_20_Font"><text:span text:style-name="T2">שִׁתָּא מִשְׁמָהָתְהוֹן עַל אַבְנָא חֲדָא וְיָת שְׁמָהַת שִׁתָּא דְאִשְׁתָּאָרוּ עַל אַבְנָא תִנְיֵתָא כְּתוּלְדָתְהוֹן׃ </text:span></text:span><text:span text:style-name="Default_20_Paragraph_20_Font"><text:span text:style-name="T1">יא </text:span></text:span><text:span text:style-name="Default_20_Paragraph_20_Font"><text:span text:style-name="T2">עוֹבַד אֳמָן אֶבֶן טָבָא כְּתַב מְפָרַשׁ כִּגְלֹף דְעִזְקָא תִגְלוֹף יָת תַּרְתֵּין אַבְנַיָא עַל שְׁמָהַת בְּנֵי יִשְׂרָאֵל מְשַׁקְעָן מְרַמְצָן דִדְהַב תַּעְבֵּד יָתְהוֹן׃ </text:span></text:span><text:span text:style-name="Default_20_Paragraph_20_Font"><text:span text:style-name="T1">יב </text:span></text:span><text:span text:style-name="Default_20_Paragraph_20_Font"><text:span text:style-name="T2">וּתְשַׁוִּי יָת תַּרְתֵּין אַבְנַיָא עַל כִּתְפֵּי אֵפוֹדָא אַבְנֵי דָכְרָנָא לִבְנֵי יִשְׂרָאֵל וְיִטּוֹל אַהֲרֹן יָת שְׁמָהָתְהוֹן קֳדָם יְיָ עַל תְּרֵין כִּתְפּוֹהִי לְדָכְרָנָא׃ </text:span></text:span><text:span text:style-name="Default_20_Paragraph_20_Font"><text:span text:style-name="T1">יג </text:span></text:span><text:span text:style-name="Default_20_Paragraph_20_Font"><text:span text:style-name="T2">וְתַעְבֵּד מְרַמְצָן דִדְהַב׃ </text:span></text:span><text:span text:style-name="Default_20_Paragraph_20_Font"><text:span text:style-name="T1">יד </text:span></text:span><text:span text:style-name="Default_20_Paragraph_20_Font"><text:span text:style-name="T2">וְתַרְתֵּין תִּכִּין דְהַב דְכֵי מְתַחְמָן תַּעְבֵד יָתְהוֹן עוֹבַד גְדִילוּ וְתִתֵּן יָת תִּכַּיָא גְדִילָתָא עַל מְרַמְצָתָא׃ </text:span></text:span><text:span text:style-name="Default_20_Paragraph_20_Font"><text:span text:style-name="T1">טו </text:span></text:span><text:span text:style-name="Default_20_Paragraph_20_Font"><text:span text:style-name="T2">וְתַעְבֵּד חשֶׁן דִינָא עוֹבַד אֳמָן כְּעוֹבַד אֵפוֹדָא תַּעְבְּדִנֵהּ דַהֲבָא תִּכְלָא וְאַרְגְוָנָא וּצְבַע זְהוֹרִי וּבוּץ שְׁזִיר תַּעְבֵּד יָתֵהּ׃ </text:span></text:span><text:span text:style-name="Default_20_Paragraph_20_Font"><text:span text:style-name="T1">טז </text:span></text:span><text:span text:style-name="Default_20_Paragraph_20_Font"><text:span text:style-name="T2">מְרַבַּע יְהֵי עֵיף זֶרְתָּא אֻרְכֵּה וְזֶרְתָּא פְתָיֵהּ׃ </text:span></text:span><text:span text:style-name="Default_20_Paragraph_20_Font"><text:span text:style-name="T1">יז </text:span></text:span><text:span text:style-name="Default_20_Paragraph_20_Font"><text:span text:style-name="T2">וְתַשְׁלֵם בֵּה אַשְׁלָמוּת אַבְנָא אַרְבְּעָא סִדְרִין אֶבֶן טָּבָא סִדְרָא קַדְמָאָה סָמְקָן יַרְקָן וּבַרְקָן סִדְרָא חָד׃ </text:span></text:span><text:span text:style-name="Default_20_Paragraph_20_Font"><text:span text:style-name="T1">יח </text:span></text:span><text:span text:style-name="Default_20_Paragraph_20_Font"><text:span text:style-name="T2">וְסִדְרָא תִּנְיָנָא אִזְמָרַגְדִין וְשַׁבְזִיז וְסִבְהֲלוֹם׃ </text:span></text:span><text:span text:style-name="Default_20_Paragraph_20_Font"><text:span text:style-name="T1">יט </text:span></text:span><text:span text:style-name="Default_20_Paragraph_20_Font"><text:span text:style-name="T2">וְסִדְרָא תְּלִיתָאָה קַנְכִּירֵי טַרְקְיָא וְעֵין עֶגְלָא׃ </text:span></text:span><text:span text:style-name="Default_20_Paragraph_20_Font"><text:span text:style-name="T1">כ </text:span></text:span><text:span text:style-name="Default_20_Paragraph_20_Font"><text:span text:style-name="T2">וְסִדְרֵא רְבִיעָאָה כְּרוּם יַמָא וּבוּרְלָא וּפַנְטֵרֵי מְרַמְצָן דִדְהַב יְהוֹן בְּאַשְׁלָמוּתְהוֹן׃ </text:span></text:span><text:span text:style-name="Default_20_Paragraph_20_Font"><text:span text:style-name="T1">כא </text:span></text:span><text:span text:style-name="Default_20_Paragraph_20_Font"><text:span text:style-name="T2">וְאַבְנַיָא יְהֶוְיַן עַל שְׁמָהַת בְּנֵי יִשְׂרָאֵל תַּרְתֵּי עֶסְרֵי עַל שְׁמָהַתְהוֹן כְּתַב מְפָרַשׁ כִּגְלוֹף דְעִזְקָא גְבַר עַל שְׁמֵהּ תְּהֶוְיָן לִתְרֵין עֲסַר שִׁבְטִין׃ </text:span></text:span><text:span text:style-name="Default_20_Paragraph_20_Font"><text:span text:style-name="T1">כב </text:span></text:span><text:span text:style-name="Default_20_Paragraph_20_Font"><text:span text:style-name="T2">וְתַעְבֵּד עַל חוּשְׁנָא תִּכִּין מְתַחְמָן עוֹבַד גְדִילוּ דְהַב דְכֵי׃ </text:span></text:span><text:span text:style-name="Default_20_Paragraph_20_Font"><text:span text:style-name="T1">כג </text:span></text:span><text:span text:style-name="Default_20_Paragraph_20_Font"><text:span text:style-name="T2">וְתַעְבֵּד עַל חוּשְׁנָא תַּרְתֵּין עִזְקָן דִדְהַב וְתִתֵּן יָת תַּרְתֵּין עִזְקָתָא עַל תְּרֵין סִטְרֵי חוּשְׁנָא׃ </text:span></text:span><text:span text:style-name="Default_20_Paragraph_20_Font"><text:span text:style-name="T1">כד </text:span></text:span><text:span text:style-name="Default_20_Paragraph_20_Font"><text:span text:style-name="T2">וְתִתֵּן יָת תַּרְתֵּין גְדִילָן דִדְהַב עַל תַּרְתֵּין עִזְקָתָא לְסִטְרֵי חוּשְׁנָא׃ </text:span></text:span><text:span text:style-name="Default_20_Paragraph_20_Font"><text:span text:style-name="T1">כה </text:span></text:span><text:span text:style-name="Default_20_Paragraph_20_Font"><text:span text:style-name="T2">וְיָת תַּרְתֵּין גְדִילָן דְעַל תַּרְתֵּין סִטְרוֹהִי תִּתֵּן עַל תַּרְתֵּין מְרַמְצָתָא וְתִתֵּן עַל כִּתְפֵּי אֵפוֹדָא לָקֳבֵל אַפּוֹהִי׃ </text:span></text:span><text:span text:style-name="Default_20_Paragraph_20_Font"><text:span text:style-name="T1">כו </text:span></text:span><text:span text:style-name="Default_20_Paragraph_20_Font"><text:span text:style-name="T2">וְתַעְבֵּד תַּרְתֵּין עִזְקָן דִדְהַב וּתְשַׁוִּי יָתְהוֹן עַל תְּרֵין סִטְרֵי חוּשְׁנָא עַל סִפְתֵהּ דִי לְעִבְרָא דְאֵפוֹדָא מִלְגָו׃ </text:span></text:span><text:span text:style-name="Default_20_Paragraph_20_Font"><text:span text:style-name="T1">כז </text:span></text:span><text:span text:style-name="Default_20_Paragraph_20_Font"><text:span text:style-name="T2">וְתַעְבֵּד תַּרְתֵּין עִזְקָן דִדְהַב וְתִתֵּן יָתְהוֹן עַל תַּרְתֵּין כִּתְפֵּי אֵפוֹדָא מִלְרַע מִלְקֳבֵל אַפּוֹהִי לָקֳבֵל בֵּית לוֹפֵי מֵעִלָוֵי לְהֶמְיַן אֵפוֹדָא׃ </text:span></text:span><text:span text:style-name="Default_20_Paragraph_20_Font"><text:span text:style-name="T1">כח </text:span></text:span><text:span text:style-name="Default_20_Paragraph_20_Font"><text:span text:style-name="T2">וְיֶחְדוּן יָת חוּשְׁנָא מֵעִזְקְתֵהּ לְעִזְקְתָא דְאֵפוֹדָא בְּחוּטָא דִתְכֶלְתָּא לְמֶהֱוֵי עַל הֶמְיַן אֵפוֹדָא וְלָא יִתְפָּרֵק חוּשְׁנָא מֵעִלָוֵי אֵפוֹדָא׃ </text:span></text:span><text:span text:style-name="Default_20_Paragraph_20_Font"><text:span text:style-name="T1">כט </text:span></text:span><text:span text:style-name="Default_20_Paragraph_20_Font"><text:span text:style-name="T2">וְיִטוֹל אַהֲרֹן יָת שְׁמָהַת בְּנֵי יִשְׂרָאֵל בְּחשֶׁן דִינָא עַל לִבֵּהּ בְּמֵעֲלֵהּ לְקוּדְשָׁא לְדוּכְרָנָא קֳדָם יְיָ תְּדִירָא׃ </text:span></text:span><text:span text:style-name="Default_20_Paragraph_20_Font"><text:span text:style-name="T1">ל </text:span></text:span><text:span text:style-name="Default_20_Paragraph_20_Font"><text:span text:style-name="T2">וְתִתֵּן בְּחשֶׁן דִינָא יָת אוּרַיָא וְיָת תֻּמַיָא וִיהוֹן עַל לִבָּא דְאַהֲרֹן בְּמֵעֲלֵהּ קֳדָם יְיָ וְיִטוֹל אַהֲרֹן יָת דִינָא דִבְנֵי יִשְׂרָאֵל עַל לִבֵּהּ קֳדָם יְיָ תְּדִירָא׃ </text:span></text:span><text:span text:style-name="Default_20_Paragraph_20_Font"><text:span text:style-name="T1">לא </text:span></text:span><text:span text:style-name="Default_20_Paragraph_20_Font"><text:span text:style-name="T2">וְתַעְבֵּד יָת מְעִילָא דְאֵפוֹדָא גְמִיר תִּכְלָא׃ </text:span></text:span><text:span text:style-name="Default_20_Paragraph_20_Font"><text:span text:style-name="T1">לב </text:span></text:span><text:span text:style-name="Default_20_Paragraph_20_Font"><text:span text:style-name="T2">וִיהֵי פוּם רֵישֵׁהּ כָּפִיל לְגַוֵּהּ תּוֹרָא יְהֵא מַקַף לְפוּמֵהּ סְחוֹר סְחוֹר עוֹבַד מָחֵי כְּפוּם שִׂרְיָן יְהֵי לֵהּ לָא יִתְבְּזָע׃ </text:span></text:span><text:soft-page-break/><text:span text:style-name="Default_20_Paragraph_20_Font"><text:span text:style-name="T1">לג </text:span></text:span><text:span text:style-name="Default_20_Paragraph_20_Font"><text:span text:style-name="T2">וְתַעְבֵּד עַל שִׁיפוֹלוֹהִי רִמוֹנֵי תִּכְלָא וְאַרְגְוָנָא וּצְבַע זְהוֹרִי עַל שִׁיפוֹלוֹהִי סְחוֹר סְחוֹר וְזַגִין דְדַהֲבָא בֵּינֵיהוֹן סְחוֹר סְחוֹר׃ </text:span></text:span><text:span text:style-name="Default_20_Paragraph_20_Font"><text:span text:style-name="T1">לד </text:span></text:span><text:span text:style-name="Default_20_Paragraph_20_Font"><text:span text:style-name="T2">זַגָא דְדַהֲבָא וְרִמוֹנָא זַגָא דְדַהֲבָא וְרִמוֹנָא עַל שִׁיפוֹלֵי מְעִילָא סְחוֹר סְחוֹר׃ </text:span></text:span><text:span text:style-name="Default_20_Paragraph_20_Font"><text:span text:style-name="T1">לה </text:span></text:span><text:span text:style-name="Default_20_Paragraph_20_Font"><text:span text:style-name="T2">וִיהֵי עַל אַהֲרֹן לְשַׁמָשָׁא וְיִשְׁתְּמַע קָלֵהּ בְּמֵעֲלֵהּ לְקוּדְשָׁא קֳדָם יְיָ וּבְמִפְקֵהּ וְלָא יְמוּת׃ </text:span></text:span><text:span text:style-name="Default_20_Paragraph_20_Font"><text:span text:style-name="T1">לו </text:span></text:span><text:span text:style-name="Default_20_Paragraph_20_Font"><text:span text:style-name="T2">וְתַעְבֵּד צִיצָא דִדְהַב דְכֵי וְתִגְלוֹף עֲלוֹהִי כְּתַב מִפָרַשׁ קֹדֶשׁ לַיָי׃ </text:span></text:span><text:span text:style-name="Default_20_Paragraph_20_Font"><text:span text:style-name="T1">לז </text:span></text:span><text:span text:style-name="Default_20_Paragraph_20_Font"><text:span text:style-name="T2">וּתְשַׁוִי יָתֵהּ עַל חוּטָא דִתְכֶלְתָּא וִיהֵי עַל מִצְנֶפְתָּא לָקֳבֵל אַפֵּי מִצְנֶפְתָּא יְהֵי׃ </text:span></text:span><text:span text:style-name="Default_20_Paragraph_20_Font"><text:span text:style-name="T1">לח </text:span></text:span><text:span text:style-name="Default_20_Paragraph_20_Font"><text:span text:style-name="T2">וִיהֵי עַל בֵּית עֵינוֹהִי דְאַהֲרֹן וְיִטּוֹל אַהֲרֹן יָת עֲוָיַת קוּדְשַׁיָא דִי יְקַדְשׁוּן בְּנֵי יִשְׂרָאֵל לְכָל מַתְּנַּת קוּדְשֵׁיהוֹן וִיהֵי עַל בֵּית עֵינוֹהִי תְּדִירָא לְרַעֲוָא לְהוֹן קֳדָם יְיָ׃ </text:span></text:span><text:span text:style-name="Default_20_Paragraph_20_Font"><text:span text:style-name="T1">לט </text:span></text:span><text:span text:style-name="Default_20_Paragraph_20_Font"><text:span text:style-name="T2">וּתְרַמֵץ כִּתּוּנָא בוּצָא וְתַעְבֵּד מִצְנֶפְתָּא דְבוּצָא וְהֶמְיָנָא תַּעְבֵּד עוֹבַד צַיָר׃ </text:span></text:span><text:span text:style-name="Default_20_Paragraph_20_Font"><text:span text:style-name="T1">מ </text:span></text:span><text:span text:style-name="Default_20_Paragraph_20_Font"><text:span text:style-name="T2">וְלִבְנֵי אַהֲרֹן תַּעְבֵּד כִּתּוּנִין וְתַעְבֵּד לְהוֹן הֶמְיָנִין וְכוֹבָעִין תַּעְבֵּד לְהוֹן לִיקָר וּלְתֻשְׁבְּחָן׃ </text:span></text:span><text:span text:style-name="Default_20_Paragraph_20_Font"><text:span text:style-name="T1">מא </text:span></text:span><text:span text:style-name="Default_20_Paragraph_20_Font"><text:span text:style-name="T2">וְתַלְבֵּש יָתְהוֹן יָת אַהֲרֹן אָחוּךְ וְיָת בְּנוֹהִי עִמֵהּ וּתְרַבֵּי יָתְהוֹן וּתְקָרֵב יָת קֻרְבָּנְהוֹן וּתְקַדֵשׁ יָתְהוֹן וִישַׁמְשׁוּן קֳדָמַי׃ </text:span></text:span><text:span text:style-name="Default_20_Paragraph_20_Font"><text:span text:style-name="T1">מב </text:span></text:span><text:span text:style-name="Default_20_Paragraph_20_Font"><text:span text:style-name="T2">וְעִבֵד לְהוֹן מִכְנְסִין דְבוּץ לְכַסָאָה בְשַׂר עֶרְיְתָא מֵחַרְצָן וְעַד יַרְכָּן יְהוֹן׃ </text:span></text:span><text:span text:style-name="Default_20_Paragraph_20_Font"><text:span text:style-name="T1">מג </text:span></text:span><text:span text:style-name="Default_20_Paragraph_20_Font"><text:span text:style-name="T2">וִיהוֹן עַל אַהֲרֹן וְעַל בְּנוֹהִי בְּמֵעַלְהוֹן לְּמַשְׁכַּן זִמְנָא אוֹ בְמִקְרָבְהוֹן לְמַדְבְּחָא לְשַׁמָשָׁא בְקוּדְשָׁא וְלָא יְקַבְּלוּן חוֹבָא וִימוּתוּן קְיָם עָלָם לֵהּ וְלִבְנוֹהִי בַתְרוֹהִי׃ </text:span></text:span></text:p>
      </text:section>
      <text:section text:style-name="Sect1" text:name="Sect29">
        <text:p text:style-name="P2">Exodus 29</text:p>
        <text:p text:style-name="P3"><text:span text:style-name="Default_20_Paragraph_20_Font"><text:span text:style-name="T1">א </text:span></text:span><text:span text:style-name="Default_20_Paragraph_20_Font"><text:span text:style-name="T2">וְדֵין פִּתְגָמָא דִי תַעְבֵּד לְהוֹן לְקַדָשָׁא יָתְהוֹן לְשַׁמָשָׁא קֳדָמַי סַב תּוֹר חָד בַּר תּוֹרֵי וְדִכְרִין תְּרֵין שַׁלְמִין׃ </text:span></text:span><text:span text:style-name="Default_20_Paragraph_20_Font"><text:span text:style-name="T1">ב </text:span></text:span><text:span text:style-name="Default_20_Paragraph_20_Font"><text:span text:style-name="T2">וּלְחֵם פַּטִיר וּגְרִיצִין פַּטִּירִין דְפִילָן בִּמְשַׁח וְאֶסְפּוֹגִין פַּטִּירִין דִמְשִׁיחִין בִּמְשָׁח סֻלְתָּא חִטִין תַּעְבֵּד יָתְהוֹן׃ </text:span></text:span><text:span text:style-name="Default_20_Paragraph_20_Font"><text:span text:style-name="T1">ג </text:span></text:span><text:span text:style-name="Default_20_Paragraph_20_Font"><text:span text:style-name="T2">וְתִתֵּן יָתְהוֹן עַל סַלָא חַד וּתְקָרֵב יָתְהוֹן בְּסַלָא וְיָת תּוֹרָא וְיָת תְּרֵין דִכְרִין׃ </text:span></text:span><text:span text:style-name="Default_20_Paragraph_20_Font"><text:span text:style-name="T1">ד </text:span></text:span><text:span text:style-name="Default_20_Paragraph_20_Font"><text:span text:style-name="T2">וְיָת אַהֲרֹן וְיָת בְּנוֹהִי תְּקָרֵב לִתְרַע מַשְׁכַּן זִמְנָא וְתַסְחֵי יָתְהוֹן בְּמַיָא׃ </text:span></text:span><text:span text:style-name="Default_20_Paragraph_20_Font"><text:span text:style-name="T1">ה </text:span></text:span><text:span text:style-name="Default_20_Paragraph_20_Font"><text:span text:style-name="T2">וְתִסַב יָת לְבוּשַׁיָא וְתַלְבֵּשׁ יָת אַהֲרֹן יָת כִּתּוּנָא וְיָת מְעִיל אֵפוֹדָא וְיָת אֵפוֹדָא וְיָת חוּשְׁנָא וְתַתְקֵן לֵהּ בְּהֶמְיַן אֵפוֹדָא׃ </text:span></text:span><text:span text:style-name="Default_20_Paragraph_20_Font"><text:span text:style-name="T1">ו </text:span></text:span><text:span text:style-name="Default_20_Paragraph_20_Font"><text:span text:style-name="T2">וּתְשַׁוִי מִצְנֶפְתָּא עַל רֵישֵׁהּ וְתִתֵּן יָת כְּלִילָא דְקוּדְשָׁא עַל מִצְנֶפְתָּא׃ </text:span></text:span><text:span text:style-name="Default_20_Paragraph_20_Font"><text:span text:style-name="T1">ז </text:span></text:span><text:span text:style-name="Default_20_Paragraph_20_Font"><text:span text:style-name="T2">וְתִסַב יָת מִשְׁחָא דִרְבוּתָא וּתְרִיק עַל רֵישֵׁהּ וּתְרַבֵּהּ יָתֵהּ׃ </text:span></text:span><text:span text:style-name="Default_20_Paragraph_20_Font"><text:span text:style-name="T1">ח </text:span></text:span><text:span text:style-name="Default_20_Paragraph_20_Font"><text:span text:style-name="T2">וְיָת בְּנוֹהִי תְּקָרֵב וְתַלְבֵּשִׁנוּן כִּתּוּנִין׃ </text:span></text:span><text:span text:style-name="Default_20_Paragraph_20_Font"><text:span text:style-name="T1">ט </text:span></text:span><text:span text:style-name="Default_20_Paragraph_20_Font"><text:span text:style-name="T2">וּתְזָרֵז יָתְהוֹן הֶמְיָנִין אַהֲרֹן וּבְנוֹהִי וְתַתְקֵן לְהוֹן כּוֹבָעִין וּתְהֵי לְהוֹן כְּהֻנְתָּא לִקְיַם עָלָם וּתְקָרֵב קֻרְבָּנָא דְאַהֲרֹן וְקֻרְבָּנָא דִבְנוֹהִי׃ </text:span></text:span><text:span text:style-name="Default_20_Paragraph_20_Font"><text:span text:style-name="T1">י </text:span></text:span><text:span text:style-name="Default_20_Paragraph_20_Font"><text:span text:style-name="T2">וּתְקָרֵב יָת תּוֹרָא לִקֳדָם מַשְׁכַּן זִמְנָא וְיִסְמוֹךְ אַהֲרֹן וּבְנוֹהִי יָת יְדֵיהוֹן עַל רֵישׁ תּוֹרָא׃ </text:span></text:span><text:span text:style-name="Default_20_Paragraph_20_Font"><text:span text:style-name="T1">יא </text:span></text:span><text:span text:style-name="Default_20_Paragraph_20_Font"><text:span text:style-name="T2">וְתִכּוֹס יָת תּוֹרָא קֳדָם יְיָ בִּתְרַע מַשְׁכַּן זִמְנָא׃ </text:span></text:span><text:span text:style-name="Default_20_Paragraph_20_Font"><text:span text:style-name="T1">יב </text:span></text:span><text:span text:style-name="Default_20_Paragraph_20_Font"><text:span text:style-name="T2">וְתִסַב מִדְמָא דְתוֹרָא וְתִתֵּן עַל קַרְנַת מַדְבְּחָא בְּאֶצְבְּעָךְ וְיָת כָּל דְמָא תֵישׁוֹד לִיסוֹדָא דְמַדְבְּחָא׃ </text:span></text:span><text:span text:style-name="Default_20_Paragraph_20_Font"><text:span text:style-name="T1">יג </text:span></text:span><text:span text:style-name="Default_20_Paragraph_20_Font"><text:span text:style-name="T2">וְתִסַב יָת כָּל תַּרְבָּא דְחָפֵי יָת גַוָא וְיָת חִצְרָא דִעַל כַּבְדָא וְיָת תַּרְתֵּין כָּלְיָן וְיָת תַּרְבָּא דִי עֲלֵיהֶן וְתַסֵיק לְמַדְבְּחָא׃ </text:span></text:span><text:span text:style-name="Default_20_Paragraph_20_Font"><text:span text:style-name="T1">יד </text:span></text:span><text:span text:style-name="Default_20_Paragraph_20_Font"><text:span text:style-name="T2">וְיָת בִּסְרָא דְתוֹרָא וְיָת מַשְׁכֵהּ וְיָת אוּכְלֵהּ תּוֹקִיד בְּנוּרָא מִבָּרָא לְמַשְׁרִיתָא חַטָאתָא הוּא׃ </text:span></text:span><text:span text:style-name="Default_20_Paragraph_20_Font"><text:span text:style-name="T1">טו </text:span></text:span><text:span text:style-name="Default_20_Paragraph_20_Font"><text:span text:style-name="T2">וְיָת דִכְרָא חַד תִּסַב וְיִסְמְכוּן אַהֲרֹן וּבְנוֹהִי יָת יְדֵיהוֹן עַל רֵישׁ דִכְרָא׃ </text:span></text:span><text:span text:style-name="Default_20_Paragraph_20_Font"><text:span text:style-name="T1">טז </text:span></text:span><text:span text:style-name="Default_20_Paragraph_20_Font"><text:span text:style-name="T2">וְתִכּוֹס יָת דִכְרָא וְתִסַב יָת דְמֵהּ וְתִזְרוֹק עַל מַדְבְּחָא סְחוֹר סְחוֹר׃ </text:span></text:span><text:span text:style-name="Default_20_Paragraph_20_Font"><text:span text:style-name="T1">יז </text:span></text:span><text:span text:style-name="Default_20_Paragraph_20_Font"><text:span text:style-name="T2">וְיָת דִכְרָא תְּפַלֵג לְאֵבָרוֹהִי וּתְחַלִיל גַּוֵהּ וּכְרָעוֹהִי וְתִתֵּן עַל אֵבָרוֹהִי וְעַל רֵישֵׁהּ׃ </text:span></text:span><text:span text:style-name="Default_20_Paragraph_20_Font"><text:span text:style-name="T1">יח </text:span></text:span><text:span text:style-name="Default_20_Paragraph_20_Font"><text:span text:style-name="T2">וְתַסֵיק יָת כָּל דִכְרָא לְמַדְבְּחָא עֲלָתָא הוּא קֳדָם יְיָ לְאִתְקַבָּלָא בְרַעֲוָא קֻרְבָּנָא קֳדָם יְיָ הוּא׃ </text:span></text:span><text:span text:style-name="Default_20_Paragraph_20_Font"><text:span text:style-name="T1">יט </text:span></text:span><text:span text:style-name="Default_20_Paragraph_20_Font"><text:span text:style-name="T2">וְתִסַב יָת דִכְרָא תִנְיָנָא וְיִסְמוֹךְ אַהֲרֹן וּבְנוֹהִי יָת יְדֵיהוֹן עַל רֵישׁ דִכְרָא׃ </text:span></text:span><text:span text:style-name="Default_20_Paragraph_20_Font"><text:span text:style-name="T1">כ </text:span></text:span><text:span text:style-name="Default_20_Paragraph_20_Font"><text:span text:style-name="T2">וְתִכּוֹס יָת דִכְרָא וְתִסַב מִדְמֵהּ וְתִתֵּן עַל רוּם אוּדְנָא דְאַהֲרֹן וְעַל רוּם אוּדְנָא דִבְנוֹהִי דְיַמִינָא וְעַל אִלְיוֹן יְדֵיהוֹן דְיַמִינָא וְעַל אִלְיוֹן רַגְלֵיהוֹן דְיַמִינָא וְתִזְרוֹק יָת דְמָא עַל מַדְבְּחָא סְחוֹר סְחוֹר׃ </text:span></text:span><text:soft-page-break/><text:span text:style-name="Default_20_Paragraph_20_Font"><text:span text:style-name="T1">כא </text:span></text:span><text:span text:style-name="Default_20_Paragraph_20_Font"><text:span text:style-name="T2">וְתִסַב מִן דְמָא דִי עַל מַדְבְּחָא וּמִמִשְׁחָא דִרְבוּתָא וְתַדֵי עַל אַהֲרֹן וְעַל לְבוּשׁוֹהִי וְעַל בְּנוֹהִי וְעַל לְבוּשֵׁי בְנוֹהִי עִמֵהּ וְיִתְקַדַשׁ הוּא וּלְבוּשׁוֹהִי וּבְנוֹהִי וּלְבוּשֵׁי בְנוֹהִי עִמֵהּ׃ </text:span></text:span><text:span text:style-name="Default_20_Paragraph_20_Font"><text:span text:style-name="T1">כב </text:span></text:span><text:span text:style-name="Default_20_Paragraph_20_Font"><text:span text:style-name="T2">וְתִסַב מִן דִכְרָא תַּרְבָּא וְאַלִיתָא וְיָת תַּרְבָּא דְחָפֵי יָת גַוָא וְיָת חֲצַר כַּבְדָא וְיָת תַּרְתֵּן כָּלְיָן וְיָת תַּרְבָּא דִי עֲלֵיהֶן וְיָת שׁוֹקָא דְיַמִינָא אֲרֵי דְכַר קֻרְבָּנָא הוּא׃ </text:span></text:span><text:span text:style-name="Default_20_Paragraph_20_Font"><text:span text:style-name="T1">כג </text:span></text:span><text:span text:style-name="Default_20_Paragraph_20_Font"><text:span text:style-name="T2">וּפִתָּא דִלְחֵם חַד וּגְרִצְתָּא דִלְחֵם מְשַׁח חֲדָא וְאֶסְפּוֹג חָד מִסַלָא דְפַטִירַיָא דִי קֳדָם יְיָ׃ </text:span></text:span><text:span text:style-name="Default_20_Paragraph_20_Font"><text:span text:style-name="T1">כד </text:span></text:span><text:span text:style-name="Default_20_Paragraph_20_Font"><text:span text:style-name="T2">וּתְשַׁוֵי כֹלָא עַל יְדָא דְאַהֲרֹן וְעַל יְדָא דִבְנוֹהִי וּתְרִים יָתְהוֹן אֲרָמוּתָא קֳדָם יְיָ׃ </text:span></text:span><text:span text:style-name="Default_20_Paragraph_20_Font"><text:span text:style-name="T1">כה </text:span></text:span><text:span text:style-name="Default_20_Paragraph_20_Font"><text:span text:style-name="T2">וְתִסַב יָתְהוֹן מִידֵיהוֹן וְתַסֵיק לְמַדְבְּחָא עַל עֲלָתָא לְאִתְקַבָּלָא בְרַעֲוָא קֳדָם יְיָ קֻרְבָּנָא הוּא קֳדָם יְיָ׃ </text:span></text:span><text:span text:style-name="Default_20_Paragraph_20_Font"><text:span text:style-name="T1">כו </text:span></text:span><text:span text:style-name="Default_20_Paragraph_20_Font"><text:span text:style-name="T2">וְתִסַב יָת חֶדְיָא מִדְכַר קֻרְבָּנַיָא דִי לְאַהֲרֹן וּתְרִים יָתֵהּ אֲרָמוּתָא קֳדָם יְיָ וִיהֵי לָךְ לָחֳלָק׃ </text:span></text:span><text:span text:style-name="Default_20_Paragraph_20_Font"><text:span text:style-name="T1">כז </text:span></text:span><text:span text:style-name="Default_20_Paragraph_20_Font"><text:span text:style-name="T2">וּתְקַדֵשׁ יָת חֶדְיָא דַאֲרָמוּתָא וְיָת שׁוֹקָא דְאַפְרָשׁוּתָא דִי אִתָּרַם וְדִי אִתַּפְרָשׁ מִדְכַר קֻרְבָּנַיָא מִדִי לְאַהֲרֹן וּמִדִי לִבְנוֹהִי׃ </text:span></text:span><text:span text:style-name="Default_20_Paragraph_20_Font"><text:span text:style-name="T1">כח </text:span></text:span><text:span text:style-name="Default_20_Paragraph_20_Font"><text:span text:style-name="T2">וִיהֵי לְאַהֲרֹן וְלִבְנוֹהִי לִקְיַם עָלָם מִן בְּנֵי יִשְׂרָאֵל אֲרֵי אַפְרָשׁוּתָא הוּא וְאַפְרָשׁוּתָא יְהֵי מִן בְּנֵי יִשְׂרָאֵל מִנִכְסַת קוּדְשֵׁיהוֹן אַפְרָשׁוּתְהוֹן קֳדָם יְיָ׃ </text:span></text:span><text:span text:style-name="Default_20_Paragraph_20_Font"><text:span text:style-name="T1">כט </text:span></text:span><text:span text:style-name="Default_20_Paragraph_20_Font"><text:span text:style-name="T2">וּלְבוּשֵׁי קוּדְשָׁא דִי לְאַהֲרֹן יְהוֹן לִבְנוֹהִי בַּתְרוֹהִי לְדַכָּאָה בְהוֹן וּלְקָרָבָא בְהוֹן יָת קֻרְבָּנְהוֹן׃ </text:span></text:span><text:span text:style-name="Default_20_Paragraph_20_Font"><text:span text:style-name="T1">ל </text:span></text:span><text:span text:style-name="Default_20_Paragraph_20_Font"><text:span text:style-name="T2">שִׁבְעַת יוֹמִין יַלְבֵּשִׁנוּן כַּהֲנָא תְּחוֹתוֹהִי מִבְּנוֹהִי דִי יֵעוֹל לְמַשְׁכַּן זִמְנָא לְשַׁמָשָׁא בְקוּדְשָׁא׃ </text:span></text:span><text:span text:style-name="Default_20_Paragraph_20_Font"><text:span text:style-name="T1">לא </text:span></text:span><text:span text:style-name="Default_20_Paragraph_20_Font"><text:span text:style-name="T2">וְיָת דְכַר קֻרְבָּנַיָא תִּסָב וּתְבַשֵׁל יָת בִּסְרֵהּ בַּאֲתַר קַדִישׁ׃ </text:span></text:span><text:span text:style-name="Default_20_Paragraph_20_Font"><text:span text:style-name="T1">לב </text:span></text:span><text:span text:style-name="Default_20_Paragraph_20_Font"><text:span text:style-name="T2">וְיֵכוּל אַהֲרֹן וּבְנוֹהִי יָת בְּסַר דִכְרָא וְיָת לַחְמָא דִי בְסַלָא לִתְרַע מַשְׁכַּן זִמְנָא׃ </text:span></text:span><text:span text:style-name="Default_20_Paragraph_20_Font"><text:span text:style-name="T1">לג </text:span></text:span><text:span text:style-name="Default_20_Paragraph_20_Font"><text:span text:style-name="T2">וְיֵכְלוּן יָתְהוֹן דִי יִתְכַּפַּר בְּהוֹן לְקָרָבָא יָת קֻרְבָּנְהוֹן לְקַדָשָׁא יָתְהוֹן וְחִלוֹנַי לָא יֵיכוּל אֲרֵי קוּדְשָׁא אִנוּן׃ </text:span></text:span><text:span text:style-name="Default_20_Paragraph_20_Font"><text:span text:style-name="T1">לד </text:span></text:span><text:span text:style-name="Default_20_Paragraph_20_Font"><text:span text:style-name="T2">וְאִם יִשְׁתָּאַר מִבְּסַר קֻרְבָּנַיָא וּמִן לַחְמָא עַד צַפְרָא וְתוֹקִיד יָת דְאִשְׁתָּאַר בְּנוּרָא לָא יִתְאֲכֵל אֲרֵי קוּדְשָׁא הוּא׃ </text:span></text:span><text:span text:style-name="Default_20_Paragraph_20_Font"><text:span text:style-name="T1">לה </text:span></text:span><text:span text:style-name="Default_20_Paragraph_20_Font"><text:span text:style-name="T2">וְתַעְבֵּד לְאַהֲרֹן וְלִבְנוֹהִי כְּדֵין כְּכֹל דִי פַקֵּדִית יָתָךְ שִׁבְעַת יוֹמִין תְּקָרֵב קֻרְבָּנְהוֹן׃ </text:span></text:span><text:span text:style-name="Default_20_Paragraph_20_Font"><text:span text:style-name="T1">לו </text:span></text:span><text:span text:style-name="Default_20_Paragraph_20_Font"><text:span text:style-name="T2">וְתוֹרָא דְחַטָאתָא תַּעְבֵּד לְיוֹמָא עַל כִּפּוּרַיָא וּתְדַכֵּי עַל מַדְבְּחָא בְּכַפָּרוּתָךְ עֲלוֹהִי וּתְרַבֵּי יָתֵהּ לְקַדָשׁוּתֵהּ׃ </text:span></text:span><text:span text:style-name="Default_20_Paragraph_20_Font"><text:span text:style-name="T1">לז </text:span></text:span><text:span text:style-name="Default_20_Paragraph_20_Font"><text:span text:style-name="T2">שִׁבְעַת יוֹמִין תְּכַפֵּר עַל מַדְבְּחָא וּתְקַדֵשׁ יָתֵהּ וִיהֵי מַדְבְּחָא קֹדֶשׁ קוּדְשַׁיָא כָּל דְיִקְרַב בְּמַדְבְּחָא יִתְקַדָשׁ׃ </text:span></text:span><text:span text:style-name="Default_20_Paragraph_20_Font"><text:span text:style-name="T1">לח </text:span></text:span><text:span text:style-name="Default_20_Paragraph_20_Font"><text:span text:style-name="T2">וְדֵין דִי תַעְבֵּד עַל מַדְבְּחָא אִמְרִין בְּנֵי שְׁנָא תְּרֵין לְיוֹמָא תְּדִירָא׃ </text:span></text:span><text:span text:style-name="Default_20_Paragraph_20_Font"><text:span text:style-name="T1">לט </text:span></text:span><text:span text:style-name="Default_20_Paragraph_20_Font"><text:span text:style-name="T2">יָת אִמְרָא חַד תַּעְבֵּד בְּצַפְרָא וְיָת אִמְרָא תִנְיָנָא תַּעְבֵּד בֵּין שִׁמְשַׁיָא׃ </text:span></text:span><text:span text:style-name="Default_20_Paragraph_20_Font"><text:span text:style-name="T1">מ </text:span></text:span><text:span text:style-name="Default_20_Paragraph_20_Font"><text:span text:style-name="T2">וְעִסְרוֹנָא סֻלְתָּא דְפִילָא בִמְשַׁח כָּתִישָׁא רַבְעוּת הִינָא וְנִסְכָּא רַבְעוּת הִינָא חַמְרָא לְאִמְרָא חָד׃ </text:span></text:span><text:span text:style-name="Default_20_Paragraph_20_Font"><text:span text:style-name="T1">מא </text:span></text:span><text:span text:style-name="Default_20_Paragraph_20_Font"><text:span text:style-name="T2">וְיָת אִמְרָא תִנְיָנָא תַּעְבֵּד בֵּין שִׁמְשַׁיָא כְּמִנְחַת צַפְרָא וּכְנִסְכַּהּ תַּעְבֵּד לַהּ לְאִתְקַּבָּלָא בְרַעֲוָא קֻרְבָּנָא קֳדָם יְיָ׃ </text:span></text:span><text:span text:style-name="Default_20_Paragraph_20_Font"><text:span text:style-name="T1">מב </text:span></text:span><text:span text:style-name="Default_20_Paragraph_20_Font"><text:span text:style-name="T2">עֲלָתָא תְדִירָא לְדָרֵיכוֹן בִּתְרַע מַשְׁכַּן זִמְנָא קֳדָם יְיָ דִאֱזַמֵן מֵימְרִי לְכוֹן תַּמָן לְמַלָלָא עִמָךְ תַּמָן׃ </text:span></text:span><text:span text:style-name="Default_20_Paragraph_20_Font"><text:span text:style-name="T1">מג </text:span></text:span><text:span text:style-name="Default_20_Paragraph_20_Font"><text:span text:style-name="T2">וֶאֱזַמֵן מֵימְרִי תַמָן לִבְנֵי יִשְׂרָאֵל וְיִתְקַדַשׁ בִּיקָרִי׃ </text:span></text:span><text:span text:style-name="Default_20_Paragraph_20_Font"><text:span text:style-name="T1">מד </text:span></text:span><text:span text:style-name="Default_20_Paragraph_20_Font"><text:span text:style-name="T2">וֶאֱקַדֵשׁ יָת מַשְׁכַּן זִמְנָא וְיָת מַדְבְּחָא וְיָת אַהֲרֹן וְיָת בְּנוֹהִי אֱקַדֵשׁ לְשַׁמָשָׁא קֳדָמַי׃ </text:span></text:span><text:span text:style-name="Default_20_Paragraph_20_Font"><text:span text:style-name="T1">מה </text:span></text:span><text:span text:style-name="Default_20_Paragraph_20_Font"><text:span text:style-name="T2">וְאַשְׁרֵי שְׁכִנְתִּי בְּגוֹ בְּנֵי יִשְׂרָאֵל וְאֶהֱוֵי לְהוֹן לֶאֱלָהּ׃ </text:span></text:span><text:span text:style-name="Default_20_Paragraph_20_Font"><text:span text:style-name="T1">מו </text:span></text:span><text:span text:style-name="Default_20_Paragraph_20_Font"><text:span text:style-name="T2">וְיִדְעוּן אֲרֵי אֲנָא יְיָ אֱלָהֲהוֹן דִי אַפֵּקִית יָתְהוֹן מֵאַרְעָא דְמִצְרַיִם לְאַשְׁרָאָה שְׁכִנְתִּי בֵּינֵיהוֹן אֲנָא יְיָ אֱלָהֲהוֹן׃ </text:span></text:span></text:p>
      </text:section>
      <text:section text:style-name="Sect1" text:name="Sect30">
        <text:p text:style-name="P2">Exodus 30</text:p>
        <text:p text:style-name="P3"><text:span text:style-name="Default_20_Paragraph_20_Font"><text:span text:style-name="T1">א </text:span></text:span><text:span text:style-name="Default_20_Paragraph_20_Font"><text:span text:style-name="T2">וְתַעְבֵד מַדְבְּחָא לְאַקְטָרָא עֲלוֹהִי קְטוֹרֶת בּוּסְמַיָא דְאָעֵי שִׁטִין תַּעְבֵּד יָתֵהּ׃ </text:span></text:span><text:span text:style-name="Default_20_Paragraph_20_Font"><text:span text:style-name="T1">ב </text:span></text:span><text:span text:style-name="Default_20_Paragraph_20_Font"><text:span text:style-name="T2">אַמְתָא אֻרְכֵּהּ וְאַמְתָא פְתָיֵהּ מְרַבַּע יְהֵי וְתַרְתֵּין אַמִין רוּמֵהּ מִנֵהּ קַרְנוֹהִי׃ </text:span></text:span><text:span text:style-name="Default_20_Paragraph_20_Font"><text:span text:style-name="T1">ג </text:span></text:span><text:span text:style-name="Default_20_Paragraph_20_Font"><text:span text:style-name="T2">וְתַחֲפֵי יָתֵהּ דְהַב דְכֵי יָת אִגָרֵהּ וְיָת כָּתְלוֹהִי סְחוֹר סְחוֹר וְיָת קַרְנוֹהִי וְתַעְבֵּד לֵהּ דֵיר דִדְהב סְחוֹר סְחוֹר׃ </text:span></text:span><text:span text:style-name="Default_20_Paragraph_20_Font"><text:span text:style-name="T1">ד </text:span></text:span><text:span text:style-name="Default_20_Paragraph_20_Font"><text:span text:style-name="T2">וְתַרְתֵּין עִזְקַן דִדְהַב תַּעְבֶּד לֵהּ מִלְרַע לְדֵירֵהּ עַל תַּרְתֵּין זִוְיָתֵהּ תַּעְבֵּד עַל תְּרֵין סִטְרוֹהִי וִיהֵי </text:span></text:span><text:soft-page-break/><text:span text:style-name="Default_20_Paragraph_20_Font"><text:span text:style-name="T2">לְאַתְרָא לַאֲרִיחַיָא לְמִטַל יָתֵהּ בְּהוֹן׃ </text:span></text:span><text:span text:style-name="Default_20_Paragraph_20_Font"><text:span text:style-name="T1">ה </text:span></text:span><text:span text:style-name="Default_20_Paragraph_20_Font"><text:span text:style-name="T2">וְתַעְבֵּד יָת אֲרִיחַיָא דְאָעֵי שִׁטִין וְתַחֲפֵי יָתְהוֹן דַהֲבָא׃ </text:span></text:span><text:span text:style-name="Default_20_Paragraph_20_Font"><text:span text:style-name="T1">ו </text:span></text:span><text:span text:style-name="Default_20_Paragraph_20_Font"><text:span text:style-name="T2">וְתִתֵּן יָתֵה קֳדָם פָּרֻכְתָּא דִי עַל אֲרוֹנָא דְסַהֲדוּתָא לִקֳדָם כַּפֻּרְתָּא דִי עַל סַהֲדוּתָא דִי אֲזַמֵן מֵימְרִי לָךְ תַּמָן׃ </text:span></text:span><text:span text:style-name="Default_20_Paragraph_20_Font"><text:span text:style-name="T1">ז </text:span></text:span><text:span text:style-name="Default_20_Paragraph_20_Font"><text:span text:style-name="T2">וְיַקְטַר עֲלוֹהִי אַהֲרֹן קְטוֹרֶת בּוּסְמִין בִּצְפַר בִּצְפַר בְּאַתְקָנוּתֵהּ יָת בּוֹצִינַיָא יַסֵקִנַהּ׃ </text:span></text:span><text:span text:style-name="Default_20_Paragraph_20_Font"><text:span text:style-name="T1">ח </text:span></text:span><text:span text:style-name="Default_20_Paragraph_20_Font"><text:span text:style-name="T2">וּבְאַדְלָקוּת אַהֲרֹן יָת בּוֹצִינַיָא בֵּין שִׁמְשַׁיָא יַסֵקִנַהּ קְטוֹרֶת בּוּסְמַיָא תְדִירָא קֳדָם יְיָ לְדָרֵיכוֹן׃ </text:span></text:span><text:span text:style-name="Default_20_Paragraph_20_Font"><text:span text:style-name="T1">ט </text:span></text:span><text:span text:style-name="Default_20_Paragraph_20_Font"><text:span text:style-name="T2">לָא תַסְקוּן עֲלוֹהִי קְטוֹרֶת בּוּסְמִין נוּכְרָאִין וַעֲלָתָא וּמִנְחָתָא וְנִסְכָּא לָא תְנַסְכוּן עֲלוֹהִי׃ </text:span></text:span><text:span text:style-name="Default_20_Paragraph_20_Font"><text:span text:style-name="T1">י </text:span></text:span><text:span text:style-name="Default_20_Paragraph_20_Font"><text:span text:style-name="T2">וִיכַפֵר אַהֲרֹן עַל קַרְנוֹהִי חֲדָא בְּשַׁתָּא מִדְמָא חַטַאת כִּפּוּרַיָא חֲדָא בְשַׁתָּא יְכַפֵּר עֲלוֹהִי לְדָרֵיכוֹן קֹדֶשׁ קוּדְשִׁין הוּא קֳדָם יְיָ׃ </text:span></text:span><text:span text:style-name="Default_20_Paragraph_20_Font"><text:span text:style-name="T1">יא </text:span></text:span><text:span text:style-name="Default_20_Paragraph_20_Font"><text:span text:style-name="T2">וּמַלִיל יְיָ עִם משֶׁה לְמֵימָר׃ </text:span></text:span><text:span text:style-name="Default_20_Paragraph_20_Font"><text:span text:style-name="T1">יב </text:span></text:span><text:span text:style-name="Default_20_Paragraph_20_Font"><text:span text:style-name="T2">אֲרֵי תְקַבֵּל יָת חֻשְׁבַּן בְּנֵי יִשְׂרָאֵל לְמִנְיָנֵיהוֹן וְיִתְּנוּן גְבַר פֻּרְקַן נַפְשֵׁהּ קֳדָם יְיָ כַּד תִּמְנֵי יָתְהוֹן וְלָא יְהֵי בְהוֹן מוֹתָא כַּד תִּמְנֵי יָתְהוֹן׃ </text:span></text:span><text:span text:style-name="Default_20_Paragraph_20_Font"><text:span text:style-name="T1">יג </text:span></text:span><text:span text:style-name="Default_20_Paragraph_20_Font"><text:span text:style-name="T2">דֵין יִתְּנוּן כָּל דְעָבַר עַל מִנְיָנַיָּא פַּלְגוּת סִלְעָא בְּסִלְעֵי קוּדְשָׁא עֶסְרִין מָעִין סִלְעָא פַּלְגוּת סִלְעָא אַפְרָשׁוּתָא קֳדָם יְיָ׃ </text:span></text:span><text:span text:style-name="Default_20_Paragraph_20_Font"><text:span text:style-name="T1">יד </text:span></text:span><text:span text:style-name="Default_20_Paragraph_20_Font"><text:span text:style-name="T2">כֹּל דְעָבַר עַל מִנְיָנַיָא מִבַּר עֶסְרִין שְׁנִין וּלְעֵלָא יִתֵּן אַפְרָשׁוּתָא קֳדָם יְיָ׃ </text:span></text:span><text:span text:style-name="Default_20_Paragraph_20_Font"><text:span text:style-name="T1">טו </text:span></text:span><text:span text:style-name="Default_20_Paragraph_20_Font"><text:span text:style-name="T2">דְעַתִּיר לָא יַסְגֵי וּדְמִסְכֵּן לָא יַזְעֵר מִפַּלְגוּת סִלְעָא לְמִתַּן יָת אַפְרָשׁוּתָא קֳדָם יְיָ לְכַפָּרָא עַל נַפְשָׁתֵיכוֹן׃ </text:span></text:span><text:span text:style-name="Default_20_Paragraph_20_Font"><text:span text:style-name="T1">טז </text:span></text:span><text:span text:style-name="Default_20_Paragraph_20_Font"><text:span text:style-name="T2">וְתִסַב יָת כְּסַף כִּפּוּרַיָא מִן בְּנֵי יִשְׂרָאֵל וְתִתֵּן יָתֵהּ עַל פָּלְחַן מַשְׁכַּן זִמְנָא וִיהֵי לִבְנֵי יִשְׂרָאֵל לְדָכְרָנָא קֳדָם יְיָ לְכַפָּרָא עַל נַפְשָׁתֵיכוֹן׃ </text:span></text:span><text:span text:style-name="Default_20_Paragraph_20_Font"><text:span text:style-name="T1">יז </text:span></text:span><text:span text:style-name="Default_20_Paragraph_20_Font"><text:span text:style-name="T2">וּמַלִיל יְיָ עִם משֶׁה לְמֵימָר׃ </text:span></text:span><text:span text:style-name="Default_20_Paragraph_20_Font"><text:span text:style-name="T1">יח </text:span></text:span><text:span text:style-name="Default_20_Paragraph_20_Font"><text:span text:style-name="T2">וְתַעְבֵּד כִּיוֹרָא דִנְחָשָׁא וּבְסִיסֵהּ נְחָשָׁא לְקִדוּשׁ וְתִתֵּן יָתֵהּ בֵּין מַשְׁכַּן זִמְנָא וּבֵין מַדְבְּחָא וְתִתֵּן תַּמָן מַיָא׃ </text:span></text:span><text:span text:style-name="Default_20_Paragraph_20_Font"><text:span text:style-name="T1">יט </text:span></text:span><text:span text:style-name="Default_20_Paragraph_20_Font"><text:span text:style-name="T2">וִיקַדְשׁוּן אַהֲרֹן וּבְנוֹהִי מִנֵהּ יָת יְדֵיהוֹן וְיָת רַגְלֵיהוֹן׃ </text:span></text:span><text:span text:style-name="Default_20_Paragraph_20_Font"><text:span text:style-name="T1">כ </text:span></text:span><text:span text:style-name="Default_20_Paragraph_20_Font"><text:span text:style-name="T2">בְּמֵיעַלְהוֹן לְמַשְׁכַּן זִמְנָא יְקַדְשׁוּן מַיָא וְלָא יְמוּתוּן אוֹ בְמִקְרָבְהוֹן לְמַדְבְּחָא לְשַׁמָשָׁא לְאַסָקָא קֻרְבָּנָא קֳדָם יְיָ׃ </text:span></text:span><text:span text:style-name="Default_20_Paragraph_20_Font"><text:span text:style-name="T1">כא </text:span></text:span><text:span text:style-name="Default_20_Paragraph_20_Font"><text:span text:style-name="T2">וִיקַדְשׁוּן יְדֵיהוֹן וְרַגְלֵיהוֹן וְלָא יְמוּתוּן וּתְהֵי לְהוֹן קְיָם עָלָם לֵהּ וְלִבְנוֹהִי לְדָרֵיהוֹן׃ </text:span></text:span><text:span text:style-name="Default_20_Paragraph_20_Font"><text:span text:style-name="T1">כב </text:span></text:span><text:span text:style-name="Default_20_Paragraph_20_Font"><text:span text:style-name="T2">וּמַלִיל יְיָ עִם משֶׁה לְמֵימָר׃ </text:span></text:span><text:span text:style-name="Default_20_Paragraph_20_Font"><text:span text:style-name="T1">כג </text:span></text:span><text:span text:style-name="Default_20_Paragraph_20_Font"><text:span text:style-name="T2">וְאַתְּ סַב לָךְ בּוּסְמִין רֵישָׁא מֵירָא דַכְיָא מַתְקַל חֲמֵשׁ מְאָה וְקִנְמָן בֶּשֶׂם פַּלְגוּתֵהּ מַתְקַל מָאתָן וְחַמְשִׁין וּקְנֵה בוּסְמָא מַתְקַל מָאתָן וְחַמְשִׁין׃ </text:span></text:span><text:span text:style-name="Default_20_Paragraph_20_Font"><text:span text:style-name="T1">כד </text:span></text:span><text:span text:style-name="Default_20_Paragraph_20_Font"><text:span text:style-name="T2">וּקְצִיעֵתָא מַתְקַל חֲמֵשׁ מְאָה בְּסִלְעֵי קוּדְשָׁא וּמְשַׁח זֵיתָא מְלֵא הִינָא׃ </text:span></text:span><text:span text:style-name="Default_20_Paragraph_20_Font"><text:span text:style-name="T1">כה </text:span></text:span><text:span text:style-name="Default_20_Paragraph_20_Font"><text:span text:style-name="T2">וְתַעְבֵּד יָתֵהּ מְשַׁח רְבוּת קוּדְשָׁא בּוֹסֶם מְבַסָם עוֹבַד בּוּסְמָנוּ מְשַׁח רְבוּת קוּדְשָׁא יְהֵא׃ </text:span></text:span><text:span text:style-name="Default_20_Paragraph_20_Font"><text:span text:style-name="T1">כו </text:span></text:span><text:span text:style-name="Default_20_Paragraph_20_Font"><text:span text:style-name="T2">וּתְרַבִּי בֵהּ יָת מַשְׁכַּן זִמְנָא וְיָת אֲרוֹנָא דְסַהֲדוּתָא׃ </text:span></text:span><text:span text:style-name="Default_20_Paragraph_20_Font"><text:span text:style-name="T1">כז </text:span></text:span><text:span text:style-name="Default_20_Paragraph_20_Font"><text:span text:style-name="T2">וְיָת פָּתוֹרָא וְיָת כָּל מָנוֹהִי וְיָת מְנַרְתָּא וְיָת מָנָהָא וְיָת מַדְבְּחָא דִקְטֹרֶת בּוּסְמַיָא׃ </text:span></text:span><text:span text:style-name="Default_20_Paragraph_20_Font"><text:span text:style-name="T1">כח </text:span></text:span><text:span text:style-name="Default_20_Paragraph_20_Font"><text:span text:style-name="T2">וְיָת מַדְבַּח דַעֲלָתָא וְיָת כָּל מָנוֹהִי וְיָת כִּיוֹרָא וְיָת בְּסִיסֵהּ׃ </text:span></text:span><text:span text:style-name="Default_20_Paragraph_20_Font"><text:span text:style-name="T1">כט </text:span></text:span><text:span text:style-name="Default_20_Paragraph_20_Font"><text:span text:style-name="T2">וּתְקַדֵשׁ יָתְהוֹן וִיהוֹן קֹדֶשׁ קוּדְשַׁיָא כָּל דְיִקְרַב בְּהוֹן יִתְקַדָשׁ׃ </text:span></text:span><text:span text:style-name="Default_20_Paragraph_20_Font"><text:span text:style-name="T1">ל </text:span></text:span><text:span text:style-name="Default_20_Paragraph_20_Font"><text:span text:style-name="T2">וְיָת אַהֲרֹן וְיָת בְּנוֹהִי תְּרַבִּי וּתְקַדֵשׁ יָתְהוֹן לְשַׁמָשָׁא קֳדָמַי׃ </text:span></text:span><text:span text:style-name="Default_20_Paragraph_20_Font"><text:span text:style-name="T1">לא </text:span></text:span><text:span text:style-name="Default_20_Paragraph_20_Font"><text:span text:style-name="T2">וְעִם בְּנֵי יִשְׂרָאֵל תְּמַלֵל לְמֵימָר מְשַׁח רְבוּת קוּדְשָׁא יְהֵי דֵין קֳדָמַי לְדָרֵיכוֹן׃ </text:span></text:span><text:span text:style-name="Default_20_Paragraph_20_Font"><text:span text:style-name="T1">לב </text:span></text:span><text:span text:style-name="Default_20_Paragraph_20_Font"><text:span text:style-name="T2">עַל בִּסְרָא דַאֲנָשָׁא לָא יִתְנַסַךְ וּבִדְמוּתֵהּ לָא תַעְבְּדוּן כְּוָתֵהּ קוּדְשָׁא הוּא קוּדְשָׁא יְהֵי לְכוֹן׃ </text:span></text:span><text:span text:style-name="Default_20_Paragraph_20_Font"><text:span text:style-name="T1">לג </text:span></text:span><text:span text:style-name="Default_20_Paragraph_20_Font"><text:span text:style-name="T2">גְבַר דִי יְבַסֵם דִכְוָתֵהּ וְדִי יִתֵּן מִנֵהּ עַל חִלוֹנָי וְיִשְׁתֵּצֵי מֵעַמֵהּ׃ </text:span></text:span><text:span text:style-name="Default_20_Paragraph_20_Font"><text:span text:style-name="T1">לד </text:span></text:span><text:span text:style-name="Default_20_Paragraph_20_Font"><text:span text:style-name="T2">וַאֲמַר יְיָ לְמשֶׁה סַב לָךְ בּוּסְמִין נְטוֹפָא וְטוּפְרָא וְחֶלְבְּנֵתָא בּוּסְמִין וּלְבוּנְתָא דָכִיתָא מַתְקַל בְּמַתְקַל יְהֵי׃ </text:span></text:span><text:span text:style-name="Default_20_Paragraph_20_Font"><text:span text:style-name="T1">לה </text:span></text:span><text:span text:style-name="Default_20_Paragraph_20_Font"><text:span text:style-name="T2">וְתַעְבֵּד יָתַהּ קְטוֹרֶת בּוּסְמִין בּוֹסֶם עוֹבַד בּוּסְמָנוּ מְעָרַב דְכֵי קוּדְשָׁא׃ </text:span></text:span><text:span text:style-name="Default_20_Paragraph_20_Font"><text:span text:style-name="T1">לו </text:span></text:span><text:span text:style-name="Default_20_Paragraph_20_Font"><text:span text:style-name="T2">וְתִשְׁחוֹק מִנַהּ וְתַדִיק וְתִתֵּן מִנַהּ קֳדָם סַהֲדוּתָא בְּמַשְׁכַּן זִמְנָא דִי אֱזַמֵן מֵימְרִי לָךְ תַּמָן קֹדֶשׁ קוּדְשִׁין תְּהֵי לְכוֹן׃ </text:span></text:span><text:span text:style-name="Default_20_Paragraph_20_Font"><text:span text:style-name="T1">לז </text:span></text:span><text:span text:style-name="Default_20_Paragraph_20_Font"><text:span text:style-name="T2">וּקְטֹרֶת בּוּסְמִין דִי תַעְבֵּד בִּדְמוּתַהּ לָא תַעְבְּדוּן לְכוֹן קוּדְשָׁא תְּהֵי לָךְ קֳדָם יְיָ׃ </text:span></text:span><text:span text:style-name="Default_20_Paragraph_20_Font"><text:span text:style-name="T1">לח </text:span></text:span><text:span text:style-name="Default_20_Paragraph_20_Font"><text:span text:style-name="T2">גְבַר דִיַעְבֵּד דִכְוָתַהּ לַאֲרָחָא בַהּ וְיִשְׁתֵּצֵי מֵעַמֵּהּ׃ </text:span></text:span></text:p>
      </text:section>
      <text:section text:style-name="Sect1" text:name="Sect31">
        <text:p text:style-name="P2"><text:soft-page-break/>Exodus 31</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חֲזֵי דְרַבֵּיתִי בְשׁוּם בְּצַלְאֵל בַּר אוּרִי בַּר חוּר לְשִׁבְטָא דִיהוּדָה׃ </text:span></text:span><text:span text:style-name="Default_20_Paragraph_20_Font"><text:span text:style-name="T1">ג </text:span></text:span><text:span text:style-name="Default_20_Paragraph_20_Font"><text:span text:style-name="T2">וְאַשְׁלֵמִית עִמֵהּ רוּחַ מִן קֳדָם יְיָ בְּחָכְמְתָא וּבְסוּכְלְתָנוּ וּבְמַדַע וּבְכָל עִבִידָא׃ </text:span></text:span><text:span text:style-name="Default_20_Paragraph_20_Font"><text:span text:style-name="T1">ד </text:span></text:span><text:span text:style-name="Default_20_Paragraph_20_Font"><text:span text:style-name="T2">לְאַלָפָא אוּמַנְוָן לְמֶעְבַּד בְּדַהֲבָא וּבְכַסְפָּא וּבִנְחָשָׁא׃ </text:span></text:span><text:span text:style-name="Default_20_Paragraph_20_Font"><text:span text:style-name="T1">ה </text:span></text:span><text:span text:style-name="Default_20_Paragraph_20_Font"><text:span text:style-name="T2">וּבְאָמָנוּת אֶבֶן טָבָא לְאַשְׁלָמָא וּבְנַגָרוּת אָעָא לְמֶעְבַּד בְּכָל עִבִידָא׃ </text:span></text:span><text:span text:style-name="Default_20_Paragraph_20_Font"><text:span text:style-name="T1">ו </text:span></text:span><text:span text:style-name="Default_20_Paragraph_20_Font"><text:span text:style-name="T2">וַאֲנָא הָא יְהָבִית עִמֵהּ יָת אָהֳלִיאָב בַּר אֲחִיסָמָךְ לְשִׁבְטָא דְדָן וּבְלִבָּא כָל חַכִּימֵי לִבָּא יְהָבִית חָכִמְתָא וְיַעְבִּדוּן יָת כָּל דִי פַקֵדִתָּךְ׃ </text:span></text:span><text:span text:style-name="Default_20_Paragraph_20_Font"><text:span text:style-name="T1">ז </text:span></text:span><text:span text:style-name="Default_20_Paragraph_20_Font"><text:span text:style-name="T2">יָת מַשְׁכַּן זִמְנָא וְיָת אֲרוֹנָא לְסַהֲדוּתָא וְיָת כַּפֻּרְתָּא דִי עֲלוֹהִי וְיָת כָּל מָנֵי מַשְׁכְּנָא׃ </text:span></text:span><text:span text:style-name="Default_20_Paragraph_20_Font"><text:span text:style-name="T1">ח </text:span></text:span><text:span text:style-name="Default_20_Paragraph_20_Font"><text:span text:style-name="T2">וְיָת פָּתוֹרָא וְיָת מָנוֹהִי וְיָת מְנַרְתָּא דָכִיתָא וְיָת כָּל מָנָהָא וְיָת מַדְבְּחָא דִקְטּוֹרֶת בּוּסְמַיָא׃ </text:span></text:span><text:span text:style-name="Default_20_Paragraph_20_Font"><text:span text:style-name="T1">ט </text:span></text:span><text:span text:style-name="Default_20_Paragraph_20_Font"><text:span text:style-name="T2">וְיָת מַדְבְּחָא דַעֲלָתָא וְיָת כָּל מָנוֹהִי וְיָת כִּיוֹרָא וְיָת בְּסִיסֵהּ׃ </text:span></text:span><text:span text:style-name="Default_20_Paragraph_20_Font"><text:span text:style-name="T1">י </text:span></text:span><text:span text:style-name="Default_20_Paragraph_20_Font"><text:span text:style-name="T2">וְיָת לְבוּשֵׁי שִׁמוּשָׁא וְיָת לְבוּשֵׁי קוּדְשָׁא לְאַהֲרֹן כַּהֲנָא וְיָת לְבוּשֵׁי בְנוֹהִי לְשַׁמָשָׁא׃ </text:span></text:span><text:span text:style-name="Default_20_Paragraph_20_Font"><text:span text:style-name="T1">יא </text:span></text:span><text:span text:style-name="Default_20_Paragraph_20_Font"><text:span text:style-name="T2">וְיָת מִשְׁחָא דִרְבוּתָא וְיָת קְטוֹרֶת בּוּסְמַיָא לְקוּדְשָׁא כְּכֹל דִי פַקֵדִתָּךְ יַעְבְּדוּן׃ </text:span></text:span><text:span text:style-name="Default_20_Paragraph_20_Font"><text:span text:style-name="T1">יב </text:span></text:span><text:span text:style-name="Default_20_Paragraph_20_Font"><text:span text:style-name="T2">וַאֲמַר יְיָ לְמשֶׁה לְמֵימָר׃ </text:span></text:span><text:span text:style-name="Default_20_Paragraph_20_Font"><text:span text:style-name="T1">יג </text:span></text:span><text:span text:style-name="Default_20_Paragraph_20_Font"><text:span text:style-name="T2">וְאַתְּ מַלֵל עִם בְּנֵי יִשְׂרָאֵל לְמֵימַר בְּרַם יָת יוֹמֵי שַׁבַּיָא דִי לִי תִּטְּרוּן אֲרֵי אָת הִיא בֵּין מֵימְרִי וּבֵינֵיכוֹן לְדָרֵיכוֹן לְמִדַע אֲרֵי אֲנָא יְיָ מְקַדִשְׁכוֹן׃ </text:span></text:span><text:span text:style-name="Default_20_Paragraph_20_Font"><text:span text:style-name="T1">יד </text:span></text:span><text:span text:style-name="Default_20_Paragraph_20_Font"><text:span text:style-name="T2">וְתִטְּרוּן יָת שַׁבְּתָא אֲרֵי קוּדְשָׁא הִיא לְכוֹן מְחַלְלִנַהּ אִתְקְטָלָא יִתְקְטֵל אֲרֵי כָּל דְיַעְבֶּד בַּהּ עִבִידָא וְיִשְׁתֵּצֵי אֲנָשָׁא הַהוּא מִגוֹ עַמֵּהּ׃ </text:span></text:span><text:span text:style-name="Default_20_Paragraph_20_Font"><text:span text:style-name="T1">טו </text:span></text:span><text:span text:style-name="Default_20_Paragraph_20_Font"><text:span text:style-name="T2">שִׁתָּא יוֹמִין יִתְעֲבֵד עִבִידָא וּבְיוֹמָא שְׁבִיעָאָה שְׁבַת שַׁבְּתָא קוּדְשָׁא קֳדָם יְיָ כָּל דְיַעְבֵּד עִבִדְתָּא בְּיוֹמָא דְשַׁבְּתָא אִתְקְטָלָא יִתְקְטֵל׃ </text:span></text:span><text:span text:style-name="Default_20_Paragraph_20_Font"><text:span text:style-name="T1">טז </text:span></text:span><text:span text:style-name="Default_20_Paragraph_20_Font"><text:span text:style-name="T2">וְיִטְרוּן בְּנֵי יִשְׂרָאֵל יָת שַׁבְּתָא לְמֶעְבַּד יָת שַׁבְּתָא לְדָרֵיהוֹן קְיַם עָלָם׃ </text:span></text:span><text:span text:style-name="Default_20_Paragraph_20_Font"><text:span text:style-name="T1">יז </text:span></text:span><text:span text:style-name="Default_20_Paragraph_20_Font"><text:span text:style-name="T2">בֵּין מֵימְרִי וּבֵין בְּנֵי יִשְׂרָאֵל אָת הִיא לְעָלָם אֲרֵי שִׁתָּא יוֹמִין עֲבַד יְיָ יָת שְׁמַיָא וְיָת אַרְעָא וּבְיוֹמָא שְׁבִיעָאָה שְׁבַת וְנַח׃ </text:span></text:span><text:span text:style-name="Default_20_Paragraph_20_Font"><text:span text:style-name="T1">יח </text:span></text:span><text:span text:style-name="Default_20_Paragraph_20_Font"><text:span text:style-name="T2">וִיהַב לְמשֶׁה כַּד שֵׁיצֵי לְמַלָלָא עִמֵהּ בְּטוּרָא דְסִינָי תְּרֵין לוּחֵי סַהֲדוּתָא לוּחֵי אַבְנָא כְּתִיבִין בְּאֶצְבְּעָא דַיְיָ׃ </text:span></text:span></text:p>
      </text:section>
      <text:section text:style-name="Sect1" text:name="Sect32">
        <text:p text:style-name="P2">Exodus 32</text:p>
        <text:p text:style-name="P3"><text:span text:style-name="Default_20_Paragraph_20_Font"><text:span text:style-name="T1">א </text:span></text:span><text:span text:style-name="Default_20_Paragraph_20_Font"><text:span text:style-name="T2">וַחֲזָא עַמָא אֲרֵי אוֹחַר משֶׁה לְמֵחַת מִן טוּרָא וְאִתְכְּנֵשׁ עַמָא עַל אַהֲרֹן וַאֲמָרוּ לֵהּ קוּם עֲבֵד לָנָא דַחֲלָן דִיְהָכוּן קֳדָמָנָא אֲרֵי דֵין משֶׁה גַבְרָא דִי אַסְקָנָא מֵאַרְעָא דְמִצְרַיִם לָא יְדַעְנָא מָא הֲוָה לֵהּ׃ </text:span></text:span><text:span text:style-name="Default_20_Paragraph_20_Font"><text:span text:style-name="T1">ב </text:span></text:span><text:span text:style-name="Default_20_Paragraph_20_Font"><text:span text:style-name="T2">וַאֲמַר לְהוֹן אַהֲרֹן פְּרִיקוּ קָדָשֵׁי דְדַהֲבָא דִי בְאוּדְנֵי נְשֵׁיכוֹן בְּנֵיכוֹן וּבְנָתֵיכוֹן וְאַיְתִיוּ לְוָתִי׃ </text:span></text:span><text:span text:style-name="Default_20_Paragraph_20_Font"><text:span text:style-name="T1">ג </text:span></text:span><text:span text:style-name="Default_20_Paragraph_20_Font"><text:span text:style-name="T2">וְאִתְפְּרִיקוּ כָּל עַמָא יָת קָדָשֵׁי דְדַהֲבָא דִי בְאוּדְנֵיהוֹן וְאַיְתִיוּ לְאַהֲרֹן׃ </text:span></text:span><text:span text:style-name="Default_20_Paragraph_20_Font"><text:span text:style-name="T1">ד </text:span></text:span><text:span text:style-name="Default_20_Paragraph_20_Font"><text:span text:style-name="T2">וּנְסִיב מִידֵיהוֹן וְצַר יָתֵהּ בְּזִיפָא וְעָבְדֵהּ עֵגֶל מַתְּכָא וַאֲמָרוּ אִלֵין דַחַלְתָּךְ יִשְׂרָאֵל דִי אַסְקוּךְ מֵאַרְעָא דְמִצְרָיִם׃ </text:span></text:span><text:span text:style-name="Default_20_Paragraph_20_Font"><text:span text:style-name="T1">ה </text:span></text:span><text:span text:style-name="Default_20_Paragraph_20_Font"><text:span text:style-name="T2">וַחֲזָא אַהֲרֹן וּבְנָא מַדְבְּחָא קֳדָמוֹהִי וּקְרָא אַהֲרֹן וַאֲמַר חַגָא קֳדָם יְיָ מְחָר׃ </text:span></text:span><text:span text:style-name="Default_20_Paragraph_20_Font"><text:span text:style-name="T1">ו </text:span></text:span><text:span text:style-name="Default_20_Paragraph_20_Font"><text:span text:style-name="T2">וְאַקְדִימוּ בְּיוֹמָא דְבַתְרוֹהִי וְאַסִיקוּ עֲלָוָן וְקָרִיבוּ נִכְסִין וְאַסְחַר עַמָא לְמֵיכַל וּלְמִשְׁתֵּי וְקָמוּ לְחַיָכָא׃ </text:span></text:span><text:span text:style-name="Default_20_Paragraph_20_Font"><text:span text:style-name="T1">ז </text:span></text:span><text:span text:style-name="Default_20_Paragraph_20_Font"><text:span text:style-name="T2">וּמַלִיל יְיָ עִם משֶׁה אִזֵל חוּת אֲרֵי חַבִּיל עַמָּךְ דִי אַסֶקְתָּא מֵאַרְעָא דְמִצְרָיִם׃ </text:span></text:span><text:span text:style-name="Default_20_Paragraph_20_Font"><text:span text:style-name="T1">ח </text:span></text:span><text:span text:style-name="Default_20_Paragraph_20_Font"><text:span text:style-name="T2">סָטוּ בִּפְרִיעַ מִן אוֹרְחָא דִי פַקֶדְתִּנוּן עֲבָדוּ לְהוֹן עֵגֶל מַתְּכָא וּסְגִידוּ לֵהּ וְדַבָּחוּ לֵהּ וַאֲמָרוּ אִלֵין דַחַלְתָּךְ יִשְׂרָאֵל דִי אַסְקוּךְ מֵאַרְעָא דְמִצְרָיִם׃ </text:span></text:span><text:span text:style-name="Default_20_Paragraph_20_Font"><text:span text:style-name="T1">ט </text:span></text:span><text:span text:style-name="Default_20_Paragraph_20_Font"><text:span text:style-name="T2">וַאֲמַר יְיָ לְמשֶׁה גְלִי קֳדָמַי עַמָא הָדֵין וְהָא עַמָא קְשֵׁי קְדַל הוּא׃ </text:span></text:span><text:span text:style-name="Default_20_Paragraph_20_Font"><text:span text:style-name="T1">י </text:span></text:span><text:span text:style-name="Default_20_Paragraph_20_Font"><text:span text:style-name="T2">וּכְעַן הַנַּח בָּעוּתָךְ מִן קֳדָמַי וְיִתְקֵף רוּגְזִי בְהוֹן וְאֵישֵׁיצִנוּן וְאֶעְבֵּד יָתָךְ לְעַם סַגִי׃ </text:span></text:span><text:span text:style-name="Default_20_Paragraph_20_Font"><text:span text:style-name="T1">יא </text:span></text:span><text:span text:style-name="Default_20_Paragraph_20_Font"><text:span text:style-name="T2">וְצַלִי משֶׁה קֳדָם יְיָ אֱלָהֵהּ וַאֲמַר לְמָא יְיָ יִתְקֵף רוּגְזָךְ בְּעַמָךְ דִי אַפֶּקְתָּא מֵאַרְעָא דְמִצְרַיִם בְּחֵיל רַב וּבִידָא תַקִיפָא׃ </text:span></text:span><text:span text:style-name="Default_20_Paragraph_20_Font"><text:span text:style-name="T1">יב </text:span></text:span><text:span text:style-name="Default_20_Paragraph_20_Font"><text:span text:style-name="T2">לְמָא יֵימְרוּן מִצְרָאֵי לְמֵימַר בְּבִישְׁתָּא אַפֶּקְתִּנוּן </text:span></text:span><text:soft-page-break/><text:span text:style-name="Default_20_Paragraph_20_Font"><text:span text:style-name="T2">לְקַטָלָא יָתְהוֹן בֵינֵי טוּרַיָא וּלְשֵׁיצָיוּתְהוֹן מֵעַל אַפֵּי אַרְעָא תּוּב מִתְּקוֹף רוּגְזָךְ וְאָתֵיב מִן בִּשָׁתָא דְמַלֶלְתָּא לְמֶעְבַּד לְעַמָךְ׃ </text:span></text:span><text:span text:style-name="Default_20_Paragraph_20_Font"><text:span text:style-name="T1">יג </text:span></text:span><text:span text:style-name="Default_20_Paragraph_20_Font"><text:span text:style-name="T2">אִדְכַּר לְאַבְרָהָם לְיִצְחָק וּלְיִשְׂרָאֵל עַבְדָיךְ דִי קַיֶמְתָּא לְהוֹן בְּמֵימְרָךְ וּמַלֶלְתָּא עִמְהוֹן אַסְגֵי יָת בְּנֵיכוֹן כְּכוֹכְבֵי שְׁמַיָא וְכָל אַרְעָא הָדָא דִי אֲמָרִית אֶתֵּן לִבְנֵיכוֹן וְיַחְסְנוּן לַעֲלָם׃ </text:span></text:span><text:span text:style-name="Default_20_Paragraph_20_Font"><text:span text:style-name="T1">יד </text:span></text:span><text:span text:style-name="Default_20_Paragraph_20_Font"><text:span text:style-name="T2">וְתַב יְיָ מִן בִּישְׁתָא דִי מַלִיל לְמֶעְבַּד לְעַמֵהּ׃ </text:span></text:span><text:span text:style-name="Default_20_Paragraph_20_Font"><text:span text:style-name="T1">טו </text:span></text:span><text:span text:style-name="Default_20_Paragraph_20_Font"><text:span text:style-name="T2">וְאִתְפְּנֵי וּנְחַת משֶׁה מִן טוּרָא וּתְרֵין לוּחֵי סַהֲדוּתָא בִּידֵהּ לוּחֵי כְּתִיבִין מִתְּרֵין עִבְרֵיהוֹן מִכָּא וּמִכָּא אִנוּן כְּתִיבִין׃ </text:span></text:span><text:span text:style-name="Default_20_Paragraph_20_Font"><text:span text:style-name="T1">טז </text:span></text:span><text:span text:style-name="Default_20_Paragraph_20_Font"><text:span text:style-name="T2">וְלוּחַיָא עוֹבָדָא דַיְיָ אִנוּן וּכְתָבָא כְּתָבָא דַיְיָ הוּא מְפָרַשׁ עַל לוּחַיָא׃ </text:span></text:span><text:span text:style-name="Default_20_Paragraph_20_Font"><text:span text:style-name="T1">יז </text:span></text:span><text:span text:style-name="Default_20_Paragraph_20_Font"><text:span text:style-name="T2">וּשְׁמַע יְהוֹשֻׁעַ יָת קַל עַמָא כַּד מְיַבְּבִן וַאֲמַר לְמשֶׁה קַל קְרָבָא בְּמַשְׁרִיתָא׃ </text:span></text:span><text:span text:style-name="Default_20_Paragraph_20_Font"><text:span text:style-name="T1">יח </text:span></text:span><text:span text:style-name="Default_20_Paragraph_20_Font"><text:span text:style-name="T2">וַאֲמַר לָא קַל גִבָּרִין דְנַצְחִין בִּקְרָבָא וְאַף לָא קַל חַלָשִׁין דְמִתַּבְּרִין קַל דִמְחַיְכִין אֲנָא שְׁמָע׃ </text:span></text:span><text:span text:style-name="Default_20_Paragraph_20_Font"><text:span text:style-name="T1">יט </text:span></text:span><text:span text:style-name="Default_20_Paragraph_20_Font"><text:span text:style-name="T2">וַהֲוָה כַּד קָרִיב לְמַשְׁרִיתָא וַחֲזָא יָת עֶגְלָא וְחִנְגִין וּתְקֵיף רוּגְזָא דְמשֶׁה וּרְמָא מִידוֹהִי יָת לוּחַיָא וְתַבַּר יָתְהוֹן בְּשִׁפּוֹלֵי טּוּרָא׃ </text:span></text:span><text:span text:style-name="Default_20_Paragraph_20_Font"><text:span text:style-name="T1">כ </text:span></text:span><text:span text:style-name="Default_20_Paragraph_20_Font"><text:span text:style-name="T2">וּנְסֵיב יָת עֶגְלָא דִי עֲבָדוּ וְאוֹקֵד בְּנוּרָא וְשַׁף עַד דַהֲוָה דַקִיק וּזְרָא עַל אַפֵּי מַיָא וְאַשְׁקֵי יָת בְּנֵי יִשְׂרָאֵל׃ </text:span></text:span><text:span text:style-name="Default_20_Paragraph_20_Font"><text:span text:style-name="T1">כא </text:span></text:span><text:span text:style-name="Default_20_Paragraph_20_Font"><text:span text:style-name="T2">וַאֲמַר משֶׁה לְאַהֲרֹן מָא עֲבַד לָךְ עַמָא הָדֵין אֲרֵי אַיְתֵיתָא עֲלוֹהִי חוֹבָא רַבָּא׃ </text:span></text:span><text:span text:style-name="Default_20_Paragraph_20_Font"><text:span text:style-name="T1">כב </text:span></text:span><text:span text:style-name="Default_20_Paragraph_20_Font"><text:span text:style-name="T2">וַאֲמַר אַהֲרֹן לָא יִתְקֵף רוּגְזָא דְרִבּוֹנִי אַתְּ יְדַעְתְּ יָת עַמָא אֲרֵי בְּבִישׁ הוּא׃ </text:span></text:span><text:span text:style-name="Default_20_Paragraph_20_Font"><text:span text:style-name="T1">כג </text:span></text:span><text:span text:style-name="Default_20_Paragraph_20_Font"><text:span text:style-name="T2">וַאֲמָרוּ לִי עִבֵיד לָנָא דַחֲלָן דִי יְהָכָן קֳדָמָנָא אֲרֵי דֵין משֶׁה גַבְרָא דִי אַסְקָנָא מֵאַרְעָא דְמִצְרַיִם לָא יְדַעְנָא מָא הֲוָה לֵהּ׃ </text:span></text:span><text:span text:style-name="Default_20_Paragraph_20_Font"><text:span text:style-name="T1">כד </text:span></text:span><text:span text:style-name="Default_20_Paragraph_20_Font"><text:span text:style-name="T2">וַאֲמָרִית לְהוֹן לְמָן דַהֲבָא פְּרִיקוּ וִיהָבוּ לִי וּרְמִיתֵהּ בְּנוּרָא וּנְפַק עֶגְלָא הָדֵין׃ </text:span></text:span><text:span text:style-name="Default_20_Paragraph_20_Font"><text:span text:style-name="T1">כה </text:span></text:span><text:span text:style-name="Default_20_Paragraph_20_Font"><text:span text:style-name="T2">וַחֲזָא משֶׁה יָת עַמָא אֲרֵי בְטִיל הוּא אֲרֵי בָטֵילִנוּן אַהֲרֹן לַאֲסָבוּתְהוֹן שׁוּם בִּישׁ לְדָרֵיהוֹן׃ </text:span></text:span><text:span text:style-name="Default_20_Paragraph_20_Font"><text:span text:style-name="T1">כו </text:span></text:span><text:span text:style-name="Default_20_Paragraph_20_Font"><text:span text:style-name="T2">וְקָם משֶׁה בִּתְרַע מַשְׁרִיתָא וַאֲמַר מָן דַחֲלַיָא דַיְיָ יֵיתוּן לְוָתִי וְאִתְכַּנָשׁוּ לְוָתֵהּ כָּל בְּנֵי לֵוִי׃ </text:span></text:span><text:span text:style-name="Default_20_Paragraph_20_Font"><text:span text:style-name="T1">כז </text:span></text:span><text:span text:style-name="Default_20_Paragraph_20_Font"><text:span text:style-name="T2">וַאֲמַר לְהוֹן כִּדְנַן אֲמַר יְיָ אֱלָהָא דְיִשְׂרָאֵל שַׁווּ גְבַר חַרְבֵּהּ עַל יַרְכֵּהּ עִבַרוּ וְתוּבוּ מִתְּרַע לִתְרַע בְּמַשְׁרִיתָא וּקְטוּלוּ גְבַר יָת אָחוּהִי וּגְבַר יָת חַבְרֵהּ וֶאֱנַשׁ יָת קָרִיבֵהּ׃ </text:span></text:span><text:span text:style-name="Default_20_Paragraph_20_Font"><text:span text:style-name="T1">כח </text:span></text:span><text:span text:style-name="Default_20_Paragraph_20_Font"><text:span text:style-name="T2">וַעֲבָדוּ בְנֵי לֵוִי כְּפִתְגָמָא דְמשֶׁה וּנְפַל מִן עַמָא בְּיוֹמָא הַהוּא כִּתְלָתָא אַלְפִין גַבְרָא׃ </text:span></text:span><text:span text:style-name="Default_20_Paragraph_20_Font"><text:span text:style-name="T1">כט </text:span></text:span><text:span text:style-name="Default_20_Paragraph_20_Font"><text:span text:style-name="T2">וַאֲמַר משֶׁה קָרִיבוּ יֶדְכוֹן קֻרְבָּנָא יוֹמָא דֵין קֳדָם יְיָ אֲרֵי גְבַר בִּבְרֵהּ וּבְאָחוּהִי וּלְאַיְתָאָה עֲלֵיכוֹן יוֹמָא דֵין בִּרְכָן׃ </text:span></text:span><text:span text:style-name="Default_20_Paragraph_20_Font"><text:span text:style-name="T1">ל </text:span></text:span><text:span text:style-name="Default_20_Paragraph_20_Font"><text:span text:style-name="T2">וַהֲוָה בְּיוֹמָא דְבַתְרוֹהִי וַאֲמַר משֶׁה לְעַמָא אַתּוּן חַבְתּוּן חוֹבָא רַבָּא וּכְעַן אֶסַק קֳדָם יְיָ מָאִים אֵכַפֵּר עַל חוֹבֵיכוֹן׃ </text:span></text:span><text:span text:style-name="Default_20_Paragraph_20_Font"><text:span text:style-name="T1">לא </text:span></text:span><text:span text:style-name="Default_20_Paragraph_20_Font"><text:span text:style-name="T2">וְתַב משֶׁה לִקֳדָם יְיָ וַאֲמָר בְּבָעוּ חַב עַמָא הָדֵין חוֹבָא רַבָּא וַעֲבָדוּ לְהוֹן דַחֲלָן דִדְהָב׃ </text:span></text:span><text:span text:style-name="Default_20_Paragraph_20_Font"><text:span text:style-name="T1">לב </text:span></text:span><text:span text:style-name="Default_20_Paragraph_20_Font"><text:span text:style-name="T2">וּכְעַן אִם שַׁבְקַת לְחוֹבֵיהוֹן וְאִם לָא מְחֵנִי כְעַן מִסִפְרָךְ דִי כְתַבְתָּא׃ </text:span></text:span><text:span text:style-name="Default_20_Paragraph_20_Font"><text:span text:style-name="T1">לג </text:span></text:span><text:span text:style-name="Default_20_Paragraph_20_Font"><text:span text:style-name="T2">וַאֲמַר יְיָ לְמשֶׁה מָן דִי חַב קֳדָמַי אֶמְחִנֵהּ מִסִפְרִי׃ </text:span></text:span><text:span text:style-name="Default_20_Paragraph_20_Font"><text:span text:style-name="T1">לד </text:span></text:span><text:span text:style-name="Default_20_Paragraph_20_Font"><text:span text:style-name="T2">וּכְעַן אִיזֵל דַבַּר יָת עַמָא לַאֲתַר דִי מַלֵלִית לָךְ הָא מַלְאָכִי יְהַךְ קֳדָמָךְ וּבְיוֹם אַסַעֲרוּתִי וְאַסְעַר עֲלֵיהוֹן חוֹבֵיהוֹן׃ </text:span></text:span><text:span text:style-name="Default_20_Paragraph_20_Font"><text:span text:style-name="T1">לה </text:span></text:span><text:span text:style-name="Default_20_Paragraph_20_Font"><text:span text:style-name="T2">וּמְחָא יְיָ יָת עַמָא עַל דִי אִשְׁתַּעְבָּדוּ לְעֶגְלָא דִי עֲבַד אַהֲרֹן׃ </text:span></text:span></text:p>
      </text:section>
      <text:section text:style-name="Sect1" text:name="Sect33">
        <text:p text:style-name="P2">Exodus 33</text:p>
        <text:p text:style-name="P3"><text:span text:style-name="Default_20_Paragraph_20_Font"><text:span text:style-name="T1">א </text:span></text:span><text:span text:style-name="Default_20_Paragraph_20_Font"><text:span text:style-name="T2">וּמַלִיל יְיָ עִם משֶׁה אִיזֵל סַק מִכָּא אַתְּ וְעַמָא דְאַסֶקְתָּא מֵאַרְעָא דְמִצְרַיִם לְאַרְעָא דִי קַיֵמִית לְאַבְרָהָם לְיִצְחָק וּלְיַעֲקֹב לְמֵימַר לִבְנָיךְ אֶתְּנִנַהּ׃ </text:span></text:span><text:span text:style-name="Default_20_Paragraph_20_Font"><text:span text:style-name="T1">ב </text:span></text:span><text:span text:style-name="Default_20_Paragraph_20_Font"><text:span text:style-name="T2">וְאֶשְׁלַח קֳדָמָךְ מַלְאָכָא וְאֵתָרֵךְ יָת כְּנַעֲנָאֵי אֱמוֹרָאֵי וְחִתָּאֵי וּפְרִזָאֵי חִוָאֵי וִיבוּסָאֵי׃ </text:span></text:span><text:span text:style-name="Default_20_Paragraph_20_Font"><text:span text:style-name="T1">ג </text:span></text:span><text:span text:style-name="Default_20_Paragraph_20_Font"><text:span text:style-name="T2">לְאַרְעָא עַבְדָא חֲלָב וּדְבָשׁ אֲרֵי לָא אֲסַלֵק שְׁכִנְתִּי מִבֵּינָךְ אֲרֵי עַם קְשֵׁי קְדַל אַתְּ דִילְמָא אֲשֵׁצִינָךְ בְּאָרְחָא׃ </text:span></text:span><text:span text:style-name="Default_20_Paragraph_20_Font"><text:span text:style-name="T1">ד </text:span></text:span><text:span text:style-name="Default_20_Paragraph_20_Font"><text:span text:style-name="T2">וּשְׁמַע עַמָא יָת פִּתְגָמָא בִישָׁא הָדֵין וְאִתְאַבָּלוּ וְלָא שַׁוִיוּ גְבַר תִּקוּן זֵינֵהּ עֲלוֹהִי׃ </text:span></text:span><text:span text:style-name="Default_20_Paragraph_20_Font"><text:span text:style-name="T1">ה </text:span></text:span><text:span text:style-name="Default_20_Paragraph_20_Font"><text:span text:style-name="T2">וַאֲמַר יְיָ לְמשֶׁה אֵימַר לִבְנֵי יִשְׂרָאֵל אַתּוּן עַם קְשֵׁי קְדַל שָׁעָה חֲדָא אֲסַלֵק שְׁכִנְתִּי מִבֵּינָךְ וְאֵשֵׁיצִינָךְ וּכְעַן אַעְדִי תִּקוּן זֵינָךְ מִנָךְ וּגְלֵי קֳדָמַי מָה אַעְבֵּד לָךְ׃ </text:span></text:span><text:span text:style-name="Default_20_Paragraph_20_Font"><text:span text:style-name="T1">ו </text:span></text:span><text:span text:style-name="Default_20_Paragraph_20_Font"><text:span text:style-name="T2">וְאַעְדִיאוּ בְנֵי יִשְׂרָאֵל </text:span></text:span><text:soft-page-break/><text:span text:style-name="Default_20_Paragraph_20_Font"><text:span text:style-name="T2">יָת תִּקוּן זֵינֵיהוֹן מִטוּרָא דְחוֹרֵב׃ </text:span></text:span><text:span text:style-name="Default_20_Paragraph_20_Font"><text:span text:style-name="T1">ז </text:span></text:span><text:span text:style-name="Default_20_Paragraph_20_Font"><text:span text:style-name="T2">וּמשֶׁה נְסִיב יָת מַשְׁכְּנָא וּפַרְסֵהּ לֵהּ מִבָּרָא לְמַשְׁרִיתָא אַרְחֵיק מִן מַשְׁרִיתָא וְקָרֵי לֵהּ מַשְׁכַּן בֵּית אוּלְפָנָא וִיהֵי כָּל דְתָבַע אוּלְפַן מִן קֳדָם יְיָ נְפַק לְמַשְׁכַּן בֵּית אוּלְפָנָא דִי מִבָּרָא לְמַשְׁרִיתָא׃ </text:span></text:span><text:span text:style-name="Default_20_Paragraph_20_Font"><text:span text:style-name="T1">ח </text:span></text:span><text:span text:style-name="Default_20_Paragraph_20_Font"><text:span text:style-name="T2">וַהֲוָה כַּד נְפַק משֶׁה לְמַשְׁכְּנָא קַיְמִין כָּל עַמָא וּמִתְעַתְּדִין גְבַר בִּתְרַע מַשְׁכְּנֵהּ וּמִסְתַּכְּלִין אֲחוֹרֵי משֶׁה עַד דְעָלֵל לְמַשְׁכְּנָא׃ </text:span></text:span><text:span text:style-name="Default_20_Paragraph_20_Font"><text:span text:style-name="T1">ט </text:span></text:span><text:span text:style-name="Default_20_Paragraph_20_Font"><text:span text:style-name="T2">וַהֲוָה כַּד עָלֵל משֶׁה לְמַשְׁכְּנָא נָחִית עַמוּדָא דַעֲנָנָא וְקָאִים בִּתְרַע מַשְׁכְּנָא וּמִתְמַלֵל עִם משֶׁה׃ </text:span></text:span><text:span text:style-name="Default_20_Paragraph_20_Font"><text:span text:style-name="T1">י </text:span></text:span><text:span text:style-name="Default_20_Paragraph_20_Font"><text:span text:style-name="T2">וַחֲזָן כָּל עַמָא יָת עַמוּדָא דַעֲנָנָא קָאֵם בִּתְרַע מַשְׁכְּנָא וְקַיְמִין כָּל עַמָא וְסָגְדִין גְבַר בִּתְרַע מַשְׁכְּנֵהּ׃ </text:span></text:span><text:span text:style-name="Default_20_Paragraph_20_Font"><text:span text:style-name="T1">יא </text:span></text:span><text:span text:style-name="Default_20_Paragraph_20_Font"><text:span text:style-name="T2">וּמִתְמַלֵל יְיָ עִם משֶׁה מַמְלַל עִם מַמְלַל כְּמָא דִמְמַלֵל גְבַר עִם חַבְרֵהּ וְתָב לְמַשְׁרִיתָא וּמְשׁוּמְשָׁנֵהּ יְהוֹשֻׁעַ בַּר נוּן עוּלֵימָא לָא עֲדֵי מִגוֹ מַשְׁכְּנָא׃ </text:span></text:span><text:span text:style-name="Default_20_Paragraph_20_Font"><text:span text:style-name="T1">יב </text:span></text:span><text:span text:style-name="Default_20_Paragraph_20_Font"><text:span text:style-name="T2">וַאֲמַר משֶׁה קֳדָם יְיָ חֲזֵי דְאַתְּ אָמַר לִי אַסֵיק יָת עַמָא הָדֵין וְאַתְּ לֹא הוֹדַעְתַּנִי יָת דִי תִשְׁלַח עִמִי וְאַתְּ אָמַרְתְּ רַבִּיתָךְ בְּשׁוּם וְאַף אַשְׁכַּחְתָּא רַחֲמִין קֳדָמָי׃ </text:span></text:span><text:span text:style-name="Default_20_Paragraph_20_Font"><text:span text:style-name="T1">יג </text:span></text:span><text:span text:style-name="Default_20_Paragraph_20_Font"><text:span text:style-name="T2">וּכְעַן אִם כְּעַן אַשְׁכָּחִית רַחֲמִין קֳדָמָךְ הוֹדַעְנִי כְעַן יָת אוֹרַח טּוּבָךְ וְאִדַע רַחֲמָךְ בְּדִיל דְאַשְׁכַּח רַחֲמִין קֳדָמָךְ וּגְלֵי קֳדָמָךְ אֲרֵי עַמָךְ עַמָא הָדֵין׃ </text:span></text:span><text:span text:style-name="Default_20_Paragraph_20_Font"><text:span text:style-name="T1">יד </text:span></text:span><text:span text:style-name="Default_20_Paragraph_20_Font"><text:span text:style-name="T2">וַאֲמַר שְׁכִנְתִּי תְהַךְ וְאָנִיחַ לָךְ׃ </text:span></text:span><text:span text:style-name="Default_20_Paragraph_20_Font"><text:span text:style-name="T1">טו </text:span></text:span><text:span text:style-name="Default_20_Paragraph_20_Font"><text:span text:style-name="T2">וַאֲמַר קֳדָמוֹהִי אִם לֵית שְׁכִנְתָּךְ מֵהַלְכָא בֵינָנָא לָא תַסְקִינָנָא מִכָּא׃ </text:span></text:span><text:span text:style-name="Default_20_Paragraph_20_Font"><text:span text:style-name="T1">טז </text:span></text:span><text:span text:style-name="Default_20_Paragraph_20_Font"><text:span text:style-name="T2">וּבַמֶה יִתְיַדַע הָכָא אֲרֵי אַשְׁכָּחִית רַחֲמִין קֳדָמָךְ אֲנָא וְעַמָךְ הֲלָא בְּמֵהַךְ שְׁכִנְתָּךְ עִמָנָא וְיִתְעַבְּדַן לָנָא פְרִישָׁן לִי וּלְעַמָךְ מְשַׁנֵי מִכָּל עַמָא דִי עַל אַפֵּי אַרְעָא׃ </text:span></text:span><text:span text:style-name="Default_20_Paragraph_20_Font"><text:span text:style-name="T1">יז </text:span></text:span><text:span text:style-name="Default_20_Paragraph_20_Font"><text:span text:style-name="T2">וַאֲמַר יְיָ לְמשֶׁה אַף יָת פִּתְגָמָא הָדֵין דִי מַלֶלְתָּא אֶעְבֵּד אֲרֵי אַשְׁכַּחְתָּ רַחֲמִין קֳדָמַי וְרַבִּיתָךְ בְּשׁוּם׃ </text:span></text:span><text:span text:style-name="Default_20_Paragraph_20_Font"><text:span text:style-name="T1">יח </text:span></text:span><text:span text:style-name="Default_20_Paragraph_20_Font"><text:span text:style-name="T2">וַאֲמַר אַחֲזֵינִי כְעַן יָת יְקָרָךְ׃ </text:span></text:span><text:span text:style-name="Default_20_Paragraph_20_Font"><text:span text:style-name="T1">יט </text:span></text:span><text:span text:style-name="Default_20_Paragraph_20_Font"><text:span text:style-name="T2">וַאֲמַר אֲנָא אַעְבַּר כָּל טוּבִי עַל אַפָּיךְ וְאֶקְרֵי בִשְׁמָא דַיְיָ קֳדָמָךְ וְאֵחוֹן לְמָן דְאֵחוֹן וְאֵרַחֵם עַל מָן דְאֵרַחֵם׃ </text:span></text:span><text:span text:style-name="Default_20_Paragraph_20_Font"><text:span text:style-name="T1">כ </text:span></text:span><text:span text:style-name="Default_20_Paragraph_20_Font"><text:span text:style-name="T2">וַאֲמַר לָא תִיכוּל לְמֶחֱזֵי יָת אַפֵּי שְׁכִנְתִּי אֲרֵי לָא יֶחֱזִינַנִי אֶנָשָׁא וְיִתְקַיָם׃ </text:span></text:span><text:span text:style-name="Default_20_Paragraph_20_Font"><text:span text:style-name="T1">כא </text:span></text:span><text:span text:style-name="Default_20_Paragraph_20_Font"><text:span text:style-name="T2">וַאֲמַר יְיָ הָא אָתַר מַתְקַן קֳדָמָי וְתִתְעַתַּד עַל טִנָרָא׃ </text:span></text:span><text:span text:style-name="Default_20_Paragraph_20_Font"><text:span text:style-name="T1">כב </text:span></text:span><text:span text:style-name="Default_20_Paragraph_20_Font"><text:span text:style-name="T2">וִיהֵי בְּמֵעֲבַר יְקָרִי וְאֵשַׁוִינָךְ בִּמְעָרַת טִנָרָא וְאָגֵין בְּמֵימְרִי עֲלָךְ עַד דְאֶעֱבַר׃ </text:span></text:span><text:span text:style-name="Default_20_Paragraph_20_Font"><text:span text:style-name="T1">כג </text:span></text:span><text:span text:style-name="Default_20_Paragraph_20_Font"><text:span text:style-name="T2">וְאַעְדֵי יָת דִבְרַת יְקָרִי וְתֶחֱזֵי יָת דְבַתְרָי וְדִקֳדָמַי לָא יִתְחֲזוּן׃ </text:span></text:span></text:p>
      </text:section>
      <text:section text:style-name="Sect1" text:name="Sect34">
        <text:p text:style-name="P2">Exodus 34</text:p>
        <text:p text:style-name="P3"><text:span text:style-name="Default_20_Paragraph_20_Font"><text:span text:style-name="T1">א </text:span></text:span><text:span text:style-name="Default_20_Paragraph_20_Font"><text:span text:style-name="T2">וַאֲמַר יְיָ לְמשֶׁה פְּסָל לָךְ תְּרֵין לוּחֵי אַבְנַיָא כְּקַדְמָאֵי וְאֶכְתּוֹב עַל לוּחַיָא יָת פִּתְגָמַיָא דִי הֲווֹ עַל לוּחַיָא קַדְמָאֵי דִי תְבַרְתָּא׃ </text:span></text:span><text:span text:style-name="Default_20_Paragraph_20_Font"><text:span text:style-name="T1">ב </text:span></text:span><text:span text:style-name="Default_20_Paragraph_20_Font"><text:span text:style-name="T2">וֶהֱוֵי זַמִין לְצַפְרָא וְתִסַק בְּצַפְרָא לְטוּרָא דְסִינַי וְתִתְעַתַּד קֳדָמַי תַּמָן עַל רֵישׁ טוּרָא׃ </text:span></text:span><text:span text:style-name="Default_20_Paragraph_20_Font"><text:span text:style-name="T1">ג </text:span></text:span><text:span text:style-name="Default_20_Paragraph_20_Font"><text:span text:style-name="T2">וֶאֱנַשׁ לָא יִסַק עִמָךְ וְאַף אֱנַשׁ לָא יִתְחֲזֵי בְּכָל טוּרָא אַף עֲנָא וְתוֹרֵי לָא יִרְעוּן לָקֳבֵל טוּרָא הַהוּא׃ </text:span></text:span><text:span text:style-name="Default_20_Paragraph_20_Font"><text:span text:style-name="T1">ד </text:span></text:span><text:span text:style-name="Default_20_Paragraph_20_Font"><text:span text:style-name="T2">וּפְסַל תְּרֵין לוּחֵי אַבְנַיָא כְּקַדְמָאֵי וְאַקְדֵם משֶׁה בְּצַפְרָא וּסְלֵיק לְטוּרָא דְסִינַי כְּמָא דְפַקֵד יְיָ יָתֵהּ וּנְסֵב בִּידֵהּ תְּרֵין לוּחֵי אַבְנַיָא׃ </text:span></text:span><text:span text:style-name="Default_20_Paragraph_20_Font"><text:span text:style-name="T1">ה </text:span></text:span><text:span text:style-name="Default_20_Paragraph_20_Font"><text:span text:style-name="T2">וְאִתְגְלִי יְיָ בַּעֲנָנָא וְאִתְעַתַּד עִמֵהּ תַּמָן וּקְרָא בִשְׁמָא דַיְיָ׃ </text:span></text:span><text:span text:style-name="Default_20_Paragraph_20_Font"><text:span text:style-name="T1">ו </text:span></text:span><text:span text:style-name="Default_20_Paragraph_20_Font"><text:span text:style-name="T2">וְאַעְבַּר יְיָ שְׁכִנְתֵּהּ עַל אַפּוֹהִי וּקְרָא יְיָ יְיָ אֱלָהָא רַחֲמָנָא וְחַנָנָא מַרְחִיק רְגַז וּמַסְגֵי לְמֶעְבַּד טַבְוָן וּקְשׁוֹט׃ </text:span></text:span><text:span text:style-name="Default_20_Paragraph_20_Font"><text:span text:style-name="T1">ז </text:span></text:span><text:span text:style-name="Default_20_Paragraph_20_Font"><text:span text:style-name="T2">נָטַר טִיבוּ לְאַלְפֵי דָרִין שָׁבֵק לַעֲוָיָן וְלִמְרוֹד וּלְחוֹבִין סָלַח לִדְתַיְבִין לְאוֹרַיְתֵהּ וְלִדְלָא תַיְבִין לָא מְזַכֵּי מַסְעַר חוֹבֵי אֲבָהָן עַל בְּנִין וְעַל בְּנֵי בְנִין מְרָדִין עַל דַר תְּלִיתָי וְעַל דַר רְבִיעָי׃ </text:span></text:span><text:span text:style-name="Default_20_Paragraph_20_Font"><text:span text:style-name="T1">ח </text:span></text:span><text:span text:style-name="Default_20_Paragraph_20_Font"><text:span text:style-name="T2">וְאוֹחִי משֶׁה וּכְרַע עַל אַרְעָא וּסְגִיד׃ </text:span></text:span><text:span text:style-name="Default_20_Paragraph_20_Font"><text:span text:style-name="T1">ט </text:span></text:span><text:span text:style-name="Default_20_Paragraph_20_Font"><text:span text:style-name="T2">וַאֲמַר אִם כְּעַן אַשְׁכָּחִית רַחֲמִין קֳדָמָךְ יְיָ תְּהַךְ כְּעַן שְׁכִנְתָּא דַיְיָ בֵּינָנָא אֲרֵי עַם קְשֵׁי קְדַל הוּא וְתִשְׁבּוֹק לְחוֹבָנָא וְלַחֲטָאָנָא וְתַחְסְנָנָא׃ </text:span></text:span><text:span text:style-name="Default_20_Paragraph_20_Font"><text:span text:style-name="T1">י </text:span></text:span><text:span text:style-name="Default_20_Paragraph_20_Font"><text:span text:style-name="T2">וַאֲמַר הָא אֲנָא גְזַר קְיַם קֳדָם כָּל עַמָךְ אֶעְבֵּד פְּרִישָׁן דִי לָא אִתְבְּרִיאוּ בְּכָל אַרְעָא וּבְכָל עַמְמַיָא וְיֶחֱזֵי כָל עַמָא דִי אַתְּ בֵּינֵיהוֹן יָת עוֹבָדָא דַיְיָ אֲרֵי דָחֵל הוּא דִי אֲנָא עָבֵד עִמָךְ׃ </text:span></text:span><text:span text:style-name="Default_20_Paragraph_20_Font"><text:span text:style-name="T1">יא </text:span></text:span><text:span text:style-name="Default_20_Paragraph_20_Font"><text:span text:style-name="T2">טָר לָךְ יָת דִי אֲנָא מְפַקְדָךְ יוֹמָא דֵין הָא אֲנָא </text:span></text:span><text:soft-page-break/><text:span text:style-name="Default_20_Paragraph_20_Font"><text:span text:style-name="T2">מְתָרֵךְ מִן קֳדָמָךְ יָת אֱמוֹרָאֵי וּכְנַעֲנָאֵי וְחִתָּאֵי וּפְרִזָאֵי וְחִוָאֵי וִיבוּסָאֵי׃ </text:span></text:span><text:span text:style-name="Default_20_Paragraph_20_Font"><text:span text:style-name="T1">יב </text:span></text:span><text:span text:style-name="Default_20_Paragraph_20_Font"><text:span text:style-name="T2">אִסְתַּמַר לָךְ דִילְמָא תִגְזַר קְיַם לְיָתֵב אַרְעָא דִי אַתְּ עָלֵל עֲלַהּ דִילְמָא יְהֵי לְתַקְלָא בֵּינָךְ׃ </text:span></text:span><text:span text:style-name="Default_20_Paragraph_20_Font"><text:span text:style-name="T1">יג </text:span></text:span><text:span text:style-name="Default_20_Paragraph_20_Font"><text:span text:style-name="T2">אֲרֵי יָת אֲגוֹרֵיהוֹן תְּתַרְעוּן וְיָת קָמַתְהוֹן תְּתַבְּרוּן וְיָת אַשְׁרֵיהוֹן תְּקַצְצוּן׃ </text:span></text:span><text:span text:style-name="Default_20_Paragraph_20_Font"><text:span text:style-name="T1">יד </text:span></text:span><text:span text:style-name="Default_20_Paragraph_20_Font"><text:span text:style-name="T2">אֲרֵי לָא תִסְגוֹד לְטַעֲוַת עַמְמַיָא אֲרֵי יְיָ קַנָא שְׁמֵהּ אֵל קַנָא הוּא׃ </text:span></text:span><text:span text:style-name="Default_20_Paragraph_20_Font"><text:span text:style-name="T1">טו </text:span></text:span><text:span text:style-name="Default_20_Paragraph_20_Font"><text:span text:style-name="T2">דִילְמָא תִגְזַר קְיַם לְיָתֵב אַרְעָא וְיִטְּעוּן בָּתַר טַּעֲוַתְהוֹן וְיִדְבְּחוּן לְטַּעֲוַתְהוֹן וְיִקְרוּן לָךְ וְתֵיכוּל מִדִבְחֵיהוֹן׃ </text:span></text:span><text:span text:style-name="Default_20_Paragraph_20_Font"><text:span text:style-name="T1">טז </text:span></text:span><text:span text:style-name="Default_20_Paragraph_20_Font"><text:span text:style-name="T2">וְתִסַב מִבְּנַתְהוֹן לִבְנָיךְ וְיִטְעַיָן בְּנַתְהוֹן בָּתַר טַעֲוַתְהוֹן וְיִטְעַיַן יָת בְּנָיךְ בָּתַר טַעֲוַתְהוֹן׃ </text:span></text:span><text:span text:style-name="Default_20_Paragraph_20_Font"><text:span text:style-name="T1">יז </text:span></text:span><text:span text:style-name="Default_20_Paragraph_20_Font"><text:span text:style-name="T2">דַחֲלַן דְמַתְּכָא לָא תַעְבֵּד לָךְ׃ </text:span></text:span><text:span text:style-name="Default_20_Paragraph_20_Font"><text:span text:style-name="T1">יח </text:span></text:span><text:span text:style-name="Default_20_Paragraph_20_Font"><text:span text:style-name="T2">יָת חַגָא דְפַטִּירַיָא תִּטַר שַׁבְעָא יוֹמִין תֵּיכוֹל פַּטִירָא כְּמָא דִי פַקֵדִתָּךְ לִזְמַן יַרְחָא דְאַבִּיבָא אֲרֵי בְּיַרְחָא דְאַבִּיבָא נְפַקְתָּא מִמִצְרָיִם׃ </text:span></text:span><text:span text:style-name="Default_20_Paragraph_20_Font"><text:span text:style-name="T1">יט </text:span></text:span><text:span text:style-name="Default_20_Paragraph_20_Font"><text:span text:style-name="T2">כָּל פָּתַח וַלְדָא דִילִי וְכָל בְּעִירָךְ דִכְרִין תַּקְדֵשׁ בְּכוֹר תּוֹר וְאִימָר׃ </text:span></text:span><text:span text:style-name="Default_20_Paragraph_20_Font"><text:span text:style-name="T1">כ </text:span></text:span><text:span text:style-name="Default_20_Paragraph_20_Font"><text:span text:style-name="T2">וּבוּכְרָא דַחֲמָרָא תִּפְרוֹק בְּאִימְרָא וְאִם לָא תִפְרוֹק וְתַנְקְפֵהּ כָּל בּוּכְרָא דִבְנָיךְ תִּפְרוֹק וְלָא יִתְחֲזוּן קֳדָמַי רֵיקָנִין׃ </text:span></text:span><text:span text:style-name="Default_20_Paragraph_20_Font"><text:span text:style-name="T1">כא </text:span></text:span><text:span text:style-name="Default_20_Paragraph_20_Font"><text:span text:style-name="T2">שִׁתָּא יוֹמִין תִּפְלָח וּבְיוֹמָא שְׁבִיעָאָה תְּנוּחַ בִּזְרוֹעָא וּבַחֲצָדָא תְּנוּחַ׃ </text:span></text:span><text:span text:style-name="Default_20_Paragraph_20_Font"><text:span text:style-name="T1">כב </text:span></text:span><text:span text:style-name="Default_20_Paragraph_20_Font"><text:span text:style-name="T2">וְחַגָא דְשָׁבוּעַיָא תַּעְבֵּד לָךְ בִּכּוּרֵי חֲצַד חִטִין וְחַגָא דִכְנָשָׁא בְּמִפְקָא דְשַׁתָּא׃ </text:span></text:span><text:span text:style-name="Default_20_Paragraph_20_Font"><text:span text:style-name="T1">כג </text:span></text:span><text:span text:style-name="Default_20_Paragraph_20_Font"><text:span text:style-name="T2">תְּלַת זִמְנִין בְּשַׁתָּא יִתְחֲזוּן כָּל דְכוּרָךְ קֳדָם רִבּוֹן עָלְמָא יְיָ אֱלָהָא דְיִשְׂרָאֵל׃ </text:span></text:span><text:span text:style-name="Default_20_Paragraph_20_Font"><text:span text:style-name="T1">כד </text:span></text:span><text:span text:style-name="Default_20_Paragraph_20_Font"><text:span text:style-name="T2">אֲרֵי אֲתָרֵךְ עַמְמִין מִן קֳדָמָךְ וְאַפְתֵּי יָת תְּחוּמָךְ וְלָא יַחְמֵד אֱנַשׁ יָת אַרְעָךְ בְּמִסְקָךְ לְאִתְחַזָאָה קֳדָם יְיָ אֱלָהָךְ תְּלַת זִמְנִין בְּשַׁתָּא׃ </text:span></text:span><text:span text:style-name="Default_20_Paragraph_20_Font"><text:span text:style-name="T1">כה </text:span></text:span><text:span text:style-name="Default_20_Paragraph_20_Font"><text:span text:style-name="T2">לָא תִכּוֹס עַל חֲמִיעַ דַם פִּסְחִי וְלָא יְבִיתוּן לְצַפְרָא בַּר מִמַדְבְּחָא תַּרְבֵּי נִכְסַת חַגָא דְפִסְחָא׃ </text:span></text:span><text:span text:style-name="Default_20_Paragraph_20_Font"><text:span text:style-name="T1">כו </text:span></text:span><text:span text:style-name="Default_20_Paragraph_20_Font"><text:span text:style-name="T2">רֵישׁ בִּכּוּרֵי אַרְעָךְ תַּיְתֵי לְבֵית מַקְדְשָׁא דַיְיָ אֱלָהָךְ לָא תֵיכְלוּן בְּשַׂר בַּחֲלָב׃ </text:span></text:span><text:span text:style-name="Default_20_Paragraph_20_Font"><text:span text:style-name="T1">כז </text:span></text:span><text:span text:style-name="Default_20_Paragraph_20_Font"><text:span text:style-name="T2">וַאֲמַר יְיָ לְמשֶׁה כְּתַב לָךְ יָת פִּתְגָמַיָא הָאִלֵין אֲרֵי עַל מֵימַר פִּתְגָמַיָא הָאִלֵין גְזָרִית עִמָךְ קְיַם וְעִם יִשְׂרָאֵל׃ </text:span></text:span><text:span text:style-name="Default_20_Paragraph_20_Font"><text:span text:style-name="T1">כח </text:span></text:span><text:span text:style-name="Default_20_Paragraph_20_Font"><text:span text:style-name="T2">וַהֲוָה תַמָן קֳדָם יְיָ אַרְבְּעִין יְמָמִין וְאַרְבְּעִין לֵילָוָן לַחְמָא לָא אֲכַל וּמַיָא לָא שְׁתֵי וּכְתַב עַל לוּחַיָא יָת פִּתְגָמֵי קְיָמָא עַשְׂרָא פִּתְגָמִין׃ </text:span></text:span><text:span text:style-name="Default_20_Paragraph_20_Font"><text:span text:style-name="T1">כט </text:span></text:span><text:span text:style-name="Default_20_Paragraph_20_Font"><text:span text:style-name="T2">וַהֲוָה כַּד נְחַת משֶׁה מִטוּרָא דְסִינַי וּתְרֵין לוּחֵי סַהֲדוּתָא בִּידָא דְמשֶׁה בְּמֵחֲתֵהּ מִן טוּרָא וּמשֶׁה לָא יְדַע אֲרֵי סְגֵי זִיו יְקָרָא דְאַפּוֹהִי בְּמַלָלוּתֵהּ עִמֵהּ׃ </text:span></text:span><text:span text:style-name="Default_20_Paragraph_20_Font"><text:span text:style-name="T1">ל </text:span></text:span><text:span text:style-name="Default_20_Paragraph_20_Font"><text:span text:style-name="T2">וַחֲזָא אַהֲרֹן וְכָל בְּנֵי יִשְׂרָאֵל יָת משֶׁה וְהָא סְגֵי זִיו יְקָרָא דְאַפּוֹהִי וּדְחִילוּ מִלְאִתְקְרְבָא לְוָתֵהּ׃ </text:span></text:span><text:span text:style-name="Default_20_Paragraph_20_Font"><text:span text:style-name="T1">לא </text:span></text:span><text:span text:style-name="Default_20_Paragraph_20_Font"><text:span text:style-name="T2">וּקְרָא לְהוֹן משֶׁה וְתָבוּ לְוָתֵהּ אַהֲרֹן וְכָל רַבְרְבַיָא בִּכְנִשְׁתָּא וּמַלֵל משֶׁה עִמְהוֹן׃ </text:span></text:span><text:span text:style-name="Default_20_Paragraph_20_Font"><text:span text:style-name="T1">לב </text:span></text:span><text:span text:style-name="Default_20_Paragraph_20_Font"><text:span text:style-name="T2">וּבָתַר כֵּן אִתְקְרִיבוּ כָּל בְּנֵי יִשְׂרָאֵל וּפַקֵדִנוּן יָת כָּל דִי מַלֵל יְיָ עִמֵהּ בְּטוּרָא דְסִינָי׃ </text:span></text:span><text:span text:style-name="Default_20_Paragraph_20_Font"><text:span text:style-name="T1">לג </text:span></text:span><text:span text:style-name="Default_20_Paragraph_20_Font"><text:span text:style-name="T2">וְשֵׁיצֵי משֶׁה מִלְמַלָלָא עִמְהוֹן וִיהַב עַל אַפּוֹהִי בֵּית אַפֵּי׃ </text:span></text:span><text:span text:style-name="Default_20_Paragraph_20_Font"><text:span text:style-name="T1">לד </text:span></text:span><text:span text:style-name="Default_20_Paragraph_20_Font"><text:span text:style-name="T2">וְכַד עָלֵל משֶׁה לִקֳדָם יְיָ לְמַלָלָא עִמֵה אַעְדִי יָת בֵּית אַפּוֹהִי עַד מִפְקֵהּ וְנָפֵק וּמְמַלֵל עִם בְּנֵי יִשְׂרָאֵל יָת דִי מִתְפַּקָד׃ </text:span></text:span><text:span text:style-name="Default_20_Paragraph_20_Font"><text:span text:style-name="T1">לה </text:span></text:span><text:span text:style-name="Default_20_Paragraph_20_Font"><text:span text:style-name="T2">וַחֲזָן בְּנֵי יִשְׂרָאֵל יָת אַפֵּי משֶׁה אֲרֵי סְגֵי זִיו יְקָרָא דְאַפֵי משֶׁה וַאֲתֵב משֶׁה יָת בֵּית אַפֵּי עַל אַפּוֹהִי עַד דְעָלֵל לְמַלָלָא עִמֵהּ׃ ססס׃ </text:span></text:span></text:p>
      </text:section>
      <text:section text:style-name="Sect1" text:name="Sect35">
        <text:p text:style-name="P2">Exodus 35</text:p>
        <text:p text:style-name="P3"><text:span text:style-name="Default_20_Paragraph_20_Font"><text:span text:style-name="T1">א </text:span></text:span><text:span text:style-name="Default_20_Paragraph_20_Font"><text:span text:style-name="T2">וְאַכְנֵשׁ משֶׁה יָת כָּל כְּנִשְׁתָּא דִבְנֵי יִשְרָאֵל וַאֲמַר לְהוֹן אִלֵין פִּתְגָמַיָא דִי פַקֵד יְיָ לְמֶעְבַּד יָתְהוֹן׃ </text:span></text:span><text:span text:style-name="Default_20_Paragraph_20_Font"><text:span text:style-name="T1">ב </text:span></text:span><text:span text:style-name="Default_20_Paragraph_20_Font"><text:span text:style-name="T2">שִׁתָּא יוֹמִין תִּתְעֲבֵד עִבִדְתָּא וּבְיוֹמָא שְׁבִיעָאָה יְהֵי לְכוֹן קוּדְשָׁא שַׁבָּא שַׁבְּתָא קֳדָם יְיָ כָּל דְיַעֲבֵד בֵּה עִבִדְתָּא יִתְקְטֵל׃ </text:span></text:span><text:span text:style-name="Default_20_Paragraph_20_Font"><text:span text:style-name="T1">ג </text:span></text:span><text:span text:style-name="Default_20_Paragraph_20_Font"><text:span text:style-name="T2">לָא תְבַעֲרוּן אֶשָׁתָא בְּכֹל מוֹתְבָנֵיכוֹן בְּיוֹמָא דְשַׁבְּתָא׃ </text:span></text:span><text:span text:style-name="Default_20_Paragraph_20_Font"><text:span text:style-name="T1">ד </text:span></text:span><text:span text:style-name="Default_20_Paragraph_20_Font"><text:span text:style-name="T2">וַאֲמַר משֶׁה לְכָל כְּנִשְׁתָּא דִבְנֵי יִשְׂרָאֵל לְמֵימָר דֵין פִּתְגָּמָא דִי פַקֵד יְיָ לְמֵימָר׃ </text:span></text:span><text:span text:style-name="Default_20_Paragraph_20_Font"><text:span text:style-name="T1">ה </text:span></text:span><text:span text:style-name="Default_20_Paragraph_20_Font"><text:span text:style-name="T2">סָבוּ מִנְכוֹן אַפְרָשׁוּתָא קֳדָם יְיָ כֹּל דְיִתְרְעֵי לִבֵּהּ יַיְתֵי יָת אַפְרָשׁוּתָא קֳדָם יְיָ דַהֲבָא וְכַסְפָא וּנְחָשָׁא׃ </text:span></text:span><text:span text:style-name="Default_20_Paragraph_20_Font"><text:span text:style-name="T1">ו </text:span></text:span><text:span text:style-name="Default_20_Paragraph_20_Font"><text:span text:style-name="T2">וְתִכְלָא וְאַרְגְוָנָא וּצְבַע זְהוֹרִי וּבוּץ וּמֵעַזֵי׃ </text:span></text:span><text:span text:style-name="Default_20_Paragraph_20_Font"><text:span text:style-name="T1">ז </text:span></text:span><text:span text:style-name="Default_20_Paragraph_20_Font"><text:span text:style-name="T2">וּמַשְׁכֵי דְדִכְרֵי מְסַמְקֵי וּמַשְׁכֵי דְסַסְגוֹנָא וְאָעֵי שִׁטִין׃ </text:span></text:span><text:span text:style-name="Default_20_Paragraph_20_Font"><text:span text:style-name="T1">ח </text:span></text:span><text:span text:style-name="Default_20_Paragraph_20_Font"><text:span text:style-name="T2">וּמִשְׁחָא לְאַנְהָרוּתָא וּבוּסְמַיָא לִמְשַׁח רְבוּתָא </text:span></text:span><text:soft-page-break/><text:span text:style-name="Default_20_Paragraph_20_Font"><text:span text:style-name="T2">וְלִקְטֹרֶת בּוּסְמַיָא׃ </text:span></text:span><text:span text:style-name="Default_20_Paragraph_20_Font"><text:span text:style-name="T1">ט </text:span></text:span><text:span text:style-name="Default_20_Paragraph_20_Font"><text:span text:style-name="T2">וְאַבְנֵי בוּרְלָא וְאַבְנֵי אַשְׁלָמוּתָא לְשַׁקָעָא בְּאֵפוֹדָא וּבְחוּשְׁנָא׃ </text:span></text:span><text:span text:style-name="Default_20_Paragraph_20_Font"><text:span text:style-name="T1">י </text:span></text:span><text:span text:style-name="Default_20_Paragraph_20_Font"><text:span text:style-name="T2">וְכָל חַכִּימֵי לִבָּא בְּכוֹן יֵיתוּן וְיַעְבְדוּן יָת כָּל דִי פַקֵד יְיָ׃ </text:span></text:span><text:span text:style-name="Default_20_Paragraph_20_Font"><text:span text:style-name="T1">יא </text:span></text:span><text:span text:style-name="Default_20_Paragraph_20_Font"><text:span text:style-name="T2">יָת מַשְׁכְּנָא יָת פְּרָסֵהּ וְיָת חוֹפָאֵהּ יָת פּוּרְפוֹהִי וְיָת דַפּוֹהִי יָת עַבְרוֹהִי יָת עַמוּדוֹהִי וְיָת סַמְכוֹהִי׃ </text:span></text:span><text:span text:style-name="Default_20_Paragraph_20_Font"><text:span text:style-name="T1">יב </text:span></text:span><text:span text:style-name="Default_20_Paragraph_20_Font"><text:span text:style-name="T2">יָת אֲרוֹנָא וְיָת אֲרִיחוֹהִי יָת כַּפֻּרְתָּא וְיָת פָּרֻכְתָּא דִפְרָסָא׃ </text:span></text:span><text:span text:style-name="Default_20_Paragraph_20_Font"><text:span text:style-name="T1">יג </text:span></text:span><text:span text:style-name="Default_20_Paragraph_20_Font"><text:span text:style-name="T2">יָת פָּתוֹרָא וְיָת אֲרִיחוֹהִי וְיָת כָּל מָנוֹהִי וְיָת לְחֵם אַפַּיָא׃ </text:span></text:span><text:span text:style-name="Default_20_Paragraph_20_Font"><text:span text:style-name="T1">יד </text:span></text:span><text:span text:style-name="Default_20_Paragraph_20_Font"><text:span text:style-name="T2">וְיָת מְנַרְתָּא דְאַנְהוֹרֵי וְיָת מָנָהָא וְיָת בּוֹצִינָהָא וְיָת מִשְׁחָא דְאַנְהָרוּתָא׃ </text:span></text:span><text:span text:style-name="Default_20_Paragraph_20_Font"><text:span text:style-name="T1">טו </text:span></text:span><text:span text:style-name="Default_20_Paragraph_20_Font"><text:span text:style-name="T2">וְיָת מַדְבְּחָא דִקְטוֹרֶת בּוּסְמַיָא וְיָת אֲרִיחוֹהִי וְיָת מִשְׁחָא דִרְבוּתָא וְיָת קְטֹרֶת בּוּסְמַיָא וְיָת פְּרָסָא דְתַרְעָא לִתְרַע מַשְׁכְּנָא׃ </text:span></text:span><text:span text:style-name="Default_20_Paragraph_20_Font"><text:span text:style-name="T1">טז </text:span></text:span><text:span text:style-name="Default_20_Paragraph_20_Font"><text:span text:style-name="T2">יָת מַדְבְּחָא דַעֲלָתָא וְיָת סְרָדָא דִנְחָשָׁא דִילֵהּ יָת אָרִיחוֹהִי וְיָת כָּל מָנוֹהִי יָת כִּיוֹרָא וְיָת בְּסִיסֵהּ׃ </text:span></text:span><text:span text:style-name="Default_20_Paragraph_20_Font"><text:span text:style-name="T1">יז </text:span></text:span><text:span text:style-name="Default_20_Paragraph_20_Font"><text:span text:style-name="T2">יָת סְרָדֵי דַרְתָּא יָת עַמוּדוֹהִי וְיָת סַמְכָהָא וְיָת פְּרָסָא דִתְרַע דַרְתָּא׃ </text:span></text:span><text:span text:style-name="Default_20_Paragraph_20_Font"><text:span text:style-name="T1">יח </text:span></text:span><text:span text:style-name="Default_20_Paragraph_20_Font"><text:span text:style-name="T2">יָת סִכֵּי מַשְׁכְּנָא וְיָת סִכֵּי דְדַרְתָּא וְיָת אַטוּנֵיהוֹן׃ </text:span></text:span><text:span text:style-name="Default_20_Paragraph_20_Font"><text:span text:style-name="T1">יט </text:span></text:span><text:span text:style-name="Default_20_Paragraph_20_Font"><text:span text:style-name="T2">יָת לְבוּשֵׁי שִׁמוּשָׁא לְשַׁמָשָׁא בְקוּדְשָׁא יָת לְבוּשֵׁי קוּדְשָׁא לְאַהֲרֹן כַּהֲנָא וְיָת לְבוּשֵׁי בְנוֹהִי לְשַׁמָשָׁא׃ </text:span></text:span><text:span text:style-name="Default_20_Paragraph_20_Font"><text:span text:style-name="T1">כ </text:span></text:span><text:span text:style-name="Default_20_Paragraph_20_Font"><text:span text:style-name="T2">וּנְפָקוּ כָּל כְּנִשְׁתָּא דִבְנֵי יִשְׂרָאֵל מִן קֳדָם משֶׁה׃ </text:span></text:span><text:span text:style-name="Default_20_Paragraph_20_Font"><text:span text:style-name="T1">כא </text:span></text:span><text:span text:style-name="Default_20_Paragraph_20_Font"><text:span text:style-name="T2">וַאֲתוֹ כָּל גְבַר דְאִתְרְעֵי לִבֵּהּ וְכֹל דִי אַשְׁלֵמַת רוּחֵהּ יָתֵהּ אַיְתִיאוּ יָת אַפְרָשׁוּתָא קֳדָם יְיָ לַעֲבִידַת מַשְׁכַּן זִמְנָא וּלְכָל פֻּלְחָנֵהּ וְלִלְבוּשֵׁי קוּדְשָׁא׃ </text:span></text:span><text:span text:style-name="Default_20_Paragraph_20_Font"><text:span text:style-name="T1">כב </text:span></text:span><text:span text:style-name="Default_20_Paragraph_20_Font"><text:span text:style-name="T2">וּמַיְתַן גֻבְרַיָא עַל נְשַׁיָא כֹּל דְאִתְרְעֵי לִבֵּהּ אַיְתִיאוּ שֵׁירִין וְשִׁבְכִין וְעִזְקַן וּמָחוּךְ כָּל מָן דִדְהַב וְכָל גְּבַר דִי אֲרֵים אֲרָמוּת דַהֲבָא קֳדָם יְיָ׃ </text:span></text:span><text:span text:style-name="Default_20_Paragraph_20_Font"><text:span text:style-name="T1">כג </text:span></text:span><text:span text:style-name="Default_20_Paragraph_20_Font"><text:span text:style-name="T2">וְכָל גְבַר דְאִשְׁתְּכַח עִמֵהּ תִּכְלָא וְאַרְגְוָנָא וּצְבַע זְהוֹרִי וּבוּץ וּמֵעַזֵי וּמַשְׁכֵי דְדִכְרֵי מְסַמְקֵי וּמַשְׁכֵי סַסְגוֹנָא אַיְתִיאוּ׃ </text:span></text:span><text:span text:style-name="Default_20_Paragraph_20_Font"><text:span text:style-name="T1">כד </text:span></text:span><text:span text:style-name="Default_20_Paragraph_20_Font"><text:span text:style-name="T2">כָּל דַאֲרֵים אֲרָמוּת כְּסַף וּנְחַשׁ אַיְתִיאוּ יָת אַפְרָשׁוּתָא קֳדָם יְיָ וְכֹל דִי אִשְׁתְּכַח עִמֵהּ אָעֵי שִׁטִין לְכָל עִבִידַת פֻּלְחָנָא אַיְתִיאוּ׃ </text:span></text:span><text:span text:style-name="Default_20_Paragraph_20_Font"><text:span text:style-name="T1">כה </text:span></text:span><text:span text:style-name="Default_20_Paragraph_20_Font"><text:span text:style-name="T2">וְכָל אִתְּתָא חַכִּימַת לִבָּא בִּידָהָא מְעַזְלָא וּמַיְתַן כַּד עָזֵל יָת תִּכְלָא וְיָת אַרְגְוָנָא יָת צְבַע זְהוֹרִי וְיָת בּוּצָא׃ </text:span></text:span><text:span text:style-name="Default_20_Paragraph_20_Font"><text:span text:style-name="T1">כו </text:span></text:span><text:span text:style-name="Default_20_Paragraph_20_Font"><text:span text:style-name="T2">וְכָל נְשַׁיָא דְאִתְרְעֵי לִבְּהֶן עִמְהֶן בְּחָכְמָא עַזְלַן יָת מֵעַזְיָא׃ </text:span></text:span><text:span text:style-name="Default_20_Paragraph_20_Font"><text:span text:style-name="T1">כז </text:span></text:span><text:span text:style-name="Default_20_Paragraph_20_Font"><text:span text:style-name="T2">וְרַבְרְבַיָא אַיְתִיאוּ יָת אַבְנֵי בוּרְלָא וְיָת אַבְנֵי אַשְׁלָמוּתָא לְשַׁקָעָא בְאֵפוֹדָא וּבְחוּשְׁנָא׃ </text:span></text:span><text:span text:style-name="Default_20_Paragraph_20_Font"><text:span text:style-name="T1">כח </text:span></text:span><text:span text:style-name="Default_20_Paragraph_20_Font"><text:span text:style-name="T2">וְיָת בּוּסְמָא וְיָת מִשְׁחָא לְאַנְהָרוּתָא וּלְמִשְׁחָא דִרְבוּתָא וְלִקְטוֹרֶת בּוּסְמַיָא׃ </text:span></text:span><text:span text:style-name="Default_20_Paragraph_20_Font"><text:span text:style-name="T1">כט </text:span></text:span><text:span text:style-name="Default_20_Paragraph_20_Font"><text:span text:style-name="T2">כָּל גְבַר וְאִתְּתָא דְאִתְרְעֵי לִבְּהוֹן עִמְהוֹן לְאַיְתָאָה לְכָל עִבִדְתָּא דִי פַקֵד יְיָ לְמֶעְבַּד בִּידָא דְמשֶׁה אַיְתִיאוּ בְנֵי יִשְׂרָאֵל נְדַבְתָּא קֳדָם יְיָ׃ </text:span></text:span><text:span text:style-name="Default_20_Paragraph_20_Font"><text:span text:style-name="T1">ל </text:span></text:span><text:span text:style-name="Default_20_Paragraph_20_Font"><text:span text:style-name="T2">וַאֲמַר משֶׁה לִבְנֵי יִשְׂרָאֵל חֲזוֹ דְרַבִּי יְיָ בְּשׁוּם בְּצַלְאֵל בַּר אוּרִי בַר חוּר לְשִׁבְטָא דִיהוּדָה׃ </text:span></text:span><text:span text:style-name="Default_20_Paragraph_20_Font"><text:span text:style-name="T1">לא </text:span></text:span><text:span text:style-name="Default_20_Paragraph_20_Font"><text:span text:style-name="T2">וְאַשְׁלֵם עִמֵהּ רוּחַ נְבוּאָה מִן קֳדָם יְיָ בְּחָכְמְתָא בְּסוּכְלְתָנוּ וּבְמַדַע וּבְכָל עִבִידָא׃ </text:span></text:span><text:span text:style-name="Default_20_Paragraph_20_Font"><text:span text:style-name="T1">לב </text:span></text:span><text:span text:style-name="Default_20_Paragraph_20_Font"><text:span text:style-name="T2">וּלְאַלָפָא אוּמַנְוָן לְמֶעְבַּד בְּדַהֲבָא וּבְכַסְפָא וּבִנְחָשָׁא׃ </text:span></text:span><text:span text:style-name="Default_20_Paragraph_20_Font"><text:span text:style-name="T1">לג </text:span></text:span><text:span text:style-name="Default_20_Paragraph_20_Font"><text:span text:style-name="T2">וּבְאוּמָנוּת אֶבֶן טָבָא לְאַשְׁלָמָא וּבְנַגָרוּת אָעָא לְמֶעְבַּד בְּכָל עִבִידַת אוּמַנְוָן׃ </text:span></text:span><text:span text:style-name="Default_20_Paragraph_20_Font"><text:span text:style-name="T1">לד </text:span></text:span><text:span text:style-name="Default_20_Paragraph_20_Font"><text:span text:style-name="T2">וּלְאַלָפָא יְהַב בְּלִבֵּהּ הוּא וְאָהֳלִיאָב בַּר אֲחִיסָמָךְ לְשִׁבְטָא דְדָן׃ </text:span></text:span><text:span text:style-name="Default_20_Paragraph_20_Font"><text:span text:style-name="T1">לה </text:span></text:span><text:span text:style-name="Default_20_Paragraph_20_Font"><text:span text:style-name="T2">אַשְׁלֵם עִמְהוֹן חַכִּימוּת לִבָּא לְמֶעְבַּד כָּל עִבִידַת נַגָר וְאָמָן וְצַיָר בְּתִכְלָא וּבְאַרְגְוָנָא בִּצְבַע זְהוֹרִי וּבְבוּצָא וּמַחֵי עָבְדֵי כָּל עֲבִידָא וּמַלְפֵי אוּמַנְוָן׃ </text:span></text:span></text:p>
      </text:section>
      <text:section text:style-name="Sect1" text:name="Sect36">
        <text:p text:style-name="P2">Exodus 36</text:p>
        <text:p text:style-name="P3"><text:span text:style-name="Default_20_Paragraph_20_Font"><text:span text:style-name="T1">א </text:span></text:span><text:span text:style-name="Default_20_Paragraph_20_Font"><text:span text:style-name="T2">וַעֲבַד בְּצַלְאֵל וְאָהֳלִיאָב וְכָל גְבַר חַכִּים לִבָּא דִיהַב יְיָ חָכְמָא וְסוּכְלְתָנוּתָא בְּהוֹן לְמִדַע לְמֶעְבַּד יָת כָּל עִבִידַת פָלְחַן קוּדְשָׁא לְכֹל דִי פַקֵד יְיָ׃ </text:span></text:span><text:span text:style-name="Default_20_Paragraph_20_Font"><text:span text:style-name="T1">ב </text:span></text:span><text:span text:style-name="Default_20_Paragraph_20_Font"><text:span text:style-name="T2">וּקְרָא משֶׁה לִבְצַלְאֵל וּלְאָהֳלִיאָב וּלְכָל גְּבַר חַכִּים לִבָּא דִיהַב יְיָ חָכְמְתָא בְּלִבֵּה כָּל דְאִתְרְעֵי לִבֵּהּ לְמִקְרַב לְעִבִדְתָּא לְמֶעְבַּד יָתַהּ׃ </text:span></text:span><text:span text:style-name="Default_20_Paragraph_20_Font"><text:span text:style-name="T1">ג </text:span></text:span><text:span text:style-name="Default_20_Paragraph_20_Font"><text:span text:style-name="T2">וּנְסִיבוּ מִן קֳדָם משֶׁה יָת כָּל אַפְרָשׁוּתָא דִי אַיְתִיאוּ בְּנֵי יִשְׂרָאֵל לְעִבִידַת פָּלְחַן קוּדְשָׁא לְמֶעְבַּד יָתַהּ וְאִנוּן מַיְתַן לֵהּ עוֹד נְדַבְתָּא בִּצְפַר בִּצְפָר׃ </text:span></text:span><text:span text:style-name="Default_20_Paragraph_20_Font"><text:span text:style-name="T1">ד </text:span></text:span><text:span text:style-name="Default_20_Paragraph_20_Font"><text:span text:style-name="T2">וַאֲתוֹ כָּל חַכִּימַיָא דְעָבְדִין יָת כָּל עִבִידַת קוּדְשָׁא גְבַר </text:span></text:span><text:soft-page-break/><text:span text:style-name="Default_20_Paragraph_20_Font"><text:span text:style-name="T2">גְבַר מֵעִבִדְתֵּהּ דְאִנוּן עָבְדִין׃ </text:span></text:span><text:span text:style-name="Default_20_Paragraph_20_Font"><text:span text:style-name="T1">ה </text:span></text:span><text:span text:style-name="Default_20_Paragraph_20_Font"><text:span text:style-name="T2">וַאֲמָרוּ לְמשֶׁה לְמֵימַר מַסְגַן עַמָא לְאַיְתָאָה מִסַת פָּלְחָנָא לְעִבִדְתָּא דְפַקֵד יְיָ לְמֶעְבַּד יָתַהּ׃ </text:span></text:span><text:span text:style-name="Default_20_Paragraph_20_Font"><text:span text:style-name="T1">ו </text:span></text:span><text:span text:style-name="Default_20_Paragraph_20_Font"><text:span text:style-name="T2">וּפַקֵד משֶׁה וַאַעֲבַרוּ כְרוֹזָא בְּמַשְׁרִיתָא לְמֵימַר גְבַר וְאִתְּתָא לָא יַעַבְדוּן עוֹד עִבִדְתָּא לְאַפְרָשׁוּת קוּדְשָׁא וּפְסַק עַמָא מִלְאַיְתָאָה׃ </text:span></text:span><text:span text:style-name="Default_20_Paragraph_20_Font"><text:span text:style-name="T1">ז </text:span></text:span><text:span text:style-name="Default_20_Paragraph_20_Font"><text:span text:style-name="T2">וְעִבִדְתָּא הֲוַת מִסַת לְכָל עִבִדְתָּא לְמֶעְבַּד יָתַהּ וִיתָרָת׃ </text:span></text:span><text:span text:style-name="Default_20_Paragraph_20_Font"><text:span text:style-name="T1">ח </text:span></text:span><text:span text:style-name="Default_20_Paragraph_20_Font"><text:span text:style-name="T2">וַעֲבָדוּ כָל חַכִּימֵי לִבָּא בְּעָבְדֵי עִבִדְתָּא יָת מַשְׁכְּנָא עֲשַׂר יְרִיעָן דְבוּץ שְׁזִיר וְתִכְלָא וְאַרְגְוָנָא וּצְבַע זְהוֹרִי צוּרַת כְּרוּבִין עוֹבַד אֳמָן עֲבַד יָתְהוֹן׃ </text:span></text:span><text:span text:style-name="Default_20_Paragraph_20_Font"><text:span text:style-name="T1">ט </text:span></text:span><text:span text:style-name="Default_20_Paragraph_20_Font"><text:span text:style-name="T2">אֻרְכָּא דִירִעֲתָא חֲדָא עַסְרִין וּתְמַנְיָא אַמִין וּפוּתְיָא אַרְבַּע אַמִין דִירִיעֲתָא חֲדָא מְשַׁחְתָּא חֲדָא לְכָל יְרִיעָתָא׃ </text:span></text:span><text:span text:style-name="Default_20_Paragraph_20_Font"><text:span text:style-name="T1">י </text:span></text:span><text:span text:style-name="Default_20_Paragraph_20_Font"><text:span text:style-name="T2">וְלָפֵף יָת חָמֵשׁ יְרִיעָן חֲדָא עִם חֲדָא וְחָמֵשׁ יְרִיעָן לָפֵף חֲדָא עִם חֲדָא׃ </text:span></text:span><text:span text:style-name="Default_20_Paragraph_20_Font"><text:span text:style-name="T1">יא </text:span></text:span><text:span text:style-name="Default_20_Paragraph_20_Font"><text:span text:style-name="T2">וַעֲבַד עֲנוּבִין דְתִכְלָא עַל סִפְתָא דִירִעֲתָא חֲדָא מִסִטְרָא בֵּית לוֹפֵי כֵּן עֲבַד בְּסִפְתָא דִירִיעֲתָא בְּסִטְרָא בֵּית לוֹפֵי תִּנְיֵתָא׃ </text:span></text:span><text:span text:style-name="Default_20_Paragraph_20_Font"><text:span text:style-name="T1">יב </text:span></text:span><text:span text:style-name="Default_20_Paragraph_20_Font"><text:span text:style-name="T2">חַמְשִׁין עֲנוּבִין עֲבַד בִּירִיעֲתָא חֲדָא וְחַמְשִׁין עֲנוּבִין עֲבַד בְּסִטְרָא דִירִיעֲתָא דְבֵית לוֹפֵי תִּנְיֵתָא מְכַוְנָן עֲנוּבַיָא חֲדָא לָקֳבֵל חֲדָא׃ </text:span></text:span><text:span text:style-name="Default_20_Paragraph_20_Font"><text:span text:style-name="T1">יג </text:span></text:span><text:span text:style-name="Default_20_Paragraph_20_Font"><text:span text:style-name="T2">וַעֲבַד חַמְשִׁין פּוּרְפִין דִדְהַב וְלָפֵף יָת יְרִיעֲתָא חֲדָא עִם חֲדָא בְּפוּרְפַיָא וַהֲוָה מַשְׁכְּנָא חָד׃ </text:span></text:span><text:span text:style-name="Default_20_Paragraph_20_Font"><text:span text:style-name="T1">יד </text:span></text:span><text:span text:style-name="Default_20_Paragraph_20_Font"><text:span text:style-name="T2">וַעֲבַד יְרִיעָן דִמְעַזֵי לִפְרָסָא עַל מַשְׁכְּנָא חַד עֲשַׂר יְרִיעָן עֲבַד יָתְהֶן׃ </text:span></text:span><text:span text:style-name="Default_20_Paragraph_20_Font"><text:span text:style-name="T1">טו </text:span></text:span><text:span text:style-name="Default_20_Paragraph_20_Font"><text:span text:style-name="T2">אֻרְכָּא דִירִיעֲתָא חֲדָא תְּלָתִין בְּאַמִין וְאַרְבַּע אַמִין פּוּתְיָא דִירִיעֲתָא חֲדָא מְשַׁחְתָּא חֲדָא לְחַד עֲשַׂר יְרִיעָן׃ </text:span></text:span><text:span text:style-name="Default_20_Paragraph_20_Font"><text:span text:style-name="T1">טז </text:span></text:span><text:span text:style-name="Default_20_Paragraph_20_Font"><text:span text:style-name="T2">וְלָפֵף יָת חָמֵשׁ יְרִיעָן לְחוֹד וְיָת שִׁית יְרִיעָן לְחוֹד׃ </text:span></text:span><text:span text:style-name="Default_20_Paragraph_20_Font"><text:span text:style-name="T1">יז </text:span></text:span><text:span text:style-name="Default_20_Paragraph_20_Font"><text:span text:style-name="T2">וַעֲבַד עֲנוּבִין חַמְשִׁין עַל סִפְתָא דִירִיעֲתָא בְּסִטְרָא בֵּית לוֹפֵי וְחַמְשִׁין עֲנוּבִין עֲבַד עַל סִפְתָא דִירִיעֲתָא דְבֵית לוֹפֵי תִּנְיֵתָא׃ </text:span></text:span><text:span text:style-name="Default_20_Paragraph_20_Font"><text:span text:style-name="T1">יח </text:span></text:span><text:span text:style-name="Default_20_Paragraph_20_Font"><text:span text:style-name="T2">וַעֲבַד פּוּרְפִין דִנְחָשָׁא חַמְשִׁין לְלַפָּפָא יָת מַשְׁכְּנָא לְמֶהֱוֵי חָד׃ </text:span></text:span><text:span text:style-name="Default_20_Paragraph_20_Font"><text:span text:style-name="T1">יט </text:span></text:span><text:span text:style-name="Default_20_Paragraph_20_Font"><text:span text:style-name="T2">וַעֲבַד חוֹפָאָה לְמַשְׁכְּנָא מַשְׁכֵי דְדִכְרֵי מְסַמְקֵי וְחוֹפָאָה מַשְׁכֵי דְסַסְגוֹנָא מִלְעֵלָא׃ </text:span></text:span><text:span text:style-name="Default_20_Paragraph_20_Font"><text:span text:style-name="T1">כ </text:span></text:span><text:span text:style-name="Default_20_Paragraph_20_Font"><text:span text:style-name="T2">וַעֲבַד יָת דַפַּיָא לְמַשְׁכְּנָא דְאָעֵי שִׁטִין קָיְמִין׃ </text:span></text:span><text:span text:style-name="Default_20_Paragraph_20_Font"><text:span text:style-name="T1">כא </text:span></text:span><text:span text:style-name="Default_20_Paragraph_20_Font"><text:span text:style-name="T2">עֲשַׂר אַמִין אֻרְכָּא דְדַפָּא וְאַמְתָא וּפַלְגוּת אַמְתָא פּוּתְיָא דְדַפָּא חָד׃ </text:span></text:span><text:span text:style-name="Default_20_Paragraph_20_Font"><text:span text:style-name="T1">כב </text:span></text:span><text:span text:style-name="Default_20_Paragraph_20_Font"><text:span text:style-name="T2">תַּרְתֵּין צִירִין לְדַפָּא חַד מְשַׁלְבִין חֲדָא לָקֳבֵל חֲדָא כֵּן עֲבַד לְכֹל דַפֵּי מַשְׁכְּנָא׃ </text:span></text:span><text:span text:style-name="Default_20_Paragraph_20_Font"><text:span text:style-name="T1">כג </text:span></text:span><text:span text:style-name="Default_20_Paragraph_20_Font"><text:span text:style-name="T2">וַעֲבַד יָת דַפַּיָא לְמַשְׁכְּנָא עֶסְרִין דַפִּין לְרוּחַ עֵבַר דָרוֹמָא׃ </text:span></text:span><text:span text:style-name="Default_20_Paragraph_20_Font"><text:span text:style-name="T1">כד </text:span></text:span><text:span text:style-name="Default_20_Paragraph_20_Font"><text:span text:style-name="T2">וְאַרְבְּעִין סַמְכִין דִכְסַף עֲבַד תְּחוֹת עֶסְרִין דַפִּין תְּרֵין סַמְכִין תְּחוֹת דַפָּא חַד לִתְרֵין צִירוֹהִי וּתְרֵין סַמְכִין תְּחוֹת דַפָּא חַד לִתְרֵין צִירוֹהִי׃ </text:span></text:span><text:span text:style-name="Default_20_Paragraph_20_Font"><text:span text:style-name="T1">כה </text:span></text:span><text:span text:style-name="Default_20_Paragraph_20_Font"><text:span text:style-name="T2">וְלִסְטַר מַשְׁכְּנָא תִּנְיֵתָא לְרוּחַ צִפּוּנָא עֲבַד עֶסְרִין דַפִּין׃ </text:span></text:span><text:span text:style-name="Default_20_Paragraph_20_Font"><text:span text:style-name="T1">כו </text:span></text:span><text:span text:style-name="Default_20_Paragraph_20_Font"><text:span text:style-name="T2">וְאַרְבְּעִין סַמְכֵיהוֹן דִכְסָף תְּרֵין סַמְכִין תְּחוֹת דַפָּא חַד וּתְרֵין סַמְכִין תְּחוֹת דַפָּא חָד׃ </text:span></text:span><text:span text:style-name="Default_20_Paragraph_20_Font"><text:span text:style-name="T1">כז </text:span></text:span><text:span text:style-name="Default_20_Paragraph_20_Font"><text:span text:style-name="T2">וְלִסְיָפֵי מַשְׁכְּנָא מַעַרְבָא עֲבַד שִׁתָּא דַפִין׃ </text:span></text:span><text:span text:style-name="Default_20_Paragraph_20_Font"><text:span text:style-name="T1">כח </text:span></text:span><text:span text:style-name="Default_20_Paragraph_20_Font"><text:span text:style-name="T2">וּתְרֵין דַפִין עֲבַד לְזָוְיַת מַשְׁכְּנָא בְּסוֹפֵיהוֹן׃ </text:span></text:span><text:span text:style-name="Default_20_Paragraph_20_Font"><text:span text:style-name="T1">כט </text:span></text:span><text:span text:style-name="Default_20_Paragraph_20_Font"><text:span text:style-name="T2">וַהֲווֹ מְכַוְנִין מִלְרַע וְכַחֲדָא הֲווֹ מְכַוְנִין עַל רֵישֵׁהּ לְעִזְקָתָא חֲדָא כֵּן עֲבַד לְתַרְוֵיהוֹן לִתְרֵין זָוְיָן׃ </text:span></text:span><text:span text:style-name="Default_20_Paragraph_20_Font"><text:span text:style-name="T1">ל </text:span></text:span><text:span text:style-name="Default_20_Paragraph_20_Font"><text:span text:style-name="T2">וַהֲווֹ תְּמַנְיָא דַפִּין וְסַמְכֵיהוֹן דִכְסַף שִׁתָּא עֲשַׂר סַמְכִין תְּרֵין סַמְכִין תְּרֵין סַמְכִין תְּחוֹת דַפָּא חָד׃ </text:span></text:span><text:span text:style-name="Default_20_Paragraph_20_Font"><text:span text:style-name="T1">לא </text:span></text:span><text:span text:style-name="Default_20_Paragraph_20_Font"><text:span text:style-name="T2">וַעֲבַד עַבְּרֵי דְאָעֵי שִׁטִין חַמְשָׁא לְדַפֵּי סְטַר מַשְׁכְּנָא חָד׃ </text:span></text:span><text:span text:style-name="Default_20_Paragraph_20_Font"><text:span text:style-name="T1">לב </text:span></text:span><text:span text:style-name="Default_20_Paragraph_20_Font"><text:span text:style-name="T2">וְחַמְשָׁא עַבְּרִין לְדַפֵּי סְטַר מַשְׁכְּנָא תִּנְיֵתָא וְחַמְשָׁא עַבְּרִין לְדַפֵּי מַשְׁכְּנָא לְסוֹפֵיהוֹן מַעַרְבָא׃ </text:span></text:span><text:span text:style-name="Default_20_Paragraph_20_Font"><text:span text:style-name="T1">לג </text:span></text:span><text:span text:style-name="Default_20_Paragraph_20_Font"><text:span text:style-name="T2">וַעֲבַד יָת עַבְּרָא מְצִיעָאָה לְאַעְבָּרָא בְּגוֹ דַפַּיָא מִן סְיָפֵי לִסְיָפֵי׃ </text:span></text:span><text:span text:style-name="Default_20_Paragraph_20_Font"><text:span text:style-name="T1">לד </text:span></text:span><text:span text:style-name="Default_20_Paragraph_20_Font"><text:span text:style-name="T2">וְיָת דַפַּיָא חֲפָא דַהֲבָא וְיָת עִזְקָתְהוֹן עֲבַד דַהֲבָא אַתְרָא לְעַבְּרַיָא וַחֲפָא יָת עַבְּרַיָא דַהֲבָא׃ </text:span></text:span><text:span text:style-name="Default_20_Paragraph_20_Font"><text:span text:style-name="T1">לה </text:span></text:span><text:span text:style-name="Default_20_Paragraph_20_Font"><text:span text:style-name="T2">וַעֲבַד יָת פָּרֻכְתָּא תִּכְלָא וְאַרְגְוָנָא וּצְבַע זְהוֹרִי וּבוּץ שְׁזִיר עוֹבַד אֳמָן עֲבַד יָתַהּ צוּרַת כְּרוּבִין׃ </text:span></text:span><text:span text:style-name="Default_20_Paragraph_20_Font"><text:span text:style-name="T1">לו </text:span></text:span><text:span text:style-name="Default_20_Paragraph_20_Font"><text:span text:style-name="T2">וַעֲבַד לַהּ אַרְבְּעָא עַמוּדֵי שִׁטִין וַחֲפָנוּן דַהֲבָא וָוֵיהוֹן דַהֲבָא וְאַתִּיךְ לְהוֹן אַרְבְּעָא סַמְכִין דִכְסָף׃ </text:span></text:span><text:span text:style-name="Default_20_Paragraph_20_Font"><text:span text:style-name="T1">לז </text:span></text:span><text:span text:style-name="Default_20_Paragraph_20_Font"><text:span text:style-name="T2">וַעֲבַד פְּרָסָא לִתְרַע מַשְׁכְּנָא תִּכְלָא וְאַרְגְוָנָא וּצְבַע זְהוֹרִי וּבוּץ שְׁזִיר עוֹבַד צַיָר׃ </text:span></text:span><text:span text:style-name="Default_20_Paragraph_20_Font"><text:span text:style-name="T1">לח </text:span></text:span><text:span text:style-name="Default_20_Paragraph_20_Font"><text:span text:style-name="T2">וְיָת עַמוּדוֹהִי חַמְשָׁא וְיָת וָוֵיהוֹן וַחֲפָא רֵישֵׁיהוֹן וְכִבּוּשֵׁיהוֹן דַהֲבָא וְסַמְכֵיהוֹן חַמְשָׁא נְחָשָׁא׃ </text:span></text:span></text:p>
      </text:section>
      <text:section text:style-name="Sect1" text:name="Sect37">
        <text:p text:style-name="P2"><text:soft-page-break/>Exodus 37</text:p>
        <text:p text:style-name="P3"><text:span text:style-name="Default_20_Paragraph_20_Font"><text:span text:style-name="T1">א </text:span></text:span><text:span text:style-name="Default_20_Paragraph_20_Font"><text:span text:style-name="T2">וַעֲבַד בְּצַלְאֵל יָת אֲרוֹנָא דְאָעֵי שִׁטִין תַּרְתֵּין אַמִין וּפַלְגָא אֻרְכֵּהּ וְאַמְתָא וּפַלְגָא פְתָיֵהּ וְאַמְתָא וּפַלְגָא רוּמֵהּ׃ </text:span></text:span><text:span text:style-name="Default_20_Paragraph_20_Font"><text:span text:style-name="T1">ב </text:span></text:span><text:span text:style-name="Default_20_Paragraph_20_Font"><text:span text:style-name="T2">וַחֲפָהִי דְהַב דְכֵי מִגָּו וּמִבָּרָא וַעֲבַד לֵהּ דֵיר דִדְהַב סְחוֹר סְחוֹר׃ </text:span></text:span><text:span text:style-name="Default_20_Paragraph_20_Font"><text:span text:style-name="T1">ג </text:span></text:span><text:span text:style-name="Default_20_Paragraph_20_Font"><text:span text:style-name="T2">וְאַתִּיךְ לֵהּ אַרְבַּע עִזְקַן דִדְהַב עַל אַרְבַּע זִוְיָתֵהּ וְתַרְתֵּין עִזְקַן עַל סִטְרֵהּ חַד וְתַרְתֵּין עִזְקַן עַל סִטְרֵהּ תִּנְיֵתָא׃ </text:span></text:span><text:span text:style-name="Default_20_Paragraph_20_Font"><text:span text:style-name="T1">ד </text:span></text:span><text:span text:style-name="Default_20_Paragraph_20_Font"><text:span text:style-name="T2">וַעֲבַד אֲרִיחֵי דְאָעֵי שִׁטִין וַחֲפָא יָתְהוֹן דַהֲבָא׃ </text:span></text:span><text:span text:style-name="Default_20_Paragraph_20_Font"><text:span text:style-name="T1">ה </text:span></text:span><text:span text:style-name="Default_20_Paragraph_20_Font"><text:span text:style-name="T2">וְאָעֵיל יָת אֲרִיחַיָא בְּעִזְקָתָא עַל סִטְרֵי אֲרוֹנָא לְמִטָל יָת אֲרוֹנָא׃ </text:span></text:span><text:span text:style-name="Default_20_Paragraph_20_Font"><text:span text:style-name="T1">ו </text:span></text:span><text:span text:style-name="Default_20_Paragraph_20_Font"><text:span text:style-name="T2">וַעֲבַד כַּפֻּרְתָּא דְהַב דְכֵי תַּרְתֵּין אַמִין וּפַלְגָא אֻרְכַּהּ וְאַמְתָא וּפַלְגָא פְתָיַהּ׃ </text:span></text:span><text:span text:style-name="Default_20_Paragraph_20_Font"><text:span text:style-name="T1">ז </text:span></text:span><text:span text:style-name="Default_20_Paragraph_20_Font"><text:span text:style-name="T2">וַעֲבַד תְּרֵין כְּרוּבִין דִדְהָב נְגִיד עֲבַד יָתְהוֹן מִתְּרֵין סִטְרֵי כַפֻּרְתָּא׃ </text:span></text:span><text:span text:style-name="Default_20_Paragraph_20_Font"><text:span text:style-name="T1">ח </text:span></text:span><text:span text:style-name="Default_20_Paragraph_20_Font"><text:span text:style-name="T2">כְּרוּבָא חַד מִסִטְרָא מִכָּא וּכְרוּבָא חַד מִסִטְרָא מִכָּא מִן כַּפֻּרְתָּא עֲבַד יָת כְּרוּבַיָא מִתְּרֵין סִטְרוֹהִי׃ </text:span></text:span><text:span text:style-name="Default_20_Paragraph_20_Font"><text:span text:style-name="T1">ט </text:span></text:span><text:span text:style-name="Default_20_Paragraph_20_Font"><text:span text:style-name="T2">וַהֲווֹ כְרוּבַיָא פְּרִיסָן גַדְפֵיהוֹן לְעֵלָא נָטְלִין בְּגַדְפֵיהוֹן עַל כַּפֻּרְתָּא וְאַפֵּיהוֹן חַד לָקֳבֵל חַד לָקֳבֵל כַּפֻּרְתָּא הֲווֹ אַפֵּי כְרוּבַיָא׃ </text:span></text:span><text:span text:style-name="Default_20_Paragraph_20_Font"><text:span text:style-name="T1">י </text:span></text:span><text:span text:style-name="Default_20_Paragraph_20_Font"><text:span text:style-name="T2">וַעֲבַד יָת פָּתוֹרָא דְאָעֵי שִׁטִין תַּרְתֵּין אַמִין אֻרְכֵּהּ וְאַמְתָא פְתָיֵהּ וְאַמְתָא וּפַלְגָא רוּמֵהּ׃ </text:span></text:span><text:span text:style-name="Default_20_Paragraph_20_Font"><text:span text:style-name="T1">יא </text:span></text:span><text:span text:style-name="Default_20_Paragraph_20_Font"><text:span text:style-name="T2">וַחֲפָא יָתֵהּ דְהַב דְכֵי וַעֲבַד לֵהּ דֵיר דִדְהַב סְחוֹר סְחוֹר׃ </text:span></text:span><text:span text:style-name="Default_20_Paragraph_20_Font"><text:span text:style-name="T1">יב </text:span></text:span><text:span text:style-name="Default_20_Paragraph_20_Font"><text:span text:style-name="T2">וַעֲבַד לֵהּ גְדַנְפָא רוּמֵהּ פּוּשְׁכָא סְחוֹר סְחוֹר וַעֲבַד דֵיר דִדְהַב לִגְדַנְפֵהּ סְחוֹר סְחוֹר׃ </text:span></text:span><text:span text:style-name="Default_20_Paragraph_20_Font"><text:span text:style-name="T1">יג </text:span></text:span><text:span text:style-name="Default_20_Paragraph_20_Font"><text:span text:style-name="T2">וְאַתִּיךְ לֵהּ אַרְבַּע עִזְקַן דִדְהָב וִיהַב יָת עִזְקֳתָא עַל אַרְבַּע זִוְיָתָא דִי לְאַרְבַּע רַגְלוֹהִי׃ </text:span></text:span><text:span text:style-name="Default_20_Paragraph_20_Font"><text:span text:style-name="T1">יד </text:span></text:span><text:span text:style-name="Default_20_Paragraph_20_Font"><text:span text:style-name="T2">לָקֳבֵל גְדַנְפָא הֲווֹ עִזְקָתָא אַתְרָא לַאֲרִיחַיָא לְמִטַל יָת פָּתוֹרָא׃ </text:span></text:span><text:span text:style-name="Default_20_Paragraph_20_Font"><text:span text:style-name="T1">טו </text:span></text:span><text:span text:style-name="Default_20_Paragraph_20_Font"><text:span text:style-name="T2">וַעֲבַד יָת אֲרִיחַיָא דְאָעֵי שִׁטִּין וַחֲפָא יָתְהוֹן דַהֲבָא לְמִטַל יָת פָּתוֹרָא׃ </text:span></text:span><text:span text:style-name="Default_20_Paragraph_20_Font"><text:span text:style-name="T1">טז </text:span></text:span><text:span text:style-name="Default_20_Paragraph_20_Font"><text:span text:style-name="T2">וַעֲבַד יָת מָנַיָא דִי עַל פָּתוֹרָא יָת מָגִיסוֹהִי וְיָת בָּזִיכּוֹהִי וְיָת מְכִילָתֵהּ וְיָת קַשְׂוָתָא דִי יִתְנַסַךְ בְּהוֹן דְהַב דְכֵי׃ </text:span></text:span><text:span text:style-name="Default_20_Paragraph_20_Font"><text:span text:style-name="T1">יז </text:span></text:span><text:span text:style-name="Default_20_Paragraph_20_Font"><text:span text:style-name="T2">וַעֲבַד יָת מְנַרְתָּא דְהַב דְכֵי נְגִיד עֲבַד יָת מְנַרְתָּא שִׁידַהּ וּקְנַהּ כַּלִידָהָא חֵזוּרָהָא וְשׁוֹשַׁנָהָא מִנַהּ הֲווֹ׃ </text:span></text:span><text:span text:style-name="Default_20_Paragraph_20_Font"><text:span text:style-name="T1">יח </text:span></text:span><text:span text:style-name="Default_20_Paragraph_20_Font"><text:span text:style-name="T2">וְשִׁתָּא קְנִין נָפְקִין מִסִטְרָהָא תְּלָתָא קְנֵי מְנַרְתָּא מִסִטְרַהּ חַד וּתְלָתָא קְנֵי מְנַרְתָּא מִסִטְרַהּ תִּנְיָנָא׃ </text:span></text:span><text:span text:style-name="Default_20_Paragraph_20_Font"><text:span text:style-name="T1">יט </text:span></text:span><text:span text:style-name="Default_20_Paragraph_20_Font"><text:span text:style-name="T2">תְּלָתָא כַלִידִין מְצַיְרִין בְּקַנְיָא חַד חֵזוּר וְשׁוֹשָׁן וּתְלָתָא כַלִידִין מְצַיְרִין בְּקַנְיָא חַד חֵזוּר וְשׁוֹשָׁן כֵּן לְשִׁתָּא קְנִין דְנָפְקִין מִן מְנַרְתָּא׃ </text:span></text:span><text:span text:style-name="Default_20_Paragraph_20_Font"><text:span text:style-name="T1">כ </text:span></text:span><text:span text:style-name="Default_20_Paragraph_20_Font"><text:span text:style-name="T2">וּבִמְנַרְתָּא אַרְבְּעָא כַלִידִין מְצַיְרִין חֵזוּרָהָא וְשׁוֹשַׁנָהָא׃ </text:span></text:span><text:span text:style-name="Default_20_Paragraph_20_Font"><text:span text:style-name="T1">כא </text:span></text:span><text:span text:style-name="Default_20_Paragraph_20_Font"><text:span text:style-name="T2">וְחֵזוּר תְּחוֹת תְּרֵין קְנִין מִנַהּ וְחֵזוּר תְּחוֹת תְּרֵין קְנִין מִנַהּ וְחֵזוּר תְּחוֹת תְּרֵין קְנִין מִנַהּ לְשִׁתָּא קְנִין דְנַפְקִין מִנַהּ׃ </text:span></text:span><text:span text:style-name="Default_20_Paragraph_20_Font"><text:span text:style-name="T1">כב </text:span></text:span><text:span text:style-name="Default_20_Paragraph_20_Font"><text:span text:style-name="T2">חֵזוּרֵיהוֹן וּקְנֵיהוֹן מִנַהּ הֲווֹ כֻּלַהּ נְגִידָא חֲדָא דְהַב דְכֵי׃ </text:span></text:span><text:span text:style-name="Default_20_Paragraph_20_Font"><text:span text:style-name="T1">כג </text:span></text:span><text:span text:style-name="Default_20_Paragraph_20_Font"><text:span text:style-name="T2">וַעֲבַד יָת בּוֹצִינָהָא שִׁבְעָא וְצִבְיְתָהָא וּמַחְתְּיָתָהָא דְהַב דְכֵי׃ </text:span></text:span><text:span text:style-name="Default_20_Paragraph_20_Font"><text:span text:style-name="T1">כד </text:span></text:span><text:span text:style-name="Default_20_Paragraph_20_Font"><text:span text:style-name="T2">כִּכְּרָא דְהַב דְכֵי עֲבַד יָתַהּ וְיָת כָּל מָנָהָא׃ </text:span></text:span><text:span text:style-name="Default_20_Paragraph_20_Font"><text:span text:style-name="T1">כה </text:span></text:span><text:span text:style-name="Default_20_Paragraph_20_Font"><text:span text:style-name="T2">וַעֲבַד יָת מַדְבְּחָא דִקְטֹּרֶת בּוּסְמַיָא דְאָעֵי שִׁטִין אַמְתָא אֻרְכֵּהּ וְאַמְתָא פְתָיֵהּ מְרַבַּע וְתַרְתֵּין אַמִין רוּמֵהּ מִנֵהּ הֲווֹ קַרְנוֹהִי׃ </text:span></text:span><text:span text:style-name="Default_20_Paragraph_20_Font"><text:span text:style-name="T1">כו </text:span></text:span><text:span text:style-name="Default_20_Paragraph_20_Font"><text:span text:style-name="T2">וַחֲפָא יָתֵהּ דְהַב דְכֵי יָת אִגָרֵה וְיָת כָּתְלוֹהִי סְחוֹר סְחוֹר וְיָת קַרְנוֹהִי וַעֲבַד לֵהּ דֵיר דִדְהַב סְחוֹר סְחוֹר׃ </text:span></text:span><text:span text:style-name="Default_20_Paragraph_20_Font"><text:span text:style-name="T1">כז </text:span></text:span><text:span text:style-name="Default_20_Paragraph_20_Font"><text:span text:style-name="T2">וְתַרְתֵּין עִזְקַן דִדְהַב עֲבַד לֵהּ מִלְרַע לְדֵירֵהּ עַל תַּרְתֵּין זִוְיָתֵהּ עַל תְּרֵין סִטְרוֹהִי לְאַתְרָא לַאֲרִיחַיָא לְמִטַל יָתֵהּ בְּהוֹן׃ </text:span></text:span><text:span text:style-name="Default_20_Paragraph_20_Font"><text:span text:style-name="T1">כח </text:span></text:span><text:span text:style-name="Default_20_Paragraph_20_Font"><text:span text:style-name="T2">וַעֲבַד יָת אֲרִיחַיָא דְאָעֵי שִׁטִין וַחֲפָא יָתְהוֹן דַהֲבָא׃ </text:span></text:span><text:span text:style-name="Default_20_Paragraph_20_Font"><text:span text:style-name="T1">כט </text:span></text:span><text:span text:style-name="Default_20_Paragraph_20_Font"><text:span text:style-name="T2">וַעֲבַד יָת מִשְׁחָא דִרְבוּתָא קוּדְשָׁא וְיָת קְטֹרֶת בּוּסְמַיָא דְכֵי עוֹבַד בּוּסְמָנוּ׃ </text:span></text:span></text:p>
      </text:section>
      <text:section text:style-name="Sect1" text:name="Sect38">
        <text:p text:style-name="P2">Exodus 38</text:p>
        <text:p text:style-name="P3"><text:span text:style-name="Default_20_Paragraph_20_Font"><text:span text:style-name="T1">א </text:span></text:span><text:span text:style-name="Default_20_Paragraph_20_Font"><text:span text:style-name="T2">וַעֲבַד יָת מַדְבְּחָא דַעֲלָתָא דְאָעֵי שִׁטִין חֲמֵשׁ אַמִין אֻרְכֵּהּ וַחֲמֵשׁ אַמִין פְּתָיֵהּ מְרַבַּע וּתְלָתָא אַמִין רוּמֵהּ׃ </text:span></text:span><text:span text:style-name="Default_20_Paragraph_20_Font"><text:span text:style-name="T1">ב </text:span></text:span><text:span text:style-name="Default_20_Paragraph_20_Font"><text:span text:style-name="T2">וַעֲבַד קַרְנוֹהִי עַל אַרְבַּע זִוְיָתֵהּ מִנֵהּ הֲווֹ קַרְנוֹהִי וַחֲפָא יָתֵהּ נְחָשָׁא׃ </text:span></text:span><text:span text:style-name="Default_20_Paragraph_20_Font"><text:span text:style-name="T1">ג </text:span></text:span><text:span text:style-name="Default_20_Paragraph_20_Font"><text:span text:style-name="T2">וַעֲבַד יָת כָּל מָנֵי מַדְבְּחָא יָת פְּסַכְתְּרָוָתָא וְיָת מַגְרוֹפְיָתָא וְיָת </text:span></text:span><text:soft-page-break/><text:span text:style-name="Default_20_Paragraph_20_Font"><text:span text:style-name="T2">מִזְרְקָתָא יָת צִנוֹרְיָתָא וְיָת מַחְתְּיָתָא כָּל מָנוֹהִי עֲבַד נְחָשָׁא׃ </text:span></text:span><text:span text:style-name="Default_20_Paragraph_20_Font"><text:span text:style-name="T1">ד </text:span></text:span><text:span text:style-name="Default_20_Paragraph_20_Font"><text:span text:style-name="T2">וַעֲבַד לְּמַדְבְּחָא סְרָדָא עוֹבַד מְצַדְתָּא דִנְחָשָׁא תְּחוֹת סוֹבָבֵהּ מִלְרַע עַד פַּלְגֵהּ׃ </text:span></text:span><text:span text:style-name="Default_20_Paragraph_20_Font"><text:span text:style-name="T1">ה </text:span></text:span><text:span text:style-name="Default_20_Paragraph_20_Font"><text:span text:style-name="T2">וְאַתִּיךְ אַרְבַּע עִזְקָתָא בְּאַרְבַּע סִטְרָתָא לִסְרָדָא דִנְחָשָׁא אַתְרָא לַאֲרִיחַיָא׃ </text:span></text:span><text:span text:style-name="Default_20_Paragraph_20_Font"><text:span text:style-name="T1">ו </text:span></text:span><text:span text:style-name="Default_20_Paragraph_20_Font"><text:span text:style-name="T2">וַעֲבַד יָת אֲרִיחַיָא דְאָעֵי שִׁטִין וַחֲפָא יָתְהוֹן נְחָשָׁא׃ </text:span></text:span><text:span text:style-name="Default_20_Paragraph_20_Font"><text:span text:style-name="T1">ז </text:span></text:span><text:span text:style-name="Default_20_Paragraph_20_Font"><text:span text:style-name="T2">וְאָעֵיל יָת אֲרִיחַיָא בְּעִזְקָתָא עַל סִטְרֵי מַדְבְּחָא לְמִטַל יָתֵהּ בְּהוֹן חֲלִיל לוּחִין עֲבַד יָתֵהּ׃ </text:span></text:span><text:span text:style-name="Default_20_Paragraph_20_Font"><text:span text:style-name="T1">ח </text:span></text:span><text:span text:style-name="Default_20_Paragraph_20_Font"><text:span text:style-name="T2">וַעֲבַד יָת כִּיוֹרָא נְחָשָׁא וְיָת בְּסִיסֵהּ נְחָשָׁא בְּמֶחְזְיַן נְשַׁיָא דְאָתְיָן לְצַלָאָה בִּתְרַע מַשְׁכַּן זִמְנָא׃ </text:span></text:span><text:span text:style-name="Default_20_Paragraph_20_Font"><text:span text:style-name="T1">ט </text:span></text:span><text:span text:style-name="Default_20_Paragraph_20_Font"><text:span text:style-name="T2">וַעֲבַד יָת דַרְתָּא לְרוּחַ עֵבַר דָרוֹמָא סְרָדֵי דַרְתָּא דְבוּץ שְׁזִיר מְאָה בְאַמִין׃ </text:span></text:span><text:span text:style-name="Default_20_Paragraph_20_Font"><text:span text:style-name="T1">י </text:span></text:span><text:span text:style-name="Default_20_Paragraph_20_Font"><text:span text:style-name="T2">עַמוּדֵיהוֹן עֶסְרִין וְסַמְכֵיהוֹן עֶסְרִין נְחָשָׁא וָוֵי עַמוּדַיָא וְכִבּוּשֵׁיהוֹן דִכְסָף׃ </text:span></text:span><text:span text:style-name="Default_20_Paragraph_20_Font"><text:span text:style-name="T1">יא </text:span></text:span><text:span text:style-name="Default_20_Paragraph_20_Font"><text:span text:style-name="T2">וּלְרוּחַ צִפּוּנָא מְאָה אַמִין עַמוּדֵיהוֹן עֶסְרִין וְסַמְכֵיהוֹן עֶסְרִין נְחָשָׁא וָוֵי עַמוּדַיָא וְכִבּוּשֵׁיהוֹן דִכְסָף׃ </text:span></text:span><text:span text:style-name="Default_20_Paragraph_20_Font"><text:span text:style-name="T1">יב </text:span></text:span><text:span text:style-name="Default_20_Paragraph_20_Font"><text:span text:style-name="T2">וּלְרוּחַ מַעַרְבָא סְרָדִין חַמְשִׁין בְּאַמִין עֲמוּדֵיהוֹן עַסְרָא וְסַמְכֵיהוֹן עַסְרָא וָוֵי עַמוּדַיָא וְכִבּוּשֵׁיהוֹן דִכְסָף׃ </text:span></text:span><text:span text:style-name="Default_20_Paragraph_20_Font"><text:span text:style-name="T1">יג </text:span></text:span><text:span text:style-name="Default_20_Paragraph_20_Font"><text:span text:style-name="T2">וּלְרוּחַ קִדוּמָא מָדִינְחָא חַמְשִׁין אַמִין׃ </text:span></text:span><text:span text:style-name="Default_20_Paragraph_20_Font"><text:span text:style-name="T1">יד </text:span></text:span><text:span text:style-name="Default_20_Paragraph_20_Font"><text:span text:style-name="T2">סְרָדִין חֲמֵשׁ עֶסְרֵי אַמִין לְעִבְרָא עַמוּדֵיהוֹן תְּלָתָא וְסַמְכֵיהוֹן תְּלָתָא׃ </text:span></text:span><text:span text:style-name="Default_20_Paragraph_20_Font"><text:span text:style-name="T1">טו </text:span></text:span><text:span text:style-name="Default_20_Paragraph_20_Font"><text:span text:style-name="T2">וּלְעִבְרָא תִנְיֵתָא מִכָּא וּמִכָּא לִתְרַע דַרְתָּא סְרָדִין חֲמֵשׁ עֶסְרֵי אַמִין עַמוּדֵיהוֹן תְּלָתָא וְסַמְכֵיהוֹן תְּלָתָא׃ </text:span></text:span><text:span text:style-name="Default_20_Paragraph_20_Font"><text:span text:style-name="T1">טז </text:span></text:span><text:span text:style-name="Default_20_Paragraph_20_Font"><text:span text:style-name="T2">כָּל סְרָדֵי דְדַרְתָּא סְחוֹר סְחוֹר דְבוּץ שְׁזִיר׃ </text:span></text:span><text:span text:style-name="Default_20_Paragraph_20_Font"><text:span text:style-name="T1">יז </text:span></text:span><text:span text:style-name="Default_20_Paragraph_20_Font"><text:span text:style-name="T2">וְסַמְכַיָא לְעַמוּדַיָא נְחָשָׁא וָוֵי עַמוּדַיָא וְכִבּוּשֵׁיהוֹן דִכְסַף וְחִפּוּי רֵישֵׁיהוֹן דִכְסָף וְאִנוּן מְכַבְּשִׁין דִכְסָף כָּל עַמוּדֵי דַרְתָּא׃ </text:span></text:span><text:span text:style-name="Default_20_Paragraph_20_Font"><text:span text:style-name="T1">יח </text:span></text:span><text:span text:style-name="Default_20_Paragraph_20_Font"><text:span text:style-name="T2">וּפְרָסָא דִתְרַע דַרְתָּא עוֹבַד צַיָר תִּכְלָא וְאַרְגְוָנָא וּצְבַע זְהוֹרִי וּבוּץ שְׁזִיר וְעֶסְרִין אַמִין אֻרְכָּא וְרוּמָא בְּפוּתְיָא חֲמֵשׁ אַמִין לָקֳבֵל סְרָדֵי דַרְתָּא׃ </text:span></text:span><text:span text:style-name="Default_20_Paragraph_20_Font"><text:span text:style-name="T1">יט </text:span></text:span><text:span text:style-name="Default_20_Paragraph_20_Font"><text:span text:style-name="T2">וְעַמוּדֵיהוֹן אַרְבְּעָא וְסַמְכֵיהוֹן אַרְבְּעָא נְחָשָׁא וָוֵיהוֹן דִכְסַף וְחִפּוּי רֵישֵׁיהוֹן וְכִבּוּשֵׁיהוֹן דִכְסָף׃ </text:span></text:span><text:span text:style-name="Default_20_Paragraph_20_Font"><text:span text:style-name="T1">כ </text:span></text:span><text:span text:style-name="Default_20_Paragraph_20_Font"><text:span text:style-name="T2">וְכָל סִכַּיָא לְמַשְׁכְּנָא וּלְדַרְתָּא סְחוֹר סְחוֹר דִנְחָשָׁא׃ ססס׃ </text:span></text:span><text:span text:style-name="Default_20_Paragraph_20_Font"><text:span text:style-name="T1">כא </text:span></text:span><text:span text:style-name="Default_20_Paragraph_20_Font"><text:span text:style-name="T2">אִלֵין מִנְיָנֵי מַשְׁכְּנָא מַשְׁכְּנָא דְסַהֲדוּתָא דִי אִתְמְנֵי עַל מֵימְרָא דְמשֶׁה פָּלְחַן לֵיוָאֵי בִּידָא דְאִיתָמָר בַּר אַהֲרֹן כַּהֲנָא׃ </text:span></text:span><text:span text:style-name="Default_20_Paragraph_20_Font"><text:span text:style-name="T1">כב </text:span></text:span><text:span text:style-name="Default_20_Paragraph_20_Font"><text:span text:style-name="T2">וּבְצַלְאֵל בַּר אוּרִי בַר חוּר לְשִׁבְטָא דִיהוּדָה עֲבַד יָת כָּל דִי פַקֵיד יְיָ יָת משֶׁה׃ </text:span></text:span><text:span text:style-name="Default_20_Paragraph_20_Font"><text:span text:style-name="T1">כג </text:span></text:span><text:span text:style-name="Default_20_Paragraph_20_Font"><text:span text:style-name="T2">וְעִמֵהּ אָהֳלִיאָב בַּר אֲחִיסָמָךְ לְשִׁבְטָא דְדָן נַגָר וָאֳמָן וְצַיָר בְּתִכְלָא וּבְאַרְגְוָנָא וּבִצְבַע זְהוֹרִי וּבְבוּצָא׃ </text:span></text:span><text:span text:style-name="Default_20_Paragraph_20_Font"><text:span text:style-name="T1">כד </text:span></text:span><text:span text:style-name="Default_20_Paragraph_20_Font"><text:span text:style-name="T2">כָּל דַהֲבָא דְאִתְעֲבֵד לְעִבִידָא בְּכֹל עִבִידַת קוּדְשָׁא וַהֲוָה דְהַב אֲרָמוּתָא עֶסְרִין וּתְשַׁע כִּכְּרִין וּשְׁבַע מְאָה וּתְלָתִין סִלְעִין בְּסִלְעֵי קוּדְשָׁא׃ </text:span></text:span><text:span text:style-name="Default_20_Paragraph_20_Font"><text:span text:style-name="T1">כה </text:span></text:span><text:span text:style-name="Default_20_Paragraph_20_Font"><text:span text:style-name="T2">וּכְסַף מִנְיָנֵי כְנִשְׁתָּא מְאָה כִכְּרִין וְאֶלֶף וּשְׁבַע מְאָה וְשִׁבְעִין וְחַמְשָׁא סִלְעִין בְּסִלְעֵי קוּדְשָׁא׃ </text:span></text:span><text:span text:style-name="Default_20_Paragraph_20_Font"><text:span text:style-name="T1">כו </text:span></text:span><text:span text:style-name="Default_20_Paragraph_20_Font"><text:span text:style-name="T2">תִּקְלָּא לְגֻלְגַלְתָּא פַלְגוּת סִלְעָא בְּסִלְעֵי קוּדְשָׁא לְכֹל דְעָבַר עַל מִנְיָנַיָא מִבַּר עֶסְרִין שְׁנִין וּלְעֵלָא לְשִׁית מְאָה וּתְלָתָא אַלְפִין וַחֲמֵשׁ מְאָה וְחַמְשִׁין׃ </text:span></text:span><text:span text:style-name="Default_20_Paragraph_20_Font"><text:span text:style-name="T1">כז </text:span></text:span><text:span text:style-name="Default_20_Paragraph_20_Font"><text:span text:style-name="T2">וַהֲוָה מְאָה כִכְּרִין דִכְסַף לְאַתָּכָא יָת סַמְכֵי קוּדְשָׁא וְיָת סַמְכֵי דְפָרֻכְתָּא מְאָה סַמְכִין לִמְאָה כִכְּרִין כִּכְּרָא לְסַמְכָא׃ </text:span></text:span><text:span text:style-name="Default_20_Paragraph_20_Font"><text:span text:style-name="T1">כח </text:span></text:span><text:span text:style-name="Default_20_Paragraph_20_Font"><text:span text:style-name="T2">וְיָת אַלְפָא וּשְׁבַע מְאָה וְשִׁבְעִין וְחַמְשָׁא עֲבַד וָוִין לְעַמוּדַיָא וְחִפָּא רֵישֵׁיהוֹן וְכַבֵּשׁ יָתְהוֹן׃ </text:span></text:span><text:span text:style-name="Default_20_Paragraph_20_Font"><text:span text:style-name="T1">כט </text:span></text:span><text:span text:style-name="Default_20_Paragraph_20_Font"><text:span text:style-name="T2">וּנְחָשָׁא דַאֲרָמוּתָא שִׁבְעִין כִּכְּרִין וּתְרֵין אַלְפִין וְאַרְבַּע מְאָה סִלְעִין׃ </text:span></text:span><text:span text:style-name="Default_20_Paragraph_20_Font"><text:span text:style-name="T1">ל </text:span></text:span><text:span text:style-name="Default_20_Paragraph_20_Font"><text:span text:style-name="T2">וַעֲבַד בַּהּ יָת סַמְכֵי תְּרַע מַשְׁכַּן זִמְנָא וְיָת מַדְבְּחָא דִנְחָשָׁא וְיָת סְרָדָא דִנְחָשָׁא דִי לֵהּ וְיָת כָּל מָנֵי מַדְבְּחָא׃ </text:span></text:span><text:span text:style-name="Default_20_Paragraph_20_Font"><text:span text:style-name="T1">לא </text:span></text:span><text:span text:style-name="Default_20_Paragraph_20_Font"><text:span text:style-name="T2">וְיָת סַמְכֵי דְדַרְתָּא סְחוֹר סְחוֹר וְיָת סַמְכֵי תְּרַע דַרְתָּא וְיָת כָּל סִכֵּי מַשְׁכְּנָא וְיָת כָּל סִכֵּי דַרְתָּא סְחוֹר סְחוֹר׃ </text:span></text:span></text:p>
      </text:section>
      <text:section text:style-name="Sect1" text:name="Sect39">
        <text:p text:style-name="P2">Exodus 39</text:p>
        <text:p text:style-name="P3"><text:span text:style-name="Default_20_Paragraph_20_Font"><text:span text:style-name="T1">א </text:span></text:span><text:span text:style-name="Default_20_Paragraph_20_Font"><text:span text:style-name="T2">וּמִן תִּכְלָא וְאַרְגְוָנָא וּצְבַע זְהוֹרִי עֲבָדוּ לְבוּשֵׁי שִׁמוּשָׁא לְשַׁמָשָׁא בְּקוּדְשָׁא וַעֲבָדוּ יָת לְבוּשֵׁי קוּדְשָׁא דִי לְאַהֲרֹן כְּמָא דִי פַקִיד יְיָ יָת משֶׁה׃ </text:span></text:span><text:span text:style-name="Default_20_Paragraph_20_Font"><text:span text:style-name="T1">ב </text:span></text:span><text:span text:style-name="Default_20_Paragraph_20_Font"><text:span text:style-name="T2">וַעֲבַד יַת אֵפוֹדָא דַהֲבָא תִּכְלָא וְאַרְגְוָנָא וּצְבַע זְהוֹרִי וּבוּץ שְׁזִיר׃ </text:span></text:span><text:span text:style-name="Default_20_Paragraph_20_Font"><text:span text:style-name="T1">ג </text:span></text:span><text:span text:style-name="Default_20_Paragraph_20_Font"><text:span text:style-name="T2">וְרַדִידוּ יָת טַסֵי דַהֲבָא וְקַצִיצוּ </text:span></text:span><text:soft-page-break/><text:span text:style-name="Default_20_Paragraph_20_Font"><text:span text:style-name="T2">חוּטִין לְמֶעְבַּד בְּגוֹ תִּכְלָא וּבְגוֹ אַרְגְוָנָא וּבְגוֹ צְבַע זְהוֹרִי וּבְגוֹ בוּצָא עוֹבַד אֳמָן׃ </text:span></text:span><text:span text:style-name="Default_20_Paragraph_20_Font"><text:span text:style-name="T1">ד </text:span></text:span><text:span text:style-name="Default_20_Paragraph_20_Font"><text:span text:style-name="T2">כַּתְפָּן עֲבָדוּ לֵהּ מְלַפְּפָן עַל תְּרֵין סִטְרוֹהִי יִתְלָפֵף׃ </text:span></text:span><text:span text:style-name="Default_20_Paragraph_20_Font"><text:span text:style-name="T1">ה </text:span></text:span><text:span text:style-name="Default_20_Paragraph_20_Font"><text:span text:style-name="T2">וְהֶמְיַן תִּקוּנֵהּ דִי עֲלוֹהִי מִנֵהּ הוּא כְּעוֹבָדוֹהִי דַהֲבָא תִּכְלָא וְאַרְגְוָנָא וּצְבַע זְהוֹרִי וּבוּץ שְׁזִיר כְּמָא דִי פַקִיד יְיָ יָת משֶׁה׃ </text:span></text:span><text:span text:style-name="Default_20_Paragraph_20_Font"><text:span text:style-name="T1">ו </text:span></text:span><text:span text:style-name="Default_20_Paragraph_20_Font"><text:span text:style-name="T2">וַעֲבָדוּ יָת אַבְנֵי בוּרְלָא מְשַׁקְעָן מְרַמְצָן דִדְהָב גְלִיפָן כְּתַב מְפָרַשׁ עַל שְׁמָהַת בְּנֵי יִשְׂרָאֵל׃ </text:span></text:span><text:span text:style-name="Default_20_Paragraph_20_Font"><text:span text:style-name="T1">ז </text:span></text:span><text:span text:style-name="Default_20_Paragraph_20_Font"><text:span text:style-name="T2">וְשַׁוִי יָתְהוֹן עַל כִּתְפָא דְאֵפוֹדָא אַבְנֵי דוּכְרָנָא לִבְנֵי יִשְׂרָאֵל כְּמָא דִי פַקִיד יְיָ יָת משֶׁה׃ </text:span></text:span><text:span text:style-name="Default_20_Paragraph_20_Font"><text:span text:style-name="T1">ח </text:span></text:span><text:span text:style-name="Default_20_Paragraph_20_Font"><text:span text:style-name="T2">וַעֲבַד יָת חוּשְׁנָא עוֹבַד אֳמָן כְּעוֹבְדֵי אֵפוֹדָא דַהֲבָּא תִּכְלָא וְאַרְגְוָנָא וּצְבַע זְהוֹרִי וּבוּץ שְׁזִיר׃ </text:span></text:span><text:span text:style-name="Default_20_Paragraph_20_Font"><text:span text:style-name="T1">ט </text:span></text:span><text:span text:style-name="Default_20_Paragraph_20_Font"><text:span text:style-name="T2">מְרַבַּע הֲוָה עֵיף עֲבָדוּ יָת חוּשְׁנָא זֶרְתָּא אֻרְכֵּהּ וְזֶרְתָּא פְתָיֵהּ עֵיף׃ </text:span></text:span><text:span text:style-name="Default_20_Paragraph_20_Font"><text:span text:style-name="T1">י </text:span></text:span><text:span text:style-name="Default_20_Paragraph_20_Font"><text:span text:style-name="T2">וְאַשְׁלִימוּ בֵהּ אַרְבְּעָא סִדְרֵי אֶבֶן טָבָא סִדְרָא קַדְמָאָה סַמְקָן יַרְקָן וּבַרְקָן סִדְרָא חָד׃ </text:span></text:span><text:span text:style-name="Default_20_Paragraph_20_Font"><text:span text:style-name="T1">יא </text:span></text:span><text:span text:style-name="Default_20_Paragraph_20_Font"><text:span text:style-name="T2">וְסִדְרָא תִּנְיָנָא אִזְמָרַגְדִין שַׁבְזִיז וְסַבְהֲלוֹם׃ </text:span></text:span><text:span text:style-name="Default_20_Paragraph_20_Font"><text:span text:style-name="T1">יב </text:span></text:span><text:span text:style-name="Default_20_Paragraph_20_Font"><text:span text:style-name="T2">וְסִדְרָא תְּלִיתָאָה קַנְכֵּרֵי טַרְקְיָא וְעֵין עֶגְלָא׃ </text:span></text:span><text:span text:style-name="Default_20_Paragraph_20_Font"><text:span text:style-name="T1">יג </text:span></text:span><text:span text:style-name="Default_20_Paragraph_20_Font"><text:span text:style-name="T2">וְסִדְרָא רְבִיעָאָה כְּרוּם יַמָּא וּבוּרְלָא וּפַנְטֵּרֵי מְשַׁקְעָן מְרַמְצָן דִדְהַב בְּאַשְׁלָמוּתְהוֹן׃ </text:span></text:span><text:span text:style-name="Default_20_Paragraph_20_Font"><text:span text:style-name="T1">יד </text:span></text:span><text:span text:style-name="Default_20_Paragraph_20_Font"><text:span text:style-name="T2">וְאַבְנַיָא עַל שְׁמָהַת בְּנֵי יִשְׂרָאֵל אִנוּן תַּרְתֵּי עֶסְרֵי עַל שְׁמָהַתְהוֹן כְּתַב מְפָרַשׁ כִּגְלוֹף דְעִזְקָא גְבַר עַל שְׁמֵהּ לִתְרֵין עֲסַר שִׁבְטִין׃ </text:span></text:span><text:span text:style-name="Default_20_Paragraph_20_Font"><text:span text:style-name="T1">טו </text:span></text:span><text:span text:style-name="Default_20_Paragraph_20_Font"><text:span text:style-name="T2">וַעֲבָדוּ עַל חוּשְׁנָא תִּכִּין מְתַחְמָן עוֹבַד גְדִילוּ דְהַב דְכֵי׃ </text:span></text:span><text:span text:style-name="Default_20_Paragraph_20_Font"><text:span text:style-name="T1">טז </text:span></text:span><text:span text:style-name="Default_20_Paragraph_20_Font"><text:span text:style-name="T2">וַעֲבָדוּ תַּרְתֵּין מְרַמְצָן דִדְהַב וְתַרְתֵּין עִזְקָן דִדְהָב וִיהָבוּ יָת תַּרְתֵּין עִזְקָתָא עַל תְּרֵין סִטְרֵי חוּשְׁנָא׃ </text:span></text:span><text:span text:style-name="Default_20_Paragraph_20_Font"><text:span text:style-name="T1">יז </text:span></text:span><text:span text:style-name="Default_20_Paragraph_20_Font"><text:span text:style-name="T2">וִיהָבוּ תַּרְתֵּין גְדִילָתָא דִדְהַב עַל תַּרְתֵּין עִזְקָתָא עַל סִטְרֵי חוּשְׁנָא׃ </text:span></text:span><text:span text:style-name="Default_20_Paragraph_20_Font"><text:span text:style-name="T1">יח </text:span></text:span><text:span text:style-name="Default_20_Paragraph_20_Font"><text:span text:style-name="T2">וְיָת תַּרְתֵּין גְדִילָן דְעַל תַּרְתֵּין סִטְרוֹהִי יְהָבוּ עַל תַּרְתֵּין מְרַמְצָתָא וִיהָבֻנוּן עַל כַּתְפֵּי אֵפוֹדָא לָקֳבֵל אַפּוֹהִי׃ </text:span></text:span><text:span text:style-name="Default_20_Paragraph_20_Font"><text:span text:style-name="T1">יט </text:span></text:span><text:span text:style-name="Default_20_Paragraph_20_Font"><text:span text:style-name="T2">וַעֲבָדוּ תַּרְתֵּין עִזְקַן דִדְהַב וְשַׁוִיאוּ עַל תְּרֵין סִטְרֵי חוּשְׁנָא עַל סִפְתֵהּ דִי לְעִבְרָא דְאֵפוֹדָא מִלְגָיו׃ </text:span></text:span><text:span text:style-name="Default_20_Paragraph_20_Font"><text:span text:style-name="T1">כ </text:span></text:span><text:span text:style-name="Default_20_Paragraph_20_Font"><text:span text:style-name="T2">וַעֲבָדוּ תַּרְתֵּין עִזְקַן דִדְהַב וִיהָבֻנוּן עַל תַּרְתֵּין כִּתְפֵי אֵפוֹדָא מִלְרַע מִלָקֳבֵל אַפּוֹהִי לָקֳבֵל בֵּית לוֹפֵי מֵעִלָוֵי לְהֶמְיַן אֵפוֹדָא׃ </text:span></text:span><text:span text:style-name="Default_20_Paragraph_20_Font"><text:span text:style-name="T1">כא </text:span></text:span><text:span text:style-name="Default_20_Paragraph_20_Font"><text:span text:style-name="T2">וְיַחֲדוּן יָת חוּשְׁנָא מֵעִזְקְתֵהּ לְעִזְקָתָא דְאֵפוֹדָא בְּחוּטָּא דִתְכֶלְתָּא לְמֶהֱוֵי עַל הֶמְיַן אֵפוֹדָא וְלָא יִתְפָּרֵק חוּשְׁנָא מֵעִלָוֵי אֵפוֹדָא כְּמָא דִי פַקִיד יְיָ יָת משֶׁה׃ </text:span></text:span><text:span text:style-name="Default_20_Paragraph_20_Font"><text:span text:style-name="T1">כב </text:span></text:span><text:span text:style-name="Default_20_Paragraph_20_Font"><text:span text:style-name="T2">וַעֲבַד יָת מְעִילָא דְאֵפוֹדָא עוֹבַד מָחֵי גְמִיר תִּכְלָא׃ </text:span></text:span><text:span text:style-name="Default_20_Paragraph_20_Font"><text:span text:style-name="T1">כג </text:span></text:span><text:span text:style-name="Default_20_Paragraph_20_Font"><text:span text:style-name="T2">וּפוּם מְעִילָא כָּפִיל לְגַוֵהּ כְּפוּם שִׁרְיָן תּוֹרָא מַקַף לְפוּמֵהּ סְחוֹר סְחוֹר לָא יִתְבְּזָע׃ </text:span></text:span><text:span text:style-name="Default_20_Paragraph_20_Font"><text:span text:style-name="T1">כד </text:span></text:span><text:span text:style-name="Default_20_Paragraph_20_Font"><text:span text:style-name="T2">וַעֲבָדוּ עַל שִׁפּוֹלֵי מְעִילָא רִמוֹנֵי תִּכְלָא וְאַרְגְוָנָא וּצְבַע זְהוֹרִי שְׁזִיר׃ </text:span></text:span><text:span text:style-name="Default_20_Paragraph_20_Font"><text:span text:style-name="T1">כה </text:span></text:span><text:span text:style-name="Default_20_Paragraph_20_Font"><text:span text:style-name="T2">וַעֲבָדוּ זַגַיָא דְהַב דְכֵי וִיהָבוּ יָת זַגַיָא בְּגוֹ רִמוֹנַיָא עַל שִׁפּוֹלֵי מְעִילָא סְחוֹר סְחוֹר בְּגוֹ רִמוֹנַיָא׃ </text:span></text:span><text:span text:style-name="Default_20_Paragraph_20_Font"><text:span text:style-name="T1">כו </text:span></text:span><text:span text:style-name="Default_20_Paragraph_20_Font"><text:span text:style-name="T2">זַגָא וְרִמוֹנָא זַגָא וְרִמוֹנָא עַל שִׁפּוֹלֵי מְעִילָא סְחוֹר סְחוֹר לְשַׁמָשָׁא כְּמָא דִי פַקִיד יְיָ יָת משֶׁה׃ </text:span></text:span><text:span text:style-name="Default_20_Paragraph_20_Font"><text:span text:style-name="T1">כז </text:span></text:span><text:span text:style-name="Default_20_Paragraph_20_Font"><text:span text:style-name="T2">וַעֲבָדוּ יָת כִּתּוּנִין דְבוּצָא עוֹבַד מָחֵי לְאַהֲרֹן וִלִבְנוֹהִי׃ </text:span></text:span><text:span text:style-name="Default_20_Paragraph_20_Font"><text:span text:style-name="T1">כח </text:span></text:span><text:span text:style-name="Default_20_Paragraph_20_Font"><text:span text:style-name="T2">וְיָת מִצְנֶפְתָּא דְבוּצָא וְיָת שְׁבַח כּוֹבָעַיָא דְבוּצָא וְיָת מִכְנְסֵי בוּצָא דְבוּץ שְׁזִיר׃ </text:span></text:span><text:span text:style-name="Default_20_Paragraph_20_Font"><text:span text:style-name="T1">כט </text:span></text:span><text:span text:style-name="Default_20_Paragraph_20_Font"><text:span text:style-name="T2">וְיָת הֶמְיָנָא דְבוּץ שְּׁזִיר וְתִכְלָא וְאַרְגְוָנָא וּצְבַע זְהוֹרִי עוֹבַד צַיָר כְּמָא דִי פַקִיד יְיָ יָת משֶׁה׃ </text:span></text:span><text:span text:style-name="Default_20_Paragraph_20_Font"><text:span text:style-name="T1">ל </text:span></text:span><text:span text:style-name="Default_20_Paragraph_20_Font"><text:span text:style-name="T2">וַעֲבָדוּ יָת צִיצָא כְלִילָא דְקוּדְשָׁא דְהַב דְכֵי וּכְתָבוּ עֲלוֹהִי גְלִיפָן כְּתַב מְפָרַשׁ קֹדֶשׁ לַיְיָ׃ </text:span></text:span><text:span text:style-name="Default_20_Paragraph_20_Font"><text:span text:style-name="T1">לא </text:span></text:span><text:span text:style-name="Default_20_Paragraph_20_Font"><text:span text:style-name="T2">וִיהָבוּ עֲלוֹהִי חוּטָא תְכֶלְתָּא לְמִתַּן עַל מִצְנֶפְתָּא מִלְעֵלָא כְּמָא דִי פַקִיד יְיָ יָת משֶׁה׃ </text:span></text:span><text:span text:style-name="Default_20_Paragraph_20_Font"><text:span text:style-name="T1">לב </text:span></text:span><text:span text:style-name="Default_20_Paragraph_20_Font"><text:span text:style-name="T2">וּשְׁלִים כָּל פָּלְחַן מַשְׁכְּנָא מַשְׁכַּן זִמְנָא וַעֲבָדוּ בְּנֵי יִשְׂרָאֵל כְּכֹל דִי פַקִיד יְיָ יָת משֶׁה כֵּן עֲבָדוּ׃ </text:span></text:span><text:span text:style-name="Default_20_Paragraph_20_Font"><text:span text:style-name="T1">לג </text:span></text:span><text:span text:style-name="Default_20_Paragraph_20_Font"><text:span text:style-name="T2">וְאַיְתִיוּ יָת מַשְׁכְּנָא לְמשֶׁה יָת מַשְׁכְּנָא וְיָת כָּל מָנוֹהִי פוּרְפוֹהִי דַפּוֹהִי עַבְּרוֹהִי וְעַמוּדוֹהִי וְסַמְכוֹהִי׃ </text:span></text:span><text:span text:style-name="Default_20_Paragraph_20_Font"><text:span text:style-name="T1">לד </text:span></text:span><text:span text:style-name="Default_20_Paragraph_20_Font"><text:span text:style-name="T2">וְיָת חוֹפָאָה מַשְׁכֵי דְדִכְרֵי מְסַמְקֵי וְיָת חוֹפָאָה מַשְׁכֵי דְסַסְגוֹנָא וְיָת פָּרֻכְתָּא דִפְרָסָא׃ </text:span></text:span><text:span text:style-name="Default_20_Paragraph_20_Font"><text:span text:style-name="T1">לה </text:span></text:span><text:span text:style-name="Default_20_Paragraph_20_Font"><text:span text:style-name="T2">יָת אֲרוֹנָא דְסַהֲדוּתָא וְיָת אֲרִיחוֹהִי וְיָת כַּפֻּרְתָּא׃ </text:span></text:span><text:span text:style-name="Default_20_Paragraph_20_Font"><text:span text:style-name="T1">לו </text:span></text:span><text:span text:style-name="Default_20_Paragraph_20_Font"><text:span text:style-name="T2">יָת פָּתוֹרָא יָת כָּל מָנוֹהִי וְיָת לְחֵם אַפַּיָא׃ </text:span></text:span><text:span text:style-name="Default_20_Paragraph_20_Font"><text:span text:style-name="T1">לז </text:span></text:span><text:span text:style-name="Default_20_Paragraph_20_Font"><text:span text:style-name="T2">יָת מְנַרְתָּא דָכִיתָא יָת בּוֹצִינָהָא בּוֹצִנֵי סִדְרָא וְיָת כָּל מָנָהָא וְיָת מִשְׁחָא דְאַנְהָרוּתָא׃ </text:span></text:span><text:span text:style-name="Default_20_Paragraph_20_Font"><text:span text:style-name="T1">לח </text:span></text:span><text:span text:style-name="Default_20_Paragraph_20_Font"><text:span text:style-name="T2">וְיָת מַדְבְּחָא דְדַהֲבָא וְיָת מִשְׁחָא דִרְבוּתָא וְיָת קְטֹרֶת בּוּסְמַיָא וְיָת פְּרָסָא דִתְרַע מַשְׁכְּנָא׃ </text:span></text:span><text:span text:style-name="Default_20_Paragraph_20_Font"><text:span text:style-name="T1">לט </text:span></text:span><text:span text:style-name="Default_20_Paragraph_20_Font"><text:span text:style-name="T2">יָת מַדְבְּחָא </text:span></text:span><text:soft-page-break/><text:span text:style-name="Default_20_Paragraph_20_Font"><text:span text:style-name="T2">דִנְחָשָׁא וְיָת סְרָדָא דִנְחָשָׁא דִילֵהּ יָת אֲרִיחוֹהִי וְיָת כָּל מָנוֹהִי יָת כִּיוֹרָא וְיָת בְּסִיסֵהּ׃ </text:span></text:span><text:span text:style-name="Default_20_Paragraph_20_Font"><text:span text:style-name="T1">מ </text:span></text:span><text:span text:style-name="Default_20_Paragraph_20_Font"><text:span text:style-name="T2">יָת סְרָדֵי דְדַרְתָּא יָת עַמוּדָהָא וְיָת סַמְכָהָא וְיָת פְּרָסָא לִתְרַע דַרְתָּא יָת אֲטוּנוֹהִי וְסִכָּהָא וְיָת כָּל מָנֵי פָּלְחַן מַשְׁכְּנָא לְמַשְׁכַּן זִמְנָא׃ </text:span></text:span><text:span text:style-name="Default_20_Paragraph_20_Font"><text:span text:style-name="T1">מא </text:span></text:span><text:span text:style-name="Default_20_Paragraph_20_Font"><text:span text:style-name="T2">יָת לְבוּשֵׁי שִׁמוּשָׁא לְשַׁמָשָׁא בְקוּדְשָׁא יָת לְבוּשֵׁי קוּדְשָׁא לְאַהֲרֹן כַּהֲנָא וְיָת לְבוּשֵׁי בְנוֹהִי לְשַׁמָשָׁא׃ </text:span></text:span><text:span text:style-name="Default_20_Paragraph_20_Font"><text:span text:style-name="T1">מב </text:span></text:span><text:span text:style-name="Default_20_Paragraph_20_Font"><text:span text:style-name="T2">כְּכֹל דִי פַקִיד יְיָ יָת משֶׁה כֵּן עֲבָדוּ בְּנֵי יִשְׂרָאֵל יָת כָּל פָּלְחָנָא׃ </text:span></text:span><text:span text:style-name="Default_20_Paragraph_20_Font"><text:span text:style-name="T1">מג </text:span></text:span><text:span text:style-name="Default_20_Paragraph_20_Font"><text:span text:style-name="T2">וַחֲזָא משֶׁה יָת כָּל עִבִדְתָּא וְהָא עֲבָדוּ יָתַהּ כְּמָא דִי פַקִיד יְיָ כֵּן עֲבָדוּ וּבָרִיךְ יָתְהוֹן משֶׁה׃ </text:span></text:span></text:p>
      </text:section>
      <text:section text:style-name="Sect1" text:name="Sect40">
        <text:p text:style-name="P2">Exodus 40</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בְּיוֹמָא יַרְחָא קַדְמָאָה בְּחַד לְיַרְחָא תְּקִים יָת מַשְׁכְּנָא מַשְּׁכַּן זִמְנָא׃ </text:span></text:span><text:span text:style-name="Default_20_Paragraph_20_Font"><text:span text:style-name="T1">ג </text:span></text:span><text:span text:style-name="Default_20_Paragraph_20_Font"><text:span text:style-name="T2">וּתְשַׁוֵי תַמָן יַת אֲרוֹנָא דְסַהֲדוּתָא וְתַטֵּל עַל אֲרוֹנָא יָת פָּרֻכְתָּא׃ </text:span></text:span><text:span text:style-name="Default_20_Paragraph_20_Font"><text:span text:style-name="T1">ד </text:span></text:span><text:span text:style-name="Default_20_Paragraph_20_Font"><text:span text:style-name="T2">וְתָעֵל יָת פָּתוֹרָא וְתַסְדַר יָת סִדְרֵהּ וְתָעֵל יָת מְנַרְתָּא וְתַדְלֵק יָת בּוֹצִינָהָא׃ </text:span></text:span><text:span text:style-name="Default_20_Paragraph_20_Font"><text:span text:style-name="T1">ה </text:span></text:span><text:span text:style-name="Default_20_Paragraph_20_Font"><text:span text:style-name="T2">וְתִתֵּן יָת מַדְבְּחָא דְדַהֲבָא לִקְטֹּרֶת בּוּסְמַיָא קֳדָם אֲרוֹנָא דְסַהֲדוּתָא וּתְשַׁוֵי יָת פְּרָסָא דְתַרְעָא לְמַשְׁכְּנָא׃ </text:span></text:span><text:span text:style-name="Default_20_Paragraph_20_Font"><text:span text:style-name="T1">ו </text:span></text:span><text:span text:style-name="Default_20_Paragraph_20_Font"><text:span text:style-name="T2">וְתִתֵּן יָת מַדְבְּחָא דַעֲלָתָא קֳדָם תְּרַע מַשְׁכְּנָא מַשְׁכַּן זִמְנָא׃ </text:span></text:span><text:span text:style-name="Default_20_Paragraph_20_Font"><text:span text:style-name="T1">ז </text:span></text:span><text:span text:style-name="Default_20_Paragraph_20_Font"><text:span text:style-name="T2">וְתִתֵּן יָת כִּיוֹרָא בֵּין מַשְׁכַּן זִמְנָא וּבֵין מַדְבְּחָא וְתִתֵּן תַּמָן מַיָא׃ </text:span></text:span><text:span text:style-name="Default_20_Paragraph_20_Font"><text:span text:style-name="T1">ח </text:span></text:span><text:span text:style-name="Default_20_Paragraph_20_Font"><text:span text:style-name="T2">וּתְשַׁוֵי יָת דַרְתָּא סְחוֹר סְחוֹר וְתִתֵּן יָת פְּרָסָא דִתְרַע דַרְתָּא׃ </text:span></text:span><text:span text:style-name="Default_20_Paragraph_20_Font"><text:span text:style-name="T1">ט </text:span></text:span><text:span text:style-name="Default_20_Paragraph_20_Font"><text:span text:style-name="T2">וְתִסַב יָת מִשְׁחָא דִרְבוּתָא וּתְרַבֵּי יָת מַשְׁכְּנָא וְיָת כָּל דִי בֵהּ וּתְקַדֵשׁ יָתֵהּ וְיָת כָּל מָנוֹהִי וִיהֵי קוּדְשָׁא׃ </text:span></text:span><text:span text:style-name="Default_20_Paragraph_20_Font"><text:span text:style-name="T1">י </text:span></text:span><text:span text:style-name="Default_20_Paragraph_20_Font"><text:span text:style-name="T2">וּתְרַבֵי יָת מַדְבְּחָא דַעֲלָתָא וְיָת כָּל מָנוֹהִי וּתְקַדֵשׁ יָת מַדְבְּחָא וִיהֵי מַדְבְּחָא קֹדֶשׁ קוּדְשִׁין׃ </text:span></text:span><text:span text:style-name="Default_20_Paragraph_20_Font"><text:span text:style-name="T1">יא </text:span></text:span><text:span text:style-name="Default_20_Paragraph_20_Font"><text:span text:style-name="T2">וּתְרַבֵּי יָת כִּיוֹרָא וְיָת בְּסִיסֵהּ וּתְקַדֵשׁ יָתֵהּ׃ </text:span></text:span><text:span text:style-name="Default_20_Paragraph_20_Font"><text:span text:style-name="T1">יב </text:span></text:span><text:span text:style-name="Default_20_Paragraph_20_Font"><text:span text:style-name="T2">וּתְקָרֵב יָת אַהֲרֹן וְיָת בְּנוֹהִי לִתְרַע מַשְׁכַּן זִמְנָא וְתַסְחֵי יָתְהוֹן בְּמַיָא׃ </text:span></text:span><text:span text:style-name="Default_20_Paragraph_20_Font"><text:span text:style-name="T1">יג </text:span></text:span><text:span text:style-name="Default_20_Paragraph_20_Font"><text:span text:style-name="T2">וְתַלְבֵּשׁ יָת אַהֲרֹן יָת לְבוּשֵׁי קוּדְשָׁא וּתְרַבֵּי יָתֵהּ וּתְקַדֵשׁ יָתֵהּ וִישַׁמֵשׁ קֳדָמָי׃ </text:span></text:span><text:span text:style-name="Default_20_Paragraph_20_Font"><text:span text:style-name="T1">יד </text:span></text:span><text:span text:style-name="Default_20_Paragraph_20_Font"><text:span text:style-name="T2">וְיָת בְּנוֹהִי תְּקָרֵב וְתַלְבֵּשּׁ יָתְהוֹן כִּתּוּנִין׃ </text:span></text:span><text:span text:style-name="Default_20_Paragraph_20_Font"><text:span text:style-name="T1">טו </text:span></text:span><text:span text:style-name="Default_20_Paragraph_20_Font"><text:span text:style-name="T2">וּתְרַבִּי יָתְהוֹן כְּמָא דִי רַבִּיתָא יָת אֲבוּהוֹן וִישַׁמְשׁוּן קֳדָמָי וּתְהֵי לְמֶהֱוֵי לְּהוֹן רְבוּתְהוֹן לְכַהֲנוּת עֲלָם לְדָרֵיהוֹן׃ </text:span></text:span><text:span text:style-name="Default_20_Paragraph_20_Font"><text:span text:style-name="T1">טז </text:span></text:span><text:span text:style-name="Default_20_Paragraph_20_Font"><text:span text:style-name="T2">וַעֲבַד משֶׁה כְּכֹל דִי פַקִיד יְיָ יָתֵהּ כֵּן עֲבָד׃ </text:span></text:span><text:span text:style-name="Default_20_Paragraph_20_Font"><text:span text:style-name="T1">יז </text:span></text:span><text:span text:style-name="Default_20_Paragraph_20_Font"><text:span text:style-name="T2">וַהֲוָה בְּיַרְחָא קַדְמָאָה בְּשַׁתָּא תִנְיֵתָא בְּחַד לְיַרְחָא אִתָּקַם מַשְׁכְּנָא׃ </text:span></text:span><text:span text:style-name="Default_20_Paragraph_20_Font"><text:span text:style-name="T1">יח </text:span></text:span><text:span text:style-name="Default_20_Paragraph_20_Font"><text:span text:style-name="T2">וַאֲקֵם משֶׁה יָת מַשְׁכְּנָא וִיהַב יָת סַמְכוֹהִי וְשַׁוִי יָת דַפּוֹהִי וִיהַב יָת עַבְרוֹהִי וַאֲקֵם יָת עַמוּדוֹהִי׃ </text:span></text:span><text:span text:style-name="Default_20_Paragraph_20_Font"><text:span text:style-name="T1">יט </text:span></text:span><text:span text:style-name="Default_20_Paragraph_20_Font"><text:span text:style-name="T2">וּפְרַס יָת פְרָסָא עַל מַשְׁכְּנָא וְשַׁוִי יָת חוֹפָאָה דְמַשְׁכְּנָא עֲלוֹהִי מִלְעֵלָא כְּמָא דִי פַקִיד יְיָ יָת משֶׁה׃ </text:span></text:span><text:span text:style-name="Default_20_Paragraph_20_Font"><text:span text:style-name="T1">כ </text:span></text:span><text:span text:style-name="Default_20_Paragraph_20_Font"><text:span text:style-name="T2">וּנְסִיב וִיהַב יָת סַהֲדוּתָא לַאֲרוֹנָא וְשַׁוִי יָת אֲרִיחַיָא עַל אֲרוֹנָא וִיהַב יָת כַּפֻּרְתָּא עַל אֲרוֹנָא מִלְעֵלָא׃ </text:span></text:span><text:span text:style-name="Default_20_Paragraph_20_Font"><text:span text:style-name="T1">כא </text:span></text:span><text:span text:style-name="Default_20_Paragraph_20_Font"><text:span text:style-name="T2">וְאָעֵלּ יָת אֲרוֹנָא לְמַשְׁכְּנָא וְשַׁוִי יָת פָּרֻכְתָּא דִפְרָסָא וְאַטֵל עַל אֲרוֹנָא דְסַהֲדוּתָא כְּמָא דִי פַקִיד יְיָ יָת משֶׁה׃ </text:span></text:span><text:span text:style-name="Default_20_Paragraph_20_Font"><text:span text:style-name="T1">כב </text:span></text:span><text:span text:style-name="Default_20_Paragraph_20_Font"><text:span text:style-name="T2">וִיהַב יָת פָּתוֹרָא בְּמַשְׁכַּן זִמְנָא עַל צִדָא דְמַשְׁכְּנָא צִפוּנָא מִבָּרָא לְפָרֻכְתָּא׃ </text:span></text:span><text:span text:style-name="Default_20_Paragraph_20_Font"><text:span text:style-name="T1">כג </text:span></text:span><text:span text:style-name="Default_20_Paragraph_20_Font"><text:span text:style-name="T2">וְסַדַר עֲלוֹהִי סִדוּר דִלְחֵם קֳדָם יְיָ כְּמָא דִי פַקִיד יְיָ יָת משֶׁה׃ </text:span></text:span><text:span text:style-name="Default_20_Paragraph_20_Font"><text:span text:style-name="T1">כד </text:span></text:span><text:span text:style-name="Default_20_Paragraph_20_Font"><text:span text:style-name="T2">וְשַׁוִי יָת מְנַרְתָּא בְּמַשְׁכַּן זִמְנָא לָקֳבֵל פָּתוֹרָא עַל צִדָא דְמַשְׁכְּנָא לְדָרוֹמָא׃ </text:span></text:span><text:span text:style-name="Default_20_Paragraph_20_Font"><text:span text:style-name="T1">כה </text:span></text:span><text:span text:style-name="Default_20_Paragraph_20_Font"><text:span text:style-name="T2">וְאַדְלֵק בּוֹצִינָהָא קֳדָם יְיָ כְּמָא דִי פַקִיד יְיָ יָת משֶׁה׃ </text:span></text:span><text:span text:style-name="Default_20_Paragraph_20_Font"><text:span text:style-name="T1">כו </text:span></text:span><text:span text:style-name="Default_20_Paragraph_20_Font"><text:span text:style-name="T2">וְשַׁוִי יָת מַדְבְּחָא דְדַהֲבָא בְּמַשְׁכַּן זִמְנָא קֳדָם פָּרֻכְתָּא׃ </text:span></text:span><text:span text:style-name="Default_20_Paragraph_20_Font"><text:span text:style-name="T1">כז </text:span></text:span><text:span text:style-name="Default_20_Paragraph_20_Font"><text:span text:style-name="T2">וְאַקְטַּר עֲלוֹהִי קְטֹרֶת בּוּסְמִין כְּמָא דִי פַקִיד יְיָ יָת משֶׁה׃ </text:span></text:span><text:span text:style-name="Default_20_Paragraph_20_Font"><text:span text:style-name="T1">כח </text:span></text:span><text:span text:style-name="Default_20_Paragraph_20_Font"><text:span text:style-name="T2">וְשַׁוִי יָת פְּרָסָא דְתַרְעָא לְמַשְׁכְּנָא׃ </text:span></text:span><text:span text:style-name="Default_20_Paragraph_20_Font"><text:span text:style-name="T1">כט </text:span></text:span><text:span text:style-name="Default_20_Paragraph_20_Font"><text:span text:style-name="T2">וְיָת מַדְבְּחָא דַעֲלָתָא שַׁוִי בִּתְרַע מַשְׁכְּנָא מַשְׁכַּן זִמְנָא וְאַסֵק עֲלוֹהִי יָת עֲלָתָא וְיָת מִנְחָתָּא כְּמָא דִי פַקִיד יְיָ יָת משֶׁה׃ </text:span></text:span><text:span text:style-name="Default_20_Paragraph_20_Font"><text:span text:style-name="T1">ל </text:span></text:span><text:span text:style-name="Default_20_Paragraph_20_Font"><text:span text:style-name="T2">וְשַׁוִי יָת כִּיוֹרָא בֵּין מַשְׁכַּן זִמְנָא וּבֵין מַדְבְּחָא וִיהַב תַּמָן מַיָא לְקִדוּשׁ׃ </text:span></text:span><text:span text:style-name="Default_20_Paragraph_20_Font"><text:span text:style-name="T1">לא </text:span></text:span><text:span text:style-name="Default_20_Paragraph_20_Font"><text:span text:style-name="T2">וּמְקַדְשִׁין מִנֵהּ משֶׁה וְאַהֲרֹן וּבְנוֹהִי יָת יְדֵיהוֹן וְיָת רַגְלֵיהוֹן׃ </text:span></text:span><text:span text:style-name="Default_20_Paragraph_20_Font"><text:span text:style-name="T1">לב </text:span></text:span><text:span text:style-name="Default_20_Paragraph_20_Font"><text:span text:style-name="T2">בְּמֵעַלְהוֹן לְמַשְׁכַּן זִמְנָא וּבְמִקְרָבְהוֹן לְמַדְבְּחָא יְקַדְשׁוּן כְּמָא דִי פַקִיד יְיָ יָת משֶׁה׃ </text:span></text:span><text:span text:style-name="Default_20_Paragraph_20_Font"><text:span text:style-name="T1">לג </text:span></text:span><text:span text:style-name="Default_20_Paragraph_20_Font"><text:span text:style-name="T2">וַאֲקֵם יָת דַרְתָּא סְחוֹר סְחוֹר לְמַשְׁכְּנָא וּלְמַדְבְּחָא וִיהַב יָת פְּרָסָא דִתְרַע דַרְתָּא וְשֵׁיצֵי משֶׁה יָת עִבִידָא׃ </text:span></text:span><text:span text:style-name="Default_20_Paragraph_20_Font"><text:span text:style-name="T1">לד </text:span></text:span><text:span text:style-name="Default_20_Paragraph_20_Font"><text:span text:style-name="T2">וַחֲפָא עֲנָנָא </text:span></text:span><text:soft-page-break/><text:span text:style-name="Default_20_Paragraph_20_Font"><text:span text:style-name="T2">יָת מַשְׁכַּן זִמְנָא וִיקָרָא דַיְיָ אִתְמְלֵי יָת מַשְׁכְּנָא׃ </text:span></text:span><text:span text:style-name="Default_20_Paragraph_20_Font"><text:span text:style-name="T1">לה </text:span></text:span><text:span text:style-name="Default_20_Paragraph_20_Font"><text:span text:style-name="T2">וְלָא יָכִיל משֶׁה לְמֵיעַל לְמַשְׁכַּן זִמְנָא אֲרֵי שְׁרָא עֲלוֹהִי עֲנָנָא וִיקָרָא דַיְיָ אִתְמְלִי יָת מַשְׁכְּנָא׃ </text:span></text:span><text:span text:style-name="Default_20_Paragraph_20_Font"><text:span text:style-name="T1">לו </text:span></text:span><text:span text:style-name="Default_20_Paragraph_20_Font"><text:span text:style-name="T2">וּבְאִסְתַּלָקוּת עֲנָנָא מֵעִלָוֵי מַשְׁכְּנָא נָטְלִין בְּנֵי יִשְׂרָאֵל בְּכֹל מַטְלָנֵיהוֹן׃ </text:span></text:span><text:span text:style-name="Default_20_Paragraph_20_Font"><text:span text:style-name="T1">לז </text:span></text:span><text:span text:style-name="Default_20_Paragraph_20_Font"><text:span text:style-name="T2">וְאִם לָא יִסְתַּלַק עֲנָנָא וְלָא נָטְלִין עַד יוֹמָא דְאִסְתַּלָקוּתֵהּ׃ </text:span></text:span><text:span text:style-name="Default_20_Paragraph_20_Font"><text:span text:style-name="T1">לח </text:span></text:span><text:span text:style-name="Default_20_Paragraph_20_Font"><text:span text:style-name="T2">אֲרֵי עֲנָנָא יְקָרָא דַיְיָ עַל מַשְׁכְּנָא בִּימָמָא וְחֵיזוּ אֶשָׁתָא הֲוֵי בְלֵילְיָא בֵּהּ לְעֵינֵי כָל בֵּית יִשְׂרָאֵל בְּכָל מַטְלָנֵיהוֹן׃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06cm" fo:margin-bottom="0cm" style:contextual-spacing="false" fo:text-align="center" style:justify-single-word="false" fo:hyphenation-ladder-count="no-limit" fo:hyphenation-keep="auto" loext:hyphenation-keep-type="column" fo:keep-with-next="alway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language-asian="en" style:country-asian="US"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212cm" fo:margin-bottom="0cm" style:contextual-spacing="false" fo:text-align="justify" style:justify-single-word="false" fo:hyphenation-ladder-count="no-limit" fo:hyphenation-keep="auto" loext:hyphenation-keep-type="column" style:punctuation-wrap="simple"/>
      <style:text-properties fo:language="en" fo:country="U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margin-top="0.176cm" fo:margin-bottom="0.176cm" style:contextual-spacing="false"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style:font-name="Times" fo:font-family="Times" style:font-family-generic="roman" style:font-pitch="variable" fo:font-size="10pt" style:font-size-asian="10pt"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close" style:family="paragraph" style:parent-style-name="Normal">
      <style:paragraph-properties fo:margin-left="0.706cm" fo:margin-right="0.706cm" fo:margin-top="0.176cm" fo:margin-bottom="0.176cm" style:contextual-spacing="false" fo:hyphenation-ladder-count="no-limit" fo:hyphenation-keep="auto" loext:hyphenation-keep-type="column" fo:text-indent="0.353cm" style:auto-text-indent="false">
        <style:tab-stops/>
      </style:paragraph-properties>
      <style:text-properties style:language-asian="en" style:country-asian="GB"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Reference" style:display-name="Footnote Reference" style:family="text" style:parent-style-name="Default_20_Paragraph_20_Font">
      <style:text-properties fo:color="#003300" loext:opacity="100%" style:text-position="super 65%" fo:font-size="13pt" fo:language="en" fo:country="US" style:font-size-asian="13pt" style:font-size-complex="13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Exodus</dc:title>
    <dc:description/>
    <dc:subject/>
    <dc:creator>Adrian Hills</dc:creator>
    <meta:creation-date>2025-07-15T09:14:00Z</meta:creation-date>
    <dc:date>2025-07-15T09:14:00Z</dc:date>
    <meta:editing-cycles>2</meta:editing-cycles>
    <meta:editing-duration>PT0S</meta:editing-duration>
    <meta:document-statistic meta:table-count="0" meta:image-count="0" meta:object-count="0" meta:page-count="40" meta:paragraph-count="80" meta:word-count="18541" meta:character-count="92373" meta:non-whitespace-character-count="73872"/>
    <meta:user-defined meta:name="Document number">A951</meta:user-defined>
    <meta:user-defined meta:name="Source">Mechon-Mamre</meta:user-defined>
    <meta:template xlink:type="simple" xlink:actuate="onRequest" xlink:title="" xlink:href="Normal.dotm"/>
  </office:meta>
</office:document-meta>
</file>